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2.656cm" table:align="left"/>
    </style:style>
    <style:style style:name="Таблица1.A" style:family="table-column">
      <style:table-column-properties style:column-width="2.529cm"/>
    </style:style>
    <style:style style:name="Таблица1.B" style:family="table-column">
      <style:table-column-properties style:column-width="5.129cm"/>
    </style:style>
    <style:style style:name="Таблица1.C" style:family="table-column">
      <style:table-column-properties style:column-width="4.997cm"/>
    </style:style>
    <style:style style:name="Таблица1.A1" style:family="table-cell">
      <style:table-cell-properties style:vertical-align="middle"/>
    </style:style>
    <style:style style:name="Таблица2" style:family="table">
      <style:table-properties style:width="18.433cm" table:align="left"/>
    </style:style>
    <style:style style:name="Таблица2.A" style:family="table-column">
      <style:table-column-properties style:column-width="0.884cm"/>
    </style:style>
    <style:style style:name="Таблица2.B" style:family="table-column">
      <style:table-column-properties style:column-width="1.33cm"/>
    </style:style>
    <style:style style:name="Таблица2.C" style:family="table-column">
      <style:table-column-properties style:column-width="2.84cm"/>
    </style:style>
    <style:style style:name="Таблица2.D" style:family="table-column">
      <style:table-column-properties style:column-width="8.747cm"/>
    </style:style>
    <style:style style:name="Таблица2.E" style:family="table-column">
      <style:table-column-properties style:column-width="4.632cm"/>
    </style:style>
    <style:style style:name="Таблица2.A1" style:family="table-cell">
      <style:table-cell-properties style:vertical-align="middle"/>
    </style:style>
    <style:style style:name="Таблица3" style:family="table">
      <style:table-properties style:width="12.656cm" table:align="left"/>
    </style:style>
    <style:style style:name="Таблица3.A" style:family="table-column">
      <style:table-column-properties style:column-width="2.529cm"/>
    </style:style>
    <style:style style:name="Таблица3.B" style:family="table-column">
      <style:table-column-properties style:column-width="5.129cm"/>
    </style:style>
    <style:style style:name="Таблица3.C" style:family="table-column">
      <style:table-column-properties style:column-width="4.997cm"/>
    </style:style>
    <style:style style:name="Таблица3.A1" style:family="table-cell">
      <style:table-cell-properties style:vertical-align="middle"/>
    </style:style>
    <style:style style:name="Таблица4" style:family="table">
      <style:table-properties style:width="12.656cm" table:align="left"/>
    </style:style>
    <style:style style:name="Таблица4.A" style:family="table-column">
      <style:table-column-properties style:column-width="2.529cm"/>
    </style:style>
    <style:style style:name="Таблица4.B" style:family="table-column">
      <style:table-column-properties style:column-width="5.129cm"/>
    </style:style>
    <style:style style:name="Таблица4.C" style:family="table-column">
      <style:table-column-properties style:column-width="4.997cm"/>
    </style:style>
    <style:style style:name="Таблица4.A1" style:family="table-cell">
      <style:table-cell-properties style:vertical-align="middle"/>
    </style:style>
    <style:style style:name="Таблица5" style:family="table">
      <style:table-properties style:width="12.656cm" table:align="left"/>
    </style:style>
    <style:style style:name="Таблица5.A" style:family="table-column">
      <style:table-column-properties style:column-width="2.529cm"/>
    </style:style>
    <style:style style:name="Таблица5.B" style:family="table-column">
      <style:table-column-properties style:column-width="5.129cm"/>
    </style:style>
    <style:style style:name="Таблица5.C" style:family="table-column">
      <style:table-column-properties style:column-width="4.997cm"/>
    </style:style>
    <style:style style:name="Таблица5.A1" style:family="table-cell">
      <style:table-cell-properties style:vertical-align="middle"/>
    </style:style>
    <style:style style:name="Таблица6" style:family="table">
      <style:table-properties style:width="19.175cm" table:align="left"/>
    </style:style>
    <style:style style:name="Таблица6.A" style:family="table-column">
      <style:table-column-properties style:column-width="0.884cm"/>
    </style:style>
    <style:style style:name="Таблица6.B" style:family="table-column">
      <style:table-column-properties style:column-width="1.33cm"/>
    </style:style>
    <style:style style:name="Таблица6.C" style:family="table-column">
      <style:table-column-properties style:column-width="2.84cm"/>
    </style:style>
    <style:style style:name="Таблица6.D" style:family="table-column">
      <style:table-column-properties style:column-width="9.278cm"/>
    </style:style>
    <style:style style:name="Таблица6.E" style:family="table-column">
      <style:table-column-properties style:column-width="4.844cm"/>
    </style:style>
    <style:style style:name="Таблица6.A1" style:family="table-cell">
      <style:table-cell-properties style:vertical-align="middle"/>
    </style:style>
    <style:style style:name="Таблица7" style:family="table">
      <style:table-properties style:width="12.656cm" table:align="left"/>
    </style:style>
    <style:style style:name="Таблица7.A" style:family="table-column">
      <style:table-column-properties style:column-width="2.529cm"/>
    </style:style>
    <style:style style:name="Таблица7.B" style:family="table-column">
      <style:table-column-properties style:column-width="5.129cm"/>
    </style:style>
    <style:style style:name="Таблица7.C" style:family="table-column">
      <style:table-column-properties style:column-width="4.997cm"/>
    </style:style>
    <style:style style:name="Таблица7.A1" style:family="table-cell">
      <style:table-cell-properties style:vertical-align="middle"/>
    </style:style>
    <style:style style:name="Таблица8" style:family="table">
      <style:table-properties style:width="12.656cm" table:align="left"/>
    </style:style>
    <style:style style:name="Таблица8.A" style:family="table-column">
      <style:table-column-properties style:column-width="2.529cm"/>
    </style:style>
    <style:style style:name="Таблица8.B" style:family="table-column">
      <style:table-column-properties style:column-width="5.129cm"/>
    </style:style>
    <style:style style:name="Таблица8.C" style:family="table-column">
      <style:table-column-properties style:column-width="4.997cm"/>
    </style:style>
    <style:style style:name="Таблица8.A1" style:family="table-cell">
      <style:table-cell-properties style:vertical-align="middle"/>
    </style:style>
    <style:style style:name="Таблица9" style:family="table">
      <style:table-properties style:width="12.656cm" table:align="left"/>
    </style:style>
    <style:style style:name="Таблица9.A" style:family="table-column">
      <style:table-column-properties style:column-width="2.529cm"/>
    </style:style>
    <style:style style:name="Таблица9.B" style:family="table-column">
      <style:table-column-properties style:column-width="5.129cm"/>
    </style:style>
    <style:style style:name="Таблица9.C" style:family="table-column">
      <style:table-column-properties style:column-width="4.997cm"/>
    </style:style>
    <style:style style:name="Таблица9.A1" style:family="table-cell">
      <style:table-cell-properties style:vertical-align="middle"/>
    </style:style>
    <style:style style:name="Таблица10" style:family="table">
      <style:table-properties style:width="19.008cm" table:align="left"/>
    </style:style>
    <style:style style:name="Таблица10.A" style:family="table-column">
      <style:table-column-properties style:column-width="0.884cm"/>
    </style:style>
    <style:style style:name="Таблица10.B" style:family="table-column">
      <style:table-column-properties style:column-width="1.33cm"/>
    </style:style>
    <style:style style:name="Таблица10.C" style:family="table-column">
      <style:table-column-properties style:column-width="2.84cm"/>
    </style:style>
    <style:style style:name="Таблица10.D" style:family="table-column">
      <style:table-column-properties style:column-width="9.322cm"/>
    </style:style>
    <style:style style:name="Таблица10.E" style:family="table-column">
      <style:table-column-properties style:column-width="4.632cm"/>
    </style:style>
    <style:style style:name="Таблица10.A1" style:family="table-cell">
      <style:table-cell-properties style:vertical-align="middle"/>
    </style:style>
    <style:style style:name="Таблица11" style:family="table">
      <style:table-properties style:width="12.656cm" table:align="left"/>
    </style:style>
    <style:style style:name="Таблица11.A" style:family="table-column">
      <style:table-column-properties style:column-width="2.529cm"/>
    </style:style>
    <style:style style:name="Таблица11.B" style:family="table-column">
      <style:table-column-properties style:column-width="5.129cm"/>
    </style:style>
    <style:style style:name="Таблица11.C" style:family="table-column">
      <style:table-column-properties style:column-width="4.997cm"/>
    </style:style>
    <style:style style:name="Таблица11.A1" style:family="table-cell">
      <style:table-cell-properties style:vertical-align="middle"/>
    </style:style>
    <style:style style:name="Таблица12" style:family="table">
      <style:table-properties style:width="12.656cm" table:align="left"/>
    </style:style>
    <style:style style:name="Таблица12.A" style:family="table-column">
      <style:table-column-properties style:column-width="2.529cm"/>
    </style:style>
    <style:style style:name="Таблица12.B" style:family="table-column">
      <style:table-column-properties style:column-width="5.129cm"/>
    </style:style>
    <style:style style:name="Таблица12.C" style:family="table-column">
      <style:table-column-properties style:column-width="4.997cm"/>
    </style:style>
    <style:style style:name="Таблица12.A1" style:family="table-cell">
      <style:table-cell-properties style:vertical-align="middle"/>
    </style:style>
    <style:style style:name="Таблица13" style:family="table">
      <style:table-properties style:width="12.434cm" table:align="left"/>
    </style:style>
    <style:style style:name="Таблица13.A" style:family="table-column">
      <style:table-column-properties style:column-width="0.884cm"/>
    </style:style>
    <style:style style:name="Таблица13.B" style:family="table-column">
      <style:table-column-properties style:column-width="1.33cm"/>
    </style:style>
    <style:style style:name="Таблица13.C" style:family="table-column">
      <style:table-column-properties style:column-width="2.84cm"/>
    </style:style>
    <style:style style:name="Таблица13.D" style:family="table-column">
      <style:table-column-properties style:column-width="5.029cm"/>
    </style:style>
    <style:style style:name="Таблица13.E" style:family="table-column">
      <style:table-column-properties style:column-width="2.351cm"/>
    </style:style>
    <style:style style:name="Таблица13.A1" style:family="table-cell">
      <style:table-cell-properties style:vertical-align="middle"/>
    </style:style>
    <style:style style:name="Таблица14" style:family="table">
      <style:table-properties style:width="12.656cm" table:align="left"/>
    </style:style>
    <style:style style:name="Таблица14.A" style:family="table-column">
      <style:table-column-properties style:column-width="2.529cm"/>
    </style:style>
    <style:style style:name="Таблица14.B" style:family="table-column">
      <style:table-column-properties style:column-width="5.129cm"/>
    </style:style>
    <style:style style:name="Таблица14.C" style:family="table-column">
      <style:table-column-properties style:column-width="4.997cm"/>
    </style:style>
    <style:style style:name="Таблица14.A1" style:family="table-cell">
      <style:table-cell-properties style:vertical-align="middle"/>
    </style:style>
    <style:style style:name="Таблица15" style:family="table">
      <style:table-properties style:width="18.911cm" table:align="left"/>
    </style:style>
    <style:style style:name="Таблица15.A" style:family="table-column">
      <style:table-column-properties style:column-width="0.884cm"/>
    </style:style>
    <style:style style:name="Таблица15.B" style:family="table-column">
      <style:table-column-properties style:column-width="1.33cm"/>
    </style:style>
    <style:style style:name="Таблица15.C" style:family="table-column">
      <style:table-column-properties style:column-width="2.84cm"/>
    </style:style>
    <style:style style:name="Таблица15.D" style:family="table-column">
      <style:table-column-properties style:column-width="10.541cm"/>
    </style:style>
    <style:style style:name="Таблица15.E" style:family="table-column">
      <style:table-column-properties style:column-width="3.316cm"/>
    </style:style>
    <style:style style:name="Таблица15.A1" style:family="table-cell">
      <style:table-cell-properties style:vertical-align="middle"/>
    </style:style>
    <style:style style:name="Таблица16" style:family="table">
      <style:table-properties style:width="12.656cm" table:align="left"/>
    </style:style>
    <style:style style:name="Таблица16.A" style:family="table-column">
      <style:table-column-properties style:column-width="2.529cm"/>
    </style:style>
    <style:style style:name="Таблица16.B" style:family="table-column">
      <style:table-column-properties style:column-width="5.129cm"/>
    </style:style>
    <style:style style:name="Таблица16.C" style:family="table-column">
      <style:table-column-properties style:column-width="4.997cm"/>
    </style:style>
    <style:style style:name="Таблица16.A1" style:family="table-cell">
      <style:table-cell-properties style:vertical-align="middle"/>
    </style:style>
    <style:style style:name="Таблица17" style:family="table">
      <style:table-properties style:width="18.911cm" table:align="left"/>
    </style:style>
    <style:style style:name="Таблица17.A" style:family="table-column">
      <style:table-column-properties style:column-width="0.884cm"/>
    </style:style>
    <style:style style:name="Таблица17.B" style:family="table-column">
      <style:table-column-properties style:column-width="1.33cm"/>
    </style:style>
    <style:style style:name="Таблица17.C" style:family="table-column">
      <style:table-column-properties style:column-width="2.84cm"/>
    </style:style>
    <style:style style:name="Таблица17.D" style:family="table-column">
      <style:table-column-properties style:column-width="10.541cm"/>
    </style:style>
    <style:style style:name="Таблица17.E" style:family="table-column">
      <style:table-column-properties style:column-width="3.316cm"/>
    </style:style>
    <style:style style:name="Таблица17.A1" style:family="table-cell">
      <style:table-cell-properties style:vertical-align="middle"/>
    </style:style>
    <style:style style:name="Таблица18" style:family="table">
      <style:table-properties style:width="12.656cm" table:align="left"/>
    </style:style>
    <style:style style:name="Таблица18.A" style:family="table-column">
      <style:table-column-properties style:column-width="2.529cm"/>
    </style:style>
    <style:style style:name="Таблица18.B" style:family="table-column">
      <style:table-column-properties style:column-width="5.129cm"/>
    </style:style>
    <style:style style:name="Таблица18.C" style:family="table-column">
      <style:table-column-properties style:column-width="4.997cm"/>
    </style:style>
    <style:style style:name="Таблица18.A1" style:family="table-cell">
      <style:table-cell-properties style:vertical-align="middle"/>
    </style:style>
    <style:style style:name="Таблица19" style:family="table">
      <style:table-properties style:width="12.434cm" table:align="left"/>
    </style:style>
    <style:style style:name="Таблица19.A" style:family="table-column">
      <style:table-column-properties style:column-width="0.884cm"/>
    </style:style>
    <style:style style:name="Таблица19.B" style:family="table-column">
      <style:table-column-properties style:column-width="1.33cm"/>
    </style:style>
    <style:style style:name="Таблица19.C" style:family="table-column">
      <style:table-column-properties style:column-width="2.84cm"/>
    </style:style>
    <style:style style:name="Таблица19.D" style:family="table-column">
      <style:table-column-properties style:column-width="5.029cm"/>
    </style:style>
    <style:style style:name="Таблица19.E" style:family="table-column">
      <style:table-column-properties style:column-width="2.351cm"/>
    </style:style>
    <style:style style:name="Таблица19.A1" style:family="table-cell">
      <style:table-cell-properties style:vertical-align="middle"/>
    </style:style>
    <style:style style:name="Таблица20" style:family="table">
      <style:table-properties style:width="12.656cm" table:align="left"/>
    </style:style>
    <style:style style:name="Таблица20.A" style:family="table-column">
      <style:table-column-properties style:column-width="2.529cm"/>
    </style:style>
    <style:style style:name="Таблица20.B" style:family="table-column">
      <style:table-column-properties style:column-width="5.129cm"/>
    </style:style>
    <style:style style:name="Таблица20.C" style:family="table-column">
      <style:table-column-properties style:column-width="4.997cm"/>
    </style:style>
    <style:style style:name="Таблица20.A1" style:family="table-cell">
      <style:table-cell-properties style:vertical-align="middle"/>
    </style:style>
    <style:style style:name="Таблица21" style:family="table">
      <style:table-properties style:width="12.434cm" table:align="left"/>
    </style:style>
    <style:style style:name="Таблица21.A" style:family="table-column">
      <style:table-column-properties style:column-width="0.884cm"/>
    </style:style>
    <style:style style:name="Таблица21.B" style:family="table-column">
      <style:table-column-properties style:column-width="1.33cm"/>
    </style:style>
    <style:style style:name="Таблица21.C" style:family="table-column">
      <style:table-column-properties style:column-width="2.84cm"/>
    </style:style>
    <style:style style:name="Таблица21.D" style:family="table-column">
      <style:table-column-properties style:column-width="5.029cm"/>
    </style:style>
    <style:style style:name="Таблица21.E" style:family="table-column">
      <style:table-column-properties style:column-width="2.351cm"/>
    </style:style>
    <style:style style:name="Таблица21.A1" style:family="table-cell">
      <style:table-cell-properties style:vertical-align="middle"/>
    </style:style>
    <style:style style:name="Таблица22" style:family="table">
      <style:table-properties style:width="12.656cm" table:align="left"/>
    </style:style>
    <style:style style:name="Таблица22.A" style:family="table-column">
      <style:table-column-properties style:column-width="2.529cm"/>
    </style:style>
    <style:style style:name="Таблица22.B" style:family="table-column">
      <style:table-column-properties style:column-width="5.129cm"/>
    </style:style>
    <style:style style:name="Таблица22.C" style:family="table-column">
      <style:table-column-properties style:column-width="4.997cm"/>
    </style:style>
    <style:style style:name="Таблица22.A1" style:family="table-cell">
      <style:table-cell-properties style:vertical-align="middle"/>
    </style:style>
    <style:style style:name="Таблица23" style:family="table">
      <style:table-properties style:width="12.656cm" table:align="left"/>
    </style:style>
    <style:style style:name="Таблица23.A" style:family="table-column">
      <style:table-column-properties style:column-width="2.529cm"/>
    </style:style>
    <style:style style:name="Таблица23.B" style:family="table-column">
      <style:table-column-properties style:column-width="5.129cm"/>
    </style:style>
    <style:style style:name="Таблица23.C" style:family="table-column">
      <style:table-column-properties style:column-width="4.997cm"/>
    </style:style>
    <style:style style:name="Таблица23.A1" style:family="table-cell">
      <style:table-cell-properties style:vertical-align="middle"/>
    </style:style>
    <style:style style:name="Таблица24" style:family="table">
      <style:table-properties style:width="12.434cm" table:align="left"/>
    </style:style>
    <style:style style:name="Таблица24.A" style:family="table-column">
      <style:table-column-properties style:column-width="0.884cm"/>
    </style:style>
    <style:style style:name="Таблица24.B" style:family="table-column">
      <style:table-column-properties style:column-width="1.33cm"/>
    </style:style>
    <style:style style:name="Таблица24.C" style:family="table-column">
      <style:table-column-properties style:column-width="2.84cm"/>
    </style:style>
    <style:style style:name="Таблица24.D" style:family="table-column">
      <style:table-column-properties style:column-width="5.029cm"/>
    </style:style>
    <style:style style:name="Таблица24.E" style:family="table-column">
      <style:table-column-properties style:column-width="2.351cm"/>
    </style:style>
    <style:style style:name="Таблица24.A1" style:family="table-cell">
      <style:table-cell-properties style:vertical-align="middle"/>
    </style:style>
    <style:style style:name="Таблица25" style:family="table">
      <style:table-properties style:width="12.656cm" table:align="left"/>
    </style:style>
    <style:style style:name="Таблица25.A" style:family="table-column">
      <style:table-column-properties style:column-width="2.529cm"/>
    </style:style>
    <style:style style:name="Таблица25.B" style:family="table-column">
      <style:table-column-properties style:column-width="5.129cm"/>
    </style:style>
    <style:style style:name="Таблица25.C" style:family="table-column">
      <style:table-column-properties style:column-width="4.997cm"/>
    </style:style>
    <style:style style:name="Таблица25.A1" style:family="table-cell">
      <style:table-cell-properties style:vertical-align="middle"/>
    </style:style>
    <style:style style:name="Таблица26" style:family="table">
      <style:table-properties style:width="12.656cm" table:align="left"/>
    </style:style>
    <style:style style:name="Таблица26.A" style:family="table-column">
      <style:table-column-properties style:column-width="2.529cm"/>
    </style:style>
    <style:style style:name="Таблица26.B" style:family="table-column">
      <style:table-column-properties style:column-width="5.129cm"/>
    </style:style>
    <style:style style:name="Таблица26.C" style:family="table-column">
      <style:table-column-properties style:column-width="4.997cm"/>
    </style:style>
    <style:style style:name="Таблица26.A1" style:family="table-cell">
      <style:table-cell-properties style:vertical-align="middle"/>
    </style:style>
    <style:style style:name="Таблица27" style:family="table">
      <style:table-properties style:width="13.49cm" table:align="left"/>
    </style:style>
    <style:style style:name="Таблица27.A" style:family="table-column">
      <style:table-column-properties style:column-width="0.884cm"/>
    </style:style>
    <style:style style:name="Таблица27.B" style:family="table-column">
      <style:table-column-properties style:column-width="1.33cm"/>
    </style:style>
    <style:style style:name="Таблица27.C" style:family="table-column">
      <style:table-column-properties style:column-width="2.84cm"/>
    </style:style>
    <style:style style:name="Таблица27.D" style:family="table-column">
      <style:table-column-properties style:column-width="5.45cm"/>
    </style:style>
    <style:style style:name="Таблица27.E" style:family="table-column">
      <style:table-column-properties style:column-width="2.986cm"/>
    </style:style>
    <style:style style:name="Таблица27.A1" style:family="table-cell">
      <style:table-cell-properties style:vertical-align="middle"/>
    </style:style>
    <style:style style:name="Таблица28" style:family="table">
      <style:table-properties style:width="12.656cm" table:align="left"/>
    </style:style>
    <style:style style:name="Таблица28.A" style:family="table-column">
      <style:table-column-properties style:column-width="2.529cm"/>
    </style:style>
    <style:style style:name="Таблица28.B" style:family="table-column">
      <style:table-column-properties style:column-width="5.129cm"/>
    </style:style>
    <style:style style:name="Таблица28.C" style:family="table-column">
      <style:table-column-properties style:column-width="4.997cm"/>
    </style:style>
    <style:style style:name="Таблица28.A1" style:family="table-cell">
      <style:table-cell-properties style:vertical-align="middle"/>
    </style:style>
    <style:style style:name="Таблица29" style:family="table">
      <style:table-properties style:width="12.434cm" table:align="left"/>
    </style:style>
    <style:style style:name="Таблица29.A" style:family="table-column">
      <style:table-column-properties style:column-width="0.884cm"/>
    </style:style>
    <style:style style:name="Таблица29.B" style:family="table-column">
      <style:table-column-properties style:column-width="1.33cm"/>
    </style:style>
    <style:style style:name="Таблица29.C" style:family="table-column">
      <style:table-column-properties style:column-width="2.84cm"/>
    </style:style>
    <style:style style:name="Таблица29.D" style:family="table-column">
      <style:table-column-properties style:column-width="5.029cm"/>
    </style:style>
    <style:style style:name="Таблица29.E" style:family="table-column">
      <style:table-column-properties style:column-width="2.351cm"/>
    </style:style>
    <style:style style:name="Таблица29.A1" style:family="table-cell">
      <style:table-cell-properties style:vertical-align="middle"/>
    </style:style>
    <style:style style:name="Таблица30" style:family="table">
      <style:table-properties style:width="12.656cm" table:align="left"/>
    </style:style>
    <style:style style:name="Таблица30.A" style:family="table-column">
      <style:table-column-properties style:column-width="2.529cm"/>
    </style:style>
    <style:style style:name="Таблица30.B" style:family="table-column">
      <style:table-column-properties style:column-width="5.129cm"/>
    </style:style>
    <style:style style:name="Таблица30.C" style:family="table-column">
      <style:table-column-properties style:column-width="4.997cm"/>
    </style:style>
    <style:style style:name="Таблица30.A1" style:family="table-cell">
      <style:table-cell-properties style:vertical-align="middle"/>
    </style:style>
    <style:style style:name="Таблица31" style:family="table">
      <style:table-properties style:width="15.169cm" table:align="left"/>
    </style:style>
    <style:style style:name="Таблица31.A" style:family="table-column">
      <style:table-column-properties style:column-width="0.884cm"/>
    </style:style>
    <style:style style:name="Таблица31.B" style:family="table-column">
      <style:table-column-properties style:column-width="1.33cm"/>
    </style:style>
    <style:style style:name="Таблица31.C" style:family="table-column">
      <style:table-column-properties style:column-width="2.84cm"/>
    </style:style>
    <style:style style:name="Таблица31.D" style:family="table-column">
      <style:table-column-properties style:column-width="6.895cm"/>
    </style:style>
    <style:style style:name="Таблица31.E" style:family="table-column">
      <style:table-column-properties style:column-width="3.221cm"/>
    </style:style>
    <style:style style:name="Таблица31.A1" style:family="table-cell">
      <style:table-cell-properties style:vertical-align="middle"/>
    </style:style>
    <style:style style:name="Таблица32" style:family="table">
      <style:table-properties style:width="12.656cm" table:align="left"/>
    </style:style>
    <style:style style:name="Таблица32.A" style:family="table-column">
      <style:table-column-properties style:column-width="2.529cm"/>
    </style:style>
    <style:style style:name="Таблица32.B" style:family="table-column">
      <style:table-column-properties style:column-width="5.129cm"/>
    </style:style>
    <style:style style:name="Таблица32.C" style:family="table-column">
      <style:table-column-properties style:column-width="4.997cm"/>
    </style:style>
    <style:style style:name="Таблица32.A1" style:family="table-cell">
      <style:table-cell-properties style:vertical-align="middle"/>
    </style:style>
    <style:style style:name="Таблица33" style:family="table">
      <style:table-properties style:width="15.169cm" table:align="left"/>
    </style:style>
    <style:style style:name="Таблица33.A" style:family="table-column">
      <style:table-column-properties style:column-width="0.884cm"/>
    </style:style>
    <style:style style:name="Таблица33.B" style:family="table-column">
      <style:table-column-properties style:column-width="1.33cm"/>
    </style:style>
    <style:style style:name="Таблица33.C" style:family="table-column">
      <style:table-column-properties style:column-width="2.84cm"/>
    </style:style>
    <style:style style:name="Таблица33.D" style:family="table-column">
      <style:table-column-properties style:column-width="6.895cm"/>
    </style:style>
    <style:style style:name="Таблица33.E" style:family="table-column">
      <style:table-column-properties style:column-width="3.221cm"/>
    </style:style>
    <style:style style:name="Таблица33.A1" style:family="table-cell">
      <style:table-cell-properties style:vertical-align="middle"/>
    </style:style>
    <style:style style:name="Таблица34" style:family="table">
      <style:table-properties style:width="12.656cm" table:align="left"/>
    </style:style>
    <style:style style:name="Таблица34.A" style:family="table-column">
      <style:table-column-properties style:column-width="2.529cm"/>
    </style:style>
    <style:style style:name="Таблица34.B" style:family="table-column">
      <style:table-column-properties style:column-width="5.129cm"/>
    </style:style>
    <style:style style:name="Таблица34.C" style:family="table-column">
      <style:table-column-properties style:column-width="4.997cm"/>
    </style:style>
    <style:style style:name="Таблица34.A1" style:family="table-cell">
      <style:table-cell-properties style:vertical-align="middle"/>
    </style:style>
    <style:style style:name="Таблица35" style:family="table">
      <style:table-properties style:width="12.434cm" table:align="left"/>
    </style:style>
    <style:style style:name="Таблица35.A" style:family="table-column">
      <style:table-column-properties style:column-width="0.884cm"/>
    </style:style>
    <style:style style:name="Таблица35.B" style:family="table-column">
      <style:table-column-properties style:column-width="1.33cm"/>
    </style:style>
    <style:style style:name="Таблица35.C" style:family="table-column">
      <style:table-column-properties style:column-width="2.84cm"/>
    </style:style>
    <style:style style:name="Таблица35.D" style:family="table-column">
      <style:table-column-properties style:column-width="5.029cm"/>
    </style:style>
    <style:style style:name="Таблица35.E" style:family="table-column">
      <style:table-column-properties style:column-width="2.351cm"/>
    </style:style>
    <style:style style:name="Таблица35.A1" style:family="table-cell">
      <style:table-cell-properties style:vertical-align="middle"/>
    </style:style>
    <style:style style:name="Таблица36" style:family="table">
      <style:table-properties style:width="12.656cm" table:align="left"/>
    </style:style>
    <style:style style:name="Таблица36.A" style:family="table-column">
      <style:table-column-properties style:column-width="2.529cm"/>
    </style:style>
    <style:style style:name="Таблица36.B" style:family="table-column">
      <style:table-column-properties style:column-width="5.129cm"/>
    </style:style>
    <style:style style:name="Таблица36.C" style:family="table-column">
      <style:table-column-properties style:column-width="4.997cm"/>
    </style:style>
    <style:style style:name="Таблица36.A1" style:family="table-cell">
      <style:table-cell-properties style:vertical-align="middle"/>
    </style:style>
    <style:style style:name="Таблица37" style:family="table">
      <style:table-properties style:width="19.35cm" table:align="left"/>
    </style:style>
    <style:style style:name="Таблица37.A" style:family="table-column">
      <style:table-column-properties style:column-width="0.884cm"/>
    </style:style>
    <style:style style:name="Таблица37.B" style:family="table-column">
      <style:table-column-properties style:column-width="1.33cm"/>
    </style:style>
    <style:style style:name="Таблица37.C" style:family="table-column">
      <style:table-column-properties style:column-width="2.84cm"/>
    </style:style>
    <style:style style:name="Таблица37.D" style:family="table-column">
      <style:table-column-properties style:column-width="9.1cm"/>
    </style:style>
    <style:style style:name="Таблица37.E" style:family="table-column">
      <style:table-column-properties style:column-width="5.196cm"/>
    </style:style>
    <style:style style:name="Таблица37.A1" style:family="table-cell">
      <style:table-cell-properties style:vertical-align="middle"/>
    </style:style>
    <style:style style:name="Таблица38" style:family="table">
      <style:table-properties style:width="12.656cm" table:align="left"/>
    </style:style>
    <style:style style:name="Таблица38.A" style:family="table-column">
      <style:table-column-properties style:column-width="2.529cm"/>
    </style:style>
    <style:style style:name="Таблица38.B" style:family="table-column">
      <style:table-column-properties style:column-width="5.129cm"/>
    </style:style>
    <style:style style:name="Таблица38.C" style:family="table-column">
      <style:table-column-properties style:column-width="4.997cm"/>
    </style:style>
    <style:style style:name="Таблица38.A1" style:family="table-cell">
      <style:table-cell-properties style:vertical-align="middle"/>
    </style:style>
    <style:style style:name="Таблица39" style:family="table">
      <style:table-properties style:width="12.656cm" table:align="left"/>
    </style:style>
    <style:style style:name="Таблица39.A" style:family="table-column">
      <style:table-column-properties style:column-width="2.529cm"/>
    </style:style>
    <style:style style:name="Таблица39.B" style:family="table-column">
      <style:table-column-properties style:column-width="5.129cm"/>
    </style:style>
    <style:style style:name="Таблица39.C" style:family="table-column">
      <style:table-column-properties style:column-width="4.997cm"/>
    </style:style>
    <style:style style:name="Таблица39.A1" style:family="table-cell">
      <style:table-cell-properties style:vertical-align="middle"/>
    </style:style>
    <style:style style:name="Таблица40" style:family="table">
      <style:table-properties style:width="12.656cm" table:align="left"/>
    </style:style>
    <style:style style:name="Таблица40.A" style:family="table-column">
      <style:table-column-properties style:column-width="2.529cm"/>
    </style:style>
    <style:style style:name="Таблица40.B" style:family="table-column">
      <style:table-column-properties style:column-width="5.129cm"/>
    </style:style>
    <style:style style:name="Таблица40.C" style:family="table-column">
      <style:table-column-properties style:column-width="4.997cm"/>
    </style:style>
    <style:style style:name="Таблица40.A1" style:family="table-cell">
      <style:table-cell-properties style:vertical-align="middle"/>
    </style:style>
    <style:style style:name="Таблица41" style:family="table">
      <style:table-properties style:width="16.739cm" table:align="left"/>
    </style:style>
    <style:style style:name="Таблица41.A" style:family="table-column">
      <style:table-column-properties style:column-width="0.884cm"/>
    </style:style>
    <style:style style:name="Таблица41.B" style:family="table-column">
      <style:table-column-properties style:column-width="1.33cm"/>
    </style:style>
    <style:style style:name="Таблица41.C" style:family="table-column">
      <style:table-column-properties style:column-width="2.84cm"/>
    </style:style>
    <style:style style:name="Таблица41.D" style:family="table-column">
      <style:table-column-properties style:column-width="7.712cm"/>
    </style:style>
    <style:style style:name="Таблица41.E" style:family="table-column">
      <style:table-column-properties style:column-width="3.974cm"/>
    </style:style>
    <style:style style:name="Таблица41.A1" style:family="table-cell">
      <style:table-cell-properties style:vertical-align="middle"/>
    </style:style>
    <style:style style:name="Таблица42" style:family="table">
      <style:table-properties style:width="12.656cm" table:align="left"/>
    </style:style>
    <style:style style:name="Таблица42.A" style:family="table-column">
      <style:table-column-properties style:column-width="2.529cm"/>
    </style:style>
    <style:style style:name="Таблица42.B" style:family="table-column">
      <style:table-column-properties style:column-width="5.129cm"/>
    </style:style>
    <style:style style:name="Таблица42.C" style:family="table-column">
      <style:table-column-properties style:column-width="4.997cm"/>
    </style:style>
    <style:style style:name="Таблица42.A1" style:family="table-cell">
      <style:table-cell-properties style:vertical-align="middle"/>
    </style:style>
    <style:style style:name="Таблица43" style:family="table">
      <style:table-properties style:width="18.45cm" table:align="left"/>
    </style:style>
    <style:style style:name="Таблица43.A" style:family="table-column">
      <style:table-column-properties style:column-width="0.884cm"/>
    </style:style>
    <style:style style:name="Таблица43.B" style:family="table-column">
      <style:table-column-properties style:column-width="1.33cm"/>
    </style:style>
    <style:style style:name="Таблица43.C" style:family="table-column">
      <style:table-column-properties style:column-width="2.84cm"/>
    </style:style>
    <style:style style:name="Таблица43.D" style:family="table-column">
      <style:table-column-properties style:column-width="8.765cm"/>
    </style:style>
    <style:style style:name="Таблица43.E" style:family="table-column">
      <style:table-column-properties style:column-width="4.632cm"/>
    </style:style>
    <style:style style:name="Таблица43.A1" style:family="table-cell">
      <style:table-cell-properties style:vertical-align="middle"/>
    </style:style>
    <style:style style:name="Таблица44" style:family="table">
      <style:table-properties style:width="12.656cm" table:align="left"/>
    </style:style>
    <style:style style:name="Таблица44.A" style:family="table-column">
      <style:table-column-properties style:column-width="2.529cm"/>
    </style:style>
    <style:style style:name="Таблица44.B" style:family="table-column">
      <style:table-column-properties style:column-width="5.129cm"/>
    </style:style>
    <style:style style:name="Таблица44.C" style:family="table-column">
      <style:table-column-properties style:column-width="4.997cm"/>
    </style:style>
    <style:style style:name="Таблица44.A1" style:family="table-cell">
      <style:table-cell-properties style:vertical-align="middle"/>
    </style:style>
    <style:style style:name="Таблица45" style:family="table">
      <style:table-properties style:width="11.682cm" table:align="left"/>
    </style:style>
    <style:style style:name="Таблица45.A" style:family="table-column">
      <style:table-column-properties style:column-width="0.947cm"/>
    </style:style>
    <style:style style:name="Таблица45.B" style:family="table-column">
      <style:table-column-properties style:column-width="1.33cm"/>
    </style:style>
    <style:style style:name="Таблица45.C" style:family="table-column">
      <style:table-column-properties style:column-width="2.84cm"/>
    </style:style>
    <style:style style:name="Таблица45.D" style:family="table-column">
      <style:table-column-properties style:column-width="4.214cm"/>
    </style:style>
    <style:style style:name="Таблица45.E" style:family="table-column">
      <style:table-column-properties style:column-width="2.351cm"/>
    </style:style>
    <style:style style:name="Таблица45.A1" style:family="table-cell">
      <style:table-cell-properties style:vertical-align="middle"/>
    </style:style>
    <style:style style:name="Таблица46" style:family="table">
      <style:table-properties style:width="12.656cm" table:align="left"/>
    </style:style>
    <style:style style:name="Таблица46.A" style:family="table-column">
      <style:table-column-properties style:column-width="2.529cm"/>
    </style:style>
    <style:style style:name="Таблица46.B" style:family="table-column">
      <style:table-column-properties style:column-width="5.129cm"/>
    </style:style>
    <style:style style:name="Таблица46.C" style:family="table-column">
      <style:table-column-properties style:column-width="4.997cm"/>
    </style:style>
    <style:style style:name="Таблица46.A1" style:family="table-cell">
      <style:table-cell-properties style:vertical-align="middle"/>
    </style:style>
    <style:style style:name="Таблица47" style:family="table">
      <style:table-properties style:width="14.871cm" table:align="left"/>
    </style:style>
    <style:style style:name="Таблица47.A" style:family="table-column">
      <style:table-column-properties style:column-width="0.884cm"/>
    </style:style>
    <style:style style:name="Таблица47.B" style:family="table-column">
      <style:table-column-properties style:column-width="1.33cm"/>
    </style:style>
    <style:style style:name="Таблица47.C" style:family="table-column">
      <style:table-column-properties style:column-width="2.84cm"/>
    </style:style>
    <style:style style:name="Таблица47.D" style:family="table-column">
      <style:table-column-properties style:column-width="6.08cm"/>
    </style:style>
    <style:style style:name="Таблица47.E" style:family="table-column">
      <style:table-column-properties style:column-width="3.738cm"/>
    </style:style>
    <style:style style:name="Таблица47.A1" style:family="table-cell">
      <style:table-cell-properties style:vertical-align="middle"/>
    </style:style>
    <style:style style:name="Таблица48" style:family="table">
      <style:table-properties style:width="12.656cm" table:align="left"/>
    </style:style>
    <style:style style:name="Таблица48.A" style:family="table-column">
      <style:table-column-properties style:column-width="2.529cm"/>
    </style:style>
    <style:style style:name="Таблица48.B" style:family="table-column">
      <style:table-column-properties style:column-width="5.129cm"/>
    </style:style>
    <style:style style:name="Таблица48.C" style:family="table-column">
      <style:table-column-properties style:column-width="4.997cm"/>
    </style:style>
    <style:style style:name="Таблица48.A1" style:family="table-cell">
      <style:table-cell-properties style:vertical-align="middle"/>
    </style:style>
    <style:style style:name="Таблица49" style:family="table">
      <style:table-properties style:width="14.871cm" table:align="left"/>
    </style:style>
    <style:style style:name="Таблица49.A" style:family="table-column">
      <style:table-column-properties style:column-width="0.884cm"/>
    </style:style>
    <style:style style:name="Таблица49.B" style:family="table-column">
      <style:table-column-properties style:column-width="1.33cm"/>
    </style:style>
    <style:style style:name="Таблица49.C" style:family="table-column">
      <style:table-column-properties style:column-width="2.84cm"/>
    </style:style>
    <style:style style:name="Таблица49.D" style:family="table-column">
      <style:table-column-properties style:column-width="6.08cm"/>
    </style:style>
    <style:style style:name="Таблица49.E" style:family="table-column">
      <style:table-column-properties style:column-width="3.738cm"/>
    </style:style>
    <style:style style:name="Таблица49.A1" style:family="table-cell">
      <style:table-cell-properties style:vertical-align="middle"/>
    </style:style>
    <style:style style:name="Таблица50" style:family="table">
      <style:table-properties style:width="12.656cm" table:align="left"/>
    </style:style>
    <style:style style:name="Таблица50.A" style:family="table-column">
      <style:table-column-properties style:column-width="2.529cm"/>
    </style:style>
    <style:style style:name="Таблица50.B" style:family="table-column">
      <style:table-column-properties style:column-width="5.129cm"/>
    </style:style>
    <style:style style:name="Таблица50.C" style:family="table-column">
      <style:table-column-properties style:column-width="4.997cm"/>
    </style:style>
    <style:style style:name="Таблица50.A1" style:family="table-cell">
      <style:table-cell-properties style:vertical-align="middle"/>
    </style:style>
    <style:style style:name="Таблица51" style:family="table">
      <style:table-properties style:width="11.682cm" table:align="left"/>
    </style:style>
    <style:style style:name="Таблица51.A" style:family="table-column">
      <style:table-column-properties style:column-width="0.947cm"/>
    </style:style>
    <style:style style:name="Таблица51.B" style:family="table-column">
      <style:table-column-properties style:column-width="1.33cm"/>
    </style:style>
    <style:style style:name="Таблица51.C" style:family="table-column">
      <style:table-column-properties style:column-width="2.84cm"/>
    </style:style>
    <style:style style:name="Таблица51.D" style:family="table-column">
      <style:table-column-properties style:column-width="4.214cm"/>
    </style:style>
    <style:style style:name="Таблица51.E" style:family="table-column">
      <style:table-column-properties style:column-width="2.351cm"/>
    </style:style>
    <style:style style:name="Таблица51.A1" style:family="table-cell">
      <style:table-cell-properties style:vertical-align="middle"/>
    </style:style>
    <style:style style:name="Таблица52" style:family="table">
      <style:table-properties style:width="12.656cm" table:align="left"/>
    </style:style>
    <style:style style:name="Таблица52.A" style:family="table-column">
      <style:table-column-properties style:column-width="2.529cm"/>
    </style:style>
    <style:style style:name="Таблица52.B" style:family="table-column">
      <style:table-column-properties style:column-width="5.129cm"/>
    </style:style>
    <style:style style:name="Таблица52.C" style:family="table-column">
      <style:table-column-properties style:column-width="4.997cm"/>
    </style:style>
    <style:style style:name="Таблица52.A1" style:family="table-cell">
      <style:table-cell-properties style:vertical-align="middle"/>
    </style:style>
    <style:style style:name="Таблица53" style:family="table">
      <style:table-properties style:width="12.656cm" table:align="left"/>
    </style:style>
    <style:style style:name="Таблица53.A" style:family="table-column">
      <style:table-column-properties style:column-width="2.529cm"/>
    </style:style>
    <style:style style:name="Таблица53.B" style:family="table-column">
      <style:table-column-properties style:column-width="5.129cm"/>
    </style:style>
    <style:style style:name="Таблица53.C" style:family="table-column">
      <style:table-column-properties style:column-width="4.997cm"/>
    </style:style>
    <style:style style:name="Таблица53.A1" style:family="table-cell">
      <style:table-cell-properties style:vertical-align="middle"/>
    </style:style>
    <style:style style:name="Таблица54" style:family="table">
      <style:table-properties style:width="12.656cm" table:align="left"/>
    </style:style>
    <style:style style:name="Таблица54.A" style:family="table-column">
      <style:table-column-properties style:column-width="2.529cm"/>
    </style:style>
    <style:style style:name="Таблица54.B" style:family="table-column">
      <style:table-column-properties style:column-width="5.129cm"/>
    </style:style>
    <style:style style:name="Таблица54.C" style:family="table-column">
      <style:table-column-properties style:column-width="4.997cm"/>
    </style:style>
    <style:style style:name="Таблица54.A1" style:family="table-cell">
      <style:table-cell-properties style:vertical-align="middle"/>
    </style:style>
    <style:style style:name="Таблица55" style:family="table">
      <style:table-properties style:width="11.682cm" table:align="left"/>
    </style:style>
    <style:style style:name="Таблица55.A" style:family="table-column">
      <style:table-column-properties style:column-width="0.947cm"/>
    </style:style>
    <style:style style:name="Таблица55.B" style:family="table-column">
      <style:table-column-properties style:column-width="1.33cm"/>
    </style:style>
    <style:style style:name="Таблица55.C" style:family="table-column">
      <style:table-column-properties style:column-width="2.84cm"/>
    </style:style>
    <style:style style:name="Таблица55.D" style:family="table-column">
      <style:table-column-properties style:column-width="4.214cm"/>
    </style:style>
    <style:style style:name="Таблица55.E" style:family="table-column">
      <style:table-column-properties style:column-width="2.351cm"/>
    </style:style>
    <style:style style:name="Таблица55.A1" style:family="table-cell">
      <style:table-cell-properties style:vertical-align="middle"/>
    </style:style>
    <style:style style:name="Таблица56" style:family="table">
      <style:table-properties style:width="12.656cm" table:align="left"/>
    </style:style>
    <style:style style:name="Таблица56.A" style:family="table-column">
      <style:table-column-properties style:column-width="2.529cm"/>
    </style:style>
    <style:style style:name="Таблица56.B" style:family="table-column">
      <style:table-column-properties style:column-width="5.129cm"/>
    </style:style>
    <style:style style:name="Таблица56.C" style:family="table-column">
      <style:table-column-properties style:column-width="4.997cm"/>
    </style:style>
    <style:style style:name="Таблица56.A1" style:family="table-cell">
      <style:table-cell-properties style:vertical-align="middle"/>
    </style:style>
    <style:style style:name="Таблица57" style:family="table">
      <style:table-properties style:width="13.494cm" table:align="left"/>
    </style:style>
    <style:style style:name="Таблица57.A" style:family="table-column">
      <style:table-column-properties style:column-width="0.884cm"/>
    </style:style>
    <style:style style:name="Таблица57.B" style:family="table-column">
      <style:table-column-properties style:column-width="1.33cm"/>
    </style:style>
    <style:style style:name="Таблица57.C" style:family="table-column">
      <style:table-column-properties style:column-width="2.84cm"/>
    </style:style>
    <style:style style:name="Таблица57.D" style:family="table-column">
      <style:table-column-properties style:column-width="5.572cm"/>
    </style:style>
    <style:style style:name="Таблица57.E" style:family="table-column">
      <style:table-column-properties style:column-width="2.868cm"/>
    </style:style>
    <style:style style:name="Таблица57.A1" style:family="table-cell">
      <style:table-cell-properties style:vertical-align="middle"/>
    </style:style>
    <style:style style:name="Таблица58" style:family="table">
      <style:table-properties style:width="12.656cm" table:align="left"/>
    </style:style>
    <style:style style:name="Таблица58.A" style:family="table-column">
      <style:table-column-properties style:column-width="2.529cm"/>
    </style:style>
    <style:style style:name="Таблица58.B" style:family="table-column">
      <style:table-column-properties style:column-width="5.129cm"/>
    </style:style>
    <style:style style:name="Таблица58.C" style:family="table-column">
      <style:table-column-properties style:column-width="4.997cm"/>
    </style:style>
    <style:style style:name="Таблица58.A1" style:family="table-cell">
      <style:table-cell-properties style:vertical-align="middle"/>
    </style:style>
    <style:style style:name="Таблица59" style:family="table">
      <style:table-properties style:width="13.494cm" table:align="left"/>
    </style:style>
    <style:style style:name="Таблица59.A" style:family="table-column">
      <style:table-column-properties style:column-width="0.884cm"/>
    </style:style>
    <style:style style:name="Таблица59.B" style:family="table-column">
      <style:table-column-properties style:column-width="1.33cm"/>
    </style:style>
    <style:style style:name="Таблица59.C" style:family="table-column">
      <style:table-column-properties style:column-width="2.84cm"/>
    </style:style>
    <style:style style:name="Таблица59.D" style:family="table-column">
      <style:table-column-properties style:column-width="5.572cm"/>
    </style:style>
    <style:style style:name="Таблица59.E" style:family="table-column">
      <style:table-column-properties style:column-width="2.868cm"/>
    </style:style>
    <style:style style:name="Таблица59.A1" style:family="table-cell">
      <style:table-cell-properties style:vertical-align="middle"/>
    </style:style>
    <style:style style:name="Таблица60" style:family="table">
      <style:table-properties style:width="12.656cm" table:align="left"/>
    </style:style>
    <style:style style:name="Таблица60.A" style:family="table-column">
      <style:table-column-properties style:column-width="2.529cm"/>
    </style:style>
    <style:style style:name="Таблица60.B" style:family="table-column">
      <style:table-column-properties style:column-width="5.129cm"/>
    </style:style>
    <style:style style:name="Таблица60.C" style:family="table-column">
      <style:table-column-properties style:column-width="4.997cm"/>
    </style:style>
    <style:style style:name="Таблица60.A1" style:family="table-cell">
      <style:table-cell-properties style:vertical-align="middle"/>
    </style:style>
    <style:style style:name="Таблица61" style:family="table">
      <style:table-properties style:width="11.174cm" table:align="left"/>
    </style:style>
    <style:style style:name="Таблица61.A" style:family="table-column">
      <style:table-column-properties style:column-width="0.947cm"/>
    </style:style>
    <style:style style:name="Таблица61.B" style:family="table-column">
      <style:table-column-properties style:column-width="1.33cm"/>
    </style:style>
    <style:style style:name="Таблица61.C" style:family="table-column">
      <style:table-column-properties style:column-width="2.84cm"/>
    </style:style>
    <style:style style:name="Таблица61.D" style:family="table-column">
      <style:table-column-properties style:column-width="3.706cm"/>
    </style:style>
    <style:style style:name="Таблица61.E" style:family="table-column">
      <style:table-column-properties style:column-width="2.351cm"/>
    </style:style>
    <style:style style:name="Таблица61.A1" style:family="table-cell">
      <style:table-cell-properties style:vertical-align="middle"/>
    </style:style>
    <style:style style:name="Таблица62" style:family="table">
      <style:table-properties style:width="12.656cm" table:align="left"/>
    </style:style>
    <style:style style:name="Таблица62.A" style:family="table-column">
      <style:table-column-properties style:column-width="2.529cm"/>
    </style:style>
    <style:style style:name="Таблица62.B" style:family="table-column">
      <style:table-column-properties style:column-width="5.129cm"/>
    </style:style>
    <style:style style:name="Таблица62.C" style:family="table-column">
      <style:table-column-properties style:column-width="4.997cm"/>
    </style:style>
    <style:style style:name="Таблица62.A1" style:family="table-cell">
      <style:table-cell-properties style:vertical-align="middle"/>
    </style:style>
    <style:style style:name="Таблица63" style:family="table">
      <style:table-properties style:width="12.656cm" table:align="left"/>
    </style:style>
    <style:style style:name="Таблица63.A" style:family="table-column">
      <style:table-column-properties style:column-width="2.529cm"/>
    </style:style>
    <style:style style:name="Таблица63.B" style:family="table-column">
      <style:table-column-properties style:column-width="5.129cm"/>
    </style:style>
    <style:style style:name="Таблица63.C" style:family="table-column">
      <style:table-column-properties style:column-width="4.997cm"/>
    </style:style>
    <style:style style:name="Таблица63.A1" style:family="table-cell">
      <style:table-cell-properties style:vertical-align="middle"/>
    </style:style>
    <style:style style:name="Таблица64" style:family="table">
      <style:table-properties style:width="12.656cm" table:align="left"/>
    </style:style>
    <style:style style:name="Таблица64.A" style:family="table-column">
      <style:table-column-properties style:column-width="2.529cm"/>
    </style:style>
    <style:style style:name="Таблица64.B" style:family="table-column">
      <style:table-column-properties style:column-width="5.129cm"/>
    </style:style>
    <style:style style:name="Таблица64.C" style:family="table-column">
      <style:table-column-properties style:column-width="4.997cm"/>
    </style:style>
    <style:style style:name="Таблица64.A1" style:family="table-cell">
      <style:table-cell-properties style:vertical-align="middle"/>
    </style:style>
    <style:style style:name="Таблица65" style:family="table">
      <style:table-properties style:width="14.704cm" table:align="left"/>
    </style:style>
    <style:style style:name="Таблица65.A" style:family="table-column">
      <style:table-column-properties style:column-width="1.042cm"/>
    </style:style>
    <style:style style:name="Таблица65.B" style:family="table-column">
      <style:table-column-properties style:column-width="1.33cm"/>
    </style:style>
    <style:style style:name="Таблица65.C" style:family="table-column">
      <style:table-column-properties style:column-width="2.84cm"/>
    </style:style>
    <style:style style:name="Таблица65.D" style:family="table-column">
      <style:table-column-properties style:column-width="7.14cm"/>
    </style:style>
    <style:style style:name="Таблица65.E" style:family="table-column">
      <style:table-column-properties style:column-width="2.351cm"/>
    </style:style>
    <style:style style:name="Таблица65.A1" style:family="table-cell">
      <style:table-cell-properties style:vertical-align="middle"/>
    </style:style>
    <style:style style:name="Таблица66" style:family="table">
      <style:table-properties style:width="12.656cm" table:align="left"/>
    </style:style>
    <style:style style:name="Таблица66.A" style:family="table-column">
      <style:table-column-properties style:column-width="2.529cm"/>
    </style:style>
    <style:style style:name="Таблица66.B" style:family="table-column">
      <style:table-column-properties style:column-width="5.129cm"/>
    </style:style>
    <style:style style:name="Таблица66.C" style:family="table-column">
      <style:table-column-properties style:column-width="4.997cm"/>
    </style:style>
    <style:style style:name="Таблица66.A1" style:family="table-cell">
      <style:table-cell-properties style:vertical-align="middle"/>
    </style:style>
    <style:style style:name="Таблица67" style:family="table">
      <style:table-properties style:width="12.656cm" table:align="left"/>
    </style:style>
    <style:style style:name="Таблица67.A" style:family="table-column">
      <style:table-column-properties style:column-width="2.529cm"/>
    </style:style>
    <style:style style:name="Таблица67.B" style:family="table-column">
      <style:table-column-properties style:column-width="5.129cm"/>
    </style:style>
    <style:style style:name="Таблица67.C" style:family="table-column">
      <style:table-column-properties style:column-width="4.997cm"/>
    </style:style>
    <style:style style:name="Таблица67.A1" style:family="table-cell">
      <style:table-cell-properties style:vertical-align="middle"/>
    </style:style>
    <style:style style:name="Таблица68" style:family="table">
      <style:table-properties style:width="12.656cm" table:align="left"/>
    </style:style>
    <style:style style:name="Таблица68.A" style:family="table-column">
      <style:table-column-properties style:column-width="2.529cm"/>
    </style:style>
    <style:style style:name="Таблица68.B" style:family="table-column">
      <style:table-column-properties style:column-width="5.129cm"/>
    </style:style>
    <style:style style:name="Таблица68.C" style:family="table-column">
      <style:table-column-properties style:column-width="4.997cm"/>
    </style:style>
    <style:style style:name="Таблица68.A1" style:family="table-cell">
      <style:table-cell-properties style:vertical-align="middle"/>
    </style:style>
    <style:style style:name="Таблица69" style:family="table">
      <style:table-properties style:width="14.704cm" table:align="left"/>
    </style:style>
    <style:style style:name="Таблица69.A" style:family="table-column">
      <style:table-column-properties style:column-width="1.042cm"/>
    </style:style>
    <style:style style:name="Таблица69.B" style:family="table-column">
      <style:table-column-properties style:column-width="1.33cm"/>
    </style:style>
    <style:style style:name="Таблица69.C" style:family="table-column">
      <style:table-column-properties style:column-width="2.84cm"/>
    </style:style>
    <style:style style:name="Таблица69.D" style:family="table-column">
      <style:table-column-properties style:column-width="7.14cm"/>
    </style:style>
    <style:style style:name="Таблица69.E" style:family="table-column">
      <style:table-column-properties style:column-width="2.351cm"/>
    </style:style>
    <style:style style:name="Таблица69.A1" style:family="table-cell">
      <style:table-cell-properties style:vertical-align="middle"/>
    </style:style>
    <style:style style:name="Таблица70" style:family="table">
      <style:table-properties style:width="12.656cm" table:align="left"/>
    </style:style>
    <style:style style:name="Таблица70.A" style:family="table-column">
      <style:table-column-properties style:column-width="2.529cm"/>
    </style:style>
    <style:style style:name="Таблица70.B" style:family="table-column">
      <style:table-column-properties style:column-width="5.129cm"/>
    </style:style>
    <style:style style:name="Таблица70.C" style:family="table-column">
      <style:table-column-properties style:column-width="4.997cm"/>
    </style:style>
    <style:style style:name="Таблица70.A1" style:family="table-cell">
      <style:table-cell-properties style:vertical-align="middle"/>
    </style:style>
    <style:style style:name="Таблица71" style:family="table">
      <style:table-properties style:width="13.245cm" table:align="left"/>
    </style:style>
    <style:style style:name="Таблица71.A" style:family="table-column">
      <style:table-column-properties style:column-width="2.529cm"/>
    </style:style>
    <style:style style:name="Таблица71.B" style:family="table-column">
      <style:table-column-properties style:column-width="5.129cm"/>
    </style:style>
    <style:style style:name="Таблица71.C" style:family="table-column">
      <style:table-column-properties style:column-width="5.586cm"/>
    </style:style>
    <style:style style:name="Таблица71.A1" style:family="table-cell">
      <style:table-cell-properties style:vertical-align="middle"/>
    </style:style>
    <style:style style:name="Таблица72" style:family="table">
      <style:table-properties style:width="12.467cm" table:align="left"/>
    </style:style>
    <style:style style:name="Таблица72.A" style:family="table-column">
      <style:table-column-properties style:column-width="0.947cm"/>
    </style:style>
    <style:style style:name="Таблица72.B" style:family="table-column">
      <style:table-column-properties style:column-width="1.33cm"/>
    </style:style>
    <style:style style:name="Таблица72.C" style:family="table-column">
      <style:table-column-properties style:column-width="2.84cm"/>
    </style:style>
    <style:style style:name="Таблица72.D" style:family="table-column">
      <style:table-column-properties style:column-width="4.999cm"/>
    </style:style>
    <style:style style:name="Таблица72.E" style:family="table-column">
      <style:table-column-properties style:column-width="2.351cm"/>
    </style:style>
    <style:style style:name="Таблица72.A1" style:family="table-cell">
      <style:table-cell-properties style:vertical-align="middle"/>
    </style:style>
    <style:style style:name="Таблица73" style:family="table">
      <style:table-properties style:width="12.656cm" table:align="left"/>
    </style:style>
    <style:style style:name="Таблица73.A" style:family="table-column">
      <style:table-column-properties style:column-width="2.529cm"/>
    </style:style>
    <style:style style:name="Таблица73.B" style:family="table-column">
      <style:table-column-properties style:column-width="5.129cm"/>
    </style:style>
    <style:style style:name="Таблица73.C" style:family="table-column">
      <style:table-column-properties style:column-width="4.997cm"/>
    </style:style>
    <style:style style:name="Таблица73.A1" style:family="table-cell">
      <style:table-cell-properties style:vertical-align="middle"/>
    </style:style>
    <style:style style:name="Таблица74" style:family="table">
      <style:table-properties style:width="16.245cm" table:align="left"/>
    </style:style>
    <style:style style:name="Таблица74.A" style:family="table-column">
      <style:table-column-properties style:column-width="0.884cm"/>
    </style:style>
    <style:style style:name="Таблица74.B" style:family="table-column">
      <style:table-column-properties style:column-width="1.33cm"/>
    </style:style>
    <style:style style:name="Таблица74.C" style:family="table-column">
      <style:table-column-properties style:column-width="2.84cm"/>
    </style:style>
    <style:style style:name="Таблица74.D" style:family="table-column">
      <style:table-column-properties style:column-width="6.865cm"/>
    </style:style>
    <style:style style:name="Таблица74.E" style:family="table-column">
      <style:table-column-properties style:column-width="4.327cm"/>
    </style:style>
    <style:style style:name="Таблица74.A1" style:family="table-cell">
      <style:table-cell-properties style:vertical-align="middle"/>
    </style:style>
    <style:style style:name="Таблица75" style:family="table">
      <style:table-properties style:width="12.656cm" table:align="left"/>
    </style:style>
    <style:style style:name="Таблица75.A" style:family="table-column">
      <style:table-column-properties style:column-width="2.529cm"/>
    </style:style>
    <style:style style:name="Таблица75.B" style:family="table-column">
      <style:table-column-properties style:column-width="5.129cm"/>
    </style:style>
    <style:style style:name="Таблица75.C" style:family="table-column">
      <style:table-column-properties style:column-width="4.997cm"/>
    </style:style>
    <style:style style:name="Таблица75.A1" style:family="table-cell">
      <style:table-cell-properties style:vertical-align="middle"/>
    </style:style>
    <style:style style:name="Таблица76" style:family="table">
      <style:table-properties style:width="16.245cm" table:align="left"/>
    </style:style>
    <style:style style:name="Таблица76.A" style:family="table-column">
      <style:table-column-properties style:column-width="0.884cm"/>
    </style:style>
    <style:style style:name="Таблица76.B" style:family="table-column">
      <style:table-column-properties style:column-width="1.33cm"/>
    </style:style>
    <style:style style:name="Таблица76.C" style:family="table-column">
      <style:table-column-properties style:column-width="2.84cm"/>
    </style:style>
    <style:style style:name="Таблица76.D" style:family="table-column">
      <style:table-column-properties style:column-width="6.865cm"/>
    </style:style>
    <style:style style:name="Таблица76.E" style:family="table-column">
      <style:table-column-properties style:column-width="4.327cm"/>
    </style:style>
    <style:style style:name="Таблица76.A1" style:family="table-cell">
      <style:table-cell-properties style:vertical-align="middle"/>
    </style:style>
    <style:style style:name="Таблица77" style:family="table">
      <style:table-properties style:width="12.656cm" table:align="left"/>
    </style:style>
    <style:style style:name="Таблица77.A" style:family="table-column">
      <style:table-column-properties style:column-width="2.529cm"/>
    </style:style>
    <style:style style:name="Таблица77.B" style:family="table-column">
      <style:table-column-properties style:column-width="5.129cm"/>
    </style:style>
    <style:style style:name="Таблица77.C" style:family="table-column">
      <style:table-column-properties style:column-width="4.997cm"/>
    </style:style>
    <style:style style:name="Таблица77.A1" style:family="table-cell">
      <style:table-cell-properties style:vertical-align="middle"/>
    </style:style>
    <style:style style:name="Таблица78" style:family="table">
      <style:table-properties style:width="12.467cm" table:align="left"/>
    </style:style>
    <style:style style:name="Таблица78.A" style:family="table-column">
      <style:table-column-properties style:column-width="0.947cm"/>
    </style:style>
    <style:style style:name="Таблица78.B" style:family="table-column">
      <style:table-column-properties style:column-width="1.33cm"/>
    </style:style>
    <style:style style:name="Таблица78.C" style:family="table-column">
      <style:table-column-properties style:column-width="2.84cm"/>
    </style:style>
    <style:style style:name="Таблица78.D" style:family="table-column">
      <style:table-column-properties style:column-width="4.999cm"/>
    </style:style>
    <style:style style:name="Таблица78.E" style:family="table-column">
      <style:table-column-properties style:column-width="2.351cm"/>
    </style:style>
    <style:style style:name="Таблица78.A1" style:family="table-cell">
      <style:table-cell-properties style:vertical-align="middle"/>
    </style:style>
    <style:style style:name="Таблица79" style:family="table">
      <style:table-properties style:width="12.656cm" table:align="left"/>
    </style:style>
    <style:style style:name="Таблица79.A" style:family="table-column">
      <style:table-column-properties style:column-width="2.529cm"/>
    </style:style>
    <style:style style:name="Таблица79.B" style:family="table-column">
      <style:table-column-properties style:column-width="5.129cm"/>
    </style:style>
    <style:style style:name="Таблица79.C" style:family="table-column">
      <style:table-column-properties style:column-width="4.997cm"/>
    </style:style>
    <style:style style:name="Таблица79.A1" style:family="table-cell">
      <style:table-cell-properties style:vertical-align="middle"/>
    </style:style>
    <style:style style:name="Таблица80" style:family="table">
      <style:table-properties style:width="14.041cm" table:align="left"/>
    </style:style>
    <style:style style:name="Таблица80.A" style:family="table-column">
      <style:table-column-properties style:column-width="2.521cm"/>
    </style:style>
    <style:style style:name="Таблица80.B" style:family="table-column">
      <style:table-column-properties style:column-width="1.33cm"/>
    </style:style>
    <style:style style:name="Таблица80.C" style:family="table-column">
      <style:table-column-properties style:column-width="2.84cm"/>
    </style:style>
    <style:style style:name="Таблица80.D" style:family="table-column">
      <style:table-column-properties style:column-width="4.999cm"/>
    </style:style>
    <style:style style:name="Таблица80.E" style:family="table-column">
      <style:table-column-properties style:column-width="2.351cm"/>
    </style:style>
    <style:style style:name="Таблица80.A1" style:family="table-cell">
      <style:table-cell-properties style:vertical-align="middle"/>
    </style:style>
    <style:style style:name="Таблица81" style:family="table">
      <style:table-properties style:width="12.656cm" table:align="left"/>
    </style:style>
    <style:style style:name="Таблица81.A" style:family="table-column">
      <style:table-column-properties style:column-width="2.529cm"/>
    </style:style>
    <style:style style:name="Таблица81.B" style:family="table-column">
      <style:table-column-properties style:column-width="5.129cm"/>
    </style:style>
    <style:style style:name="Таблица81.C" style:family="table-column">
      <style:table-column-properties style:column-width="4.997cm"/>
    </style:style>
    <style:style style:name="Таблица81.A1" style:family="table-cell">
      <style:table-cell-properties style:vertical-align="middle"/>
    </style:style>
    <style:style style:name="Таблица82" style:family="table">
      <style:table-properties style:width="14.617cm" table:align="left"/>
    </style:style>
    <style:style style:name="Таблица82.A" style:family="table-column">
      <style:table-column-properties style:column-width="0.884cm"/>
    </style:style>
    <style:style style:name="Таблица82.B" style:family="table-column">
      <style:table-column-properties style:column-width="1.33cm"/>
    </style:style>
    <style:style style:name="Таблица82.C" style:family="table-column">
      <style:table-column-properties style:column-width="2.84cm"/>
    </style:style>
    <style:style style:name="Таблица82.D" style:family="table-column">
      <style:table-column-properties style:column-width="6.719cm"/>
    </style:style>
    <style:style style:name="Таблица82.E" style:family="table-column">
      <style:table-column-properties style:column-width="2.845cm"/>
    </style:style>
    <style:style style:name="Таблица82.A1" style:family="table-cell">
      <style:table-cell-properties style:vertical-align="middle"/>
    </style:style>
    <style:style style:name="Таблица83" style:family="table">
      <style:table-properties style:width="12.656cm" table:align="left"/>
    </style:style>
    <style:style style:name="Таблица83.A" style:family="table-column">
      <style:table-column-properties style:column-width="2.529cm"/>
    </style:style>
    <style:style style:name="Таблица83.B" style:family="table-column">
      <style:table-column-properties style:column-width="5.129cm"/>
    </style:style>
    <style:style style:name="Таблица83.C" style:family="table-column">
      <style:table-column-properties style:column-width="4.997cm"/>
    </style:style>
    <style:style style:name="Таблица83.A1" style:family="table-cell">
      <style:table-cell-properties style:vertical-align="middle"/>
    </style:style>
    <style:style style:name="Таблица84" style:family="table">
      <style:table-properties style:width="14.617cm" table:align="left"/>
    </style:style>
    <style:style style:name="Таблица84.A" style:family="table-column">
      <style:table-column-properties style:column-width="0.884cm"/>
    </style:style>
    <style:style style:name="Таблица84.B" style:family="table-column">
      <style:table-column-properties style:column-width="1.33cm"/>
    </style:style>
    <style:style style:name="Таблица84.C" style:family="table-column">
      <style:table-column-properties style:column-width="2.84cm"/>
    </style:style>
    <style:style style:name="Таблица84.D" style:family="table-column">
      <style:table-column-properties style:column-width="6.719cm"/>
    </style:style>
    <style:style style:name="Таблица84.E" style:family="table-column">
      <style:table-column-properties style:column-width="2.845cm"/>
    </style:style>
    <style:style style:name="Таблица84.A1" style:family="table-cell">
      <style:table-cell-properties style:vertical-align="middle"/>
    </style:style>
    <style:style style:name="Таблица85" style:family="table">
      <style:table-properties style:width="12.656cm" table:align="left"/>
    </style:style>
    <style:style style:name="Таблица85.A" style:family="table-column">
      <style:table-column-properties style:column-width="2.529cm"/>
    </style:style>
    <style:style style:name="Таблица85.B" style:family="table-column">
      <style:table-column-properties style:column-width="5.129cm"/>
    </style:style>
    <style:style style:name="Таблица85.C" style:family="table-column">
      <style:table-column-properties style:column-width="4.997cm"/>
    </style:style>
    <style:style style:name="Таблица85.A1" style:family="table-cell">
      <style:table-cell-properties style:vertical-align="middle"/>
    </style:style>
    <style:style style:name="Таблица86" style:family="table">
      <style:table-properties style:width="14.041cm" table:align="left"/>
    </style:style>
    <style:style style:name="Таблица86.A" style:family="table-column">
      <style:table-column-properties style:column-width="2.521cm"/>
    </style:style>
    <style:style style:name="Таблица86.B" style:family="table-column">
      <style:table-column-properties style:column-width="1.33cm"/>
    </style:style>
    <style:style style:name="Таблица86.C" style:family="table-column">
      <style:table-column-properties style:column-width="2.84cm"/>
    </style:style>
    <style:style style:name="Таблица86.D" style:family="table-column">
      <style:table-column-properties style:column-width="4.999cm"/>
    </style:style>
    <style:style style:name="Таблица86.E" style:family="table-column">
      <style:table-column-properties style:column-width="2.351cm"/>
    </style:style>
    <style:style style:name="Таблица86.A1" style:family="table-cell">
      <style:table-cell-properties style:vertical-align="middle"/>
    </style:style>
    <style:style style:name="Таблица87" style:family="table">
      <style:table-properties style:width="12.656cm" table:align="left"/>
    </style:style>
    <style:style style:name="Таблица87.A" style:family="table-column">
      <style:table-column-properties style:column-width="2.529cm"/>
    </style:style>
    <style:style style:name="Таблица87.B" style:family="table-column">
      <style:table-column-properties style:column-width="5.129cm"/>
    </style:style>
    <style:style style:name="Таблица87.C" style:family="table-column">
      <style:table-column-properties style:column-width="4.997cm"/>
    </style:style>
    <style:style style:name="Таблица87.A1" style:family="table-cell">
      <style:table-cell-properties style:vertical-align="middle"/>
    </style:style>
    <style:style style:name="Таблица88" style:family="table">
      <style:table-properties style:width="12.467cm" table:align="left"/>
    </style:style>
    <style:style style:name="Таблица88.A" style:family="table-column">
      <style:table-column-properties style:column-width="0.947cm"/>
    </style:style>
    <style:style style:name="Таблица88.B" style:family="table-column">
      <style:table-column-properties style:column-width="1.33cm"/>
    </style:style>
    <style:style style:name="Таблица88.C" style:family="table-column">
      <style:table-column-properties style:column-width="2.84cm"/>
    </style:style>
    <style:style style:name="Таблица88.D" style:family="table-column">
      <style:table-column-properties style:column-width="4.999cm"/>
    </style:style>
    <style:style style:name="Таблица88.E" style:family="table-column">
      <style:table-column-properties style:column-width="2.351cm"/>
    </style:style>
    <style:style style:name="Таблица88.A1" style:family="table-cell">
      <style:table-cell-properties style:vertical-align="middle"/>
    </style:style>
    <style:style style:name="Таблица89" style:family="table">
      <style:table-properties style:width="12.656cm" table:align="left"/>
    </style:style>
    <style:style style:name="Таблица89.A" style:family="table-column">
      <style:table-column-properties style:column-width="2.529cm"/>
    </style:style>
    <style:style style:name="Таблица89.B" style:family="table-column">
      <style:table-column-properties style:column-width="5.129cm"/>
    </style:style>
    <style:style style:name="Таблица89.C" style:family="table-column">
      <style:table-column-properties style:column-width="4.997cm"/>
    </style:style>
    <style:style style:name="Таблица89.A1" style:family="table-cell">
      <style:table-cell-properties style:vertical-align="middle"/>
    </style:style>
    <style:style style:name="Таблица90" style:family="table">
      <style:table-properties style:width="12.467cm" table:align="left"/>
    </style:style>
    <style:style style:name="Таблица90.A" style:family="table-column">
      <style:table-column-properties style:column-width="0.947cm"/>
    </style:style>
    <style:style style:name="Таблица90.B" style:family="table-column">
      <style:table-column-properties style:column-width="1.33cm"/>
    </style:style>
    <style:style style:name="Таблица90.C" style:family="table-column">
      <style:table-column-properties style:column-width="2.84cm"/>
    </style:style>
    <style:style style:name="Таблица90.D" style:family="table-column">
      <style:table-column-properties style:column-width="4.999cm"/>
    </style:style>
    <style:style style:name="Таблица90.E" style:family="table-column">
      <style:table-column-properties style:column-width="2.351cm"/>
    </style:style>
    <style:style style:name="Таблица90.A1" style:family="table-cell">
      <style:table-cell-properties style:vertical-align="middle"/>
    </style:style>
    <style:style style:name="Таблица91" style:family="table">
      <style:table-properties style:width="12.656cm" table:align="left"/>
    </style:style>
    <style:style style:name="Таблица91.A" style:family="table-column">
      <style:table-column-properties style:column-width="2.529cm"/>
    </style:style>
    <style:style style:name="Таблица91.B" style:family="table-column">
      <style:table-column-properties style:column-width="5.129cm"/>
    </style:style>
    <style:style style:name="Таблица91.C" style:family="table-column">
      <style:table-column-properties style:column-width="4.997cm"/>
    </style:style>
    <style:style style:name="Таблица91.A1" style:family="table-cell">
      <style:table-cell-properties style:vertical-align="middle"/>
    </style:style>
    <style:style style:name="Таблица92" style:family="table">
      <style:table-properties style:width="14.041cm" table:align="left"/>
    </style:style>
    <style:style style:name="Таблица92.A" style:family="table-column">
      <style:table-column-properties style:column-width="2.521cm"/>
    </style:style>
    <style:style style:name="Таблица92.B" style:family="table-column">
      <style:table-column-properties style:column-width="1.33cm"/>
    </style:style>
    <style:style style:name="Таблица92.C" style:family="table-column">
      <style:table-column-properties style:column-width="2.84cm"/>
    </style:style>
    <style:style style:name="Таблица92.D" style:family="table-column">
      <style:table-column-properties style:column-width="4.999cm"/>
    </style:style>
    <style:style style:name="Таблица92.E" style:family="table-column">
      <style:table-column-properties style:column-width="2.351cm"/>
    </style:style>
    <style:style style:name="Таблица92.A1" style:family="table-cell">
      <style:table-cell-properties style:vertical-align="middle"/>
    </style:style>
    <style:style style:name="Таблица93" style:family="table">
      <style:table-properties style:width="12.656cm" table:align="left"/>
    </style:style>
    <style:style style:name="Таблица93.A" style:family="table-column">
      <style:table-column-properties style:column-width="2.529cm"/>
    </style:style>
    <style:style style:name="Таблица93.B" style:family="table-column">
      <style:table-column-properties style:column-width="5.129cm"/>
    </style:style>
    <style:style style:name="Таблица93.C" style:family="table-column">
      <style:table-column-properties style:column-width="4.997cm"/>
    </style:style>
    <style:style style:name="Таблица93.A1" style:family="table-cell">
      <style:table-cell-properties style:vertical-align="middle"/>
    </style:style>
    <style:style style:name="Таблица94" style:family="table">
      <style:table-properties style:width="13.787cm" table:align="left"/>
    </style:style>
    <style:style style:name="Таблица94.A" style:family="table-column">
      <style:table-column-properties style:column-width="0.884cm"/>
    </style:style>
    <style:style style:name="Таблица94.B" style:family="table-column">
      <style:table-column-properties style:column-width="1.33cm"/>
    </style:style>
    <style:style style:name="Таблица94.C" style:family="table-column">
      <style:table-column-properties style:column-width="2.84cm"/>
    </style:style>
    <style:style style:name="Таблица94.D" style:family="table-column">
      <style:table-column-properties style:column-width="4.971cm"/>
    </style:style>
    <style:style style:name="Таблица94.E" style:family="table-column">
      <style:table-column-properties style:column-width="3.762cm"/>
    </style:style>
    <style:style style:name="Таблица94.A1" style:family="table-cell">
      <style:table-cell-properties style:vertical-align="middle"/>
    </style:style>
    <style:style style:name="Таблица95" style:family="table">
      <style:table-properties style:width="12.656cm" table:align="left"/>
    </style:style>
    <style:style style:name="Таблица95.A" style:family="table-column">
      <style:table-column-properties style:column-width="2.529cm"/>
    </style:style>
    <style:style style:name="Таблица95.B" style:family="table-column">
      <style:table-column-properties style:column-width="5.129cm"/>
    </style:style>
    <style:style style:name="Таблица95.C" style:family="table-column">
      <style:table-column-properties style:column-width="4.997cm"/>
    </style:style>
    <style:style style:name="Таблица95.A1" style:family="table-cell">
      <style:table-cell-properties style:vertical-align="middle"/>
    </style:style>
    <style:style style:name="Таблица96" style:family="table">
      <style:table-properties style:width="13.787cm" table:align="left"/>
    </style:style>
    <style:style style:name="Таблица96.A" style:family="table-column">
      <style:table-column-properties style:column-width="0.884cm"/>
    </style:style>
    <style:style style:name="Таблица96.B" style:family="table-column">
      <style:table-column-properties style:column-width="1.33cm"/>
    </style:style>
    <style:style style:name="Таблица96.C" style:family="table-column">
      <style:table-column-properties style:column-width="2.84cm"/>
    </style:style>
    <style:style style:name="Таблица96.D" style:family="table-column">
      <style:table-column-properties style:column-width="4.971cm"/>
    </style:style>
    <style:style style:name="Таблица96.E" style:family="table-column">
      <style:table-column-properties style:column-width="3.762cm"/>
    </style:style>
    <style:style style:name="Таблица96.A1" style:family="table-cell">
      <style:table-cell-properties style:vertical-align="middle"/>
    </style:style>
    <style:style style:name="Таблица97" style:family="table">
      <style:table-properties style:width="12.656cm" table:align="left"/>
    </style:style>
    <style:style style:name="Таблица97.A" style:family="table-column">
      <style:table-column-properties style:column-width="2.529cm"/>
    </style:style>
    <style:style style:name="Таблица97.B" style:family="table-column">
      <style:table-column-properties style:column-width="5.129cm"/>
    </style:style>
    <style:style style:name="Таблица97.C" style:family="table-column">
      <style:table-column-properties style:column-width="4.997cm"/>
    </style:style>
    <style:style style:name="Таблица97.A1" style:family="table-cell">
      <style:table-cell-properties style:vertical-align="middle"/>
    </style:style>
    <style:style style:name="Таблица98" style:family="table">
      <style:table-properties style:width="14.041cm" table:align="left"/>
    </style:style>
    <style:style style:name="Таблица98.A" style:family="table-column">
      <style:table-column-properties style:column-width="2.521cm"/>
    </style:style>
    <style:style style:name="Таблица98.B" style:family="table-column">
      <style:table-column-properties style:column-width="1.33cm"/>
    </style:style>
    <style:style style:name="Таблица98.C" style:family="table-column">
      <style:table-column-properties style:column-width="2.84cm"/>
    </style:style>
    <style:style style:name="Таблица98.D" style:family="table-column">
      <style:table-column-properties style:column-width="4.999cm"/>
    </style:style>
    <style:style style:name="Таблица98.E" style:family="table-column">
      <style:table-column-properties style:column-width="2.351cm"/>
    </style:style>
    <style:style style:name="Таблица98.A1" style:family="table-cell">
      <style:table-cell-properties style:vertical-align="middle"/>
    </style:style>
    <style:style style:name="Таблица99" style:family="table">
      <style:table-properties style:width="12.656cm" table:align="left"/>
    </style:style>
    <style:style style:name="Таблица99.A" style:family="table-column">
      <style:table-column-properties style:column-width="2.529cm"/>
    </style:style>
    <style:style style:name="Таблица99.B" style:family="table-column">
      <style:table-column-properties style:column-width="5.129cm"/>
    </style:style>
    <style:style style:name="Таблица99.C" style:family="table-column">
      <style:table-column-properties style:column-width="4.997cm"/>
    </style:style>
    <style:style style:name="Таблица99.A1" style:family="table-cell">
      <style:table-cell-properties style:vertical-align="middle"/>
    </style:style>
    <style:style style:name="Таблица100" style:family="table">
      <style:table-properties style:width="12.467cm" table:align="left"/>
    </style:style>
    <style:style style:name="Таблица100.A" style:family="table-column">
      <style:table-column-properties style:column-width="0.947cm"/>
    </style:style>
    <style:style style:name="Таблица100.B" style:family="table-column">
      <style:table-column-properties style:column-width="1.33cm"/>
    </style:style>
    <style:style style:name="Таблица100.C" style:family="table-column">
      <style:table-column-properties style:column-width="2.84cm"/>
    </style:style>
    <style:style style:name="Таблица100.D" style:family="table-column">
      <style:table-column-properties style:column-width="4.999cm"/>
    </style:style>
    <style:style style:name="Таблица100.E" style:family="table-column">
      <style:table-column-properties style:column-width="2.351cm"/>
    </style:style>
    <style:style style:name="Таблица100.A1" style:family="table-cell">
      <style:table-cell-properties style:vertical-align="middle"/>
    </style:style>
    <style:style style:name="Таблица101" style:family="table">
      <style:table-properties style:width="12.656cm" table:align="left"/>
    </style:style>
    <style:style style:name="Таблица101.A" style:family="table-column">
      <style:table-column-properties style:column-width="2.529cm"/>
    </style:style>
    <style:style style:name="Таблица101.B" style:family="table-column">
      <style:table-column-properties style:column-width="5.129cm"/>
    </style:style>
    <style:style style:name="Таблица101.C" style:family="table-column">
      <style:table-column-properties style:column-width="4.997cm"/>
    </style:style>
    <style:style style:name="Таблица101.A1" style:family="table-cell">
      <style:table-cell-properties style:vertical-align="middle"/>
    </style:style>
    <style:style style:name="Таблица102" style:family="table">
      <style:table-properties style:width="12.467cm" table:align="left"/>
    </style:style>
    <style:style style:name="Таблица102.A" style:family="table-column">
      <style:table-column-properties style:column-width="0.947cm"/>
    </style:style>
    <style:style style:name="Таблица102.B" style:family="table-column">
      <style:table-column-properties style:column-width="1.33cm"/>
    </style:style>
    <style:style style:name="Таблица102.C" style:family="table-column">
      <style:table-column-properties style:column-width="2.84cm"/>
    </style:style>
    <style:style style:name="Таблица102.D" style:family="table-column">
      <style:table-column-properties style:column-width="4.999cm"/>
    </style:style>
    <style:style style:name="Таблица102.E" style:family="table-column">
      <style:table-column-properties style:column-width="2.351cm"/>
    </style:style>
    <style:style style:name="Таблица102.A1" style:family="table-cell">
      <style:table-cell-properties style:vertical-align="middle"/>
    </style:style>
    <style:style style:name="Таблица103" style:family="table">
      <style:table-properties style:width="12.656cm" table:align="left"/>
    </style:style>
    <style:style style:name="Таблица103.A" style:family="table-column">
      <style:table-column-properties style:column-width="2.529cm"/>
    </style:style>
    <style:style style:name="Таблица103.B" style:family="table-column">
      <style:table-column-properties style:column-width="5.129cm"/>
    </style:style>
    <style:style style:name="Таблица103.C" style:family="table-column">
      <style:table-column-properties style:column-width="4.997cm"/>
    </style:style>
    <style:style style:name="Таблица103.A1" style:family="table-cell">
      <style:table-cell-properties style:vertical-align="middle"/>
    </style:style>
    <style:style style:name="Таблица104" style:family="table">
      <style:table-properties style:width="14.041cm" table:align="left"/>
    </style:style>
    <style:style style:name="Таблица104.A" style:family="table-column">
      <style:table-column-properties style:column-width="2.521cm"/>
    </style:style>
    <style:style style:name="Таблица104.B" style:family="table-column">
      <style:table-column-properties style:column-width="1.33cm"/>
    </style:style>
    <style:style style:name="Таблица104.C" style:family="table-column">
      <style:table-column-properties style:column-width="2.84cm"/>
    </style:style>
    <style:style style:name="Таблица104.D" style:family="table-column">
      <style:table-column-properties style:column-width="4.999cm"/>
    </style:style>
    <style:style style:name="Таблица104.E" style:family="table-column">
      <style:table-column-properties style:column-width="2.351cm"/>
    </style:style>
    <style:style style:name="Таблица104.A1" style:family="table-cell">
      <style:table-cell-properties style:vertical-align="middle"/>
    </style:style>
    <style:style style:name="Таблица105" style:family="table">
      <style:table-properties style:width="12.656cm" table:align="left"/>
    </style:style>
    <style:style style:name="Таблица105.A" style:family="table-column">
      <style:table-column-properties style:column-width="2.529cm"/>
    </style:style>
    <style:style style:name="Таблица105.B" style:family="table-column">
      <style:table-column-properties style:column-width="5.129cm"/>
    </style:style>
    <style:style style:name="Таблица105.C" style:family="table-column">
      <style:table-column-properties style:column-width="4.997cm"/>
    </style:style>
    <style:style style:name="Таблица105.A1" style:family="table-cell">
      <style:table-cell-properties style:vertical-align="middle"/>
    </style:style>
    <style:style style:name="Таблица106" style:family="table">
      <style:table-properties style:width="13.571cm" table:align="left"/>
    </style:style>
    <style:style style:name="Таблица106.A" style:family="table-column">
      <style:table-column-properties style:column-width="0.884cm"/>
    </style:style>
    <style:style style:name="Таблица106.B" style:family="table-column">
      <style:table-column-properties style:column-width="1.33cm"/>
    </style:style>
    <style:style style:name="Таблица106.C" style:family="table-column">
      <style:table-column-properties style:column-width="2.84cm"/>
    </style:style>
    <style:style style:name="Таблица106.D" style:family="table-column">
      <style:table-column-properties style:column-width="5.015cm"/>
    </style:style>
    <style:style style:name="Таблица106.E" style:family="table-column">
      <style:table-column-properties style:column-width="3.503cm"/>
    </style:style>
    <style:style style:name="Таблица106.A1" style:family="table-cell">
      <style:table-cell-properties style:vertical-align="middle"/>
    </style:style>
    <style:style style:name="Таблица107" style:family="table">
      <style:table-properties style:width="12.656cm" table:align="left"/>
    </style:style>
    <style:style style:name="Таблица107.A" style:family="table-column">
      <style:table-column-properties style:column-width="2.529cm"/>
    </style:style>
    <style:style style:name="Таблица107.B" style:family="table-column">
      <style:table-column-properties style:column-width="5.129cm"/>
    </style:style>
    <style:style style:name="Таблица107.C" style:family="table-column">
      <style:table-column-properties style:column-width="4.997cm"/>
    </style:style>
    <style:style style:name="Таблица107.A1" style:family="table-cell">
      <style:table-cell-properties style:vertical-align="middle"/>
    </style:style>
    <style:style style:name="Таблица108" style:family="table">
      <style:table-properties style:width="13.571cm" table:align="left"/>
    </style:style>
    <style:style style:name="Таблица108.A" style:family="table-column">
      <style:table-column-properties style:column-width="0.884cm"/>
    </style:style>
    <style:style style:name="Таблица108.B" style:family="table-column">
      <style:table-column-properties style:column-width="1.33cm"/>
    </style:style>
    <style:style style:name="Таблица108.C" style:family="table-column">
      <style:table-column-properties style:column-width="2.84cm"/>
    </style:style>
    <style:style style:name="Таблица108.D" style:family="table-column">
      <style:table-column-properties style:column-width="5.015cm"/>
    </style:style>
    <style:style style:name="Таблица108.E" style:family="table-column">
      <style:table-column-properties style:column-width="3.503cm"/>
    </style:style>
    <style:style style:name="Таблица108.A1" style:family="table-cell">
      <style:table-cell-properties style:vertical-align="middle"/>
    </style:style>
    <style:style style:name="Таблица109" style:family="table">
      <style:table-properties style:width="12.656cm" table:align="left"/>
    </style:style>
    <style:style style:name="Таблица109.A" style:family="table-column">
      <style:table-column-properties style:column-width="2.529cm"/>
    </style:style>
    <style:style style:name="Таблица109.B" style:family="table-column">
      <style:table-column-properties style:column-width="5.129cm"/>
    </style:style>
    <style:style style:name="Таблица109.C" style:family="table-column">
      <style:table-column-properties style:column-width="4.997cm"/>
    </style:style>
    <style:style style:name="Таблица109.A1" style:family="table-cell">
      <style:table-cell-properties style:vertical-align="middle"/>
    </style:style>
    <style:style style:name="Таблица110" style:family="table">
      <style:table-properties style:width="14.041cm" table:align="left"/>
    </style:style>
    <style:style style:name="Таблица110.A" style:family="table-column">
      <style:table-column-properties style:column-width="2.521cm"/>
    </style:style>
    <style:style style:name="Таблица110.B" style:family="table-column">
      <style:table-column-properties style:column-width="1.33cm"/>
    </style:style>
    <style:style style:name="Таблица110.C" style:family="table-column">
      <style:table-column-properties style:column-width="2.84cm"/>
    </style:style>
    <style:style style:name="Таблица110.D" style:family="table-column">
      <style:table-column-properties style:column-width="4.999cm"/>
    </style:style>
    <style:style style:name="Таблица110.E" style:family="table-column">
      <style:table-column-properties style:column-width="2.351cm"/>
    </style:style>
    <style:style style:name="Таблица110.A1" style:family="table-cell">
      <style:table-cell-properties style:vertical-align="middle"/>
    </style:style>
    <style:style style:name="Таблица111" style:family="table">
      <style:table-properties style:width="12.656cm" table:align="left"/>
    </style:style>
    <style:style style:name="Таблица111.A" style:family="table-column">
      <style:table-column-properties style:column-width="2.529cm"/>
    </style:style>
    <style:style style:name="Таблица111.B" style:family="table-column">
      <style:table-column-properties style:column-width="5.129cm"/>
    </style:style>
    <style:style style:name="Таблица111.C" style:family="table-column">
      <style:table-column-properties style:column-width="4.997cm"/>
    </style:style>
    <style:style style:name="Таблица111.A1" style:family="table-cell">
      <style:table-cell-properties style:vertical-align="middle"/>
    </style:style>
    <style:style style:name="Таблица112" style:family="table">
      <style:table-properties style:width="12.467cm" table:align="left"/>
    </style:style>
    <style:style style:name="Таблица112.A" style:family="table-column">
      <style:table-column-properties style:column-width="0.947cm"/>
    </style:style>
    <style:style style:name="Таблица112.B" style:family="table-column">
      <style:table-column-properties style:column-width="1.33cm"/>
    </style:style>
    <style:style style:name="Таблица112.C" style:family="table-column">
      <style:table-column-properties style:column-width="2.84cm"/>
    </style:style>
    <style:style style:name="Таблица112.D" style:family="table-column">
      <style:table-column-properties style:column-width="4.999cm"/>
    </style:style>
    <style:style style:name="Таблица112.E" style:family="table-column">
      <style:table-column-properties style:column-width="2.351cm"/>
    </style:style>
    <style:style style:name="Таблица112.A1" style:family="table-cell">
      <style:table-cell-properties style:vertical-align="middle"/>
    </style:style>
    <style:style style:name="Таблица113" style:family="table">
      <style:table-properties style:width="12.656cm" table:align="left"/>
    </style:style>
    <style:style style:name="Таблица113.A" style:family="table-column">
      <style:table-column-properties style:column-width="2.529cm"/>
    </style:style>
    <style:style style:name="Таблица113.B" style:family="table-column">
      <style:table-column-properties style:column-width="5.129cm"/>
    </style:style>
    <style:style style:name="Таблица113.C" style:family="table-column">
      <style:table-column-properties style:column-width="4.997cm"/>
    </style:style>
    <style:style style:name="Таблица113.A1" style:family="table-cell">
      <style:table-cell-properties style:vertical-align="middle"/>
    </style:style>
    <style:style style:name="Таблица114" style:family="table">
      <style:table-properties style:width="12.467cm" table:align="left"/>
    </style:style>
    <style:style style:name="Таблица114.A" style:family="table-column">
      <style:table-column-properties style:column-width="0.947cm"/>
    </style:style>
    <style:style style:name="Таблица114.B" style:family="table-column">
      <style:table-column-properties style:column-width="1.33cm"/>
    </style:style>
    <style:style style:name="Таблица114.C" style:family="table-column">
      <style:table-column-properties style:column-width="2.84cm"/>
    </style:style>
    <style:style style:name="Таблица114.D" style:family="table-column">
      <style:table-column-properties style:column-width="4.999cm"/>
    </style:style>
    <style:style style:name="Таблица114.E" style:family="table-column">
      <style:table-column-properties style:column-width="2.351cm"/>
    </style:style>
    <style:style style:name="Таблица114.A1" style:family="table-cell">
      <style:table-cell-properties style:vertical-align="middle"/>
    </style:style>
    <style:style style:name="Таблица115" style:family="table">
      <style:table-properties style:width="12.656cm" table:align="left"/>
    </style:style>
    <style:style style:name="Таблица115.A" style:family="table-column">
      <style:table-column-properties style:column-width="2.529cm"/>
    </style:style>
    <style:style style:name="Таблица115.B" style:family="table-column">
      <style:table-column-properties style:column-width="5.129cm"/>
    </style:style>
    <style:style style:name="Таблица115.C" style:family="table-column">
      <style:table-column-properties style:column-width="4.997cm"/>
    </style:style>
    <style:style style:name="Таблица115.A1" style:family="table-cell">
      <style:table-cell-properties style:vertical-align="middle"/>
    </style:style>
    <style:style style:name="Таблица116" style:family="table">
      <style:table-properties style:width="14.041cm" table:align="left"/>
    </style:style>
    <style:style style:name="Таблица116.A" style:family="table-column">
      <style:table-column-properties style:column-width="2.521cm"/>
    </style:style>
    <style:style style:name="Таблица116.B" style:family="table-column">
      <style:table-column-properties style:column-width="1.33cm"/>
    </style:style>
    <style:style style:name="Таблица116.C" style:family="table-column">
      <style:table-column-properties style:column-width="2.84cm"/>
    </style:style>
    <style:style style:name="Таблица116.D" style:family="table-column">
      <style:table-column-properties style:column-width="4.999cm"/>
    </style:style>
    <style:style style:name="Таблица116.E" style:family="table-column">
      <style:table-column-properties style:column-width="2.351cm"/>
    </style:style>
    <style:style style:name="Таблица116.A1" style:family="table-cell">
      <style:table-cell-properties style:vertical-align="middle"/>
    </style:style>
    <style:style style:name="Таблица117" style:family="table">
      <style:table-properties style:width="12.656cm" table:align="left"/>
    </style:style>
    <style:style style:name="Таблица117.A" style:family="table-column">
      <style:table-column-properties style:column-width="2.529cm"/>
    </style:style>
    <style:style style:name="Таблица117.B" style:family="table-column">
      <style:table-column-properties style:column-width="5.129cm"/>
    </style:style>
    <style:style style:name="Таблица117.C" style:family="table-column">
      <style:table-column-properties style:column-width="4.997cm"/>
    </style:style>
    <style:style style:name="Таблица117.A1" style:family="table-cell">
      <style:table-cell-properties style:vertical-align="middle"/>
    </style:style>
    <style:style style:name="Таблица118" style:family="table">
      <style:table-properties style:width="15.45cm" table:align="left"/>
    </style:style>
    <style:style style:name="Таблица118.A" style:family="table-column">
      <style:table-column-properties style:column-width="0.884cm"/>
    </style:style>
    <style:style style:name="Таблица118.B" style:family="table-column">
      <style:table-column-properties style:column-width="1.33cm"/>
    </style:style>
    <style:style style:name="Таблица118.C" style:family="table-column">
      <style:table-column-properties style:column-width="2.84cm"/>
    </style:style>
    <style:style style:name="Таблица118.D" style:family="table-column">
      <style:table-column-properties style:column-width="5.883cm"/>
    </style:style>
    <style:style style:name="Таблица118.E" style:family="table-column">
      <style:table-column-properties style:column-width="4.514cm"/>
    </style:style>
    <style:style style:name="Таблица118.A1" style:family="table-cell">
      <style:table-cell-properties style:vertical-align="middle"/>
    </style:style>
    <style:style style:name="Таблица119" style:family="table">
      <style:table-properties style:width="12.656cm" table:align="left"/>
    </style:style>
    <style:style style:name="Таблица119.A" style:family="table-column">
      <style:table-column-properties style:column-width="2.529cm"/>
    </style:style>
    <style:style style:name="Таблица119.B" style:family="table-column">
      <style:table-column-properties style:column-width="5.129cm"/>
    </style:style>
    <style:style style:name="Таблица119.C" style:family="table-column">
      <style:table-column-properties style:column-width="4.997cm"/>
    </style:style>
    <style:style style:name="Таблица119.A1" style:family="table-cell">
      <style:table-cell-properties style:vertical-align="middle"/>
    </style:style>
    <style:style style:name="Таблица120" style:family="table">
      <style:table-properties style:width="15.45cm" table:align="left"/>
    </style:style>
    <style:style style:name="Таблица120.A" style:family="table-column">
      <style:table-column-properties style:column-width="0.884cm"/>
    </style:style>
    <style:style style:name="Таблица120.B" style:family="table-column">
      <style:table-column-properties style:column-width="1.33cm"/>
    </style:style>
    <style:style style:name="Таблица120.C" style:family="table-column">
      <style:table-column-properties style:column-width="2.84cm"/>
    </style:style>
    <style:style style:name="Таблица120.D" style:family="table-column">
      <style:table-column-properties style:column-width="5.883cm"/>
    </style:style>
    <style:style style:name="Таблица120.E" style:family="table-column">
      <style:table-column-properties style:column-width="4.514cm"/>
    </style:style>
    <style:style style:name="Таблица120.A1" style:family="table-cell">
      <style:table-cell-properties style:vertical-align="middle"/>
    </style:style>
    <style:style style:name="Таблица121" style:family="table">
      <style:table-properties style:width="12.656cm" table:align="left"/>
    </style:style>
    <style:style style:name="Таблица121.A" style:family="table-column">
      <style:table-column-properties style:column-width="2.529cm"/>
    </style:style>
    <style:style style:name="Таблица121.B" style:family="table-column">
      <style:table-column-properties style:column-width="5.129cm"/>
    </style:style>
    <style:style style:name="Таблица121.C" style:family="table-column">
      <style:table-column-properties style:column-width="4.997cm"/>
    </style:style>
    <style:style style:name="Таблица121.A1" style:family="table-cell">
      <style:table-cell-properties style:vertical-align="middle"/>
    </style:style>
    <style:style style:name="Таблица122" style:family="table">
      <style:table-properties style:width="14.041cm" table:align="left"/>
    </style:style>
    <style:style style:name="Таблица122.A" style:family="table-column">
      <style:table-column-properties style:column-width="2.521cm"/>
    </style:style>
    <style:style style:name="Таблица122.B" style:family="table-column">
      <style:table-column-properties style:column-width="1.33cm"/>
    </style:style>
    <style:style style:name="Таблица122.C" style:family="table-column">
      <style:table-column-properties style:column-width="2.84cm"/>
    </style:style>
    <style:style style:name="Таблица122.D" style:family="table-column">
      <style:table-column-properties style:column-width="4.999cm"/>
    </style:style>
    <style:style style:name="Таблица122.E" style:family="table-column">
      <style:table-column-properties style:column-width="2.351cm"/>
    </style:style>
    <style:style style:name="Таблица122.A1" style:family="table-cell">
      <style:table-cell-properties style:vertical-align="middle"/>
    </style:style>
    <style:style style:name="Таблица123" style:family="table">
      <style:table-properties style:width="12.656cm" table:align="left"/>
    </style:style>
    <style:style style:name="Таблица123.A" style:family="table-column">
      <style:table-column-properties style:column-width="2.529cm"/>
    </style:style>
    <style:style style:name="Таблица123.B" style:family="table-column">
      <style:table-column-properties style:column-width="5.129cm"/>
    </style:style>
    <style:style style:name="Таблица123.C" style:family="table-column">
      <style:table-column-properties style:column-width="4.997cm"/>
    </style:style>
    <style:style style:name="Таблица123.A1" style:family="table-cell">
      <style:table-cell-properties style:vertical-align="middle"/>
    </style:style>
    <style:style style:name="Таблица124" style:family="table">
      <style:table-properties style:width="12.467cm" table:align="left"/>
    </style:style>
    <style:style style:name="Таблица124.A" style:family="table-column">
      <style:table-column-properties style:column-width="0.947cm"/>
    </style:style>
    <style:style style:name="Таблица124.B" style:family="table-column">
      <style:table-column-properties style:column-width="1.33cm"/>
    </style:style>
    <style:style style:name="Таблица124.C" style:family="table-column">
      <style:table-column-properties style:column-width="2.84cm"/>
    </style:style>
    <style:style style:name="Таблица124.D" style:family="table-column">
      <style:table-column-properties style:column-width="4.999cm"/>
    </style:style>
    <style:style style:name="Таблица124.E" style:family="table-column">
      <style:table-column-properties style:column-width="2.351cm"/>
    </style:style>
    <style:style style:name="Таблица124.A1" style:family="table-cell">
      <style:table-cell-properties style:vertical-align="middle"/>
    </style:style>
    <style:style style:name="Таблица125" style:family="table">
      <style:table-properties style:width="13.197cm" table:align="left"/>
    </style:style>
    <style:style style:name="Таблица125.A" style:family="table-column">
      <style:table-column-properties style:column-width="2.529cm"/>
    </style:style>
    <style:style style:name="Таблица125.B" style:family="table-column">
      <style:table-column-properties style:column-width="5.129cm"/>
    </style:style>
    <style:style style:name="Таблица125.C" style:family="table-column">
      <style:table-column-properties style:column-width="5.539cm"/>
    </style:style>
    <style:style style:name="Таблица125.A1" style:family="table-cell">
      <style:table-cell-properties style:vertical-align="middle"/>
    </style:style>
    <style:style style:name="Таблица126" style:family="table">
      <style:table-properties style:width="12.467cm" table:align="left"/>
    </style:style>
    <style:style style:name="Таблица126.A" style:family="table-column">
      <style:table-column-properties style:column-width="0.947cm"/>
    </style:style>
    <style:style style:name="Таблица126.B" style:family="table-column">
      <style:table-column-properties style:column-width="1.33cm"/>
    </style:style>
    <style:style style:name="Таблица126.C" style:family="table-column">
      <style:table-column-properties style:column-width="2.84cm"/>
    </style:style>
    <style:style style:name="Таблица126.D" style:family="table-column">
      <style:table-column-properties style:column-width="4.999cm"/>
    </style:style>
    <style:style style:name="Таблица126.E" style:family="table-column">
      <style:table-column-properties style:column-width="2.351cm"/>
    </style:style>
    <style:style style:name="Таблица126.A1" style:family="table-cell">
      <style:table-cell-properties style:vertical-align="middle"/>
    </style:style>
    <style:style style:name="Таблица127" style:family="table">
      <style:table-properties style:width="12.656cm" table:align="left"/>
    </style:style>
    <style:style style:name="Таблица127.A" style:family="table-column">
      <style:table-column-properties style:column-width="2.529cm"/>
    </style:style>
    <style:style style:name="Таблица127.B" style:family="table-column">
      <style:table-column-properties style:column-width="5.129cm"/>
    </style:style>
    <style:style style:name="Таблица127.C" style:family="table-column">
      <style:table-column-properties style:column-width="4.997cm"/>
    </style:style>
    <style:style style:name="Таблица127.A1" style:family="table-cell">
      <style:table-cell-properties style:vertical-align="middle"/>
    </style:style>
    <style:style style:name="Таблица128" style:family="table">
      <style:table-properties style:width="14.041cm" table:align="left"/>
    </style:style>
    <style:style style:name="Таблица128.A" style:family="table-column">
      <style:table-column-properties style:column-width="2.521cm"/>
    </style:style>
    <style:style style:name="Таблица128.B" style:family="table-column">
      <style:table-column-properties style:column-width="1.33cm"/>
    </style:style>
    <style:style style:name="Таблица128.C" style:family="table-column">
      <style:table-column-properties style:column-width="2.84cm"/>
    </style:style>
    <style:style style:name="Таблица128.D" style:family="table-column">
      <style:table-column-properties style:column-width="4.999cm"/>
    </style:style>
    <style:style style:name="Таблица128.E" style:family="table-column">
      <style:table-column-properties style:column-width="2.351cm"/>
    </style:style>
    <style:style style:name="Таблица128.A1" style:family="table-cell">
      <style:table-cell-properties style:vertical-align="middle"/>
    </style:style>
    <style:style style:name="Таблица129" style:family="table">
      <style:table-properties style:width="12.656cm" table:align="left"/>
    </style:style>
    <style:style style:name="Таблица129.A" style:family="table-column">
      <style:table-column-properties style:column-width="2.529cm"/>
    </style:style>
    <style:style style:name="Таблица129.B" style:family="table-column">
      <style:table-column-properties style:column-width="5.129cm"/>
    </style:style>
    <style:style style:name="Таблица129.C" style:family="table-column">
      <style:table-column-properties style:column-width="4.997cm"/>
    </style:style>
    <style:style style:name="Таблица129.A1" style:family="table-cell">
      <style:table-cell-properties style:vertical-align="middle"/>
    </style:style>
    <style:style style:name="Таблица130" style:family="table">
      <style:table-properties style:width="15.651cm" table:align="left"/>
    </style:style>
    <style:style style:name="Таблица130.A" style:family="table-column">
      <style:table-column-properties style:column-width="0.884cm"/>
    </style:style>
    <style:style style:name="Таблица130.B" style:family="table-column">
      <style:table-column-properties style:column-width="1.33cm"/>
    </style:style>
    <style:style style:name="Таблица130.C" style:family="table-column">
      <style:table-column-properties style:column-width="2.84cm"/>
    </style:style>
    <style:style style:name="Таблица130.D" style:family="table-column">
      <style:table-column-properties style:column-width="5.943cm"/>
    </style:style>
    <style:style style:name="Таблица130.E" style:family="table-column">
      <style:table-column-properties style:column-width="4.655cm"/>
    </style:style>
    <style:style style:name="Таблица130.A1" style:family="table-cell">
      <style:table-cell-properties style:vertical-align="middle"/>
    </style:style>
    <style:style style:name="Таблица131" style:family="table">
      <style:table-properties style:width="12.656cm" table:align="left"/>
    </style:style>
    <style:style style:name="Таблица131.A" style:family="table-column">
      <style:table-column-properties style:column-width="2.529cm"/>
    </style:style>
    <style:style style:name="Таблица131.B" style:family="table-column">
      <style:table-column-properties style:column-width="5.129cm"/>
    </style:style>
    <style:style style:name="Таблица131.C" style:family="table-column">
      <style:table-column-properties style:column-width="4.997cm"/>
    </style:style>
    <style:style style:name="Таблица131.A1" style:family="table-cell">
      <style:table-cell-properties style:vertical-align="middle"/>
    </style:style>
    <style:style style:name="Таблица132" style:family="table">
      <style:table-properties style:width="15.651cm" table:align="left"/>
    </style:style>
    <style:style style:name="Таблица132.A" style:family="table-column">
      <style:table-column-properties style:column-width="0.884cm"/>
    </style:style>
    <style:style style:name="Таблица132.B" style:family="table-column">
      <style:table-column-properties style:column-width="1.33cm"/>
    </style:style>
    <style:style style:name="Таблица132.C" style:family="table-column">
      <style:table-column-properties style:column-width="2.84cm"/>
    </style:style>
    <style:style style:name="Таблица132.D" style:family="table-column">
      <style:table-column-properties style:column-width="5.943cm"/>
    </style:style>
    <style:style style:name="Таблица132.E" style:family="table-column">
      <style:table-column-properties style:column-width="4.655cm"/>
    </style:style>
    <style:style style:name="Таблица132.A1" style:family="table-cell">
      <style:table-cell-properties style:vertical-align="middle"/>
    </style:style>
    <style:style style:name="Таблица133" style:family="table">
      <style:table-properties style:width="12.656cm" table:align="left"/>
    </style:style>
    <style:style style:name="Таблица133.A" style:family="table-column">
      <style:table-column-properties style:column-width="2.529cm"/>
    </style:style>
    <style:style style:name="Таблица133.B" style:family="table-column">
      <style:table-column-properties style:column-width="5.129cm"/>
    </style:style>
    <style:style style:name="Таблица133.C" style:family="table-column">
      <style:table-column-properties style:column-width="4.997cm"/>
    </style:style>
    <style:style style:name="Таблица133.A1" style:family="table-cell">
      <style:table-cell-properties style:vertical-align="middle"/>
    </style:style>
    <style:style style:name="Таблица134" style:family="table">
      <style:table-properties style:width="14.041cm" table:align="left"/>
    </style:style>
    <style:style style:name="Таблица134.A" style:family="table-column">
      <style:table-column-properties style:column-width="2.521cm"/>
    </style:style>
    <style:style style:name="Таблица134.B" style:family="table-column">
      <style:table-column-properties style:column-width="1.33cm"/>
    </style:style>
    <style:style style:name="Таблица134.C" style:family="table-column">
      <style:table-column-properties style:column-width="2.84cm"/>
    </style:style>
    <style:style style:name="Таблица134.D" style:family="table-column">
      <style:table-column-properties style:column-width="4.999cm"/>
    </style:style>
    <style:style style:name="Таблица134.E" style:family="table-column">
      <style:table-column-properties style:column-width="2.351cm"/>
    </style:style>
    <style:style style:name="Таблица134.A1" style:family="table-cell">
      <style:table-cell-properties style:vertical-align="middle"/>
    </style:style>
    <style:style style:name="Таблица135" style:family="table">
      <style:table-properties style:width="12.656cm" table:align="left"/>
    </style:style>
    <style:style style:name="Таблица135.A" style:family="table-column">
      <style:table-column-properties style:column-width="2.529cm"/>
    </style:style>
    <style:style style:name="Таблица135.B" style:family="table-column">
      <style:table-column-properties style:column-width="5.129cm"/>
    </style:style>
    <style:style style:name="Таблица135.C" style:family="table-column">
      <style:table-column-properties style:column-width="4.997cm"/>
    </style:style>
    <style:style style:name="Таблица135.A1" style:family="table-cell">
      <style:table-cell-properties style:vertical-align="middle"/>
    </style:style>
    <style:style style:name="Таблица136" style:family="table">
      <style:table-properties style:width="12.467cm" table:align="left"/>
    </style:style>
    <style:style style:name="Таблица136.A" style:family="table-column">
      <style:table-column-properties style:column-width="0.947cm"/>
    </style:style>
    <style:style style:name="Таблица136.B" style:family="table-column">
      <style:table-column-properties style:column-width="1.33cm"/>
    </style:style>
    <style:style style:name="Таблица136.C" style:family="table-column">
      <style:table-column-properties style:column-width="2.84cm"/>
    </style:style>
    <style:style style:name="Таблица136.D" style:family="table-column">
      <style:table-column-properties style:column-width="4.999cm"/>
    </style:style>
    <style:style style:name="Таблица136.E" style:family="table-column">
      <style:table-column-properties style:column-width="2.351cm"/>
    </style:style>
    <style:style style:name="Таблица136.A1" style:family="table-cell">
      <style:table-cell-properties style:vertical-align="middle"/>
    </style:style>
    <style:style style:name="Таблица137" style:family="table">
      <style:table-properties style:width="13.339cm" table:align="left"/>
    </style:style>
    <style:style style:name="Таблица137.A" style:family="table-column">
      <style:table-column-properties style:column-width="2.529cm"/>
    </style:style>
    <style:style style:name="Таблица137.B" style:family="table-column">
      <style:table-column-properties style:column-width="5.129cm"/>
    </style:style>
    <style:style style:name="Таблица137.C" style:family="table-column">
      <style:table-column-properties style:column-width="5.68cm"/>
    </style:style>
    <style:style style:name="Таблица137.A1" style:family="table-cell">
      <style:table-cell-properties style:vertical-align="middle"/>
    </style:style>
    <style:style style:name="Таблица138" style:family="table">
      <style:table-properties style:width="12.467cm" table:align="left"/>
    </style:style>
    <style:style style:name="Таблица138.A" style:family="table-column">
      <style:table-column-properties style:column-width="0.947cm"/>
    </style:style>
    <style:style style:name="Таблица138.B" style:family="table-column">
      <style:table-column-properties style:column-width="1.33cm"/>
    </style:style>
    <style:style style:name="Таблица138.C" style:family="table-column">
      <style:table-column-properties style:column-width="2.84cm"/>
    </style:style>
    <style:style style:name="Таблица138.D" style:family="table-column">
      <style:table-column-properties style:column-width="4.999cm"/>
    </style:style>
    <style:style style:name="Таблица138.E" style:family="table-column">
      <style:table-column-properties style:column-width="2.351cm"/>
    </style:style>
    <style:style style:name="Таблица138.A1" style:family="table-cell">
      <style:table-cell-properties style:vertical-align="middle"/>
    </style:style>
    <style:style style:name="Таблица139" style:family="table">
      <style:table-properties style:width="12.656cm" table:align="left"/>
    </style:style>
    <style:style style:name="Таблица139.A" style:family="table-column">
      <style:table-column-properties style:column-width="2.529cm"/>
    </style:style>
    <style:style style:name="Таблица139.B" style:family="table-column">
      <style:table-column-properties style:column-width="5.129cm"/>
    </style:style>
    <style:style style:name="Таблица139.C" style:family="table-column">
      <style:table-column-properties style:column-width="4.997cm"/>
    </style:style>
    <style:style style:name="Таблица139.A1" style:family="table-cell">
      <style:table-cell-properties style:vertical-align="middle"/>
    </style:style>
    <style:style style:name="Таблица140" style:family="table">
      <style:table-properties style:width="13.01cm" table:align="left"/>
    </style:style>
    <style:style style:name="Таблица140.A" style:family="table-column">
      <style:table-column-properties style:column-width="2.529cm"/>
    </style:style>
    <style:style style:name="Таблица140.B" style:family="table-column">
      <style:table-column-properties style:column-width="5.129cm"/>
    </style:style>
    <style:style style:name="Таблица140.C" style:family="table-column">
      <style:table-column-properties style:column-width="5.352cm"/>
    </style:style>
    <style:style style:name="Таблица140.A1" style:family="table-cell">
      <style:table-cell-properties style:vertical-align="middle"/>
    </style:style>
    <style:style style:name="Таблица141" style:family="table">
      <style:table-properties style:width="12.656cm" table:align="left"/>
    </style:style>
    <style:style style:name="Таблица141.A" style:family="table-column">
      <style:table-column-properties style:column-width="2.529cm"/>
    </style:style>
    <style:style style:name="Таблица141.B" style:family="table-column">
      <style:table-column-properties style:column-width="5.129cm"/>
    </style:style>
    <style:style style:name="Таблица141.C" style:family="table-column">
      <style:table-column-properties style:column-width="4.997cm"/>
    </style:style>
    <style:style style:name="Таблица141.A1" style:family="table-cell">
      <style:table-cell-properties style:vertical-align="middle"/>
    </style:style>
    <style:style style:name="Таблица142" style:family="table">
      <style:table-properties style:width="14.374cm" table:align="left"/>
    </style:style>
    <style:style style:name="Таблица142.A" style:family="table-column">
      <style:table-column-properties style:column-width="2.521cm"/>
    </style:style>
    <style:style style:name="Таблица142.B" style:family="table-column">
      <style:table-column-properties style:column-width="1.33cm"/>
    </style:style>
    <style:style style:name="Таблица142.C" style:family="table-column">
      <style:table-column-properties style:column-width="2.84cm"/>
    </style:style>
    <style:style style:name="Таблица142.D" style:family="table-column">
      <style:table-column-properties style:column-width="5.332cm"/>
    </style:style>
    <style:style style:name="Таблица142.E" style:family="table-column">
      <style:table-column-properties style:column-width="2.351cm"/>
    </style:style>
    <style:style style:name="Таблица142.A1" style:family="table-cell">
      <style:table-cell-properties style:vertical-align="middle"/>
    </style:style>
    <style:style style:name="Таблица143" style:family="table">
      <style:table-properties style:width="12.656cm" table:align="left"/>
    </style:style>
    <style:style style:name="Таблица143.A" style:family="table-column">
      <style:table-column-properties style:column-width="2.529cm"/>
    </style:style>
    <style:style style:name="Таблица143.B" style:family="table-column">
      <style:table-column-properties style:column-width="5.129cm"/>
    </style:style>
    <style:style style:name="Таблица143.C" style:family="table-column">
      <style:table-column-properties style:column-width="4.997cm"/>
    </style:style>
    <style:style style:name="Таблица143.A1" style:family="table-cell">
      <style:table-cell-properties style:vertical-align="middle"/>
    </style:style>
    <style:style style:name="Таблица144" style:family="table">
      <style:table-properties style:width="16.459cm" table:align="left"/>
    </style:style>
    <style:style style:name="Таблица144.A" style:family="table-column">
      <style:table-column-properties style:column-width="0.884cm"/>
    </style:style>
    <style:style style:name="Таблица144.B" style:family="table-column">
      <style:table-column-properties style:column-width="1.33cm"/>
    </style:style>
    <style:style style:name="Таблица144.C" style:family="table-column">
      <style:table-column-properties style:column-width="2.84cm"/>
    </style:style>
    <style:style style:name="Таблица144.D" style:family="table-column">
      <style:table-column-properties style:column-width="6.846cm"/>
    </style:style>
    <style:style style:name="Таблица144.E" style:family="table-column">
      <style:table-column-properties style:column-width="4.56cm"/>
    </style:style>
    <style:style style:name="Таблица144.A1" style:family="table-cell">
      <style:table-cell-properties style:vertical-align="middle"/>
    </style:style>
    <style:style style:name="Таблица145" style:family="table">
      <style:table-properties style:width="12.656cm" table:align="left"/>
    </style:style>
    <style:style style:name="Таблица145.A" style:family="table-column">
      <style:table-column-properties style:column-width="2.529cm"/>
    </style:style>
    <style:style style:name="Таблица145.B" style:family="table-column">
      <style:table-column-properties style:column-width="5.129cm"/>
    </style:style>
    <style:style style:name="Таблица145.C" style:family="table-column">
      <style:table-column-properties style:column-width="4.997cm"/>
    </style:style>
    <style:style style:name="Таблица145.A1" style:family="table-cell">
      <style:table-cell-properties style:vertical-align="middle"/>
    </style:style>
    <style:style style:name="Таблица146" style:family="table">
      <style:table-properties style:width="16.459cm" table:align="left"/>
    </style:style>
    <style:style style:name="Таблица146.A" style:family="table-column">
      <style:table-column-properties style:column-width="0.884cm"/>
    </style:style>
    <style:style style:name="Таблица146.B" style:family="table-column">
      <style:table-column-properties style:column-width="1.33cm"/>
    </style:style>
    <style:style style:name="Таблица146.C" style:family="table-column">
      <style:table-column-properties style:column-width="2.84cm"/>
    </style:style>
    <style:style style:name="Таблица146.D" style:family="table-column">
      <style:table-column-properties style:column-width="6.846cm"/>
    </style:style>
    <style:style style:name="Таблица146.E" style:family="table-column">
      <style:table-column-properties style:column-width="4.56cm"/>
    </style:style>
    <style:style style:name="Таблица146.A1" style:family="table-cell">
      <style:table-cell-properties style:vertical-align="middle"/>
    </style:style>
    <style:style style:name="Таблица147" style:family="table">
      <style:table-properties style:width="12.656cm" table:align="left"/>
    </style:style>
    <style:style style:name="Таблица147.A" style:family="table-column">
      <style:table-column-properties style:column-width="2.529cm"/>
    </style:style>
    <style:style style:name="Таблица147.B" style:family="table-column">
      <style:table-column-properties style:column-width="5.129cm"/>
    </style:style>
    <style:style style:name="Таблица147.C" style:family="table-column">
      <style:table-column-properties style:column-width="4.997cm"/>
    </style:style>
    <style:style style:name="Таблица147.A1" style:family="table-cell">
      <style:table-cell-properties style:vertical-align="middle"/>
    </style:style>
    <style:style style:name="Таблица148" style:family="table">
      <style:table-properties style:width="14.374cm" table:align="left"/>
    </style:style>
    <style:style style:name="Таблица148.A" style:family="table-column">
      <style:table-column-properties style:column-width="2.521cm"/>
    </style:style>
    <style:style style:name="Таблица148.B" style:family="table-column">
      <style:table-column-properties style:column-width="1.33cm"/>
    </style:style>
    <style:style style:name="Таблица148.C" style:family="table-column">
      <style:table-column-properties style:column-width="2.84cm"/>
    </style:style>
    <style:style style:name="Таблица148.D" style:family="table-column">
      <style:table-column-properties style:column-width="5.332cm"/>
    </style:style>
    <style:style style:name="Таблица148.E" style:family="table-column">
      <style:table-column-properties style:column-width="2.351cm"/>
    </style:style>
    <style:style style:name="Таблица148.A1" style:family="table-cell">
      <style:table-cell-properties style:vertical-align="middle"/>
    </style:style>
    <style:style style:name="Таблица149" style:family="table">
      <style:table-properties style:width="12.656cm" table:align="left"/>
    </style:style>
    <style:style style:name="Таблица149.A" style:family="table-column">
      <style:table-column-properties style:column-width="2.529cm"/>
    </style:style>
    <style:style style:name="Таблица149.B" style:family="table-column">
      <style:table-column-properties style:column-width="5.129cm"/>
    </style:style>
    <style:style style:name="Таблица149.C" style:family="table-column">
      <style:table-column-properties style:column-width="4.997cm"/>
    </style:style>
    <style:style style:name="Таблица149.A1" style:family="table-cell">
      <style:table-cell-properties style:vertical-align="middle"/>
    </style:style>
    <style:style style:name="Таблица150" style:family="table">
      <style:table-properties style:width="12.467cm" table:align="left"/>
    </style:style>
    <style:style style:name="Таблица150.A" style:family="table-column">
      <style:table-column-properties style:column-width="0.947cm"/>
    </style:style>
    <style:style style:name="Таблица150.B" style:family="table-column">
      <style:table-column-properties style:column-width="1.33cm"/>
    </style:style>
    <style:style style:name="Таблица150.C" style:family="table-column">
      <style:table-column-properties style:column-width="2.84cm"/>
    </style:style>
    <style:style style:name="Таблица150.D" style:family="table-column">
      <style:table-column-properties style:column-width="4.999cm"/>
    </style:style>
    <style:style style:name="Таблица150.E" style:family="table-column">
      <style:table-column-properties style:column-width="2.351cm"/>
    </style:style>
    <style:style style:name="Таблица150.A1" style:family="table-cell">
      <style:table-cell-properties style:vertical-align="middle"/>
    </style:style>
    <style:style style:name="Таблица151" style:family="table">
      <style:table-properties style:width="12.656cm" table:align="left"/>
    </style:style>
    <style:style style:name="Таблица151.A" style:family="table-column">
      <style:table-column-properties style:column-width="2.529cm"/>
    </style:style>
    <style:style style:name="Таблица151.B" style:family="table-column">
      <style:table-column-properties style:column-width="5.129cm"/>
    </style:style>
    <style:style style:name="Таблица151.C" style:family="table-column">
      <style:table-column-properties style:column-width="4.997cm"/>
    </style:style>
    <style:style style:name="Таблица151.A1" style:family="table-cell">
      <style:table-cell-properties style:vertical-align="middle"/>
    </style:style>
    <style:style style:name="Таблица152" style:family="table">
      <style:table-properties style:width="12.467cm" table:align="left"/>
    </style:style>
    <style:style style:name="Таблица152.A" style:family="table-column">
      <style:table-column-properties style:column-width="0.947cm"/>
    </style:style>
    <style:style style:name="Таблица152.B" style:family="table-column">
      <style:table-column-properties style:column-width="1.33cm"/>
    </style:style>
    <style:style style:name="Таблица152.C" style:family="table-column">
      <style:table-column-properties style:column-width="2.84cm"/>
    </style:style>
    <style:style style:name="Таблица152.D" style:family="table-column">
      <style:table-column-properties style:column-width="4.999cm"/>
    </style:style>
    <style:style style:name="Таблица152.E" style:family="table-column">
      <style:table-column-properties style:column-width="2.351cm"/>
    </style:style>
    <style:style style:name="Таблица152.A1" style:family="table-cell">
      <style:table-cell-properties style:vertical-align="middle"/>
    </style:style>
    <style:style style:name="Таблица153" style:family="table">
      <style:table-properties style:width="12.656cm" table:align="left"/>
    </style:style>
    <style:style style:name="Таблица153.A" style:family="table-column">
      <style:table-column-properties style:column-width="2.529cm"/>
    </style:style>
    <style:style style:name="Таблица153.B" style:family="table-column">
      <style:table-column-properties style:column-width="5.129cm"/>
    </style:style>
    <style:style style:name="Таблица153.C" style:family="table-column">
      <style:table-column-properties style:column-width="4.997cm"/>
    </style:style>
    <style:style style:name="Таблица153.A1" style:family="table-cell">
      <style:table-cell-properties style:vertical-align="middle"/>
    </style:style>
    <style:style style:name="Таблица154" style:family="table">
      <style:table-properties style:width="15.577cm" table:align="left"/>
    </style:style>
    <style:style style:name="Таблица154.A" style:family="table-column">
      <style:table-column-properties style:column-width="0.947cm"/>
    </style:style>
    <style:style style:name="Таблица154.B" style:family="table-column">
      <style:table-column-properties style:column-width="1.33cm"/>
    </style:style>
    <style:style style:name="Таблица154.C" style:family="table-column">
      <style:table-column-properties style:column-width="2.84cm"/>
    </style:style>
    <style:style style:name="Таблица154.D" style:family="table-column">
      <style:table-column-properties style:column-width="8.109cm"/>
    </style:style>
    <style:style style:name="Таблица154.E" style:family="table-column">
      <style:table-column-properties style:column-width="2.351cm"/>
    </style:style>
    <style:style style:name="Таблица154.A1" style:family="table-cell">
      <style:table-cell-properties style:vertical-align="middle"/>
    </style:style>
    <style:style style:name="Таблица155" style:family="table">
      <style:table-properties style:width="13.548cm" table:align="left"/>
    </style:style>
    <style:style style:name="Таблица155.A" style:family="table-column">
      <style:table-column-properties style:column-width="2.529cm"/>
    </style:style>
    <style:style style:name="Таблица155.B" style:family="table-column">
      <style:table-column-properties style:column-width="5.129cm"/>
    </style:style>
    <style:style style:name="Таблица155.C" style:family="table-column">
      <style:table-column-properties style:column-width="5.89cm"/>
    </style:style>
    <style:style style:name="Таблица155.A1" style:family="table-cell">
      <style:table-cell-properties style:vertical-align="middle"/>
    </style:style>
    <style:style style:name="Таблица156" style:family="table">
      <style:table-properties style:width="20.003cm" table:align="left"/>
    </style:style>
    <style:style style:name="Таблица156.A" style:family="table-column">
      <style:table-column-properties style:column-width="0.884cm"/>
    </style:style>
    <style:style style:name="Таблица156.B" style:family="table-column">
      <style:table-column-properties style:column-width="1.33cm"/>
    </style:style>
    <style:style style:name="Таблица156.C" style:family="table-column">
      <style:table-column-properties style:column-width="2.84cm"/>
    </style:style>
    <style:style style:name="Таблица156.D" style:family="table-column">
      <style:table-column-properties style:column-width="8.968cm"/>
    </style:style>
    <style:style style:name="Таблица156.E" style:family="table-column">
      <style:table-column-properties style:column-width="5.981cm"/>
    </style:style>
    <style:style style:name="Таблица156.A1" style:family="table-cell">
      <style:table-cell-properties style:vertical-align="middle"/>
    </style:style>
    <style:style style:name="Таблица157" style:family="table">
      <style:table-properties style:width="13.548cm" table:align="left"/>
    </style:style>
    <style:style style:name="Таблица157.A" style:family="table-column">
      <style:table-column-properties style:column-width="2.529cm"/>
    </style:style>
    <style:style style:name="Таблица157.B" style:family="table-column">
      <style:table-column-properties style:column-width="5.129cm"/>
    </style:style>
    <style:style style:name="Таблица157.C" style:family="table-column">
      <style:table-column-properties style:column-width="5.89cm"/>
    </style:style>
    <style:style style:name="Таблица157.A1" style:family="table-cell">
      <style:table-cell-properties style:vertical-align="middle"/>
    </style:style>
    <style:style style:name="Таблица158" style:family="table">
      <style:table-properties style:width="20.003cm" table:align="left"/>
    </style:style>
    <style:style style:name="Таблица158.A" style:family="table-column">
      <style:table-column-properties style:column-width="0.884cm"/>
    </style:style>
    <style:style style:name="Таблица158.B" style:family="table-column">
      <style:table-column-properties style:column-width="1.33cm"/>
    </style:style>
    <style:style style:name="Таблица158.C" style:family="table-column">
      <style:table-column-properties style:column-width="2.84cm"/>
    </style:style>
    <style:style style:name="Таблица158.D" style:family="table-column">
      <style:table-column-properties style:column-width="8.968cm"/>
    </style:style>
    <style:style style:name="Таблица158.E" style:family="table-column">
      <style:table-column-properties style:column-width="5.981cm"/>
    </style:style>
    <style:style style:name="Таблица158.A1" style:family="table-cell">
      <style:table-cell-properties style:vertical-align="middle"/>
    </style:style>
    <style:style style:name="Таблица159" style:family="table">
      <style:table-properties style:width="13.548cm" table:align="left"/>
    </style:style>
    <style:style style:name="Таблица159.A" style:family="table-column">
      <style:table-column-properties style:column-width="2.529cm"/>
    </style:style>
    <style:style style:name="Таблица159.B" style:family="table-column">
      <style:table-column-properties style:column-width="5.129cm"/>
    </style:style>
    <style:style style:name="Таблица159.C" style:family="table-column">
      <style:table-column-properties style:column-width="5.89cm"/>
    </style:style>
    <style:style style:name="Таблица159.A1" style:family="table-cell">
      <style:table-cell-properties style:vertical-align="middle"/>
    </style:style>
    <style:style style:name="Таблица160" style:family="table">
      <style:table-properties style:width="15.577cm" table:align="left"/>
    </style:style>
    <style:style style:name="Таблица160.A" style:family="table-column">
      <style:table-column-properties style:column-width="0.947cm"/>
    </style:style>
    <style:style style:name="Таблица160.B" style:family="table-column">
      <style:table-column-properties style:column-width="1.33cm"/>
    </style:style>
    <style:style style:name="Таблица160.C" style:family="table-column">
      <style:table-column-properties style:column-width="2.84cm"/>
    </style:style>
    <style:style style:name="Таблица160.D" style:family="table-column">
      <style:table-column-properties style:column-width="8.109cm"/>
    </style:style>
    <style:style style:name="Таблица160.E" style:family="table-column">
      <style:table-column-properties style:column-width="2.351cm"/>
    </style:style>
    <style:style style:name="Таблица160.A1" style:family="table-cell">
      <style:table-cell-properties style:vertical-align="middle"/>
    </style:style>
    <style:style style:name="Таблица161" style:family="table">
      <style:table-properties style:width="12.656cm" table:align="left"/>
    </style:style>
    <style:style style:name="Таблица161.A" style:family="table-column">
      <style:table-column-properties style:column-width="2.529cm"/>
    </style:style>
    <style:style style:name="Таблица161.B" style:family="table-column">
      <style:table-column-properties style:column-width="5.129cm"/>
    </style:style>
    <style:style style:name="Таблица161.C" style:family="table-column">
      <style:table-column-properties style:column-width="4.997cm"/>
    </style:style>
    <style:style style:name="Таблица161.A1" style:family="table-cell">
      <style:table-cell-properties style:vertical-align="middle"/>
    </style:style>
    <style:style style:name="Таблица162" style:family="table">
      <style:table-properties style:width="14.679cm" table:align="left"/>
    </style:style>
    <style:style style:name="Таблица162.A" style:family="table-column">
      <style:table-column-properties style:column-width="2.529cm"/>
    </style:style>
    <style:style style:name="Таблица162.B" style:family="table-column">
      <style:table-column-properties style:column-width="5.129cm"/>
    </style:style>
    <style:style style:name="Таблица162.C" style:family="table-column">
      <style:table-column-properties style:column-width="7.02cm"/>
    </style:style>
    <style:style style:name="Таблица162.A1" style:family="table-cell">
      <style:table-cell-properties style:vertical-align="middle"/>
    </style:style>
    <style:style style:name="Таблица163" style:family="table">
      <style:table-properties style:width="12.656cm" table:align="left"/>
    </style:style>
    <style:style style:name="Таблица163.A" style:family="table-column">
      <style:table-column-properties style:column-width="2.529cm"/>
    </style:style>
    <style:style style:name="Таблица163.B" style:family="table-column">
      <style:table-column-properties style:column-width="5.129cm"/>
    </style:style>
    <style:style style:name="Таблица163.C" style:family="table-column">
      <style:table-column-properties style:column-width="4.997cm"/>
    </style:style>
    <style:style style:name="Таблица163.A1" style:family="table-cell">
      <style:table-cell-properties style:vertical-align="middle"/>
    </style:style>
    <style:style style:name="Таблица164" style:family="table">
      <style:table-properties style:width="15.577cm" table:align="left"/>
    </style:style>
    <style:style style:name="Таблица164.A" style:family="table-column">
      <style:table-column-properties style:column-width="0.947cm"/>
    </style:style>
    <style:style style:name="Таблица164.B" style:family="table-column">
      <style:table-column-properties style:column-width="1.33cm"/>
    </style:style>
    <style:style style:name="Таблица164.C" style:family="table-column">
      <style:table-column-properties style:column-width="2.84cm"/>
    </style:style>
    <style:style style:name="Таблица164.D" style:family="table-column">
      <style:table-column-properties style:column-width="8.109cm"/>
    </style:style>
    <style:style style:name="Таблица164.E" style:family="table-column">
      <style:table-column-properties style:column-width="2.351cm"/>
    </style:style>
    <style:style style:name="Таблица164.A1" style:family="table-cell">
      <style:table-cell-properties style:vertical-align="middle"/>
    </style:style>
    <style:style style:name="Таблица165" style:family="table">
      <style:table-properties style:width="12.656cm" table:align="left"/>
    </style:style>
    <style:style style:name="Таблица165.A" style:family="table-column">
      <style:table-column-properties style:column-width="2.529cm"/>
    </style:style>
    <style:style style:name="Таблица165.B" style:family="table-column">
      <style:table-column-properties style:column-width="5.129cm"/>
    </style:style>
    <style:style style:name="Таблица165.C" style:family="table-column">
      <style:table-column-properties style:column-width="4.997cm"/>
    </style:style>
    <style:style style:name="Таблица165.A1" style:family="table-cell">
      <style:table-cell-properties style:vertical-align="middle"/>
    </style:style>
    <style:style style:name="Таблица166" style:family="table">
      <style:table-properties style:width="15.079cm" table:align="left"/>
    </style:style>
    <style:style style:name="Таблица166.A" style:family="table-column">
      <style:table-column-properties style:column-width="0.947cm"/>
    </style:style>
    <style:style style:name="Таблица166.B" style:family="table-column">
      <style:table-column-properties style:column-width="1.33cm"/>
    </style:style>
    <style:style style:name="Таблица166.C" style:family="table-column">
      <style:table-column-properties style:column-width="2.84cm"/>
    </style:style>
    <style:style style:name="Таблица166.D" style:family="table-column">
      <style:table-column-properties style:column-width="7.611cm"/>
    </style:style>
    <style:style style:name="Таблица166.E" style:family="table-column">
      <style:table-column-properties style:column-width="2.351cm"/>
    </style:style>
    <style:style style:name="Таблица166.A1" style:family="table-cell">
      <style:table-cell-properties style:vertical-align="middle"/>
    </style:style>
    <style:style style:name="Таблица167" style:family="table">
      <style:table-properties style:width="12.656cm" table:align="left"/>
    </style:style>
    <style:style style:name="Таблица167.A" style:family="table-column">
      <style:table-column-properties style:column-width="2.529cm"/>
    </style:style>
    <style:style style:name="Таблица167.B" style:family="table-column">
      <style:table-column-properties style:column-width="5.129cm"/>
    </style:style>
    <style:style style:name="Таблица167.C" style:family="table-column">
      <style:table-column-properties style:column-width="4.997cm"/>
    </style:style>
    <style:style style:name="Таблица167.A1" style:family="table-cell">
      <style:table-cell-properties style:vertical-align="middle"/>
    </style:style>
    <style:style style:name="Таблица168" style:family="table">
      <style:table-properties style:width="17.164cm" table:align="left"/>
    </style:style>
    <style:style style:name="Таблица168.A" style:family="table-column">
      <style:table-column-properties style:column-width="0.884cm"/>
    </style:style>
    <style:style style:name="Таблица168.B" style:family="table-column">
      <style:table-column-properties style:column-width="1.33cm"/>
    </style:style>
    <style:style style:name="Таблица168.C" style:family="table-column">
      <style:table-column-properties style:column-width="2.84cm"/>
    </style:style>
    <style:style style:name="Таблица168.D" style:family="table-column">
      <style:table-column-properties style:column-width="9.477cm"/>
    </style:style>
    <style:style style:name="Таблица168.E" style:family="table-column">
      <style:table-column-properties style:column-width="2.633cm"/>
    </style:style>
    <style:style style:name="Таблица168.A1" style:family="table-cell">
      <style:table-cell-properties style:vertical-align="middle"/>
    </style:style>
    <style:style style:name="Таблица169" style:family="table">
      <style:table-properties style:width="12.656cm" table:align="left"/>
    </style:style>
    <style:style style:name="Таблица169.A" style:family="table-column">
      <style:table-column-properties style:column-width="2.529cm"/>
    </style:style>
    <style:style style:name="Таблица169.B" style:family="table-column">
      <style:table-column-properties style:column-width="5.129cm"/>
    </style:style>
    <style:style style:name="Таблица169.C" style:family="table-column">
      <style:table-column-properties style:column-width="4.997cm"/>
    </style:style>
    <style:style style:name="Таблица169.A1" style:family="table-cell">
      <style:table-cell-properties style:vertical-align="middle"/>
    </style:style>
    <style:style style:name="Таблица170" style:family="table">
      <style:table-properties style:width="17.164cm" table:align="left"/>
    </style:style>
    <style:style style:name="Таблица170.A" style:family="table-column">
      <style:table-column-properties style:column-width="0.884cm"/>
    </style:style>
    <style:style style:name="Таблица170.B" style:family="table-column">
      <style:table-column-properties style:column-width="1.33cm"/>
    </style:style>
    <style:style style:name="Таблица170.C" style:family="table-column">
      <style:table-column-properties style:column-width="2.84cm"/>
    </style:style>
    <style:style style:name="Таблица170.D" style:family="table-column">
      <style:table-column-properties style:column-width="9.477cm"/>
    </style:style>
    <style:style style:name="Таблица170.E" style:family="table-column">
      <style:table-column-properties style:column-width="2.633cm"/>
    </style:style>
    <style:style style:name="Таблица170.A1" style:family="table-cell">
      <style:table-cell-properties style:vertical-align="middle"/>
    </style:style>
    <style:style style:name="Таблица171" style:family="table">
      <style:table-properties style:width="12.656cm" table:align="left"/>
    </style:style>
    <style:style style:name="Таблица171.A" style:family="table-column">
      <style:table-column-properties style:column-width="2.529cm"/>
    </style:style>
    <style:style style:name="Таблица171.B" style:family="table-column">
      <style:table-column-properties style:column-width="5.129cm"/>
    </style:style>
    <style:style style:name="Таблица171.C" style:family="table-column">
      <style:table-column-properties style:column-width="4.997cm"/>
    </style:style>
    <style:style style:name="Таблица171.A1" style:family="table-cell">
      <style:table-cell-properties style:vertical-align="middle"/>
    </style:style>
    <style:style style:name="Таблица172" style:family="table">
      <style:table-properties style:width="15.079cm" table:align="left"/>
    </style:style>
    <style:style style:name="Таблица172.A" style:family="table-column">
      <style:table-column-properties style:column-width="0.947cm"/>
    </style:style>
    <style:style style:name="Таблица172.B" style:family="table-column">
      <style:table-column-properties style:column-width="1.33cm"/>
    </style:style>
    <style:style style:name="Таблица172.C" style:family="table-column">
      <style:table-column-properties style:column-width="2.84cm"/>
    </style:style>
    <style:style style:name="Таблица172.D" style:family="table-column">
      <style:table-column-properties style:column-width="7.611cm"/>
    </style:style>
    <style:style style:name="Таблица172.E" style:family="table-column">
      <style:table-column-properties style:column-width="2.351cm"/>
    </style:style>
    <style:style style:name="Таблица172.A1" style:family="table-cell">
      <style:table-cell-properties style:vertical-align="middle"/>
    </style:style>
    <style:style style:name="Таблица173" style:family="table">
      <style:table-properties style:width="12.656cm" table:align="left"/>
    </style:style>
    <style:style style:name="Таблица173.A" style:family="table-column">
      <style:table-column-properties style:column-width="2.529cm"/>
    </style:style>
    <style:style style:name="Таблица173.B" style:family="table-column">
      <style:table-column-properties style:column-width="5.129cm"/>
    </style:style>
    <style:style style:name="Таблица173.C" style:family="table-column">
      <style:table-column-properties style:column-width="4.997cm"/>
    </style:style>
    <style:style style:name="Таблица173.A1" style:family="table-cell">
      <style:table-cell-properties style:vertical-align="middle"/>
    </style:style>
    <style:style style:name="Таблица174" style:family="table">
      <style:table-properties style:width="12.656cm" table:align="left"/>
    </style:style>
    <style:style style:name="Таблица174.A" style:family="table-column">
      <style:table-column-properties style:column-width="2.529cm"/>
    </style:style>
    <style:style style:name="Таблица174.B" style:family="table-column">
      <style:table-column-properties style:column-width="5.129cm"/>
    </style:style>
    <style:style style:name="Таблица174.C" style:family="table-column">
      <style:table-column-properties style:column-width="4.997cm"/>
    </style:style>
    <style:style style:name="Таблица174.A1" style:family="table-cell">
      <style:table-cell-properties style:vertical-align="middle"/>
    </style:style>
    <style:style style:name="Таблица175" style:family="table">
      <style:table-properties style:width="12.656cm" table:align="left"/>
    </style:style>
    <style:style style:name="Таблица175.A" style:family="table-column">
      <style:table-column-properties style:column-width="2.529cm"/>
    </style:style>
    <style:style style:name="Таблица175.B" style:family="table-column">
      <style:table-column-properties style:column-width="5.129cm"/>
    </style:style>
    <style:style style:name="Таблица175.C" style:family="table-column">
      <style:table-column-properties style:column-width="4.997cm"/>
    </style:style>
    <style:style style:name="Таблица175.A1" style:family="table-cell">
      <style:table-cell-properties style:vertical-align="middle"/>
    </style:style>
    <style:style style:name="Таблица176" style:family="table">
      <style:table-properties style:width="15.079cm" table:align="left"/>
    </style:style>
    <style:style style:name="Таблица176.A" style:family="table-column">
      <style:table-column-properties style:column-width="0.947cm"/>
    </style:style>
    <style:style style:name="Таблица176.B" style:family="table-column">
      <style:table-column-properties style:column-width="1.33cm"/>
    </style:style>
    <style:style style:name="Таблица176.C" style:family="table-column">
      <style:table-column-properties style:column-width="2.84cm"/>
    </style:style>
    <style:style style:name="Таблица176.D" style:family="table-column">
      <style:table-column-properties style:column-width="7.611cm"/>
    </style:style>
    <style:style style:name="Таблица176.E" style:family="table-column">
      <style:table-column-properties style:column-width="2.351cm"/>
    </style:style>
    <style:style style:name="Таблица176.A1" style:family="table-cell">
      <style:table-cell-properties style:vertical-align="middle"/>
    </style:style>
    <style:style style:name="Таблица177" style:family="table">
      <style:table-properties style:width="12.656cm" table:align="left"/>
    </style:style>
    <style:style style:name="Таблица177.A" style:family="table-column">
      <style:table-column-properties style:column-width="2.529cm"/>
    </style:style>
    <style:style style:name="Таблица177.B" style:family="table-column">
      <style:table-column-properties style:column-width="5.129cm"/>
    </style:style>
    <style:style style:name="Таблица177.C" style:family="table-column">
      <style:table-column-properties style:column-width="4.997cm"/>
    </style:style>
    <style:style style:name="Таблица177.A1" style:family="table-cell">
      <style:table-cell-properties style:vertical-align="middle"/>
    </style:style>
    <style:style style:name="Таблица178" style:family="table">
      <style:table-properties style:width="14.801cm" table:align="left"/>
    </style:style>
    <style:style style:name="Таблица178.A" style:family="table-column">
      <style:table-column-properties style:column-width="0.947cm"/>
    </style:style>
    <style:style style:name="Таблица178.B" style:family="table-column">
      <style:table-column-properties style:column-width="1.33cm"/>
    </style:style>
    <style:style style:name="Таблица178.C" style:family="table-column">
      <style:table-column-properties style:column-width="2.84cm"/>
    </style:style>
    <style:style style:name="Таблица178.D" style:family="table-column">
      <style:table-column-properties style:column-width="7.332cm"/>
    </style:style>
    <style:style style:name="Таблица178.E" style:family="table-column">
      <style:table-column-properties style:column-width="2.351cm"/>
    </style:style>
    <style:style style:name="Таблица178.A1" style:family="table-cell">
      <style:table-cell-properties style:vertical-align="middle"/>
    </style:style>
    <style:style style:name="Таблица179" style:family="table">
      <style:table-properties style:width="12.656cm" table:align="left"/>
    </style:style>
    <style:style style:name="Таблица179.A" style:family="table-column">
      <style:table-column-properties style:column-width="2.529cm"/>
    </style:style>
    <style:style style:name="Таблица179.B" style:family="table-column">
      <style:table-column-properties style:column-width="5.129cm"/>
    </style:style>
    <style:style style:name="Таблица179.C" style:family="table-column">
      <style:table-column-properties style:column-width="4.997cm"/>
    </style:style>
    <style:style style:name="Таблица179.A1" style:family="table-cell">
      <style:table-cell-properties style:vertical-align="middle"/>
    </style:style>
    <style:style style:name="Таблица180" style:family="table">
      <style:table-properties style:width="17.849cm" table:align="left"/>
    </style:style>
    <style:style style:name="Таблица180.A" style:family="table-column">
      <style:table-column-properties style:column-width="0.884cm"/>
    </style:style>
    <style:style style:name="Таблица180.B" style:family="table-column">
      <style:table-column-properties style:column-width="1.33cm"/>
    </style:style>
    <style:style style:name="Таблица180.C" style:family="table-column">
      <style:table-column-properties style:column-width="2.84cm"/>
    </style:style>
    <style:style style:name="Таблица180.D" style:family="table-column">
      <style:table-column-properties style:column-width="9.199cm"/>
    </style:style>
    <style:style style:name="Таблица180.E" style:family="table-column">
      <style:table-column-properties style:column-width="3.597cm"/>
    </style:style>
    <style:style style:name="Таблица180.A1" style:family="table-cell">
      <style:table-cell-properties style:vertical-align="middle"/>
    </style:style>
    <style:style style:name="Таблица181" style:family="table">
      <style:table-properties style:width="12.656cm" table:align="left"/>
    </style:style>
    <style:style style:name="Таблица181.A" style:family="table-column">
      <style:table-column-properties style:column-width="2.529cm"/>
    </style:style>
    <style:style style:name="Таблица181.B" style:family="table-column">
      <style:table-column-properties style:column-width="5.129cm"/>
    </style:style>
    <style:style style:name="Таблица181.C" style:family="table-column">
      <style:table-column-properties style:column-width="4.997cm"/>
    </style:style>
    <style:style style:name="Таблица181.A1" style:family="table-cell">
      <style:table-cell-properties style:vertical-align="middle"/>
    </style:style>
    <style:style style:name="Таблица182" style:family="table">
      <style:table-properties style:width="17.849cm" table:align="left"/>
    </style:style>
    <style:style style:name="Таблица182.A" style:family="table-column">
      <style:table-column-properties style:column-width="0.884cm"/>
    </style:style>
    <style:style style:name="Таблица182.B" style:family="table-column">
      <style:table-column-properties style:column-width="1.33cm"/>
    </style:style>
    <style:style style:name="Таблица182.C" style:family="table-column">
      <style:table-column-properties style:column-width="2.84cm"/>
    </style:style>
    <style:style style:name="Таблица182.D" style:family="table-column">
      <style:table-column-properties style:column-width="9.199cm"/>
    </style:style>
    <style:style style:name="Таблица182.E" style:family="table-column">
      <style:table-column-properties style:column-width="3.597cm"/>
    </style:style>
    <style:style style:name="Таблица182.A1" style:family="table-cell">
      <style:table-cell-properties style:vertical-align="middle"/>
    </style:style>
    <style:style style:name="Таблица183" style:family="table">
      <style:table-properties style:width="12.656cm" table:align="left"/>
    </style:style>
    <style:style style:name="Таблица183.A" style:family="table-column">
      <style:table-column-properties style:column-width="2.529cm"/>
    </style:style>
    <style:style style:name="Таблица183.B" style:family="table-column">
      <style:table-column-properties style:column-width="5.129cm"/>
    </style:style>
    <style:style style:name="Таблица183.C" style:family="table-column">
      <style:table-column-properties style:column-width="4.997cm"/>
    </style:style>
    <style:style style:name="Таблица183.A1" style:family="table-cell">
      <style:table-cell-properties style:vertical-align="middle"/>
    </style:style>
    <style:style style:name="Таблица184" style:family="table">
      <style:table-properties style:width="14.801cm" table:align="left"/>
    </style:style>
    <style:style style:name="Таблица184.A" style:family="table-column">
      <style:table-column-properties style:column-width="0.947cm"/>
    </style:style>
    <style:style style:name="Таблица184.B" style:family="table-column">
      <style:table-column-properties style:column-width="1.33cm"/>
    </style:style>
    <style:style style:name="Таблица184.C" style:family="table-column">
      <style:table-column-properties style:column-width="2.84cm"/>
    </style:style>
    <style:style style:name="Таблица184.D" style:family="table-column">
      <style:table-column-properties style:column-width="7.332cm"/>
    </style:style>
    <style:style style:name="Таблица184.E" style:family="table-column">
      <style:table-column-properties style:column-width="2.351cm"/>
    </style:style>
    <style:style style:name="Таблица184.A1" style:family="table-cell">
      <style:table-cell-properties style:vertical-align="middle"/>
    </style:style>
    <style:style style:name="Таблица185" style:family="table">
      <style:table-properties style:width="12.656cm" table:align="left"/>
    </style:style>
    <style:style style:name="Таблица185.A" style:family="table-column">
      <style:table-column-properties style:column-width="2.529cm"/>
    </style:style>
    <style:style style:name="Таблица185.B" style:family="table-column">
      <style:table-column-properties style:column-width="5.129cm"/>
    </style:style>
    <style:style style:name="Таблица185.C" style:family="table-column">
      <style:table-column-properties style:column-width="4.997cm"/>
    </style:style>
    <style:style style:name="Таблица185.A1" style:family="table-cell">
      <style:table-cell-properties style:vertical-align="middle"/>
    </style:style>
    <style:style style:name="Таблица186" style:family="table">
      <style:table-properties style:width="12.656cm" table:align="left"/>
    </style:style>
    <style:style style:name="Таблица186.A" style:family="table-column">
      <style:table-column-properties style:column-width="2.529cm"/>
    </style:style>
    <style:style style:name="Таблица186.B" style:family="table-column">
      <style:table-column-properties style:column-width="5.129cm"/>
    </style:style>
    <style:style style:name="Таблица186.C" style:family="table-column">
      <style:table-column-properties style:column-width="4.997cm"/>
    </style:style>
    <style:style style:name="Таблица186.A1" style:family="table-cell">
      <style:table-cell-properties style:vertical-align="middle"/>
    </style:style>
    <style:style style:name="Таблица187" style:family="table">
      <style:table-properties style:width="12.656cm" table:align="left"/>
    </style:style>
    <style:style style:name="Таблица187.A" style:family="table-column">
      <style:table-column-properties style:column-width="2.529cm"/>
    </style:style>
    <style:style style:name="Таблица187.B" style:family="table-column">
      <style:table-column-properties style:column-width="5.129cm"/>
    </style:style>
    <style:style style:name="Таблица187.C" style:family="table-column">
      <style:table-column-properties style:column-width="4.997cm"/>
    </style:style>
    <style:style style:name="Таблица187.A1" style:family="table-cell">
      <style:table-cell-properties style:vertical-align="middle"/>
    </style:style>
    <style:style style:name="Таблица188" style:family="table">
      <style:table-properties style:width="14.801cm" table:align="left"/>
    </style:style>
    <style:style style:name="Таблица188.A" style:family="table-column">
      <style:table-column-properties style:column-width="0.947cm"/>
    </style:style>
    <style:style style:name="Таблица188.B" style:family="table-column">
      <style:table-column-properties style:column-width="1.33cm"/>
    </style:style>
    <style:style style:name="Таблица188.C" style:family="table-column">
      <style:table-column-properties style:column-width="2.84cm"/>
    </style:style>
    <style:style style:name="Таблица188.D" style:family="table-column">
      <style:table-column-properties style:column-width="7.332cm"/>
    </style:style>
    <style:style style:name="Таблица188.E" style:family="table-column">
      <style:table-column-properties style:column-width="2.351cm"/>
    </style:style>
    <style:style style:name="Таблица188.A1" style:family="table-cell">
      <style:table-cell-properties style:vertical-align="middle"/>
    </style:style>
    <style:style style:name="Таблица189" style:family="table">
      <style:table-properties style:width="12.656cm" table:align="left"/>
    </style:style>
    <style:style style:name="Таблица189.A" style:family="table-column">
      <style:table-column-properties style:column-width="2.529cm"/>
    </style:style>
    <style:style style:name="Таблица189.B" style:family="table-column">
      <style:table-column-properties style:column-width="5.129cm"/>
    </style:style>
    <style:style style:name="Таблица189.C" style:family="table-column">
      <style:table-column-properties style:column-width="4.997cm"/>
    </style:style>
    <style:style style:name="Таблица189.A1" style:family="table-cell">
      <style:table-cell-properties style:vertical-align="middle"/>
    </style:style>
    <style:style style:name="Таблица190" style:family="table">
      <style:table-properties style:width="20.003cm" table:align="left"/>
    </style:style>
    <style:style style:name="Таблица190.A" style:family="table-column">
      <style:table-column-properties style:column-width="3.533cm"/>
    </style:style>
    <style:style style:name="Таблица190.B" style:family="table-column">
      <style:table-column-properties style:column-width="1.228cm"/>
    </style:style>
    <style:style style:name="Таблица190.C" style:family="table-column">
      <style:table-column-properties style:column-width="2.662cm"/>
    </style:style>
    <style:style style:name="Таблица190.D" style:family="table-column">
      <style:table-column-properties style:column-width="9.962cm"/>
    </style:style>
    <style:style style:name="Таблица190.E" style:family="table-column">
      <style:table-column-properties style:column-width="2.618cm"/>
    </style:style>
    <style:style style:name="Таблица190.A1" style:family="table-cell">
      <style:table-cell-properties style:vertical-align="middle"/>
    </style:style>
    <style:style style:name="Таблица191" style:family="table">
      <style:table-properties style:width="20.003cm" table:align="left"/>
    </style:style>
    <style:style style:name="Таблица191.A" style:family="table-column">
      <style:table-column-properties style:column-width="3.533cm"/>
    </style:style>
    <style:style style:name="Таблица191.B" style:family="table-column">
      <style:table-column-properties style:column-width="1.014cm"/>
    </style:style>
    <style:style style:name="Таблица191.C" style:family="table-column">
      <style:table-column-properties style:column-width="2.662cm"/>
    </style:style>
    <style:style style:name="Таблица191.D" style:family="table-column">
      <style:table-column-properties style:column-width="10.144cm"/>
    </style:style>
    <style:style style:name="Таблица191.E" style:family="table-column">
      <style:table-column-properties style:column-width="2.649cm"/>
    </style:style>
    <style:style style:name="Таблица191.A1" style:family="table-cell">
      <style:table-cell-properties style:vertical-align="middle"/>
    </style:style>
    <style:style style:name="Таблица192" style:family="table">
      <style:table-properties style:width="20.003cm" table:align="left"/>
    </style:style>
    <style:style style:name="Таблица192.A" style:family="table-column">
      <style:table-column-properties style:column-width="2.635cm"/>
    </style:style>
    <style:style style:name="Таблица192.B" style:family="table-column">
      <style:table-column-properties style:column-width="3.715cm"/>
    </style:style>
    <style:style style:name="Таблица192.C" style:family="table-column">
      <style:table-column-properties style:column-width="2.662cm"/>
    </style:style>
    <style:style style:name="Таблица192.D" style:family="table-column">
      <style:table-column-properties style:column-width="8.156cm"/>
    </style:style>
    <style:style style:name="Таблица192.E" style:family="table-column">
      <style:table-column-properties style:column-width="2.835cm"/>
    </style:style>
    <style:style style:name="Таблица192.A1" style:family="table-cell">
      <style:table-cell-properties style:vertical-align="middle"/>
    </style:style>
    <style:style style:name="Таблица193" style:family="table">
      <style:table-properties style:width="20.003cm" table:align="left"/>
    </style:style>
    <style:style style:name="Таблица193.A" style:family="table-column">
      <style:table-column-properties style:column-width="2.709cm"/>
    </style:style>
    <style:style style:name="Таблица193.B" style:family="table-column">
      <style:table-column-properties style:column-width="5.593cm"/>
    </style:style>
    <style:style style:name="Таблица193.C" style:family="table-column">
      <style:table-column-properties style:column-width="2.662cm"/>
    </style:style>
    <style:style style:name="Таблица193.D" style:family="table-column">
      <style:table-column-properties style:column-width="5.503cm"/>
    </style:style>
    <style:style style:name="Таблица193.E" style:family="table-column">
      <style:table-column-properties style:column-width="3.535cm"/>
    </style:style>
    <style:style style:name="Таблица193.A1" style:family="table-cell">
      <style:table-cell-properties style:vertical-align="middle"/>
    </style:style>
    <style:style style:name="Таблица194" style:family="table">
      <style:table-properties style:width="20.003cm" table:align="left"/>
    </style:style>
    <style:style style:name="Таблица194.A" style:family="table-column">
      <style:table-column-properties style:column-width="3.082cm"/>
    </style:style>
    <style:style style:name="Таблица194.B" style:family="table-column">
      <style:table-column-properties style:column-width="3.754cm"/>
    </style:style>
    <style:style style:name="Таблица194.C" style:family="table-column">
      <style:table-column-properties style:column-width="2.662cm"/>
    </style:style>
    <style:style style:name="Таблица194.D" style:family="table-column">
      <style:table-column-properties style:column-width="7.096cm"/>
    </style:style>
    <style:style style:name="Таблица194.E" style:family="table-column">
      <style:table-column-properties style:column-width="3.41cm"/>
    </style:style>
    <style:style style:name="Таблица194.A1" style:family="table-cell">
      <style:table-cell-properties style:vertical-align="middle"/>
    </style:style>
    <style:style style:name="Таблица195" style:family="table">
      <style:table-properties style:width="20.003cm" table:align="left"/>
    </style:style>
    <style:style style:name="Таблица195.A" style:family="table-column">
      <style:table-column-properties style:column-width="2.637cm"/>
    </style:style>
    <style:style style:name="Таблица195.B" style:family="table-column">
      <style:table-column-properties style:column-width="1.681cm"/>
    </style:style>
    <style:style style:name="Таблица195.C" style:family="table-column">
      <style:table-column-properties style:column-width="2.662cm"/>
    </style:style>
    <style:style style:name="Таблица195.D" style:family="table-column">
      <style:table-column-properties style:column-width="9.945cm"/>
    </style:style>
    <style:style style:name="Таблица195.E" style:family="table-column">
      <style:table-column-properties style:column-width="3.078cm"/>
    </style:style>
    <style:style style:name="Таблица195.A1" style:family="table-cell">
      <style:table-cell-properties style:vertical-align="middle"/>
    </style:style>
    <style:style style:name="Таблица196" style:family="table">
      <style:table-properties style:width="20.003cm" table:align="left"/>
    </style:style>
    <style:style style:name="Таблица196.A" style:family="table-column">
      <style:table-column-properties style:column-width="3.533cm"/>
    </style:style>
    <style:style style:name="Таблица196.B" style:family="table-column">
      <style:table-column-properties style:column-width="1.214cm"/>
    </style:style>
    <style:style style:name="Таблица196.C" style:family="table-column">
      <style:table-column-properties style:column-width="2.662cm"/>
    </style:style>
    <style:style style:name="Таблица196.D" style:family="table-column">
      <style:table-column-properties style:column-width="9.945cm"/>
    </style:style>
    <style:style style:name="Таблица196.E" style:family="table-column">
      <style:table-column-properties style:column-width="2.649cm"/>
    </style:style>
    <style:style style:name="Таблица196.A1" style:family="table-cell">
      <style:table-cell-properties style:vertical-align="middle"/>
    </style:style>
    <style:style style:name="Таблица197" style:family="table">
      <style:table-properties style:width="14.273cm" table:align="left"/>
    </style:style>
    <style:style style:name="Таблица197.A" style:family="table-column">
      <style:table-column-properties style:column-width="1.466cm"/>
    </style:style>
    <style:style style:name="Таблица197.B" style:family="table-column">
      <style:table-column-properties style:column-width="1.102cm"/>
    </style:style>
    <style:style style:name="Таблица197.C" style:family="table-column">
      <style:table-column-properties style:column-width="2.662cm"/>
    </style:style>
    <style:style style:name="Таблица197.D" style:family="table-column">
      <style:table-column-properties style:column-width="4.397cm"/>
    </style:style>
    <style:style style:name="Таблица197.E" style:family="table-column">
      <style:table-column-properties style:column-width="4.646cm"/>
    </style:style>
    <style:style style:name="Таблица197.A1" style:family="table-cell">
      <style:table-cell-properties style:vertical-align="middle"/>
    </style:style>
    <style:style style:name="Таблица198" style:family="table">
      <style:table-properties style:width="20.003cm" table:align="left"/>
    </style:style>
    <style:style style:name="Таблица198.A" style:family="table-column">
      <style:table-column-properties style:column-width="3.253cm"/>
    </style:style>
    <style:style style:name="Таблица198.B" style:family="table-column">
      <style:table-column-properties style:column-width="1.864cm"/>
    </style:style>
    <style:style style:name="Таблица198.C" style:family="table-column">
      <style:table-column-properties style:column-width="2.662cm"/>
    </style:style>
    <style:style style:name="Таблица198.D" style:family="table-column">
      <style:table-column-properties style:column-width="9.225cm"/>
    </style:style>
    <style:style style:name="Таблица198.E" style:family="table-column">
      <style:table-column-properties style:column-width="2.999cm"/>
    </style:style>
    <style:style style:name="Таблица198.A1" style:family="table-cell">
      <style:table-cell-properties style:vertical-align="middle"/>
    </style:style>
    <style:style style:name="Таблица199" style:family="table">
      <style:table-properties style:width="13.434cm" table:align="left"/>
    </style:style>
    <style:style style:name="Таблица199.A" style:family="table-column">
      <style:table-column-properties style:column-width="1.651cm"/>
    </style:style>
    <style:style style:name="Таблица199.B" style:family="table-column">
      <style:table-column-properties style:column-width="1.102cm"/>
    </style:style>
    <style:style style:name="Таблица199.C" style:family="table-column">
      <style:table-column-properties style:column-width="2.662cm"/>
    </style:style>
    <style:style style:name="Таблица199.D" style:family="table-column">
      <style:table-column-properties style:column-width="3.373cm"/>
    </style:style>
    <style:style style:name="Таблица199.E" style:family="table-column">
      <style:table-column-properties style:column-width="4.646cm"/>
    </style:style>
    <style:style style:name="Таблица199.A1" style:family="table-cell">
      <style:table-cell-properties style:vertical-align="middle"/>
    </style:style>
    <style:style style:name="Таблица200" style:family="table">
      <style:table-properties style:width="20.003cm" table:align="left"/>
    </style:style>
    <style:style style:name="Таблица200.A" style:family="table-column">
      <style:table-column-properties style:column-width="1.863cm"/>
    </style:style>
    <style:style style:name="Таблица200.B" style:family="table-column">
      <style:table-column-properties style:column-width="6.174cm"/>
    </style:style>
    <style:style style:name="Таблица200.C" style:family="table-column">
      <style:table-column-properties style:column-width="2.662cm"/>
    </style:style>
    <style:style style:name="Таблица200.D" style:family="table-column">
      <style:table-column-properties style:column-width="6.445cm"/>
    </style:style>
    <style:style style:name="Таблица200.E" style:family="table-column">
      <style:table-column-properties style:column-width="2.859cm"/>
    </style:style>
    <style:style style:name="Таблица200.A1" style:family="table-cell">
      <style:table-cell-properties style:vertical-align="middle"/>
    </style:style>
    <style:style style:name="Таблица201" style:family="table">
      <style:table-properties style:width="14.085cm" table:align="left"/>
    </style:style>
    <style:style style:name="Таблица201.A" style:family="table-column">
      <style:table-column-properties style:column-width="3.371cm"/>
    </style:style>
    <style:style style:name="Таблица201.B" style:family="table-column">
      <style:table-column-properties style:column-width="1.478cm"/>
    </style:style>
    <style:style style:name="Таблица201.C" style:family="table-column">
      <style:table-column-properties style:column-width="2.662cm"/>
    </style:style>
    <style:style style:name="Таблица201.D" style:family="table-column">
      <style:table-column-properties style:column-width="1.928cm"/>
    </style:style>
    <style:style style:name="Таблица201.E" style:family="table-column">
      <style:table-column-properties style:column-width="4.646cm"/>
    </style:style>
    <style:style style:name="Таблица201.A1" style:family="table-cell">
      <style:table-cell-properties style:vertical-align="middle"/>
    </style:style>
    <style:style style:name="Таблица202" style:family="table">
      <style:table-properties style:width="20.003cm" table:align="left"/>
    </style:style>
    <style:style style:name="Таблица202.A" style:family="table-column">
      <style:table-column-properties style:column-width="5.034cm"/>
    </style:style>
    <style:style style:name="Таблица202.B" style:family="table-column">
      <style:table-column-properties style:column-width="1.572cm"/>
    </style:style>
    <style:style style:name="Таблица202.C" style:family="table-column">
      <style:table-column-properties style:column-width="2.662cm"/>
    </style:style>
    <style:style style:name="Таблица202.D" style:family="table-column">
      <style:table-column-properties style:column-width="7.682cm"/>
    </style:style>
    <style:style style:name="Таблица202.E" style:family="table-column">
      <style:table-column-properties style:column-width="3.053cm"/>
    </style:style>
    <style:style style:name="Таблица202.A1" style:family="table-cell">
      <style:table-cell-properties style:vertical-align="middle"/>
    </style:style>
    <style:style style:name="Таблица203" style:family="table">
      <style:table-properties style:width="20.003cm" table:align="left"/>
    </style:style>
    <style:style style:name="Таблица203.A" style:family="table-column">
      <style:table-column-properties style:column-width="4.528cm"/>
    </style:style>
    <style:style style:name="Таблица203.B" style:family="table-column">
      <style:table-column-properties style:column-width="1.579cm"/>
    </style:style>
    <style:style style:name="Таблица203.C" style:family="table-column">
      <style:table-column-properties style:column-width="2.662cm"/>
    </style:style>
    <style:style style:name="Таблица203.D" style:family="table-column">
      <style:table-column-properties style:column-width="8.006cm"/>
    </style:style>
    <style:style style:name="Таблица203.E" style:family="table-column">
      <style:table-column-properties style:column-width="3.228cm"/>
    </style:style>
    <style:style style:name="Таблица203.A1" style:family="table-cell">
      <style:table-cell-properties style:vertical-align="middle"/>
    </style:style>
    <style:style style:name="Таблица204" style:family="table">
      <style:table-properties style:width="20.003cm" table:align="left"/>
    </style:style>
    <style:style style:name="Таблица204.A" style:family="table-column">
      <style:table-column-properties style:column-width="2.328cm"/>
    </style:style>
    <style:style style:name="Таблица204.B" style:family="table-column">
      <style:table-column-properties style:column-width="4.269cm"/>
    </style:style>
    <style:style style:name="Таблица204.C" style:family="table-column">
      <style:table-column-properties style:column-width="2.662cm"/>
    </style:style>
    <style:style style:name="Таблица204.D" style:family="table-column">
      <style:table-column-properties style:column-width="8.01cm"/>
    </style:style>
    <style:style style:name="Таблица204.E" style:family="table-column">
      <style:table-column-properties style:column-width="2.734cm"/>
    </style:style>
    <style:style style:name="Таблица204.A1" style:family="table-cell">
      <style:table-cell-properties style:vertical-align="middle"/>
    </style:style>
    <style:style style:name="Таблица205" style:family="table">
      <style:table-properties style:width="20.003cm" table:align="left"/>
    </style:style>
    <style:style style:name="Таблица205.A" style:family="table-column">
      <style:table-column-properties style:column-width="0.949cm"/>
    </style:style>
    <style:style style:name="Таблица205.B" style:family="table-column">
      <style:table-column-properties style:column-width="11.084cm"/>
    </style:style>
    <style:style style:name="Таблица205.C" style:family="table-column">
      <style:table-column-properties style:column-width="2.662cm"/>
    </style:style>
    <style:style style:name="Таблица205.D" style:family="table-column">
      <style:table-column-properties style:column-width="1.928cm"/>
    </style:style>
    <style:style style:name="Таблица205.E" style:family="table-column">
      <style:table-column-properties style:column-width="3.38cm"/>
    </style:style>
    <style:style style:name="Таблица205.A1" style:family="table-cell">
      <style:table-cell-properties style:vertical-align="middle"/>
    </style:style>
    <style:style style:name="Таблица206" style:family="table">
      <style:table-properties style:width="20.003cm" table:align="left"/>
    </style:style>
    <style:style style:name="Таблица206.A" style:family="table-column">
      <style:table-column-properties style:column-width="2.739cm"/>
    </style:style>
    <style:style style:name="Таблица206.B" style:family="table-column">
      <style:table-column-properties style:column-width="5.808cm"/>
    </style:style>
    <style:style style:name="Таблица206.C" style:family="table-column">
      <style:table-column-properties style:column-width="2.662cm"/>
    </style:style>
    <style:style style:name="Таблица206.D" style:family="table-column">
      <style:table-column-properties style:column-width="4.643cm"/>
    </style:style>
    <style:style style:name="Таблица206.E" style:family="table-column">
      <style:table-column-properties style:column-width="4.15cm"/>
    </style:style>
    <style:style style:name="Таблица206.A1" style:family="table-cell">
      <style:table-cell-properties style:vertical-align="middle"/>
    </style:style>
    <style:style style:name="Таблица207" style:family="table">
      <style:table-properties style:width="20.003cm" table:align="left"/>
    </style:style>
    <style:style style:name="Таблица207.A" style:family="table-column">
      <style:table-column-properties style:column-width="2.544cm"/>
    </style:style>
    <style:style style:name="Таблица207.B" style:family="table-column">
      <style:table-column-properties style:column-width="4.662cm"/>
    </style:style>
    <style:style style:name="Таблица207.C" style:family="table-column">
      <style:table-column-properties style:column-width="2.662cm"/>
    </style:style>
    <style:style style:name="Таблица207.D" style:family="table-column">
      <style:table-column-properties style:column-width="6.959cm"/>
    </style:style>
    <style:style style:name="Таблица207.E" style:family="table-column">
      <style:table-column-properties style:column-width="3.177cm"/>
    </style:style>
    <style:style style:name="Таблица207.A1" style:family="table-cell">
      <style:table-cell-properties style:vertical-align="middle"/>
    </style:style>
    <style:style style:name="Таблица208" style:family="table">
      <style:table-properties style:width="20.003cm" table:align="left"/>
    </style:style>
    <style:style style:name="Таблица208.A" style:family="table-column">
      <style:table-column-properties style:column-width="3.533cm"/>
    </style:style>
    <style:style style:name="Таблица208.B" style:family="table-column">
      <style:table-column-properties style:column-width="1.228cm"/>
    </style:style>
    <style:style style:name="Таблица208.C" style:family="table-column">
      <style:table-column-properties style:column-width="2.662cm"/>
    </style:style>
    <style:style style:name="Таблица208.D" style:family="table-column">
      <style:table-column-properties style:column-width="9.968cm"/>
    </style:style>
    <style:style style:name="Таблица208.E" style:family="table-column">
      <style:table-column-properties style:column-width="2.612cm"/>
    </style:style>
    <style:style style:name="Таблица208.A1" style:family="table-cell">
      <style:table-cell-properties style:vertical-align="middle"/>
    </style:style>
    <style:style style:name="Таблица209" style:family="table">
      <style:table-properties style:width="20.003cm" table:align="left"/>
    </style:style>
    <style:style style:name="Таблица209.A" style:family="table-column">
      <style:table-column-properties style:column-width="0.947cm"/>
    </style:style>
    <style:style style:name="Таблица209.B" style:family="table-column">
      <style:table-column-properties style:column-width="1.055cm"/>
    </style:style>
    <style:style style:name="Таблица209.C" style:family="table-column">
      <style:table-column-properties style:column-width="2.662cm"/>
    </style:style>
    <style:style style:name="Таблица209.D" style:family="table-column">
      <style:table-column-properties style:column-width="11.777cm"/>
    </style:style>
    <style:style style:name="Таблица209.E" style:family="table-column">
      <style:table-column-properties style:column-width="3.561cm"/>
    </style:style>
    <style:style style:name="Таблица209.A1" style:family="table-cell">
      <style:table-cell-properties style:vertical-align="middle"/>
    </style:style>
    <style:style style:name="Таблица210" style:family="table">
      <style:table-properties style:width="20.003cm" table:align="left"/>
    </style:style>
    <style:style style:name="Таблица210.A" style:family="table-column">
      <style:table-column-properties style:column-width="3.752cm"/>
    </style:style>
    <style:style style:name="Таблица210.B" style:family="table-column">
      <style:table-column-properties style:column-width="3.981cm"/>
    </style:style>
    <style:style style:name="Таблица210.C" style:family="table-column">
      <style:table-column-properties style:column-width="2.662cm"/>
    </style:style>
    <style:style style:name="Таблица210.D" style:family="table-column">
      <style:table-column-properties style:column-width="6.798cm"/>
    </style:style>
    <style:style style:name="Таблица210.E" style:family="table-column">
      <style:table-column-properties style:column-width="2.81cm"/>
    </style:style>
    <style:style style:name="Таблица210.A1" style:family="table-cell">
      <style:table-cell-properties style:vertical-align="middle"/>
    </style:style>
    <style:style style:name="Таблица211" style:family="table">
      <style:table-properties style:width="19.831cm" table:align="left"/>
    </style:style>
    <style:style style:name="Таблица211.A" style:family="table-column">
      <style:table-column-properties style:column-width="1.134cm"/>
    </style:style>
    <style:style style:name="Таблица211.B" style:family="table-column">
      <style:table-column-properties style:column-width="1.478cm"/>
    </style:style>
    <style:style style:name="Таблица211.C" style:family="table-column">
      <style:table-column-properties style:column-width="2.662cm"/>
    </style:style>
    <style:style style:name="Таблица211.D" style:family="table-column">
      <style:table-column-properties style:column-width="9.911cm"/>
    </style:style>
    <style:style style:name="Таблица211.E" style:family="table-column">
      <style:table-column-properties style:column-width="4.646cm"/>
    </style:style>
    <style:style style:name="Таблица211.A1" style:family="table-cell">
      <style:table-cell-properties style:vertical-align="middle"/>
    </style:style>
    <style:style style:name="Таблица212" style:family="table">
      <style:table-properties style:width="20.003cm" table:align="left"/>
    </style:style>
    <style:style style:name="Таблица212.A" style:family="table-column">
      <style:table-column-properties style:column-width="2.85cm"/>
    </style:style>
    <style:style style:name="Таблица212.B" style:family="table-column">
      <style:table-column-properties style:column-width="1.042cm"/>
    </style:style>
    <style:style style:name="Таблица212.C" style:family="table-column">
      <style:table-column-properties style:column-width="2.662cm"/>
    </style:style>
    <style:style style:name="Таблица212.D" style:family="table-column">
      <style:table-column-properties style:column-width="10.151cm"/>
    </style:style>
    <style:style style:name="Таблица212.E" style:family="table-column">
      <style:table-column-properties style:column-width="3.297cm"/>
    </style:style>
    <style:style style:name="Таблица212.A1" style:family="table-cell">
      <style:table-cell-properties style:vertical-align="middle"/>
    </style:style>
    <style:style style:name="Таблица213" style:family="table">
      <style:table-properties style:width="20.003cm" table:align="left"/>
    </style:style>
    <style:style style:name="Таблица213.A" style:family="table-column">
      <style:table-column-properties style:column-width="4.826cm"/>
    </style:style>
    <style:style style:name="Таблица213.B" style:family="table-column">
      <style:table-column-properties style:column-width="4.63cm"/>
    </style:style>
    <style:style style:name="Таблица213.C" style:family="table-column">
      <style:table-column-properties style:column-width="2.662cm"/>
    </style:style>
    <style:style style:name="Таблица213.D" style:family="table-column">
      <style:table-column-properties style:column-width="5.447cm"/>
    </style:style>
    <style:style style:name="Таблица213.E" style:family="table-column">
      <style:table-column-properties style:column-width="2.438cm"/>
    </style:style>
    <style:style style:name="Таблица213.A1" style:family="table-cell">
      <style:table-cell-properties style:vertical-align="middle"/>
    </style:style>
    <style:style style:name="Таблица214" style:family="table">
      <style:table-properties style:width="20.003cm" table:align="left"/>
    </style:style>
    <style:style style:name="Таблица214.A" style:family="table-column">
      <style:table-column-properties style:column-width="3.533cm"/>
    </style:style>
    <style:style style:name="Таблица214.B" style:family="table-column">
      <style:table-column-properties style:column-width="1.415cm"/>
    </style:style>
    <style:style style:name="Таблица214.C" style:family="table-column">
      <style:table-column-properties style:column-width="2.662cm"/>
    </style:style>
    <style:style style:name="Таблица214.D" style:family="table-column">
      <style:table-column-properties style:column-width="9.79cm"/>
    </style:style>
    <style:style style:name="Таблица214.E" style:family="table-column">
      <style:table-column-properties style:column-width="2.604cm"/>
    </style:style>
    <style:style style:name="Таблица214.A1" style:family="table-cell">
      <style:table-cell-properties style:vertical-align="middle"/>
    </style:style>
    <style:style style:name="Таблица215" style:family="table">
      <style:table-properties style:width="20.003cm" table:align="left"/>
    </style:style>
    <style:style style:name="Таблица215.A" style:family="table-column">
      <style:table-column-properties style:column-width="2.24cm"/>
    </style:style>
    <style:style style:name="Таблица215.B" style:family="table-column">
      <style:table-column-properties style:column-width="6.722cm"/>
    </style:style>
    <style:style style:name="Таблица215.C" style:family="table-column">
      <style:table-column-properties style:column-width="2.662cm"/>
    </style:style>
    <style:style style:name="Таблица215.D" style:family="table-column">
      <style:table-column-properties style:column-width="4.692cm"/>
    </style:style>
    <style:style style:name="Таблица215.E" style:family="table-column">
      <style:table-column-properties style:column-width="3.687cm"/>
    </style:style>
    <style:style style:name="Таблица215.A1" style:family="table-cell">
      <style:table-cell-properties style:vertical-align="middle"/>
    </style:style>
    <style:style style:name="Таблица216" style:family="table">
      <style:table-properties style:width="20.003cm" table:align="left"/>
    </style:style>
    <style:style style:name="Таблица216.A" style:family="table-column">
      <style:table-column-properties style:column-width="1.651cm"/>
    </style:style>
    <style:style style:name="Таблица216.B" style:family="table-column">
      <style:table-column-properties style:column-width="5.08cm"/>
    </style:style>
    <style:style style:name="Таблица216.C" style:family="table-column">
      <style:table-column-properties style:column-width="2.662cm"/>
    </style:style>
    <style:style style:name="Таблица216.D" style:family="table-column">
      <style:table-column-properties style:column-width="7.498cm"/>
    </style:style>
    <style:style style:name="Таблица216.E" style:family="table-column">
      <style:table-column-properties style:column-width="3.112cm"/>
    </style:style>
    <style:style style:name="Таблица216.A1" style:family="table-cell">
      <style:table-cell-properties style:vertical-align="middle"/>
    </style:style>
    <style:style style:name="Таблица217" style:family="table">
      <style:table-properties style:width="16.454cm" table:align="left"/>
    </style:style>
    <style:style style:name="Таблица217.A" style:family="table-column">
      <style:table-column-properties style:column-width="1.483cm"/>
    </style:style>
    <style:style style:name="Таблица217.B" style:family="table-column">
      <style:table-column-properties style:column-width="3.773cm"/>
    </style:style>
    <style:style style:name="Таблица217.C" style:family="table-column">
      <style:table-column-properties style:column-width="2.662cm"/>
    </style:style>
    <style:style style:name="Таблица217.D" style:family="table-column">
      <style:table-column-properties style:column-width="3.889cm"/>
    </style:style>
    <style:style style:name="Таблица217.E" style:family="table-column">
      <style:table-column-properties style:column-width="4.646cm"/>
    </style:style>
    <style:style style:name="Таблица217.A1" style:family="table-cell">
      <style:table-cell-properties style:vertical-align="middle"/>
    </style:style>
    <style:style style:name="Таблица218" style:family="table">
      <style:table-properties style:width="20.003cm" table:align="left"/>
    </style:style>
    <style:style style:name="Таблица218.A" style:family="table-column">
      <style:table-column-properties style:column-width="3.306cm"/>
    </style:style>
    <style:style style:name="Таблица218.B" style:family="table-column">
      <style:table-column-properties style:column-width="1.526cm"/>
    </style:style>
    <style:style style:name="Таблица218.C" style:family="table-column">
      <style:table-column-properties style:column-width="2.662cm"/>
    </style:style>
    <style:style style:name="Таблица218.D" style:family="table-column">
      <style:table-column-properties style:column-width="9.97cm"/>
    </style:style>
    <style:style style:name="Таблица218.E" style:family="table-column">
      <style:table-column-properties style:column-width="2.54cm"/>
    </style:style>
    <style:style style:name="Таблица218.A1" style:family="table-cell">
      <style:table-cell-properties style:vertical-align="middle"/>
    </style:style>
    <style:style style:name="Таблица219" style:family="table">
      <style:table-properties style:width="20.003cm" table:align="left"/>
    </style:style>
    <style:style style:name="Таблица219.A" style:family="table-column">
      <style:table-column-properties style:column-width="2.048cm"/>
    </style:style>
    <style:style style:name="Таблица219.B" style:family="table-column">
      <style:table-column-properties style:column-width="4.99cm"/>
    </style:style>
    <style:style style:name="Таблица219.C" style:family="table-column">
      <style:table-column-properties style:column-width="2.662cm"/>
    </style:style>
    <style:style style:name="Таблица219.D" style:family="table-column">
      <style:table-column-properties style:column-width="6.777cm"/>
    </style:style>
    <style:style style:name="Таблица219.E" style:family="table-column">
      <style:table-column-properties style:column-width="3.526cm"/>
    </style:style>
    <style:style style:name="Таблица219.A1" style:family="table-cell">
      <style:table-cell-properties style:vertical-align="middle"/>
    </style:style>
    <style:style style:name="Таблица220" style:family="table">
      <style:table-properties style:width="12.383cm" table:align="left"/>
    </style:style>
    <style:style style:name="Таблица220.A" style:family="table-column">
      <style:table-column-properties style:column-width="1.842cm"/>
    </style:style>
    <style:style style:name="Таблица220.B" style:family="table-column">
      <style:table-column-properties style:column-width="1.102cm"/>
    </style:style>
    <style:style style:name="Таблица220.C" style:family="table-column">
      <style:table-column-properties style:column-width="2.662cm"/>
    </style:style>
    <style:style style:name="Таблица220.D" style:family="table-column">
      <style:table-column-properties style:column-width="2.131cm"/>
    </style:style>
    <style:style style:name="Таблица220.E" style:family="table-column">
      <style:table-column-properties style:column-width="4.646cm"/>
    </style:style>
    <style:style style:name="Таблица220.A1" style:family="table-cell">
      <style:table-cell-properties style:vertical-align="middle"/>
    </style:style>
    <style:style style:name="Таблица221" style:family="table">
      <style:table-properties style:width="20.003cm" table:align="left"/>
    </style:style>
    <style:style style:name="Таблица221.A" style:family="table-column">
      <style:table-column-properties style:column-width="4.292cm"/>
    </style:style>
    <style:style style:name="Таблица221.B" style:family="table-column">
      <style:table-column-properties style:column-width="4.369cm"/>
    </style:style>
    <style:style style:name="Таблица221.C" style:family="table-column">
      <style:table-column-properties style:column-width="2.662cm"/>
    </style:style>
    <style:style style:name="Таблица221.D" style:family="table-column">
      <style:table-column-properties style:column-width="5.98cm"/>
    </style:style>
    <style:style style:name="Таблица221.E" style:family="table-column">
      <style:table-column-properties style:column-width="2.701cm"/>
    </style:style>
    <style:style style:name="Таблица221.A1" style:family="table-cell">
      <style:table-cell-properties style:vertical-align="middle"/>
    </style:style>
    <style:style style:name="Таблица222" style:family="table">
      <style:table-properties style:width="20.003cm" table:align="left"/>
    </style:style>
    <style:style style:name="Таблица222.A" style:family="table-column">
      <style:table-column-properties style:column-width="2.709cm"/>
    </style:style>
    <style:style style:name="Таблица222.B" style:family="table-column">
      <style:table-column-properties style:column-width="3.597cm"/>
    </style:style>
    <style:style style:name="Таблица222.C" style:family="table-column">
      <style:table-column-properties style:column-width="2.662cm"/>
    </style:style>
    <style:style style:name="Таблица222.D" style:family="table-column">
      <style:table-column-properties style:column-width="7.373cm"/>
    </style:style>
    <style:style style:name="Таблица222.E" style:family="table-column">
      <style:table-column-properties style:column-width="3.662cm"/>
    </style:style>
    <style:style style:name="Таблица222.A1" style:family="table-cell">
      <style:table-cell-properties style:vertical-align="middle"/>
    </style:style>
    <style:style style:name="Таблица223" style:family="table">
      <style:table-properties style:width="20.003cm" table:align="left"/>
    </style:style>
    <style:style style:name="Таблица223.A" style:family="table-column">
      <style:table-column-properties style:column-width="4.196cm"/>
    </style:style>
    <style:style style:name="Таблица223.B" style:family="table-column">
      <style:table-column-properties style:column-width="1.408cm"/>
    </style:style>
    <style:style style:name="Таблица223.C" style:family="table-column">
      <style:table-column-properties style:column-width="2.662cm"/>
    </style:style>
    <style:style style:name="Таблица223.D" style:family="table-column">
      <style:table-column-properties style:column-width="8.698cm"/>
    </style:style>
    <style:style style:name="Таблица223.E" style:family="table-column">
      <style:table-column-properties style:column-width="3.039cm"/>
    </style:style>
    <style:style style:name="Таблица223.A1" style:family="table-cell">
      <style:table-cell-properties style:vertical-align="middle"/>
    </style:style>
    <style:style style:name="Таблица224" style:family="table">
      <style:table-properties style:width="13.45cm" table:align="left"/>
    </style:style>
    <style:style style:name="Таблица224.A" style:family="table-column">
      <style:table-column-properties style:column-width="1.651cm"/>
    </style:style>
    <style:style style:name="Таблица224.B" style:family="table-column">
      <style:table-column-properties style:column-width="2.563cm"/>
    </style:style>
    <style:style style:name="Таблица224.C" style:family="table-column">
      <style:table-column-properties style:column-width="2.662cm"/>
    </style:style>
    <style:style style:name="Таблица224.D" style:family="table-column">
      <style:table-column-properties style:column-width="1.928cm"/>
    </style:style>
    <style:style style:name="Таблица224.E" style:family="table-column">
      <style:table-column-properties style:column-width="4.646cm"/>
    </style:style>
    <style:style style:name="Таблица224.A1" style:family="table-cell">
      <style:table-cell-properties style:vertical-align="middle"/>
    </style:style>
    <style:style style:name="Таблица225" style:family="table">
      <style:table-properties style:width="20.003cm" table:align="left"/>
    </style:style>
    <style:style style:name="Таблица225.A" style:family="table-column">
      <style:table-column-properties style:column-width="2.408cm"/>
    </style:style>
    <style:style style:name="Таблица225.B" style:family="table-column">
      <style:table-column-properties style:column-width="2.371cm"/>
    </style:style>
    <style:style style:name="Таблица225.C" style:family="table-column">
      <style:table-column-properties style:column-width="2.662cm"/>
    </style:style>
    <style:style style:name="Таблица225.D" style:family="table-column">
      <style:table-column-properties style:column-width="9.223cm"/>
    </style:style>
    <style:style style:name="Таблица225.E" style:family="table-column">
      <style:table-column-properties style:column-width="3.339cm"/>
    </style:style>
    <style:style style:name="Таблица225.A1" style:family="table-cell">
      <style:table-cell-properties style:vertical-align="middle"/>
    </style:style>
    <style:style style:name="Таблица226" style:family="table">
      <style:table-properties style:width="20.003cm" table:align="left"/>
    </style:style>
    <style:style style:name="Таблица226.A" style:family="table-column">
      <style:table-column-properties style:column-width="3.627cm"/>
    </style:style>
    <style:style style:name="Таблица226.B" style:family="table-column">
      <style:table-column-properties style:column-width="2.129cm"/>
    </style:style>
    <style:style style:name="Таблица226.C" style:family="table-column">
      <style:table-column-properties style:column-width="2.662cm"/>
    </style:style>
    <style:style style:name="Таблица226.D" style:family="table-column">
      <style:table-column-properties style:column-width="7.251cm"/>
    </style:style>
    <style:style style:name="Таблица226.E" style:family="table-column">
      <style:table-column-properties style:column-width="4.334cm"/>
    </style:style>
    <style:style style:name="Таблица226.A1" style:family="table-cell">
      <style:table-cell-properties style:vertical-align="middle"/>
    </style:style>
    <style:style style:name="Таблица227" style:family="table">
      <style:table-properties style:width="20.003cm" table:align="left"/>
    </style:style>
    <style:style style:name="Таблица227.A" style:family="table-column">
      <style:table-column-properties style:column-width="2.26cm"/>
    </style:style>
    <style:style style:name="Таблица227.B" style:family="table-column">
      <style:table-column-properties style:column-width="5.787cm"/>
    </style:style>
    <style:style style:name="Таблица227.C" style:family="table-column">
      <style:table-column-properties style:column-width="2.662cm"/>
    </style:style>
    <style:style style:name="Таблица227.D" style:family="table-column">
      <style:table-column-properties style:column-width="4.66cm"/>
    </style:style>
    <style:style style:name="Таблица227.E" style:family="table-column">
      <style:table-column-properties style:column-width="4.634cm"/>
    </style:style>
    <style:style style:name="Таблица227.A1" style:family="table-cell">
      <style:table-cell-properties style:vertical-align="middle"/>
    </style:style>
    <style:style style:name="Таблица228" style:family="table">
      <style:table-properties style:width="20.003cm" table:align="left"/>
    </style:style>
    <style:style style:name="Таблица228.A" style:family="table-column">
      <style:table-column-properties style:column-width="3.533cm"/>
    </style:style>
    <style:style style:name="Таблица228.B" style:family="table-column">
      <style:table-column-properties style:column-width="1.388cm"/>
    </style:style>
    <style:style style:name="Таблица228.C" style:family="table-column">
      <style:table-column-properties style:column-width="2.662cm"/>
    </style:style>
    <style:style style:name="Таблица228.D" style:family="table-column">
      <style:table-column-properties style:column-width="9.816cm"/>
    </style:style>
    <style:style style:name="Таблица228.E" style:family="table-column">
      <style:table-column-properties style:column-width="2.604cm"/>
    </style:style>
    <style:style style:name="Таблица228.A1" style:family="table-cell">
      <style:table-cell-properties style:vertical-align="middle"/>
    </style:style>
    <style:style style:name="Таблица229" style:family="table">
      <style:table-properties style:width="20.003cm" table:align="left"/>
    </style:style>
    <style:style style:name="Таблица229.A" style:family="table-column">
      <style:table-column-properties style:column-width="3.798cm"/>
    </style:style>
    <style:style style:name="Таблица229.B" style:family="table-column">
      <style:table-column-properties style:column-width="4.008cm"/>
    </style:style>
    <style:style style:name="Таблица229.C" style:family="table-column">
      <style:table-column-properties style:column-width="2.662cm"/>
    </style:style>
    <style:style style:name="Таблица229.D" style:family="table-column">
      <style:table-column-properties style:column-width="6.694cm"/>
    </style:style>
    <style:style style:name="Таблица229.E" style:family="table-column">
      <style:table-column-properties style:column-width="2.842cm"/>
    </style:style>
    <style:style style:name="Таблица229.A1" style:family="table-cell">
      <style:table-cell-properties style:vertical-align="middle"/>
    </style:style>
    <style:style style:name="Таблица230" style:family="table">
      <style:table-properties style:width="19.537cm" table:align="left"/>
    </style:style>
    <style:style style:name="Таблица230.A" style:family="table-column">
      <style:table-column-properties style:column-width="1.134cm"/>
    </style:style>
    <style:style style:name="Таблица230.B" style:family="table-column">
      <style:table-column-properties style:column-width="1.478cm"/>
    </style:style>
    <style:style style:name="Таблица230.C" style:family="table-column">
      <style:table-column-properties style:column-width="2.662cm"/>
    </style:style>
    <style:style style:name="Таблица230.D" style:family="table-column">
      <style:table-column-properties style:column-width="9.617cm"/>
    </style:style>
    <style:style style:name="Таблица230.E" style:family="table-column">
      <style:table-column-properties style:column-width="4.646cm"/>
    </style:style>
    <style:style style:name="Таблица230.A1" style:family="table-cell">
      <style:table-cell-properties style:vertical-align="middle"/>
    </style:style>
    <style:style style:name="Таблица231" style:family="table">
      <style:table-properties style:width="20.003cm" table:align="left"/>
    </style:style>
    <style:style style:name="Таблица231.A" style:family="table-column">
      <style:table-column-properties style:column-width="1.293cm"/>
    </style:style>
    <style:style style:name="Таблица231.B" style:family="table-column">
      <style:table-column-properties style:column-width="1.448cm"/>
    </style:style>
    <style:style style:name="Таблица231.C" style:family="table-column">
      <style:table-column-properties style:column-width="2.662cm"/>
    </style:style>
    <style:style style:name="Таблица231.D" style:family="table-column">
      <style:table-column-properties style:column-width="10.606cm"/>
    </style:style>
    <style:style style:name="Таблица231.E" style:family="table-column">
      <style:table-column-properties style:column-width="3.993cm"/>
    </style:style>
    <style:style style:name="Таблица231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ref439156155"/><text:bookmark text:name="TI000000209"/>Приложение 2. REST API сервиса управления кластером</text:h>
      <text:p text:style-name="Text_20_body">Данное приложение описывает ресурсы и методы управления конфигурацией кластера с помощью REST API. Ресурс, который используется для выполнения того или иного запроса REST API формируется из двух частей:</text:p>
      <text:p text:style-name="Text_20_body">● собственно адрес кластера вида <text:a xlink:type="simple" xlink:href="http://host:800/cluster" office:target-frame-name="_blank" xlink:show="new" text:style-name="Internet_20_link" text:visited-style-name="Visited_20_Internet_20_Link">http://host:8080/cluster</text:a>, где host – адрес компонентного кластера системы «1С:Предприятие» версии 8.4.1.</text:p>
      <text:p text:style-name="Text_20_body">● адрес конкретного интерфейса, который указан в качестве заголовка одного из разделов.</text:p>
      <text:p text:style-name="Text_20_body">Полный адрес формируется объединением двух частей адреса. Так, для получения общей конфигурации кластера, необходимо выполнить запрос по следующему адресу <text:a xlink:type="simple" xlink:href="http://host:8080/cluster/general" office:target-frame-name="_blank" xlink:show="new" text:style-name="Internet_20_link" text:visited-style-name="Visited_20_Internet_20_Link">http://host:8080/cluster/general</text:a>. В этом адресе:</text:p>
      <text:p text:style-name="Text_20_body">● <text:a xlink:type="simple" xlink:href="http://host:8080/cluster" office:target-frame-name="_blank" xlink:show="new" text:style-name="Internet_20_link" text:visited-style-name="Visited_20_Internet_20_Link">http://host:8080/cluster</text:a> – общая часть адреса;</text:p>
      <text:p text:style-name="Text_20_body">● /general – адрес интерфейса работы с общей конфигурацией кластера (см. <text:a xlink:type="simple" xlink:href="https://its.1c.ru/db/content/v841doc/src/приложение%202.%20rest%20api%20сервиса%20управления%20кластером.htm?_=1542292913#_ref439091049" text:style-name="Internet_20_link" text:visited-style-name="Visited_20_Internet_20_Link">здесь</text:a>).</text:p>
      <text:h text:style-name="Heading_20_2" text:outline-level="2"><text:bookmark text:name="TI000000211"/><text:bookmark text:name="IssOgl1_2.1_Программный_интерфейс_сервиса_управления_кластером"/>2.1. Программный интерфейс сервиса управления кластером:</text:h>
      <text:h text:style-name="Heading_20_3" text:outline-level="3"><text:bookmark text:name="TI000000212"/><text:bookmark text:name="IssOgl2_2.1.1_Настройки_конфигурации_агента_балансировщика_нагрузки"/>2.1.1. Настройки конфигурации агента балансировщика нагрузки</text:h>
      <text:h text:style-name="Heading_20_4" text:outline-level="4"><text:bookmark text:name="TI000000213"/><text:bookmark text:name="IssOgl3_2.1.1.1_Ресурс_dispatcher_agent"/>2.1.1.1. Ресурс: /dispatcher/agent</text:h>
      <text:h text:style-name="Heading_20_5" text:outline-level="5"><text:bookmark text:name="TI000000214"/><text:bookmark text:name="IssOgl4_2.1.1.1.1_GET"/>2.1.1.1.1. GET</text:h>
      <text:p text:style-name="Text_20_body">Получить конфигурацию агента балансировщика нагрузки</text:p>
      <text:p text:style-name="Text_20_body">Ответ</text:p>
      <text:p text:style-name="Text_20_body">Content-Type: application/json;charset=UTF-8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Код возврата</text:p>
          </table:table-cell>
          <table:table-cell table:style-name="Таблица1.A1" office:value-type="string">
            <text:p text:style-name="P3">Причина</text:p>
          </table:table-cell>
          <table:table-cell table:style-name="Таблица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DispatcherClient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15"/><text:bookmark text:name="IssOgl4_2.1.1.1.2_PUT"/>2.1.1.1.2. PUT</text:h>
      <text:p text:style-name="Text_20_body">Обновить существующую конфигурацию агента балансировщика нагрузки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3">Имя</text:p>
          </table:table-cell>
          <table:table-cell table:style-name="Таблица2.A1" office:value-type="string">
            <text:p text:style-name="P3">Форма</text:p>
          </table:table-cell>
          <table:table-cell table:style-name="Таблица2.A1" office:value-type="string">
            <text:p text:style-name="P3">Обязательный</text:p>
          </table:table-cell>
          <table:table-cell table:style-name="Таблица2.A1" office:value-type="string">
            <text:p text:style-name="P3">Описание</text:p>
          </table:table-cell>
          <table:table-cell table:style-name="Таблица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агента балансировщика нагрузки</text:p>
          </table:table-cell>
          <table:table-cell office:value-type="string">
            <text:p text:style-name="P2">DispatcherClient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">Код возврата</text:p>
          </table:table-cell>
          <table:table-cell table:style-name="Таблица3.A1" office:value-type="string">
            <text:p text:style-name="P3">Причина</text:p>
          </table:table-cell>
          <table:table-cell table:style-name="Таблица3.A1" office:value-type="string">
            <text:p text:style-name="P3">Тип данных</text:p>
          </table:table-cell>
        </table:table-row>
        <text:soft-page-break/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DispatcherClient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16"/><text:bookmark text:name="IssOgl4_2.1.1.1.3_DELETE"/>2.1.1.1.3. DELETE</text:h>
      <text:p text:style-name="Text_20_body">Очистить существующую конфигурацию агента балансировщика нагрузки</text:p>
      <text:p text:style-name="Text_20_body">Ответ</text:p>
      <text:p text:style-name="Text_20_body">Content-Type: application/json;charset=UTF-8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">Код возврата</text:p>
          </table:table-cell>
          <table:table-cell table:style-name="Таблица4.A1" office:value-type="string">
            <text:p text:style-name="P3">Причина</text:p>
          </table:table-cell>
          <table:table-cell table:style-name="Таблица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217"/><text:bookmark text:name="IssOgl2_2.1.2_Настройки_конфигурации_централи_балансировщика_нагрузки"/>2.1.2. Настройки конфигурации централи балансировщика нагрузки</text:h>
      <text:h text:style-name="Heading_20_4" text:outline-level="4"><text:bookmark text:name="TI000000218"/><text:bookmark text:name="IssOgl3_2.1.2.1_Ресурс_dispatcher_central"/>2.1.2.1. Ресурс: /dispatcher/central</text:h>
      <text:h text:style-name="Heading_20_5" text:outline-level="5"><text:bookmark text:name="TI000000219"/><text:bookmark text:name="IssOgl4_2.1.2.1.1_GET"/>2.1.2.1.1. GET</text:h>
      <text:p text:style-name="Text_20_body">Получить конфигурацию централи балансировщика нагрузки</text:p>
      <text:p text:style-name="Text_20_body">Ответ</text:p>
      <text:p text:style-name="Text_20_body">Content-Type: application/json;charset=UTF-8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3">Код возврата</text:p>
          </table:table-cell>
          <table:table-cell table:style-name="Таблица5.A1" office:value-type="string">
            <text:p text:style-name="P3">Причина</text:p>
          </table:table-cell>
          <table:table-cell table:style-name="Таблица5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DispatcherCentral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20"/><text:bookmark text:name="IssOgl4_2.1.2.1.2_PUT"/>2.1.2.1.2. PUT</text:h>
      <text:p text:style-name="Text_20_body">Обновить существующую конфигурацию централи балансировщика нагрузки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3">Имя</text:p>
          </table:table-cell>
          <table:table-cell table:style-name="Таблица6.A1" office:value-type="string">
            <text:p text:style-name="P3">Форма</text:p>
          </table:table-cell>
          <table:table-cell table:style-name="Таблица6.A1" office:value-type="string">
            <text:p text:style-name="P3">Обязательный</text:p>
          </table:table-cell>
          <table:table-cell table:style-name="Таблица6.A1" office:value-type="string">
            <text:p text:style-name="P3">Описание</text:p>
          </table:table-cell>
          <table:table-cell table:style-name="Таблица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централи балансировщика нагрузки</text:p>
          </table:table-cell>
          <table:table-cell office:value-type="string">
            <text:p text:style-name="P2">DispatcherCentral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">Код возврата</text:p>
          </table:table-cell>
          <table:table-cell table:style-name="Таблица7.A1" office:value-type="string">
            <text:p text:style-name="P3">Причина</text:p>
          </table:table-cell>
          <table:table-cell table:style-name="Таблица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DispatcherCentralTransport<text:soft-page-break/>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21"/><text:bookmark text:name="IssOgl4_2.1.2.1.3_DELETE"/>2.1.2.1.3. DELETE</text:h>
      <text:p text:style-name="Text_20_body">Очистить существующую конфигурацию централи балансировщика нагрузки</text:p>
      <text:p text:style-name="Text_20_body">Ответ</text:p>
      <text:p text:style-name="Text_20_body">Content-Type: application/json;charset=UTF-8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3">Код возврата</text:p>
          </table:table-cell>
          <table:table-cell table:style-name="Таблица8.A1" office:value-type="string">
            <text:p text:style-name="P3">Причина</text:p>
          </table:table-cell>
          <table:table-cell table:style-name="Таблица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222"/><text:bookmark text:name="IssOgl2_2.1.3_Настройки_конфигурации_монитора_балансировщика_нагрузки"/>2.1.3. Настройки конфигурации монитора балансировщика нагрузки</text:h>
      <text:h text:style-name="Heading_20_4" text:outline-level="4"><text:bookmark text:name="TI000000223"/><text:bookmark text:name="IssOgl3_2.1.3.1_Ресурс_dispatcher_monitor"/>2.1.3.1. Ресурс: /dispatcher/monitor</text:h>
      <text:h text:style-name="Heading_20_5" text:outline-level="5"><text:bookmark text:name="TI000000224"/><text:bookmark text:name="IssOgl4_2.1.3.1.1_GET"/>2.1.3.1.1. GET</text:h>
      <text:p text:style-name="Text_20_body">Получить конфигурацию монитора балансировщика нагрузки</text:p>
      <text:p text:style-name="Text_20_body">Ответ</text:p>
      <text:p text:style-name="Text_20_body">Content-Type: application/json;charset=UTF-8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">Код возврата</text:p>
          </table:table-cell>
          <table:table-cell table:style-name="Таблица9.A1" office:value-type="string">
            <text:p text:style-name="P3">Причина</text:p>
          </table:table-cell>
          <table:table-cell table:style-name="Таблица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DispatcherClient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25"/><text:bookmark text:name="IssOgl4_2.1.3.1.2_PUT"/>2.1.3.1.2. PUT</text:h>
      <text:p text:style-name="Text_20_body">Обновить существующую конфигурацию монитора балансировщика нагрузки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3">Имя</text:p>
          </table:table-cell>
          <table:table-cell table:style-name="Таблица10.A1" office:value-type="string">
            <text:p text:style-name="P3">Форма</text:p>
          </table:table-cell>
          <table:table-cell table:style-name="Таблица10.A1" office:value-type="string">
            <text:p text:style-name="P3">Обязательный</text:p>
          </table:table-cell>
          <table:table-cell table:style-name="Таблица10.A1" office:value-type="string">
            <text:p text:style-name="P3">Описание</text:p>
          </table:table-cell>
          <table:table-cell table:style-name="Таблица1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монитора балансировщика нагрузки</text:p>
          </table:table-cell>
          <table:table-cell office:value-type="string">
            <text:p text:style-name="P2">DispatcherClient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Код возврата</text:p>
          </table:table-cell>
          <table:table-cell table:style-name="Таблица11.A1" office:value-type="string">
            <text:p text:style-name="P3">Причина</text:p>
          </table:table-cell>
          <table:table-cell table:style-name="Таблица1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DispatcherClientTransport<text:soft-page-break/>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26"/><text:bookmark text:name="IssOgl4_2.1.3.1.3_DELETE"/>2.1.3.1.3. DELETE</text:h>
      <text:p text:style-name="Text_20_body">Очистить существующую конфигурацию монитора балансировщика нагрузки</text:p>
      <text:p text:style-name="Text_20_body">Ответ</text:p>
      <text:p text:style-name="Text_20_body">Content-Type: application/json;charset=UTF-8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Код возврата</text:p>
          </table:table-cell>
          <table:table-cell table:style-name="Таблица12.A1" office:value-type="string">
            <text:p text:style-name="P3">Причина</text:p>
          </table:table-cell>
          <table:table-cell table:style-name="Таблица1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227"/><text:bookmark text:name="IssOgl2_2.1.4_Настройки_конфигурации_точек_подключения_информационных_баз"/>2.1.4. Настройки конфигурации точек подключения информационных баз</text:h>
      <text:h text:style-name="Heading_20_4" text:outline-level="4"><text:bookmark text:name="TI000000228"/><text:bookmark text:name="IssOgl3_2.1.4.1_Ресурс_endpoint"/>2.1.4.1. Ресурс: /endpoint</text:h>
      <text:h text:style-name="Heading_20_5" text:outline-level="5"><text:bookmark text:name="TI000000229"/><text:bookmark text:name="IssOgl4_2.1.4.1.1_GET"/>2.1.4.1.1. GET</text:h>
      <text:p text:style-name="Text_20_body">Получить конфигурацию точки подключения информационной базы</text:p>
      <text:p text:style-name="Text_20_body">Параметры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3">Имя</text:p>
          </table:table-cell>
          <table:table-cell table:style-name="Таблица13.A1" office:value-type="string">
            <text:p text:style-name="P3">Форма</text:p>
          </table:table-cell>
          <table:table-cell table:style-name="Таблица13.A1" office:value-type="string">
            <text:p text:style-name="P3">Обязательный</text:p>
          </table:table-cell>
          <table:table-cell table:style-name="Таблица13.A1" office:value-type="string">
            <text:p text:style-name="P3">Описание</text:p>
          </table:table-cell>
          <table:table-cell table:style-name="Таблица1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ref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информационной базы</text:p>
          </table:table-cell>
          <table:table-cell office:value-type="string">
            <text:p text:style-name="P2">string </text:p>
          </table:table-cell>
        </table:table-row>
        <table:table-row>
          <table:table-cell office:value-type="string">
            <text:p text:style-name="P2">path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Путь точки подключения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">Код возврата</text:p>
          </table:table-cell>
          <table:table-cell table:style-name="Таблица14.A1" office:value-type="string">
            <text:p text:style-name="P3">Причина</text:p>
          </table:table-cell>
          <table:table-cell table:style-name="Таблица1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Endpoint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30"/><text:bookmark text:name="IssOgl4_2.1.4.1.2_PUT"/>2.1.4.1.2. PUT</text:h>
      <text:p text:style-name="Text_20_body">Обновить существующую конфигурацию точки подключения информационной базы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3">Имя</text:p>
          </table:table-cell>
          <table:table-cell table:style-name="Таблица15.A1" office:value-type="string">
            <text:p text:style-name="P3">Форма</text:p>
          </table:table-cell>
          <table:table-cell table:style-name="Таблица15.A1" office:value-type="string">
            <text:p text:style-name="P3">Обязательный</text:p>
          </table:table-cell>
          <table:table-cell table:style-name="Таблица15.A1" office:value-type="string">
            <text:p text:style-name="P3">Описание</text:p>
          </table:table-cell>
          <table:table-cell table:style-name="Таблица15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точки подключения информационной базы</text:p>
          </table:table-cell>
          <table:table-cell office:value-type="string">
            <text:p text:style-name="P2">EndpointTransport <text:soft-page-break/>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3">Код возврата</text:p>
          </table:table-cell>
          <table:table-cell table:style-name="Таблица16.A1" office:value-type="string">
            <text:p text:style-name="P3">Причина</text:p>
          </table:table-cell>
          <table:table-cell table:style-name="Таблица1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Endpoint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31"/><text:bookmark text:name="IssOgl4_2.1.4.1.3_POST"/>2.1.4.1.3. POST</text:h>
      <text:p text:style-name="Text_20_body">Создать новую конфигурацию точки подключения информационной базы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3">Имя</text:p>
          </table:table-cell>
          <table:table-cell table:style-name="Таблица17.A1" office:value-type="string">
            <text:p text:style-name="P3">Форма</text:p>
          </table:table-cell>
          <table:table-cell table:style-name="Таблица17.A1" office:value-type="string">
            <text:p text:style-name="P3">Обязательный</text:p>
          </table:table-cell>
          <table:table-cell table:style-name="Таблица17.A1" office:value-type="string">
            <text:p text:style-name="P3">Описание</text:p>
          </table:table-cell>
          <table:table-cell table:style-name="Таблица1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точки подключения информационной базы</text:p>
          </table:table-cell>
          <table:table-cell office:value-type="string">
            <text:p text:style-name="P2">Endpoint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3">Код возврата</text:p>
          </table:table-cell>
          <table:table-cell table:style-name="Таблица18.A1" office:value-type="string">
            <text:p text:style-name="P3">Причина</text:p>
          </table:table-cell>
          <table:table-cell table:style-name="Таблица1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Endpoint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32"/><text:bookmark text:name="IssOgl4_2.1.4.1.4_DELETE"/>2.1.4.1.4. DELETE</text:h>
      <text:p text:style-name="Text_20_body">Удалить существующую конфигурацию точки подключения информационной базы</text:p>
      <text:p text:style-name="Text_20_body">Параметры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3">Имя</text:p>
          </table:table-cell>
          <table:table-cell table:style-name="Таблица19.A1" office:value-type="string">
            <text:p text:style-name="P3">Форма</text:p>
          </table:table-cell>
          <table:table-cell table:style-name="Таблица19.A1" office:value-type="string">
            <text:p text:style-name="P3">Обязательный</text:p>
          </table:table-cell>
          <table:table-cell table:style-name="Таблица19.A1" office:value-type="string">
            <text:p text:style-name="P3">Описание</text:p>
          </table:table-cell>
          <table:table-cell table:style-name="Таблица1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ref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информационной базы</text:p>
          </table:table-cell>
          <table:table-cell office:value-type="string">
            <text:p text:style-name="P2">string </text:p>
          </table:table-cell>
        </table:table-row>
        <table:table-row>
          <table:table-cell office:value-type="string">
            <text:p text:style-name="P2">path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Путь точки подключения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office:value-type="string">
            <text:p text:style-name="P3">Код возврата</text:p>
          </table:table-cell>
          <table:table-cell table:style-name="Таблица20.A1" office:value-type="string">
            <text:p text:style-name="P3">Причина</text:p>
          </table:table-cell>
          <table:table-cell table:style-name="Таблица2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text:soft-page-break/></text:p>
          </table:table-cell>
        </table:table-row>
      </table:table>
      <text:h text:style-name="Heading_20_4" text:outline-level="4"><text:bookmark text:name="TI000000233"/><text:bookmark text:name="IssOgl3_2.1.4.2_Ресурс_endpoint_list"/>2.1.4.2. Ресурс: /endpoint/list</text:h>
      <text:h text:style-name="Heading_20_5" text:outline-level="5"><text:bookmark text:name="TI000000234"/><text:bookmark text:name="IssOgl4_2.1.4.2.1_GET"/>2.1.4.2.1. GET</text:h>
      <text:p text:style-name="Text_20_body">Получить список точек подключения по конкретной информационной базе</text:p>
      <text:p text:style-name="Text_20_body">Параметры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3">Имя</text:p>
          </table:table-cell>
          <table:table-cell table:style-name="Таблица21.A1" office:value-type="string">
            <text:p text:style-name="P3">Форма</text:p>
          </table:table-cell>
          <table:table-cell table:style-name="Таблица21.A1" office:value-type="string">
            <text:p text:style-name="P3">Обязательный</text:p>
          </table:table-cell>
          <table:table-cell table:style-name="Таблица21.A1" office:value-type="string">
            <text:p text:style-name="P3">Описание</text:p>
          </table:table-cell>
          <table:table-cell table:style-name="Таблица2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ref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информационной базы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>
          <table:table-cell table:style-name="Таблица22.A1" office:value-type="string">
            <text:p text:style-name="P3">Код возврата</text:p>
          </table:table-cell>
          <table:table-cell table:style-name="Таблица22.A1" office:value-type="string">
            <text:p text:style-name="P3">Причина</text:p>
          </table:table-cell>
          <table:table-cell table:style-name="Таблица2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EndpointTransport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235"/><text:bookmark text:name="IssOgl3_2.1.4.3_Ресурс_endpoint_listall"/>2.1.4.3. Ресурс: /endpoint/listall</text:h>
      <text:h text:style-name="Heading_20_5" text:outline-level="5"><text:bookmark text:name="TI000000236"/><text:bookmark text:name="IssOgl4_2.1.4.3.1_GET"/>2.1.4.3.1. GET</text:h>
      <text:p text:style-name="Text_20_body">Получить полный список точек подключения информационных баз</text:p>
      <text:p text:style-name="Text_20_body">Ответ</text:p>
      <text:p text:style-name="Text_20_body">Content-Type: application/json;charset=UTF-8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office:value-type="string">
            <text:p text:style-name="P3">Код возврата</text:p>
          </table:table-cell>
          <table:table-cell table:style-name="Таблица23.A1" office:value-type="string">
            <text:p text:style-name="P3">Причина</text:p>
          </table:table-cell>
          <table:table-cell table:style-name="Таблица2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NumeratorTransport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237"/><text:bookmark text:name="IssOgl3_2.1.4.4_Ресурс_endpoint_listnames"/>2.1.4.4. Ресурс: /endpoint/listnames</text:h>
      <text:h text:style-name="Heading_20_5" text:outline-level="5"><text:bookmark text:name="TI000000238"/><text:bookmark text:name="IssOgl4_2.1.4.4.1_GET"/>2.1.4.4.1. GET</text:h>
      <text:p text:style-name="Text_20_body">Получить список путей точек подключения информационной базы</text:p>
      <text:p text:style-name="Text_20_body">Параметры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3">Имя</text:p>
          </table:table-cell>
          <table:table-cell table:style-name="Таблица24.A1" office:value-type="string">
            <text:p text:style-name="P3">Форма</text:p>
          </table:table-cell>
          <table:table-cell table:style-name="Таблица24.A1" office:value-type="string">
            <text:p text:style-name="P3">Обязательный</text:p>
          </table:table-cell>
          <table:table-cell table:style-name="Таблица24.A1" office:value-type="string">
            <text:p text:style-name="P3">Описание</text:p>
          </table:table-cell>
          <table:table-cell table:style-name="Таблица2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ref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информационной базы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row>
          <table:table-cell table:style-name="Таблица25.A1" office:value-type="string">
            <text:p text:style-name="P3">Код возврата</text:p>
          </table:table-cell>
          <table:table-cell table:style-name="Таблица25.A1" office:value-type="string">
            <text:p text:style-name="P3">Причина</text:p>
          </table:table-cell>
          <table:table-cell table:style-name="Таблица25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text:soft-page-break/>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_ref439091049"/><text:bookmark text:name="TI000000239"/><text:bookmark text:name="IssOgl2_2.1.5_Общая_конфигурация_кластера"/>2.1.5. Общая конфигурация кластера</text:h>
      <text:h text:style-name="Heading_20_4" text:outline-level="4"><text:bookmark text:name="TI000000240"/><text:bookmark text:name="IssOgl3_2.1.5.1_Ресурс_general"/>2.1.5.1. Ресурс: /general</text:h>
      <text:h text:style-name="Heading_20_5" text:outline-level="5"><text:bookmark text:name="TI000000241"/><text:bookmark text:name="IssOgl4_2.1.5.1.1_GET"/>2.1.5.1.1. GET</text:h>
      <text:p text:style-name="Text_20_body">Получить конфигурацию кластера</text:p>
      <text:p text:style-name="Text_20_body">Ответ</text:p>
      <text:p text:style-name="Text_20_body">Content-Type: application/json;charset=UTF-8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row>
          <table:table-cell table:style-name="Таблица26.A1" office:value-type="string">
            <text:p text:style-name="P3">Код возврата</text:p>
          </table:table-cell>
          <table:table-cell table:style-name="Таблица26.A1" office:value-type="string">
            <text:p text:style-name="P3">Причина</text:p>
          </table:table-cell>
          <table:table-cell table:style-name="Таблица2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Cluster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42"/><text:bookmark text:name="IssOgl4_2.1.5.1.2_PUT"/>2.1.5.1.2. PUT</text:h>
      <text:p text:style-name="Text_20_body">Обновить конфигурацию кластера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3">Имя</text:p>
          </table:table-cell>
          <table:table-cell table:style-name="Таблица27.A1" office:value-type="string">
            <text:p text:style-name="P3">Форма</text:p>
          </table:table-cell>
          <table:table-cell table:style-name="Таблица27.A1" office:value-type="string">
            <text:p text:style-name="P3">Обязательный</text:p>
          </table:table-cell>
          <table:table-cell table:style-name="Таблица27.A1" office:value-type="string">
            <text:p text:style-name="P3">Описание</text:p>
          </table:table-cell>
          <table:table-cell table:style-name="Таблица2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Новая конфигурация кластера</text:p>
          </table:table-cell>
          <table:table-cell office:value-type="string">
            <text:p text:style-name="P2">Cluster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row>
          <table:table-cell table:style-name="Таблица28.A1" office:value-type="string">
            <text:p text:style-name="P3">Код возврата</text:p>
          </table:table-cell>
          <table:table-cell table:style-name="Таблица28.A1" office:value-type="string">
            <text:p text:style-name="P3">Причина</text:p>
          </table:table-cell>
          <table:table-cell table:style-name="Таблица2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Cluster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243"/><text:bookmark text:name="IssOgl2_2.1.6_Настройки_конфигурации_информационных_баз"/>2.1.6. Настройки конфигурации информационных баз</text:h>
      <text:h text:style-name="Heading_20_4" text:outline-level="4"><text:bookmark text:name="TI000000244"/><text:bookmark text:name="IssOgl3_2.1.6.1_Ресурс_infobase"/>2.1.6.1. Ресурс: /infobase</text:h>
      <text:h text:style-name="Heading_20_5" text:outline-level="5"><text:bookmark text:name="TI000000245"/><text:bookmark text:name="IssOgl4_2.1.6.1.1_GET"/>2.1.6.1.1. GET</text:h>
      <text:p text:style-name="Text_20_body">Получить конфигурацию информационной базы</text:p>
      <text:p text:style-name="Text_20_body">Параметры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p text:style-name="P3">Имя</text:p>
          </table:table-cell>
          <table:table-cell table:style-name="Таблица29.A1" office:value-type="string">
            <text:p text:style-name="P3">Форма</text:p>
          </table:table-cell>
          <table:table-cell table:style-name="Таблица29.A1" office:value-type="string">
            <text:p text:style-name="P3">Обязательный</text:p>
          </table:table-cell>
          <table:table-cell table:style-name="Таблица29.A1" office:value-type="string">
            <text:p text:style-name="P3">Описание</text:p>
          </table:table-cell>
          <table:table-cell table:style-name="Таблица29.A1" office:value-type="string">
            <text:p text:style-name="P3">Тип данных<text:soft-page-break/></text:p>
          </table:table-cell>
        </table:table-row>
        <table:table-row>
          <table:table-cell office:value-type="string">
            <text:p text:style-name="P2">ref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информационной базы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row>
          <table:table-cell table:style-name="Таблица30.A1" office:value-type="string">
            <text:p text:style-name="P3">Код возврата</text:p>
          </table:table-cell>
          <table:table-cell table:style-name="Таблица30.A1" office:value-type="string">
            <text:p text:style-name="P3">Причина</text:p>
          </table:table-cell>
          <table:table-cell table:style-name="Таблица3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Infobas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46"/><text:bookmark text:name="IssOgl4_2.1.6.1.2_PUT"/>2.1.6.1.2. PUT</text:h>
      <text:p text:style-name="Text_20_body">Обновить существующую конфигурацию информационной базы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3">Имя</text:p>
          </table:table-cell>
          <table:table-cell table:style-name="Таблица31.A1" office:value-type="string">
            <text:p text:style-name="P3">Форма</text:p>
          </table:table-cell>
          <table:table-cell table:style-name="Таблица31.A1" office:value-type="string">
            <text:p text:style-name="P3">Обязательный</text:p>
          </table:table-cell>
          <table:table-cell table:style-name="Таблица31.A1" office:value-type="string">
            <text:p text:style-name="P3">Описание</text:p>
          </table:table-cell>
          <table:table-cell table:style-name="Таблица3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информационной базы</text:p>
          </table:table-cell>
          <table:table-cell office:value-type="string">
            <text:p text:style-name="P2">Infobase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row>
          <table:table-cell table:style-name="Таблица32.A1" office:value-type="string">
            <text:p text:style-name="P3">Код возврата</text:p>
          </table:table-cell>
          <table:table-cell table:style-name="Таблица32.A1" office:value-type="string">
            <text:p text:style-name="P3">Причина</text:p>
          </table:table-cell>
          <table:table-cell table:style-name="Таблица3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Infobas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47"/><text:bookmark text:name="IssOgl4_2.1.6.1.3_POST"/>2.1.6.1.3. POST</text:h>
      <text:p text:style-name="Text_20_body">Создать новую конфигурацию информационной базы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3">Имя</text:p>
          </table:table-cell>
          <table:table-cell table:style-name="Таблица33.A1" office:value-type="string">
            <text:p text:style-name="P3">Форма</text:p>
          </table:table-cell>
          <table:table-cell table:style-name="Таблица33.A1" office:value-type="string">
            <text:p text:style-name="P3">Обязательный</text:p>
          </table:table-cell>
          <table:table-cell table:style-name="Таблица33.A1" office:value-type="string">
            <text:p text:style-name="P3">Описание</text:p>
          </table:table-cell>
          <table:table-cell table:style-name="Таблица3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информационной базы</text:p>
          </table:table-cell>
          <table:table-cell office:value-type="string">
            <text:p text:style-name="P2">Infobase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row>
          <table:table-cell table:style-name="Таблица34.A1" office:value-type="string">
            <text:p text:style-name="P3">Код возврата</text:p>
          </table:table-cell>
          <table:table-cell table:style-name="Таблица34.A1" office:value-type="string">
            <text:p text:style-name="P3">Причина</text:p>
          </table:table-cell>
          <table:table-cell table:style-name="Таблица3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InfobaseTransport<text:soft-page-break/>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48"/><text:bookmark text:name="IssOgl4_2.1.6.1.4_DELETE"/>2.1.6.1.4. DELETE</text:h>
      <text:p text:style-name="Text_20_body">Удалить существующую конфигурацию информационной базы</text:p>
      <text:p text:style-name="Text_20_body">Параметры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column table:style-name="Таблица35.E"/>
        <table:table-row>
          <table:table-cell table:style-name="Таблица35.A1" office:value-type="string">
            <text:p text:style-name="P3">Имя</text:p>
          </table:table-cell>
          <table:table-cell table:style-name="Таблица35.A1" office:value-type="string">
            <text:p text:style-name="P3">Форма</text:p>
          </table:table-cell>
          <table:table-cell table:style-name="Таблица35.A1" office:value-type="string">
            <text:p text:style-name="P3">Обязательный</text:p>
          </table:table-cell>
          <table:table-cell table:style-name="Таблица35.A1" office:value-type="string">
            <text:p text:style-name="P3">Описание</text:p>
          </table:table-cell>
          <table:table-cell table:style-name="Таблица35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ref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информационной базы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row>
          <table:table-cell table:style-name="Таблица36.A1" office:value-type="string">
            <text:p text:style-name="P3">Код возврата</text:p>
          </table:table-cell>
          <table:table-cell table:style-name="Таблица36.A1" office:value-type="string">
            <text:p text:style-name="P3">Причина</text:p>
          </table:table-cell>
          <table:table-cell table:style-name="Таблица3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249"/><text:bookmark text:name="IssOgl3_2.1.6.2_Ресурс_infobase_denyscheduledjobs"/>2.1.6.2. Ресурс: /infobase/denyscheduledjobs</text:h>
      <text:h text:style-name="Heading_20_5" text:outline-level="5"><text:bookmark text:name="TI000000250"/><text:bookmark text:name="IssOgl4_2.1.6.2.1_PUT"/>2.1.6.2.1. PUT</text:h>
      <text:p text:style-name="Text_20_body">Задать блокировку регламентных заданий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column table:style-name="Таблица37.E"/>
        <table:table-row>
          <table:table-cell table:style-name="Таблица37.A1" office:value-type="string">
            <text:p text:style-name="P3">Имя</text:p>
          </table:table-cell>
          <table:table-cell table:style-name="Таблица37.A1" office:value-type="string">
            <text:p text:style-name="P3">Форма</text:p>
          </table:table-cell>
          <table:table-cell table:style-name="Таблица37.A1" office:value-type="string">
            <text:p text:style-name="P3">Обязательный</text:p>
          </table:table-cell>
          <table:table-cell table:style-name="Таблица37.A1" office:value-type="string">
            <text:p text:style-name="P3">Описание</text:p>
          </table:table-cell>
          <table:table-cell table:style-name="Таблица3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блокировки регламентных заданий</text:p>
          </table:table-cell>
          <table:table-cell office:value-type="string">
            <text:p text:style-name="P2">DenyScheduledJobs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row>
          <table:table-cell table:style-name="Таблица38.A1" office:value-type="string">
            <text:p text:style-name="P3">Код возврата</text:p>
          </table:table-cell>
          <table:table-cell table:style-name="Таблица38.A1" office:value-type="string">
            <text:p text:style-name="P3">Причина</text:p>
          </table:table-cell>
          <table:table-cell table:style-name="Таблица3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251"/><text:bookmark text:name="IssOgl3_2.1.6.3_Ресурс_infobase_list"/>2.1.6.3. Ресурс: /infobase/list</text:h>
      <text:h text:style-name="Heading_20_5" text:outline-level="5"><text:bookmark text:name="TI000000252"/><text:bookmark text:name="IssOgl4_2.1.6.3.1_GET"/>2.1.6.3.1. GET</text:h>
      <text:p text:style-name="Text_20_body">Получить список информационных баз</text:p>
      <text:p text:style-name="Text_20_body">Ответ</text:p>
      <text:p text:style-name="Text_20_body"><text:soft-page-break/>Content-Type: application/json;charset=UTF-8</text:p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row>
          <table:table-cell table:style-name="Таблица39.A1" office:value-type="string">
            <text:p text:style-name="P3">Код возврата</text:p>
          </table:table-cell>
          <table:table-cell table:style-name="Таблица39.A1" office:value-type="string">
            <text:p text:style-name="P3">Причина</text:p>
          </table:table-cell>
          <table:table-cell table:style-name="Таблица3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InfobaseTransport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253"/><text:bookmark text:name="IssOgl3_2.1.6.4_Ресурс_infobase_listnames"/>2.1.6.4. Ресурс: /infobase/listnames</text:h>
      <text:h text:style-name="Heading_20_5" text:outline-level="5"><text:bookmark text:name="TI000000254"/><text:bookmark text:name="IssOgl4_2.1.6.4.1_GET"/>2.1.6.4.1. GET</text:h>
      <text:p text:style-name="Text_20_body">Получить список имен информационных баз</text:p>
      <text:p text:style-name="Text_20_body">Ответ</text:p>
      <text:p text:style-name="Text_20_body">Content-Type: application/json;charset=UTF-8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row>
          <table:table-cell table:style-name="Таблица40.A1" office:value-type="string">
            <text:p text:style-name="P3">Код возврата</text:p>
          </table:table-cell>
          <table:table-cell table:style-name="Таблица40.A1" office:value-type="string">
            <text:p text:style-name="P3">Причина</text:p>
          </table:table-cell>
          <table:table-cell table:style-name="Таблица4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255"/><text:bookmark text:name="IssOgl3_2.1.6.5_Ресурс_infobase_sessiondeny"/>2.1.6.5. Ресурс: /infobase/sessiondeny</text:h>
      <text:h text:style-name="Heading_20_5" text:outline-level="5"><text:bookmark text:name="TI000000256"/><text:bookmark text:name="IssOgl4_2.1.6.5.1_PUT"/>2.1.6.5.1. PUT</text:h>
      <text:p text:style-name="Text_20_body">Задать блокировку начала сеансов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column table:style-name="Таблица41.E"/>
        <table:table-row>
          <table:table-cell table:style-name="Таблица41.A1" office:value-type="string">
            <text:p text:style-name="P3">Имя</text:p>
          </table:table-cell>
          <table:table-cell table:style-name="Таблица41.A1" office:value-type="string">
            <text:p text:style-name="P3">Форма</text:p>
          </table:table-cell>
          <table:table-cell table:style-name="Таблица41.A1" office:value-type="string">
            <text:p text:style-name="P3">Обязательный</text:p>
          </table:table-cell>
          <table:table-cell table:style-name="Таблица41.A1" office:value-type="string">
            <text:p text:style-name="P3">Описание</text:p>
          </table:table-cell>
          <table:table-cell table:style-name="Таблица4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блокировки начала сеансов</text:p>
          </table:table-cell>
          <table:table-cell office:value-type="string">
            <text:p text:style-name="P2">SessionDeny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row>
          <table:table-cell table:style-name="Таблица42.A1" office:value-type="string">
            <text:p text:style-name="P3">Код возврата</text:p>
          </table:table-cell>
          <table:table-cell table:style-name="Таблица42.A1" office:value-type="string">
            <text:p text:style-name="P3">Причина</text:p>
          </table:table-cell>
          <table:table-cell table:style-name="Таблица4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257"/><text:bookmark text:name="IssOgl3_2.1.6.6_Ресурс_infobase_updatesecurity"/>2.1.6.6. Ресурс: /infobase/updatesecurity</text:h>
      <text:h text:style-name="Heading_20_5" text:outline-level="5"><text:bookmark text:name="TI000000258"/><text:bookmark text:name="IssOgl4_2.1.6.6.1_PUT"/>2.1.6.6.1. PUT</text:h>
      <text:p text:style-name="Text_20_body">Задать настройки безопасности информационной базы</text:p>
      <text:p text:style-name="Text_20_body">Запрос</text:p>
      <text:p text:style-name="Text_20_body"><text:soft-page-break/>Content-Type: application/json</text:p>
      <text:p text:style-name="Text_20_body">Параметры</text:p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column table:style-name="Таблица43.E"/>
        <table:table-row>
          <table:table-cell table:style-name="Таблица43.A1" office:value-type="string">
            <text:p text:style-name="P3">Имя</text:p>
          </table:table-cell>
          <table:table-cell table:style-name="Таблица43.A1" office:value-type="string">
            <text:p text:style-name="P3">Форма</text:p>
          </table:table-cell>
          <table:table-cell table:style-name="Таблица43.A1" office:value-type="string">
            <text:p text:style-name="P3">Обязательный</text:p>
          </table:table-cell>
          <table:table-cell table:style-name="Таблица43.A1" office:value-type="string">
            <text:p text:style-name="P3">Описание</text:p>
          </table:table-cell>
          <table:table-cell table:style-name="Таблица4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Настройки безопасности информационной базы</text:p>
          </table:table-cell>
          <table:table-cell office:value-type="string">
            <text:p text:style-name="P2">InfobaseSecurity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row>
          <table:table-cell table:style-name="Таблица44.A1" office:value-type="string">
            <text:p text:style-name="P3">Код возврата</text:p>
          </table:table-cell>
          <table:table-cell table:style-name="Таблица44.A1" office:value-type="string">
            <text:p text:style-name="P3">Причина</text:p>
          </table:table-cell>
          <table:table-cell table:style-name="Таблица4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259"/><text:bookmark text:name="IssOgl2_2.1.7_Настройки_конфигурации_источников_данных"/>2.1.7. Настройки конфигурации источников данных</text:h>
      <text:h text:style-name="Heading_20_4" text:outline-level="4"><text:bookmark text:name="TI000000260"/><text:bookmark text:name="IssOgl3_2.1.7.1_Ресурс_jdbc_datasource"/>2.1.7.1. Ресурс: /jdbc/datasource</text:h>
      <text:h text:style-name="Heading_20_5" text:outline-level="5"><text:bookmark text:name="TI000000261"/><text:bookmark text:name="IssOgl4_2.1.7.1.1_GET"/>2.1.7.1.1. GET</text:h>
      <text:p text:style-name="Text_20_body">Получить конфигурацию источника данных</text:p>
      <text:p text:style-name="Text_20_body">Параметры</text:p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column table:style-name="Таблица45.D"/>
        <table:table-column table:style-name="Таблица45.E"/>
        <table:table-row>
          <table:table-cell table:style-name="Таблица45.A1" office:value-type="string">
            <text:p text:style-name="P3">Имя</text:p>
          </table:table-cell>
          <table:table-cell table:style-name="Таблица45.A1" office:value-type="string">
            <text:p text:style-name="P3">Форма</text:p>
          </table:table-cell>
          <table:table-cell table:style-name="Таблица45.A1" office:value-type="string">
            <text:p text:style-name="P3">Обязательный</text:p>
          </table:table-cell>
          <table:table-cell table:style-name="Таблица45.A1" office:value-type="string">
            <text:p text:style-name="P3">Описание</text:p>
          </table:table-cell>
          <table:table-cell table:style-name="Таблица45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источника данных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row>
          <table:table-cell table:style-name="Таблица46.A1" office:value-type="string">
            <text:p text:style-name="P3">Код возврата</text:p>
          </table:table-cell>
          <table:table-cell table:style-name="Таблица46.A1" office:value-type="string">
            <text:p text:style-name="P3">Причина</text:p>
          </table:table-cell>
          <table:table-cell table:style-name="Таблица4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DataSourc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62"/><text:bookmark text:name="IssOgl4_2.1.7.1.2_PUT"/>2.1.7.1.2. PUT</text:h>
      <text:p text:style-name="Text_20_body">Обновить существующую конфигурацию источника данных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47" table:style-name="Таблица47">
        <table:table-column table:style-name="Таблица47.A"/>
        <table:table-column table:style-name="Таблица47.B"/>
        <table:table-column table:style-name="Таблица47.C"/>
        <table:table-column table:style-name="Таблица47.D"/>
        <table:table-column table:style-name="Таблица47.E"/>
        <table:table-row>
          <table:table-cell table:style-name="Таблица47.A1" office:value-type="string">
            <text:p text:style-name="P3">Имя</text:p>
          </table:table-cell>
          <table:table-cell table:style-name="Таблица47.A1" office:value-type="string">
            <text:p text:style-name="P3">Форма</text:p>
          </table:table-cell>
          <table:table-cell table:style-name="Таблица47.A1" office:value-type="string">
            <text:p text:style-name="P3">Обязательный</text:p>
          </table:table-cell>
          <table:table-cell table:style-name="Таблица47.A1" office:value-type="string">
            <text:p text:style-name="P3">Описание</text:p>
          </table:table-cell>
          <table:table-cell table:style-name="Таблица4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источника данных</text:p>
          </table:table-cell>
          <table:table-cell office:value-type="string">
            <text:p text:style-name="P2">DataSource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48" table:style-name="Таблица48">
        <table:table-column table:style-name="Таблица48.A"/>
        <table:table-column table:style-name="Таблица48.B"/>
        <table:table-column table:style-name="Таблица48.C"/>
        <text:soft-page-break/>
        <table:table-row>
          <table:table-cell table:style-name="Таблица48.A1" office:value-type="string">
            <text:p text:style-name="P3">Код возврата</text:p>
          </table:table-cell>
          <table:table-cell table:style-name="Таблица48.A1" office:value-type="string">
            <text:p text:style-name="P3">Причина</text:p>
          </table:table-cell>
          <table:table-cell table:style-name="Таблица4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DataSourc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63"/><text:bookmark text:name="IssOgl4_2.1.7.1.3_POST"/>2.1.7.1.3. POST</text:h>
      <text:p text:style-name="Text_20_body">Создать новую конфигурацию источника данных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row>
          <table:table-cell table:style-name="Таблица49.A1" office:value-type="string">
            <text:p text:style-name="P3">Имя</text:p>
          </table:table-cell>
          <table:table-cell table:style-name="Таблица49.A1" office:value-type="string">
            <text:p text:style-name="P3">Форма</text:p>
          </table:table-cell>
          <table:table-cell table:style-name="Таблица49.A1" office:value-type="string">
            <text:p text:style-name="P3">Обязательный</text:p>
          </table:table-cell>
          <table:table-cell table:style-name="Таблица49.A1" office:value-type="string">
            <text:p text:style-name="P3">Описание</text:p>
          </table:table-cell>
          <table:table-cell table:style-name="Таблица4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источника данных</text:p>
          </table:table-cell>
          <table:table-cell office:value-type="string">
            <text:p text:style-name="P2">DataSource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50" table:style-name="Таблица50">
        <table:table-column table:style-name="Таблица50.A"/>
        <table:table-column table:style-name="Таблица50.B"/>
        <table:table-column table:style-name="Таблица50.C"/>
        <table:table-row>
          <table:table-cell table:style-name="Таблица50.A1" office:value-type="string">
            <text:p text:style-name="P3">Код возврата</text:p>
          </table:table-cell>
          <table:table-cell table:style-name="Таблица50.A1" office:value-type="string">
            <text:p text:style-name="P3">Причина</text:p>
          </table:table-cell>
          <table:table-cell table:style-name="Таблица5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DataSourc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64"/><text:bookmark text:name="IssOgl4_2.1.7.1.4_DELETE"/>2.1.7.1.4. DELETE</text:h>
      <text:p text:style-name="Text_20_body">Удалить существующую конфигурацию источника данных</text:p>
      <text:p text:style-name="Text_20_body">Параметры</text:p>
      <table:table table:name="Таблица51" table:style-name="Таблица51">
        <table:table-column table:style-name="Таблица51.A"/>
        <table:table-column table:style-name="Таблица51.B"/>
        <table:table-column table:style-name="Таблица51.C"/>
        <table:table-column table:style-name="Таблица51.D"/>
        <table:table-column table:style-name="Таблица51.E"/>
        <table:table-row>
          <table:table-cell table:style-name="Таблица51.A1" office:value-type="string">
            <text:p text:style-name="P3">Имя</text:p>
          </table:table-cell>
          <table:table-cell table:style-name="Таблица51.A1" office:value-type="string">
            <text:p text:style-name="P3">Форма</text:p>
          </table:table-cell>
          <table:table-cell table:style-name="Таблица51.A1" office:value-type="string">
            <text:p text:style-name="P3">Обязательный</text:p>
          </table:table-cell>
          <table:table-cell table:style-name="Таблица51.A1" office:value-type="string">
            <text:p text:style-name="P3">Описание</text:p>
          </table:table-cell>
          <table:table-cell table:style-name="Таблица5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источника данных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52" table:style-name="Таблица52">
        <table:table-column table:style-name="Таблица52.A"/>
        <table:table-column table:style-name="Таблица52.B"/>
        <table:table-column table:style-name="Таблица52.C"/>
        <table:table-row>
          <table:table-cell table:style-name="Таблица52.A1" office:value-type="string">
            <text:p text:style-name="P3">Код возврата</text:p>
          </table:table-cell>
          <table:table-cell table:style-name="Таблица52.A1" office:value-type="string">
            <text:p text:style-name="P3">Причина</text:p>
          </table:table-cell>
          <table:table-cell table:style-name="Таблица5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265"/><text:bookmark text:name="IssOgl3_2.1.7.2_Ресурс_jdbc_datasource_list"/>2.1.7.2. Ресурс: /jdbc/datasource/list</text:h>
      <text:h text:style-name="Heading_20_5" text:outline-level="5"><text:bookmark text:name="TI000000266"/><text:bookmark text:name="IssOgl4_2.1.7.2.1_GET"/>2.1.7.2.1. GET</text:h>
      <text:p text:style-name="Text_20_body">Получить список источников данных</text:p>
      <text:p text:style-name="Text_20_body">Ответ</text:p>
      <text:p text:style-name="Text_20_body"><text:soft-page-break/>Content-Type: application/json;charset=UTF-8</text:p>
      <table:table table:name="Таблица53" table:style-name="Таблица53">
        <table:table-column table:style-name="Таблица53.A"/>
        <table:table-column table:style-name="Таблица53.B"/>
        <table:table-column table:style-name="Таблица53.C"/>
        <table:table-row>
          <table:table-cell table:style-name="Таблица53.A1" office:value-type="string">
            <text:p text:style-name="P3">Код возврата</text:p>
          </table:table-cell>
          <table:table-cell table:style-name="Таблица53.A1" office:value-type="string">
            <text:p text:style-name="P3">Причина</text:p>
          </table:table-cell>
          <table:table-cell table:style-name="Таблица5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DataSourceTransport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267"/><text:bookmark text:name="IssOgl3_2.1.7.3_Ресурс_jdbc_datasource_listnames"/>2.1.7.3. Ресурс: /jdbc/datasource/listnames</text:h>
      <text:h text:style-name="Heading_20_5" text:outline-level="5"><text:bookmark text:name="TI000000268"/><text:bookmark text:name="IssOgl4_2.1.7.3.1_GET"/>2.1.7.3.1. GET</text:h>
      <text:p text:style-name="Text_20_body">Получить список имен источников данных</text:p>
      <text:p text:style-name="Text_20_body">Ответ</text:p>
      <text:p text:style-name="Text_20_body">Content-Type: application/json;charset=UTF-8</text:p>
      <table:table table:name="Таблица54" table:style-name="Таблица54">
        <table:table-column table:style-name="Таблица54.A"/>
        <table:table-column table:style-name="Таблица54.B"/>
        <table:table-column table:style-name="Таблица54.C"/>
        <table:table-row>
          <table:table-cell table:style-name="Таблица54.A1" office:value-type="string">
            <text:p text:style-name="P3">Код возврата</text:p>
          </table:table-cell>
          <table:table-cell table:style-name="Таблица54.A1" office:value-type="string">
            <text:p text:style-name="P3">Причина</text:p>
          </table:table-cell>
          <table:table-cell table:style-name="Таблица5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269"/><text:bookmark text:name="IssOgl3_2.1.7.4_Ресурс_jdbc_datasource_listrefs"/>2.1.7.4. Ресурс: /jdbc/datasource/listrefs</text:h>
      <text:h text:style-name="Heading_20_5" text:outline-level="5"><text:bookmark text:name="TI000000270"/><text:bookmark text:name="IssOgl4_2.1.7.4.1_GET"/>2.1.7.4.1. GET</text:h>
      <text:p text:style-name="Text_20_body">Получить список имен информационных баз, в которых используется данный источник данных</text:p>
      <text:p text:style-name="Text_20_body">Параметры</text:p>
      <table:table table:name="Таблица55" table:style-name="Таблица55">
        <table:table-column table:style-name="Таблица55.A"/>
        <table:table-column table:style-name="Таблица55.B"/>
        <table:table-column table:style-name="Таблица55.C"/>
        <table:table-column table:style-name="Таблица55.D"/>
        <table:table-column table:style-name="Таблица55.E"/>
        <table:table-row>
          <table:table-cell table:style-name="Таблица55.A1" office:value-type="string">
            <text:p text:style-name="P3">Имя</text:p>
          </table:table-cell>
          <table:table-cell table:style-name="Таблица55.A1" office:value-type="string">
            <text:p text:style-name="P3">Форма</text:p>
          </table:table-cell>
          <table:table-cell table:style-name="Таблица55.A1" office:value-type="string">
            <text:p text:style-name="P3">Обязательный</text:p>
          </table:table-cell>
          <table:table-cell table:style-name="Таблица55.A1" office:value-type="string">
            <text:p text:style-name="P3">Описание</text:p>
          </table:table-cell>
          <table:table-cell table:style-name="Таблица55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источника данных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row>
          <table:table-cell table:style-name="Таблица56.A1" office:value-type="string">
            <text:p text:style-name="P3">Код возврата</text:p>
          </table:table-cell>
          <table:table-cell table:style-name="Таблица56.A1" office:value-type="string">
            <text:p text:style-name="P3">Причина</text:p>
          </table:table-cell>
          <table:table-cell table:style-name="Таблица5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271"/><text:bookmark text:name="IssOgl3_2.1.7.5_Ресурс_jdbc_driver"/>2.1.7.5. Ресурс: /jdbc/driver</text:h>
      <text:h text:style-name="Heading_20_5" text:outline-level="5"><text:bookmark text:name="TI000000272"/><text:bookmark text:name="IssOgl4_2.1.7.5.1_PUT"/>2.1.7.5.1. PUT</text:h>
      <text:p text:style-name="Text_20_body">Обновить существующую конфигурацию JDBC-драйвера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57" table:style-name="Таблица57">
        <table:table-column table:style-name="Таблица57.A"/>
        <table:table-column table:style-name="Таблица57.B"/>
        <table:table-column table:style-name="Таблица57.C"/>
        <table:table-column table:style-name="Таблица57.D"/>
        <table:table-column table:style-name="Таблица57.E"/>
        <text:soft-page-break/>
        <table:table-row>
          <table:table-cell table:style-name="Таблица57.A1" office:value-type="string">
            <text:p text:style-name="P3">Имя</text:p>
          </table:table-cell>
          <table:table-cell table:style-name="Таблица57.A1" office:value-type="string">
            <text:p text:style-name="P3">Форма</text:p>
          </table:table-cell>
          <table:table-cell table:style-name="Таблица57.A1" office:value-type="string">
            <text:p text:style-name="P3">Обязательный</text:p>
          </table:table-cell>
          <table:table-cell table:style-name="Таблица57.A1" office:value-type="string">
            <text:p text:style-name="P3">Описание</text:p>
          </table:table-cell>
          <table:table-cell table:style-name="Таблица5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JDBC-драйвера</text:p>
          </table:table-cell>
          <table:table-cell office:value-type="string">
            <text:p text:style-name="P2">Driver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58" table:style-name="Таблица58">
        <table:table-column table:style-name="Таблица58.A"/>
        <table:table-column table:style-name="Таблица58.B"/>
        <table:table-column table:style-name="Таблица58.C"/>
        <table:table-row>
          <table:table-cell table:style-name="Таблица58.A1" office:value-type="string">
            <text:p text:style-name="P3">Код возврата</text:p>
          </table:table-cell>
          <table:table-cell table:style-name="Таблица58.A1" office:value-type="string">
            <text:p text:style-name="P3">Причина</text:p>
          </table:table-cell>
          <table:table-cell table:style-name="Таблица5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Driver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73"/><text:bookmark text:name="IssOgl4_2.1.7.5.2_POST"/>2.1.7.5.2. POST</text:h>
      <text:p text:style-name="Text_20_body">Создать новую конфигурацию JDBC-драйвера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59" table:style-name="Таблица59">
        <table:table-column table:style-name="Таблица59.A"/>
        <table:table-column table:style-name="Таблица59.B"/>
        <table:table-column table:style-name="Таблица59.C"/>
        <table:table-column table:style-name="Таблица59.D"/>
        <table:table-column table:style-name="Таблица59.E"/>
        <table:table-row>
          <table:table-cell table:style-name="Таблица59.A1" office:value-type="string">
            <text:p text:style-name="P3">Имя</text:p>
          </table:table-cell>
          <table:table-cell table:style-name="Таблица59.A1" office:value-type="string">
            <text:p text:style-name="P3">Форма</text:p>
          </table:table-cell>
          <table:table-cell table:style-name="Таблица59.A1" office:value-type="string">
            <text:p text:style-name="P3">Обязательный</text:p>
          </table:table-cell>
          <table:table-cell table:style-name="Таблица59.A1" office:value-type="string">
            <text:p text:style-name="P3">Описание</text:p>
          </table:table-cell>
          <table:table-cell table:style-name="Таблица5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JDBC-драйвера</text:p>
          </table:table-cell>
          <table:table-cell office:value-type="string">
            <text:p text:style-name="P2">Driver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60" table:style-name="Таблица60">
        <table:table-column table:style-name="Таблица60.A"/>
        <table:table-column table:style-name="Таблица60.B"/>
        <table:table-column table:style-name="Таблица60.C"/>
        <table:table-row>
          <table:table-cell table:style-name="Таблица60.A1" office:value-type="string">
            <text:p text:style-name="P3">Код возврата</text:p>
          </table:table-cell>
          <table:table-cell table:style-name="Таблица60.A1" office:value-type="string">
            <text:p text:style-name="P3">Причина</text:p>
          </table:table-cell>
          <table:table-cell table:style-name="Таблица6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Driver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74"/><text:bookmark text:name="IssOgl4_2.1.7.5.3_DELETE"/>2.1.7.5.3. DELETE</text:h>
      <text:p text:style-name="Text_20_body">Удалить существующую конфигурацию JDBC-драйвера</text:p>
      <text:p text:style-name="Text_20_body">Параметры</text:p>
      <table:table table:name="Таблица61" table:style-name="Таблица61">
        <table:table-column table:style-name="Таблица61.A"/>
        <table:table-column table:style-name="Таблица61.B"/>
        <table:table-column table:style-name="Таблица61.C"/>
        <table:table-column table:style-name="Таблица61.D"/>
        <table:table-column table:style-name="Таблица61.E"/>
        <table:table-row>
          <table:table-cell table:style-name="Таблица61.A1" office:value-type="string">
            <text:p text:style-name="P3">Имя</text:p>
          </table:table-cell>
          <table:table-cell table:style-name="Таблица61.A1" office:value-type="string">
            <text:p text:style-name="P3">Форма</text:p>
          </table:table-cell>
          <table:table-cell table:style-name="Таблица61.A1" office:value-type="string">
            <text:p text:style-name="P3">Обязательный</text:p>
          </table:table-cell>
          <table:table-cell table:style-name="Таблица61.A1" office:value-type="string">
            <text:p text:style-name="P3">Описание</text:p>
          </table:table-cell>
          <table:table-cell table:style-name="Таблица6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JDBC-драйвера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62" table:style-name="Таблица62">
        <table:table-column table:style-name="Таблица62.A"/>
        <table:table-column table:style-name="Таблица62.B"/>
        <table:table-column table:style-name="Таблица62.C"/>
        <table:table-row>
          <table:table-cell table:style-name="Таблица62.A1" office:value-type="string">
            <text:p text:style-name="P3">Код возврата</text:p>
          </table:table-cell>
          <table:table-cell table:style-name="Таблица62.A1" office:value-type="string">
            <text:p text:style-name="P3">Причина</text:p>
          </table:table-cell>
          <table:table-cell table:style-name="Таблица6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text:soft-page-break/></text:p>
          </table:table-cell>
        </table:table-row>
      </table:table>
      <text:h text:style-name="Heading_20_3" text:outline-level="3"><text:bookmark text:name="TI000000275"/><text:bookmark text:name="IssOgl2_2.1.8_Настройки_конфигурации_JDBC-драйверов"/>2.1.8. Настройки конфигурации JDBC-драйверов</text:h>
      <text:h text:style-name="Heading_20_4" text:outline-level="4"><text:bookmark text:name="TI000000276"/><text:bookmark text:name="IssOgl3_2.1.8.1_Ресурс_jdbc_driver_list"/>2.1.8.1. Ресурс: /jdbc/driver/list</text:h>
      <text:h text:style-name="Heading_20_5" text:outline-level="5"><text:bookmark text:name="TI000000277"/><text:bookmark text:name="IssOgl4_2.1.8.1.1_GET"/>2.1.8.1.1. GET</text:h>
      <text:p text:style-name="Text_20_body">Получить список JDBC-драйверов</text:p>
      <text:p text:style-name="Text_20_body">Ответ</text:p>
      <text:p text:style-name="Text_20_body">Content-Type: application/json;charset=UTF-8</text:p>
      <table:table table:name="Таблица63" table:style-name="Таблица63">
        <table:table-column table:style-name="Таблица63.A"/>
        <table:table-column table:style-name="Таблица63.B"/>
        <table:table-column table:style-name="Таблица63.C"/>
        <table:table-row>
          <table:table-cell table:style-name="Таблица63.A1" office:value-type="string">
            <text:p text:style-name="P3">Код возврата</text:p>
          </table:table-cell>
          <table:table-cell table:style-name="Таблица63.A1" office:value-type="string">
            <text:p text:style-name="P3">Причина</text:p>
          </table:table-cell>
          <table:table-cell table:style-name="Таблица6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DriverTransport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278"/><text:bookmark text:name="IssOgl3_2.1.8.2_Ресурс_jdbc_driver_listnames"/>2.1.8.2. Ресурс: /jdbc/driver/listnames</text:h>
      <text:h text:style-name="Heading_20_5" text:outline-level="5"><text:bookmark text:name="TI000000279"/><text:bookmark text:name="IssOgl4_2.1.8.2.1_GET"/>2.1.8.2.1. GET</text:h>
      <text:p text:style-name="Text_20_body">Получить список имен JDBC-драйверов</text:p>
      <text:p text:style-name="Text_20_body">Ответ</text:p>
      <text:p text:style-name="Text_20_body">Content-Type: application/json;charset=UTF-8</text:p>
      <table:table table:name="Таблица64" table:style-name="Таблица64">
        <table:table-column table:style-name="Таблица64.A"/>
        <table:table-column table:style-name="Таблица64.B"/>
        <table:table-column table:style-name="Таблица64.C"/>
        <table:table-row>
          <table:table-cell table:style-name="Таблица64.A1" office:value-type="string">
            <text:p text:style-name="P3">Код возврата</text:p>
          </table:table-cell>
          <table:table-cell table:style-name="Таблица64.A1" office:value-type="string">
            <text:p text:style-name="P3">Причина</text:p>
          </table:table-cell>
          <table:table-cell table:style-name="Таблица6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280"/><text:bookmark text:name="IssOgl2_2.1.9_Настройки_конфигураций_требований_назначения"/>2.1.9. Настройки конфигураций требований назначения</text:h>
      <text:h text:style-name="Heading_20_4" text:outline-level="4"><text:bookmark text:name="TI000000281"/><text:bookmark text:name="IssOgl3_2.1.9.1_Ресурс_rules"/>2.1.9.1. Ресурс: /rules</text:h>
      <text:h text:style-name="Heading_20_5" text:outline-level="5"><text:bookmark text:name="TI000000282"/><text:bookmark text:name="IssOgl4_2.1.9.1.1_GET"/>2.1.9.1.1. GET</text:h>
      <text:p text:style-name="Text_20_body">Получить конфигурацию требования назначения</text:p>
      <text:p text:style-name="Text_20_body">Параметры</text:p>
      <table:table table:name="Таблица65" table:style-name="Таблица65">
        <table:table-column table:style-name="Таблица65.A"/>
        <table:table-column table:style-name="Таблица65.B"/>
        <table:table-column table:style-name="Таблица65.C"/>
        <table:table-column table:style-name="Таблица65.D"/>
        <table:table-column table:style-name="Таблица65.E"/>
        <table:table-row>
          <table:table-cell table:style-name="Таблица65.A1" office:value-type="string">
            <text:p text:style-name="P3">Имя</text:p>
          </table:table-cell>
          <table:table-cell table:style-name="Таблица65.A1" office:value-type="string">
            <text:p text:style-name="P3">Форма</text:p>
          </table:table-cell>
          <table:table-cell table:style-name="Таблица65.A1" office:value-type="string">
            <text:p text:style-name="P3">Обязательный</text:p>
          </table:table-cell>
          <table:table-cell table:style-name="Таблица65.A1" office:value-type="string">
            <text:p text:style-name="P3">Описание</text:p>
          </table:table-cell>
          <table:table-cell table:style-name="Таблица65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ruleId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дентификатор требования назначения</text:p>
          </table:table-cell>
          <table:table-cell office:value-type="string">
            <text:p text:style-name="P2">string (uuid)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66" table:style-name="Таблица66">
        <table:table-column table:style-name="Таблица66.A"/>
        <table:table-column table:style-name="Таблица66.B"/>
        <table:table-column table:style-name="Таблица66.C"/>
        <table:table-row>
          <table:table-cell table:style-name="Таблица66.A1" office:value-type="string">
            <text:p text:style-name="P3">Код возврата</text:p>
          </table:table-cell>
          <table:table-cell table:style-name="Таблица66.A1" office:value-type="string">
            <text:p text:style-name="P3">Причина</text:p>
          </table:table-cell>
          <table:table-cell table:style-name="Таблица6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ssociationRul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text:soft-page-break/>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83"/><text:bookmark text:name="IssOgl4_2.1.9.1.2_PUT"/>2.1.9.1.2. PUT</text:h>
      <text:p text:style-name="Text_20_body">Обновить существующую конфигурацию требования назначения</text:p>
      <text:p text:style-name="Text_20_body">Запрос</text:p>
      <text:p text:style-name="Text_20_body">Content-Type: application/json</text:p>
      <text:p text:style-name="Text_20_body">Ответ</text:p>
      <text:p text:style-name="Text_20_body">Content-Type: application/json;charset=UTF-8</text:p>
      <table:table table:name="Таблица67" table:style-name="Таблица67">
        <table:table-column table:style-name="Таблица67.A"/>
        <table:table-column table:style-name="Таблица67.B"/>
        <table:table-column table:style-name="Таблица67.C"/>
        <table:table-row>
          <table:table-cell table:style-name="Таблица67.A1" office:value-type="string">
            <text:p text:style-name="P3">Код возврата</text:p>
          </table:table-cell>
          <table:table-cell table:style-name="Таблица67.A1" office:value-type="string">
            <text:p text:style-name="P3">Причина</text:p>
          </table:table-cell>
          <table:table-cell table:style-name="Таблица6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ssociationRul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84"/><text:bookmark text:name="IssOgl4_2.1.9.1.3_POST"/>2.1.9.1.3. POST</text:h>
      <text:p text:style-name="Text_20_body">Создать новую конфигурацию требования назначения</text:p>
      <text:p text:style-name="Text_20_body">Запрос</text:p>
      <text:p text:style-name="Text_20_body">Content-Type: application/json</text:p>
      <text:p text:style-name="Text_20_body">Ответ</text:p>
      <text:p text:style-name="Text_20_body">Content-Type: application/json;charset=UTF-8</text:p>
      <table:table table:name="Таблица68" table:style-name="Таблица68">
        <table:table-column table:style-name="Таблица68.A"/>
        <table:table-column table:style-name="Таблица68.B"/>
        <table:table-column table:style-name="Таблица68.C"/>
        <table:table-row>
          <table:table-cell table:style-name="Таблица68.A1" office:value-type="string">
            <text:p text:style-name="P3">Код возврата</text:p>
          </table:table-cell>
          <table:table-cell table:style-name="Таблица68.A1" office:value-type="string">
            <text:p text:style-name="P3">Причина</text:p>
          </table:table-cell>
          <table:table-cell table:style-name="Таблица6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ssociationRul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85"/><text:bookmark text:name="IssOgl4_2.1.9.1.4_DELETE"/>2.1.9.1.4. DELETE</text:h>
      <text:p text:style-name="Text_20_body">Удалить существующую конфигурацию требования назначения</text:p>
      <text:p text:style-name="Text_20_body">Параметры</text:p>
      <table:table table:name="Таблица69" table:style-name="Таблица69">
        <table:table-column table:style-name="Таблица69.A"/>
        <table:table-column table:style-name="Таблица69.B"/>
        <table:table-column table:style-name="Таблица69.C"/>
        <table:table-column table:style-name="Таблица69.D"/>
        <table:table-column table:style-name="Таблица69.E"/>
        <table:table-row>
          <table:table-cell table:style-name="Таблица69.A1" office:value-type="string">
            <text:p text:style-name="P3">Имя</text:p>
          </table:table-cell>
          <table:table-cell table:style-name="Таблица69.A1" office:value-type="string">
            <text:p text:style-name="P3">Форма</text:p>
          </table:table-cell>
          <table:table-cell table:style-name="Таблица69.A1" office:value-type="string">
            <text:p text:style-name="P3">Обязательный</text:p>
          </table:table-cell>
          <table:table-cell table:style-name="Таблица69.A1" office:value-type="string">
            <text:p text:style-name="P3">Описание</text:p>
          </table:table-cell>
          <table:table-cell table:style-name="Таблица6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ruleId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дентификатор требования назначения</text:p>
          </table:table-cell>
          <table:table-cell office:value-type="string">
            <text:p text:style-name="P2">string (uuid)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70" table:style-name="Таблица70">
        <table:table-column table:style-name="Таблица70.A"/>
        <table:table-column table:style-name="Таблица70.B"/>
        <table:table-column table:style-name="Таблица70.C"/>
        <table:table-row>
          <table:table-cell table:style-name="Таблица70.A1" office:value-type="string">
            <text:p text:style-name="P3">Код возврата</text:p>
          </table:table-cell>
          <table:table-cell table:style-name="Таблица70.A1" office:value-type="string">
            <text:p text:style-name="P3">Причина</text:p>
          </table:table-cell>
          <table:table-cell table:style-name="Таблица7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ext:soft-page-break/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286"/><text:bookmark text:name="IssOgl3_2.1.9.2_Ресурс_rules_list"/>2.1.9.2. Ресурс: /rules/list</text:h>
      <text:h text:style-name="Heading_20_5" text:outline-level="5"><text:bookmark text:name="TI000000287"/><text:bookmark text:name="IssOgl4_2.1.9.2.1_GET"/>2.1.9.2.1. GET</text:h>
      <text:p text:style-name="Text_20_body">Получить список требований назначения</text:p>
      <text:p text:style-name="Text_20_body">Ответ</text:p>
      <text:p text:style-name="Text_20_body">Content-Type: application/json;charset=UTF-8</text:p>
      <table:table table:name="Таблица71" table:style-name="Таблица71">
        <table:table-column table:style-name="Таблица71.A"/>
        <table:table-column table:style-name="Таблица71.B"/>
        <table:table-column table:style-name="Таблица71.C"/>
        <table:table-row>
          <table:table-cell table:style-name="Таблица71.A1" office:value-type="string">
            <text:p text:style-name="P3">Код возврата</text:p>
          </table:table-cell>
          <table:table-cell table:style-name="Таблица71.A1" office:value-type="string">
            <text:p text:style-name="P3">Причина</text:p>
          </table:table-cell>
          <table:table-cell table:style-name="Таблица7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AssociationRuleTransport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288"/><text:bookmark text:name="IssOgl2_2.1.10_Настройки_конфигурации_профилей_безопасности"/>2.1.10. Настройки конфигурации профилей безопасности</text:h>
      <text:h text:style-name="Heading_20_4" text:outline-level="4"><text:bookmark text:name="TI000000289"/><text:bookmark text:name="IssOgl3_2.1.10.1_Ресурс_security_profiles"/>2.1.10.1. Ресурс: /security/profiles</text:h>
      <text:h text:style-name="Heading_20_5" text:outline-level="5"><text:bookmark text:name="TI000000290"/><text:bookmark text:name="IssOgl4_2.1.10.1.1_GET"/>2.1.10.1.1. GET</text:h>
      <text:p text:style-name="Text_20_body">Получить конфигурацию профиля безопасности</text:p>
      <text:p text:style-name="Text_20_body">Параметры</text:p>
      <table:table table:name="Таблица72" table:style-name="Таблица72">
        <table:table-column table:style-name="Таблица72.A"/>
        <table:table-column table:style-name="Таблица72.B"/>
        <table:table-column table:style-name="Таблица72.C"/>
        <table:table-column table:style-name="Таблица72.D"/>
        <table:table-column table:style-name="Таблица72.E"/>
        <table:table-row>
          <table:table-cell table:style-name="Таблица72.A1" office:value-type="string">
            <text:p text:style-name="P3">Имя</text:p>
          </table:table-cell>
          <table:table-cell table:style-name="Таблица72.A1" office:value-type="string">
            <text:p text:style-name="P3">Форма</text:p>
          </table:table-cell>
          <table:table-cell table:style-name="Таблица72.A1" office:value-type="string">
            <text:p text:style-name="P3">Обязательный</text:p>
          </table:table-cell>
          <table:table-cell table:style-name="Таблица72.A1" office:value-type="string">
            <text:p text:style-name="P3">Описание</text:p>
          </table:table-cell>
          <table:table-cell table:style-name="Таблица7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73" table:style-name="Таблица73">
        <table:table-column table:style-name="Таблица73.A"/>
        <table:table-column table:style-name="Таблица73.B"/>
        <table:table-column table:style-name="Таблица73.C"/>
        <table:table-row>
          <table:table-cell table:style-name="Таблица73.A1" office:value-type="string">
            <text:p text:style-name="P3">Код возврата</text:p>
          </table:table-cell>
          <table:table-cell table:style-name="Таблица73.A1" office:value-type="string">
            <text:p text:style-name="P3">Причина</text:p>
          </table:table-cell>
          <table:table-cell table:style-name="Таблица7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SecurityProfil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91"/><text:bookmark text:name="IssOgl4_2.1.10.1.2_PUT"/>2.1.10.1.2. PUT</text:h>
      <text:p text:style-name="Text_20_body">Обновить существующую конфигурацию профиля безопасности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74" table:style-name="Таблица74">
        <table:table-column table:style-name="Таблица74.A"/>
        <table:table-column table:style-name="Таблица74.B"/>
        <table:table-column table:style-name="Таблица74.C"/>
        <table:table-column table:style-name="Таблица74.D"/>
        <table:table-column table:style-name="Таблица74.E"/>
        <table:table-row>
          <table:table-cell table:style-name="Таблица74.A1" office:value-type="string">
            <text:p text:style-name="P3">Имя</text:p>
          </table:table-cell>
          <table:table-cell table:style-name="Таблица74.A1" office:value-type="string">
            <text:p text:style-name="P3">Форма</text:p>
          </table:table-cell>
          <table:table-cell table:style-name="Таблица74.A1" office:value-type="string">
            <text:p text:style-name="P3">Обязательный</text:p>
          </table:table-cell>
          <table:table-cell table:style-name="Таблица74.A1" office:value-type="string">
            <text:p text:style-name="P3">Описание</text:p>
          </table:table-cell>
          <table:table-cell table:style-name="Таблица7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профиля безопасности</text:p>
          </table:table-cell>
          <table:table-cell office:value-type="string">
            <text:p text:style-name="P2">SecurityProfile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75" table:style-name="Таблица75">
        <table:table-column table:style-name="Таблица75.A"/>
        <table:table-column table:style-name="Таблица75.B"/>
        <table:table-column table:style-name="Таблица75.C"/>
        <text:soft-page-break/>
        <table:table-row>
          <table:table-cell table:style-name="Таблица75.A1" office:value-type="string">
            <text:p text:style-name="P3">Код возврата</text:p>
          </table:table-cell>
          <table:table-cell table:style-name="Таблица75.A1" office:value-type="string">
            <text:p text:style-name="P3">Причина</text:p>
          </table:table-cell>
          <table:table-cell table:style-name="Таблица75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SecurityProfil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92"/><text:bookmark text:name="IssOgl4_2.1.10.1.3_POST"/>2.1.10.1.3. POST</text:h>
      <text:p text:style-name="Text_20_body">Создать новую конфигурацию профиля безопасности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76" table:style-name="Таблица76">
        <table:table-column table:style-name="Таблица76.A"/>
        <table:table-column table:style-name="Таблица76.B"/>
        <table:table-column table:style-name="Таблица76.C"/>
        <table:table-column table:style-name="Таблица76.D"/>
        <table:table-column table:style-name="Таблица76.E"/>
        <table:table-row>
          <table:table-cell table:style-name="Таблица76.A1" office:value-type="string">
            <text:p text:style-name="P3">Имя</text:p>
          </table:table-cell>
          <table:table-cell table:style-name="Таблица76.A1" office:value-type="string">
            <text:p text:style-name="P3">Форма</text:p>
          </table:table-cell>
          <table:table-cell table:style-name="Таблица76.A1" office:value-type="string">
            <text:p text:style-name="P3">Обязательный</text:p>
          </table:table-cell>
          <table:table-cell table:style-name="Таблица76.A1" office:value-type="string">
            <text:p text:style-name="P3">Описание</text:p>
          </table:table-cell>
          <table:table-cell table:style-name="Таблица7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профиля безопасности</text:p>
          </table:table-cell>
          <table:table-cell office:value-type="string">
            <text:p text:style-name="P2">SecurityProfile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77" table:style-name="Таблица77">
        <table:table-column table:style-name="Таблица77.A"/>
        <table:table-column table:style-name="Таблица77.B"/>
        <table:table-column table:style-name="Таблица77.C"/>
        <table:table-row>
          <table:table-cell table:style-name="Таблица77.A1" office:value-type="string">
            <text:p text:style-name="P3">Код возврата</text:p>
          </table:table-cell>
          <table:table-cell table:style-name="Таблица77.A1" office:value-type="string">
            <text:p text:style-name="P3">Причина</text:p>
          </table:table-cell>
          <table:table-cell table:style-name="Таблица7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SecurityProfil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93"/><text:bookmark text:name="IssOgl4_2.1.10.1.4_DELETE"/>2.1.10.1.4. DELETE</text:h>
      <text:p text:style-name="Text_20_body">Удалить существующую конфигурацию профиля безопасности</text:p>
      <text:p text:style-name="Text_20_body">Параметры</text:p>
      <table:table table:name="Таблица78" table:style-name="Таблица78">
        <table:table-column table:style-name="Таблица78.A"/>
        <table:table-column table:style-name="Таблица78.B"/>
        <table:table-column table:style-name="Таблица78.C"/>
        <table:table-column table:style-name="Таблица78.D"/>
        <table:table-column table:style-name="Таблица78.E"/>
        <table:table-row>
          <table:table-cell table:style-name="Таблица78.A1" office:value-type="string">
            <text:p text:style-name="P3">Имя</text:p>
          </table:table-cell>
          <table:table-cell table:style-name="Таблица78.A1" office:value-type="string">
            <text:p text:style-name="P3">Форма</text:p>
          </table:table-cell>
          <table:table-cell table:style-name="Таблица78.A1" office:value-type="string">
            <text:p text:style-name="P3">Обязательный</text:p>
          </table:table-cell>
          <table:table-cell table:style-name="Таблица78.A1" office:value-type="string">
            <text:p text:style-name="P3">Описание</text:p>
          </table:table-cell>
          <table:table-cell table:style-name="Таблица7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79" table:style-name="Таблица79">
        <table:table-column table:style-name="Таблица79.A"/>
        <table:table-column table:style-name="Таблица79.B"/>
        <table:table-column table:style-name="Таблица79.C"/>
        <table:table-row>
          <table:table-cell table:style-name="Таблица79.A1" office:value-type="string">
            <text:p text:style-name="P3">Код возврата</text:p>
          </table:table-cell>
          <table:table-cell table:style-name="Таблица79.A1" office:value-type="string">
            <text:p text:style-name="P3">Причина</text:p>
          </table:table-cell>
          <table:table-cell table:style-name="Таблица7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294"/><text:bookmark text:name="IssOgl2_2.1.11_Настройки_конфигурации_внешних_компонентов"/>2.1.11. Настройки конфигурации внешних компонентов</text:h>
      <text:h text:style-name="Heading_20_4" text:outline-level="4"><text:bookmark text:name="TI000000295"/><text:bookmark text:name="IssOgl3_2.1.11.1_Ресурс_security_profiles_add-in"/>2.1.11.1. Ресурс: /security/profiles/add-in</text:h>
      <text:h text:style-name="Heading_20_5" text:outline-level="5"><text:bookmark text:name="TI000000296"/><text:bookmark text:name="IssOgl4_2.1.11.1.1_GET"/>2.1.11.1.1. GET</text:h>
      <text:p text:style-name="Text_20_body">Получить конфигурацию внешнего компонента</text:p>
      <text:p text:style-name="Text_20_body"><text:soft-page-break/>Параметры</text:p>
      <table:table table:name="Таблица80" table:style-name="Таблица80">
        <table:table-column table:style-name="Таблица80.A"/>
        <table:table-column table:style-name="Таблица80.B"/>
        <table:table-column table:style-name="Таблица80.C"/>
        <table:table-column table:style-name="Таблица80.D"/>
        <table:table-column table:style-name="Таблица80.E"/>
        <table:table-row>
          <table:table-cell table:style-name="Таблица80.A1" office:value-type="string">
            <text:p text:style-name="P3">Имя</text:p>
          </table:table-cell>
          <table:table-cell table:style-name="Таблица80.A1" office:value-type="string">
            <text:p text:style-name="P3">Форма</text:p>
          </table:table-cell>
          <table:table-cell table:style-name="Таблица80.A1" office:value-type="string">
            <text:p text:style-name="P3">Обязательный</text:p>
          </table:table-cell>
          <table:table-cell table:style-name="Таблица80.A1" office:value-type="string">
            <text:p text:style-name="P3">Описание</text:p>
          </table:table-cell>
          <table:table-cell table:style-name="Таблица8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securityProfil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внешнего компонента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81" table:style-name="Таблица81">
        <table:table-column table:style-name="Таблица81.A"/>
        <table:table-column table:style-name="Таблица81.B"/>
        <table:table-column table:style-name="Таблица81.C"/>
        <table:table-row>
          <table:table-cell table:style-name="Таблица81.A1" office:value-type="string">
            <text:p text:style-name="P3">Код возврата</text:p>
          </table:table-cell>
          <table:table-cell table:style-name="Таблица81.A1" office:value-type="string">
            <text:p text:style-name="P3">Причина</text:p>
          </table:table-cell>
          <table:table-cell table:style-name="Таблица8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ddIn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97"/><text:bookmark text:name="IssOgl4_2.1.11.1.2_PUT"/>2.1.11.1.2. PUT</text:h>
      <text:p text:style-name="Text_20_body">Обновить существующую конфигурацию внешнего компонента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82" table:style-name="Таблица82">
        <table:table-column table:style-name="Таблица82.A"/>
        <table:table-column table:style-name="Таблица82.B"/>
        <table:table-column table:style-name="Таблица82.C"/>
        <table:table-column table:style-name="Таблица82.D"/>
        <table:table-column table:style-name="Таблица82.E"/>
        <table:table-row>
          <table:table-cell table:style-name="Таблица82.A1" office:value-type="string">
            <text:p text:style-name="P3">Имя</text:p>
          </table:table-cell>
          <table:table-cell table:style-name="Таблица82.A1" office:value-type="string">
            <text:p text:style-name="P3">Форма</text:p>
          </table:table-cell>
          <table:table-cell table:style-name="Таблица82.A1" office:value-type="string">
            <text:p text:style-name="P3">Обязательный</text:p>
          </table:table-cell>
          <table:table-cell table:style-name="Таблица82.A1" office:value-type="string">
            <text:p text:style-name="P3">Описание</text:p>
          </table:table-cell>
          <table:table-cell table:style-name="Таблица8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внешнего компонента</text:p>
          </table:table-cell>
          <table:table-cell office:value-type="string">
            <text:p text:style-name="P2">AddIn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83" table:style-name="Таблица83">
        <table:table-column table:style-name="Таблица83.A"/>
        <table:table-column table:style-name="Таблица83.B"/>
        <table:table-column table:style-name="Таблица83.C"/>
        <table:table-row>
          <table:table-cell table:style-name="Таблица83.A1" office:value-type="string">
            <text:p text:style-name="P3">Код возврата</text:p>
          </table:table-cell>
          <table:table-cell table:style-name="Таблица83.A1" office:value-type="string">
            <text:p text:style-name="P3">Причина</text:p>
          </table:table-cell>
          <table:table-cell table:style-name="Таблица8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ddIn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98"/><text:bookmark text:name="IssOgl4_2.1.11.1.3_POST"/>2.1.11.1.3. POST</text:h>
      <text:p text:style-name="Text_20_body">Создать новую конфигурацию внешнего компонента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84" table:style-name="Таблица84">
        <table:table-column table:style-name="Таблица84.A"/>
        <table:table-column table:style-name="Таблица84.B"/>
        <table:table-column table:style-name="Таблица84.C"/>
        <table:table-column table:style-name="Таблица84.D"/>
        <table:table-column table:style-name="Таблица84.E"/>
        <table:table-row>
          <table:table-cell table:style-name="Таблица84.A1" office:value-type="string">
            <text:p text:style-name="P3">Имя</text:p>
          </table:table-cell>
          <table:table-cell table:style-name="Таблица84.A1" office:value-type="string">
            <text:p text:style-name="P3">Форма</text:p>
          </table:table-cell>
          <table:table-cell table:style-name="Таблица84.A1" office:value-type="string">
            <text:p text:style-name="P3">Обязательный</text:p>
          </table:table-cell>
          <table:table-cell table:style-name="Таблица84.A1" office:value-type="string">
            <text:p text:style-name="P3">Описание</text:p>
          </table:table-cell>
          <table:table-cell table:style-name="Таблица8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внешнего компонента</text:p>
          </table:table-cell>
          <table:table-cell office:value-type="string">
            <text:p text:style-name="P2">AddIn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85" table:style-name="Таблица85">
        <table:table-column table:style-name="Таблица85.A"/>
        <table:table-column table:style-name="Таблица85.B"/>
        <table:table-column table:style-name="Таблица85.C"/>
        <text:soft-page-break/>
        <table:table-row>
          <table:table-cell table:style-name="Таблица85.A1" office:value-type="string">
            <text:p text:style-name="P3">Код возврата</text:p>
          </table:table-cell>
          <table:table-cell table:style-name="Таблица85.A1" office:value-type="string">
            <text:p text:style-name="P3">Причина</text:p>
          </table:table-cell>
          <table:table-cell table:style-name="Таблица85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ddIn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299"/><text:bookmark text:name="IssOgl4_2.1.11.1.4_DELETE"/>2.1.11.1.4. DELETE</text:h>
      <text:p text:style-name="Text_20_body">Удалить существующую конфигурацию внешнего компонента</text:p>
      <text:p text:style-name="Text_20_body">Параметры</text:p>
      <table:table table:name="Таблица86" table:style-name="Таблица86">
        <table:table-column table:style-name="Таблица86.A"/>
        <table:table-column table:style-name="Таблица86.B"/>
        <table:table-column table:style-name="Таблица86.C"/>
        <table:table-column table:style-name="Таблица86.D"/>
        <table:table-column table:style-name="Таблица86.E"/>
        <table:table-row>
          <table:table-cell table:style-name="Таблица86.A1" office:value-type="string">
            <text:p text:style-name="P3">Имя</text:p>
          </table:table-cell>
          <table:table-cell table:style-name="Таблица86.A1" office:value-type="string">
            <text:p text:style-name="P3">Форма</text:p>
          </table:table-cell>
          <table:table-cell table:style-name="Таблица86.A1" office:value-type="string">
            <text:p text:style-name="P3">Обязательный</text:p>
          </table:table-cell>
          <table:table-cell table:style-name="Таблица86.A1" office:value-type="string">
            <text:p text:style-name="P3">Описание</text:p>
          </table:table-cell>
          <table:table-cell table:style-name="Таблица8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securityProfil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внешнего компонента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87" table:style-name="Таблица87">
        <table:table-column table:style-name="Таблица87.A"/>
        <table:table-column table:style-name="Таблица87.B"/>
        <table:table-column table:style-name="Таблица87.C"/>
        <table:table-row>
          <table:table-cell table:style-name="Таблица87.A1" office:value-type="string">
            <text:p text:style-name="P3">Код возврата</text:p>
          </table:table-cell>
          <table:table-cell table:style-name="Таблица87.A1" office:value-type="string">
            <text:p text:style-name="P3">Причина</text:p>
          </table:table-cell>
          <table:table-cell table:style-name="Таблица8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00"/><text:bookmark text:name="IssOgl3_2.1.11.2_Ресурс_security_profiles_add-in_list"/>2.1.11.2. Ресурс: /security/profiles/add-in/list</text:h>
      <text:h text:style-name="Heading_20_5" text:outline-level="5"><text:bookmark text:name="TI000000301"/><text:bookmark text:name="IssOgl4_2.1.11.2.1_GET"/>2.1.11.2.1. GET</text:h>
      <text:p text:style-name="Text_20_body">Получить список внешних компонентов</text:p>
      <text:p text:style-name="Text_20_body">Параметры</text:p>
      <table:table table:name="Таблица88" table:style-name="Таблица88">
        <table:table-column table:style-name="Таблица88.A"/>
        <table:table-column table:style-name="Таблица88.B"/>
        <table:table-column table:style-name="Таблица88.C"/>
        <table:table-column table:style-name="Таблица88.D"/>
        <table:table-column table:style-name="Таблица88.E"/>
        <table:table-row>
          <table:table-cell table:style-name="Таблица88.A1" office:value-type="string">
            <text:p text:style-name="P3">Имя</text:p>
          </table:table-cell>
          <table:table-cell table:style-name="Таблица88.A1" office:value-type="string">
            <text:p text:style-name="P3">Форма</text:p>
          </table:table-cell>
          <table:table-cell table:style-name="Таблица88.A1" office:value-type="string">
            <text:p text:style-name="P3">Обязательный</text:p>
          </table:table-cell>
          <table:table-cell table:style-name="Таблица88.A1" office:value-type="string">
            <text:p text:style-name="P3">Описание</text:p>
          </table:table-cell>
          <table:table-cell table:style-name="Таблица8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89" table:style-name="Таблица89">
        <table:table-column table:style-name="Таблица89.A"/>
        <table:table-column table:style-name="Таблица89.B"/>
        <table:table-column table:style-name="Таблица89.C"/>
        <table:table-row>
          <table:table-cell table:style-name="Таблица89.A1" office:value-type="string">
            <text:p text:style-name="P3">Код возврата</text:p>
          </table:table-cell>
          <table:table-cell table:style-name="Таблица89.A1" office:value-type="string">
            <text:p text:style-name="P3">Причина</text:p>
          </table:table-cell>
          <table:table-cell table:style-name="Таблица8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AddInTransport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02"/><text:bookmark text:name="IssOgl3_2.1.11.3_Ресурс_security_profiles_add-in_listnames"/>2.1.11.3. Ресурс: /security/profiles/add-in/listnames</text:h>
      <text:h text:style-name="Heading_20_5" text:outline-level="5"><text:bookmark text:name="TI000000303"/><text:bookmark text:name="IssOgl4_2.1.11.3.1_GET"/>2.1.11.3.1. GET</text:h>
      <text:p text:style-name="Text_20_body">Получить список имен внешних компонент</text:p>
      <text:p text:style-name="Text_20_body">Параметры</text:p>
      <table:table table:name="Таблица90" table:style-name="Таблица90">
        <table:table-column table:style-name="Таблица90.A"/>
        <table:table-column table:style-name="Таблица90.B"/>
        <table:table-column table:style-name="Таблица90.C"/>
        <table:table-column table:style-name="Таблица90.D"/>
        <table:table-column table:style-name="Таблица90.E"/>
        <text:soft-page-break/>
        <table:table-row>
          <table:table-cell table:style-name="Таблица90.A1" office:value-type="string">
            <text:p text:style-name="P3">Имя</text:p>
          </table:table-cell>
          <table:table-cell table:style-name="Таблица90.A1" office:value-type="string">
            <text:p text:style-name="P3">Форма</text:p>
          </table:table-cell>
          <table:table-cell table:style-name="Таблица90.A1" office:value-type="string">
            <text:p text:style-name="P3">Обязательный</text:p>
          </table:table-cell>
          <table:table-cell table:style-name="Таблица90.A1" office:value-type="string">
            <text:p text:style-name="P3">Описание</text:p>
          </table:table-cell>
          <table:table-cell table:style-name="Таблица9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91" table:style-name="Таблица91">
        <table:table-column table:style-name="Таблица91.A"/>
        <table:table-column table:style-name="Таблица91.B"/>
        <table:table-column table:style-name="Таблица91.C"/>
        <table:table-row>
          <table:table-cell table:style-name="Таблица91.A1" office:value-type="string">
            <text:p text:style-name="P3">Код возврата</text:p>
          </table:table-cell>
          <table:table-cell table:style-name="Таблица91.A1" office:value-type="string">
            <text:p text:style-name="P3">Причина</text:p>
          </table:table-cell>
          <table:table-cell table:style-name="Таблица9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304"/><text:bookmark text:name="IssOgl2_2.1.12_Настройки_конфигурации_приложений"/>2.1.12. Настройки конфигурации приложений</text:h>
      <text:h text:style-name="Heading_20_4" text:outline-level="4"><text:bookmark text:name="TI000000305"/><text:bookmark text:name="IssOgl3_2.1.12.1_Ресурс_security_profiles_application"/>2.1.12.1. Ресурс: /security/profiles/application</text:h>
      <text:h text:style-name="Heading_20_5" text:outline-level="5"><text:bookmark text:name="TI000000306"/><text:bookmark text:name="IssOgl4_2.1.12.1.1_GET"/>2.1.12.1.1. GET</text:h>
      <text:p text:style-name="Text_20_body">Получить конфигурацию приложения</text:p>
      <text:p text:style-name="Text_20_body">Параметры</text:p>
      <table:table table:name="Таблица92" table:style-name="Таблица92">
        <table:table-column table:style-name="Таблица92.A"/>
        <table:table-column table:style-name="Таблица92.B"/>
        <table:table-column table:style-name="Таблица92.C"/>
        <table:table-column table:style-name="Таблица92.D"/>
        <table:table-column table:style-name="Таблица92.E"/>
        <table:table-row>
          <table:table-cell table:style-name="Таблица92.A1" office:value-type="string">
            <text:p text:style-name="P3">Имя</text:p>
          </table:table-cell>
          <table:table-cell table:style-name="Таблица92.A1" office:value-type="string">
            <text:p text:style-name="P3">Форма</text:p>
          </table:table-cell>
          <table:table-cell table:style-name="Таблица92.A1" office:value-type="string">
            <text:p text:style-name="P3">Обязательный</text:p>
          </table:table-cell>
          <table:table-cell table:style-name="Таблица92.A1" office:value-type="string">
            <text:p text:style-name="P3">Описание</text:p>
          </table:table-cell>
          <table:table-cell table:style-name="Таблица9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securityProfil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иложения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93" table:style-name="Таблица93">
        <table:table-column table:style-name="Таблица93.A"/>
        <table:table-column table:style-name="Таблица93.B"/>
        <table:table-column table:style-name="Таблица93.C"/>
        <table:table-row>
          <table:table-cell table:style-name="Таблица93.A1" office:value-type="string">
            <text:p text:style-name="P3">Код возврата</text:p>
          </table:table-cell>
          <table:table-cell table:style-name="Таблица93.A1" office:value-type="string">
            <text:p text:style-name="P3">Причина</text:p>
          </table:table-cell>
          <table:table-cell table:style-name="Таблица9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pplication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07"/><text:bookmark text:name="IssOgl4_2.1.12.1.2_PUT"/>2.1.12.1.2. PUT</text:h>
      <text:p text:style-name="Text_20_body">Обновить существующую конфигурацию приложения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94" table:style-name="Таблица94">
        <table:table-column table:style-name="Таблица94.A"/>
        <table:table-column table:style-name="Таблица94.B"/>
        <table:table-column table:style-name="Таблица94.C"/>
        <table:table-column table:style-name="Таблица94.D"/>
        <table:table-column table:style-name="Таблица94.E"/>
        <table:table-row>
          <table:table-cell table:style-name="Таблица94.A1" office:value-type="string">
            <text:p text:style-name="P3">Имя</text:p>
          </table:table-cell>
          <table:table-cell table:style-name="Таблица94.A1" office:value-type="string">
            <text:p text:style-name="P3">Форма</text:p>
          </table:table-cell>
          <table:table-cell table:style-name="Таблица94.A1" office:value-type="string">
            <text:p text:style-name="P3">Обязательный</text:p>
          </table:table-cell>
          <table:table-cell table:style-name="Таблица94.A1" office:value-type="string">
            <text:p text:style-name="P3">Описание</text:p>
          </table:table-cell>
          <table:table-cell table:style-name="Таблица9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приложения</text:p>
          </table:table-cell>
          <table:table-cell office:value-type="string">
            <text:p text:style-name="P2">Application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95" table:style-name="Таблица95">
        <table:table-column table:style-name="Таблица95.A"/>
        <table:table-column table:style-name="Таблица95.B"/>
        <table:table-column table:style-name="Таблица95.C"/>
        <table:table-row>
          <table:table-cell table:style-name="Таблица95.A1" office:value-type="string">
            <text:p text:style-name="P3">Код возврата</text:p>
          </table:table-cell>
          <table:table-cell table:style-name="Таблица95.A1" office:value-type="string">
            <text:p text:style-name="P3">Причина</text:p>
          </table:table-cell>
          <table:table-cell table:style-name="Таблица95.A1" office:value-type="string">
            <text:p text:style-name="P3">Тип данных<text:soft-page-break/>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pplication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08"/><text:bookmark text:name="IssOgl4_2.1.12.1.3_POST"/>2.1.12.1.3. POST</text:h>
      <text:p text:style-name="Text_20_body">Создать новую конфигурацию приложения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96" table:style-name="Таблица96">
        <table:table-column table:style-name="Таблица96.A"/>
        <table:table-column table:style-name="Таблица96.B"/>
        <table:table-column table:style-name="Таблица96.C"/>
        <table:table-column table:style-name="Таблица96.D"/>
        <table:table-column table:style-name="Таблица96.E"/>
        <table:table-row>
          <table:table-cell table:style-name="Таблица96.A1" office:value-type="string">
            <text:p text:style-name="P3">Имя</text:p>
          </table:table-cell>
          <table:table-cell table:style-name="Таблица96.A1" office:value-type="string">
            <text:p text:style-name="P3">Форма</text:p>
          </table:table-cell>
          <table:table-cell table:style-name="Таблица96.A1" office:value-type="string">
            <text:p text:style-name="P3">Обязательный</text:p>
          </table:table-cell>
          <table:table-cell table:style-name="Таблица96.A1" office:value-type="string">
            <text:p text:style-name="P3">Описание</text:p>
          </table:table-cell>
          <table:table-cell table:style-name="Таблица9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приложения</text:p>
          </table:table-cell>
          <table:table-cell office:value-type="string">
            <text:p text:style-name="P2">Application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97" table:style-name="Таблица97">
        <table:table-column table:style-name="Таблица97.A"/>
        <table:table-column table:style-name="Таблица97.B"/>
        <table:table-column table:style-name="Таблица97.C"/>
        <table:table-row>
          <table:table-cell table:style-name="Таблица97.A1" office:value-type="string">
            <text:p text:style-name="P3">Код возврата</text:p>
          </table:table-cell>
          <table:table-cell table:style-name="Таблица97.A1" office:value-type="string">
            <text:p text:style-name="P3">Причина</text:p>
          </table:table-cell>
          <table:table-cell table:style-name="Таблица9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pplication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09"/><text:bookmark text:name="IssOgl4_2.1.12.1.4_DELETE"/>2.1.12.1.4. DELETE</text:h>
      <text:p text:style-name="Text_20_body">Удалить существующую конфигурацию приложения</text:p>
      <text:p text:style-name="Text_20_body">Параметры</text:p>
      <table:table table:name="Таблица98" table:style-name="Таблица98">
        <table:table-column table:style-name="Таблица98.A"/>
        <table:table-column table:style-name="Таблица98.B"/>
        <table:table-column table:style-name="Таблица98.C"/>
        <table:table-column table:style-name="Таблица98.D"/>
        <table:table-column table:style-name="Таблица98.E"/>
        <table:table-row>
          <table:table-cell table:style-name="Таблица98.A1" office:value-type="string">
            <text:p text:style-name="P3">Имя</text:p>
          </table:table-cell>
          <table:table-cell table:style-name="Таблица98.A1" office:value-type="string">
            <text:p text:style-name="P3">Форма</text:p>
          </table:table-cell>
          <table:table-cell table:style-name="Таблица98.A1" office:value-type="string">
            <text:p text:style-name="P3">Обязательный</text:p>
          </table:table-cell>
          <table:table-cell table:style-name="Таблица98.A1" office:value-type="string">
            <text:p text:style-name="P3">Описание</text:p>
          </table:table-cell>
          <table:table-cell table:style-name="Таблица9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securityProfil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иложения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99" table:style-name="Таблица99">
        <table:table-column table:style-name="Таблица99.A"/>
        <table:table-column table:style-name="Таблица99.B"/>
        <table:table-column table:style-name="Таблица99.C"/>
        <table:table-row>
          <table:table-cell table:style-name="Таблица99.A1" office:value-type="string">
            <text:p text:style-name="P3">Код возврата</text:p>
          </table:table-cell>
          <table:table-cell table:style-name="Таблица99.A1" office:value-type="string">
            <text:p text:style-name="P3">Причина</text:p>
          </table:table-cell>
          <table:table-cell table:style-name="Таблица9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10"/><text:bookmark text:name="IssOgl3_2.1.12.2_Ресурс_security_profiles_application_list"/>2.1.12.2. Ресурс: /security/profiles/application/list</text:h>
      <text:h text:style-name="Heading_20_5" text:outline-level="5"><text:bookmark text:name="TI000000311"/><text:bookmark text:name="IssOgl4_2.1.12.2.1_GET"/>2.1.12.2.1. GET</text:h>
      <text:p text:style-name="Text_20_body">Получить список приложений</text:p>
      <text:p text:style-name="Text_20_body"><text:soft-page-break/>Параметры</text:p>
      <table:table table:name="Таблица100" table:style-name="Таблица100">
        <table:table-column table:style-name="Таблица100.A"/>
        <table:table-column table:style-name="Таблица100.B"/>
        <table:table-column table:style-name="Таблица100.C"/>
        <table:table-column table:style-name="Таблица100.D"/>
        <table:table-column table:style-name="Таблица100.E"/>
        <table:table-row>
          <table:table-cell table:style-name="Таблица100.A1" office:value-type="string">
            <text:p text:style-name="P3">Имя</text:p>
          </table:table-cell>
          <table:table-cell table:style-name="Таблица100.A1" office:value-type="string">
            <text:p text:style-name="P3">Форма</text:p>
          </table:table-cell>
          <table:table-cell table:style-name="Таблица100.A1" office:value-type="string">
            <text:p text:style-name="P3">Обязательный</text:p>
          </table:table-cell>
          <table:table-cell table:style-name="Таблица100.A1" office:value-type="string">
            <text:p text:style-name="P3">Описание</text:p>
          </table:table-cell>
          <table:table-cell table:style-name="Таблица10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01" table:style-name="Таблица101">
        <table:table-column table:style-name="Таблица101.A"/>
        <table:table-column table:style-name="Таблица101.B"/>
        <table:table-column table:style-name="Таблица101.C"/>
        <table:table-row>
          <table:table-cell table:style-name="Таблица101.A1" office:value-type="string">
            <text:p text:style-name="P3">Код возврата</text:p>
          </table:table-cell>
          <table:table-cell table:style-name="Таблица101.A1" office:value-type="string">
            <text:p text:style-name="P3">Причина</text:p>
          </table:table-cell>
          <table:table-cell table:style-name="Таблица10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ApplicationTransport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12"/><text:bookmark text:name="IssOgl3_2.1.12.3_Ресурс_security_profiles_application_listnames"/>2.1.12.3. Ресурс: /security/profiles/application/listnames</text:h>
      <text:h text:style-name="Heading_20_5" text:outline-level="5"><text:bookmark text:name="TI000000313"/><text:bookmark text:name="IssOgl4_2.1.12.3.1_GET"/>2.1.12.3.1. GET</text:h>
      <text:p text:style-name="Text_20_body">Получить список имен приложений</text:p>
      <text:p text:style-name="Text_20_body">Параметры</text:p>
      <table:table table:name="Таблица102" table:style-name="Таблица102">
        <table:table-column table:style-name="Таблица102.A"/>
        <table:table-column table:style-name="Таблица102.B"/>
        <table:table-column table:style-name="Таблица102.C"/>
        <table:table-column table:style-name="Таблица102.D"/>
        <table:table-column table:style-name="Таблица102.E"/>
        <table:table-row>
          <table:table-cell table:style-name="Таблица102.A1" office:value-type="string">
            <text:p text:style-name="P3">Имя</text:p>
          </table:table-cell>
          <table:table-cell table:style-name="Таблица102.A1" office:value-type="string">
            <text:p text:style-name="P3">Форма</text:p>
          </table:table-cell>
          <table:table-cell table:style-name="Таблица102.A1" office:value-type="string">
            <text:p text:style-name="P3">Обязательный</text:p>
          </table:table-cell>
          <table:table-cell table:style-name="Таблица102.A1" office:value-type="string">
            <text:p text:style-name="P3">Описание</text:p>
          </table:table-cell>
          <table:table-cell table:style-name="Таблица10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03" table:style-name="Таблица103">
        <table:table-column table:style-name="Таблица103.A"/>
        <table:table-column table:style-name="Таблица103.B"/>
        <table:table-column table:style-name="Таблица103.C"/>
        <table:table-row>
          <table:table-cell table:style-name="Таблица103.A1" office:value-type="string">
            <text:p text:style-name="P3">Код возврата</text:p>
          </table:table-cell>
          <table:table-cell table:style-name="Таблица103.A1" office:value-type="string">
            <text:p text:style-name="P3">Причина</text:p>
          </table:table-cell>
          <table:table-cell table:style-name="Таблица10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314"/><text:bookmark text:name="IssOgl2_2.1.13_Настройки_конфигурации_COM-классов"/>2.1.13. Настройки конфигурации COM-классов</text:h>
      <text:h text:style-name="Heading_20_4" text:outline-level="4"><text:bookmark text:name="TI000000315"/><text:bookmark text:name="IssOgl3_2.1.13.1_Ресурс_security_profiles_com-class"/>2.1.13.1. Ресурс: /security/profiles/com-class</text:h>
      <text:h text:style-name="Heading_20_5" text:outline-level="5"><text:bookmark text:name="TI000000316"/><text:bookmark text:name="IssOgl4_2.1.13.1.1_GET"/>2.1.13.1.1. GET</text:h>
      <text:p text:style-name="Text_20_body">Получить конфигурацию COM-класса</text:p>
      <text:p text:style-name="Text_20_body">Параметры</text:p>
      <table:table table:name="Таблица104" table:style-name="Таблица104">
        <table:table-column table:style-name="Таблица104.A"/>
        <table:table-column table:style-name="Таблица104.B"/>
        <table:table-column table:style-name="Таблица104.C"/>
        <table:table-column table:style-name="Таблица104.D"/>
        <table:table-column table:style-name="Таблица104.E"/>
        <table:table-row>
          <table:table-cell table:style-name="Таблица104.A1" office:value-type="string">
            <text:p text:style-name="P3">Имя</text:p>
          </table:table-cell>
          <table:table-cell table:style-name="Таблица104.A1" office:value-type="string">
            <text:p text:style-name="P3">Форма</text:p>
          </table:table-cell>
          <table:table-cell table:style-name="Таблица104.A1" office:value-type="string">
            <text:p text:style-name="P3">Обязательный</text:p>
          </table:table-cell>
          <table:table-cell table:style-name="Таблица104.A1" office:value-type="string">
            <text:p text:style-name="P3">Описание</text:p>
          </table:table-cell>
          <table:table-cell table:style-name="Таблица10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securityProfil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COM класса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05" table:style-name="Таблица105">
        <table:table-column table:style-name="Таблица105.A"/>
        <table:table-column table:style-name="Таблица105.B"/>
        <table:table-column table:style-name="Таблица105.C"/>
        <table:table-row>
          <table:table-cell table:style-name="Таблица105.A1" office:value-type="string">
            <text:p text:style-name="P3">Код возврата</text:p>
          </table:table-cell>
          <table:table-cell table:style-name="Таблица105.A1" office:value-type="string">
            <text:p text:style-name="P3">Причина</text:p>
          </table:table-cell>
          <table:table-cell table:style-name="Таблица105.A1" office:value-type="string">
            <text:p text:style-name="P3">Тип данных<text:soft-page-break/>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ComClass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17"/><text:bookmark text:name="IssOgl4_2.1.13.1.2_PUT"/>2.1.13.1.2. PUT</text:h>
      <text:p text:style-name="Text_20_body">Обновить существующую конфигурацию COM-класса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106" table:style-name="Таблица106">
        <table:table-column table:style-name="Таблица106.A"/>
        <table:table-column table:style-name="Таблица106.B"/>
        <table:table-column table:style-name="Таблица106.C"/>
        <table:table-column table:style-name="Таблица106.D"/>
        <table:table-column table:style-name="Таблица106.E"/>
        <table:table-row>
          <table:table-cell table:style-name="Таблица106.A1" office:value-type="string">
            <text:p text:style-name="P3">Имя</text:p>
          </table:table-cell>
          <table:table-cell table:style-name="Таблица106.A1" office:value-type="string">
            <text:p text:style-name="P3">Форма</text:p>
          </table:table-cell>
          <table:table-cell table:style-name="Таблица106.A1" office:value-type="string">
            <text:p text:style-name="P3">Обязательный</text:p>
          </table:table-cell>
          <table:table-cell table:style-name="Таблица106.A1" office:value-type="string">
            <text:p text:style-name="P3">Описание</text:p>
          </table:table-cell>
          <table:table-cell table:style-name="Таблица10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COM класса</text:p>
          </table:table-cell>
          <table:table-cell office:value-type="string">
            <text:p text:style-name="P2">ComClass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07" table:style-name="Таблица107">
        <table:table-column table:style-name="Таблица107.A"/>
        <table:table-column table:style-name="Таблица107.B"/>
        <table:table-column table:style-name="Таблица107.C"/>
        <table:table-row>
          <table:table-cell table:style-name="Таблица107.A1" office:value-type="string">
            <text:p text:style-name="P3">Код возврата</text:p>
          </table:table-cell>
          <table:table-cell table:style-name="Таблица107.A1" office:value-type="string">
            <text:p text:style-name="P3">Причина</text:p>
          </table:table-cell>
          <table:table-cell table:style-name="Таблица10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ComClass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18"/><text:bookmark text:name="IssOgl4_2.1.13.1.3_POST"/>2.1.13.1.3. POST</text:h>
      <text:p text:style-name="Text_20_body">Создать новую конфигурацию COM-класса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108" table:style-name="Таблица108">
        <table:table-column table:style-name="Таблица108.A"/>
        <table:table-column table:style-name="Таблица108.B"/>
        <table:table-column table:style-name="Таблица108.C"/>
        <table:table-column table:style-name="Таблица108.D"/>
        <table:table-column table:style-name="Таблица108.E"/>
        <table:table-row>
          <table:table-cell table:style-name="Таблица108.A1" office:value-type="string">
            <text:p text:style-name="P3">Имя</text:p>
          </table:table-cell>
          <table:table-cell table:style-name="Таблица108.A1" office:value-type="string">
            <text:p text:style-name="P3">Форма</text:p>
          </table:table-cell>
          <table:table-cell table:style-name="Таблица108.A1" office:value-type="string">
            <text:p text:style-name="P3">Обязательный</text:p>
          </table:table-cell>
          <table:table-cell table:style-name="Таблица108.A1" office:value-type="string">
            <text:p text:style-name="P3">Описание</text:p>
          </table:table-cell>
          <table:table-cell table:style-name="Таблица10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COM класса</text:p>
          </table:table-cell>
          <table:table-cell office:value-type="string">
            <text:p text:style-name="P2">ComClass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09" table:style-name="Таблица109">
        <table:table-column table:style-name="Таблица109.A"/>
        <table:table-column table:style-name="Таблица109.B"/>
        <table:table-column table:style-name="Таблица109.C"/>
        <table:table-row>
          <table:table-cell table:style-name="Таблица109.A1" office:value-type="string">
            <text:p text:style-name="P3">Код возврата</text:p>
          </table:table-cell>
          <table:table-cell table:style-name="Таблица109.A1" office:value-type="string">
            <text:p text:style-name="P3">Причина</text:p>
          </table:table-cell>
          <table:table-cell table:style-name="Таблица10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ComClass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19"/><text:bookmark text:name="IssOgl4_2.1.13.1.4_DELETE"/>2.1.13.1.4. DELETE</text:h>
      <text:p text:style-name="Text_20_body">Удалить существующую конфигурацию COM-класса</text:p>
      <text:p text:style-name="Text_20_body"><text:soft-page-break/>Параметры</text:p>
      <table:table table:name="Таблица110" table:style-name="Таблица110">
        <table:table-column table:style-name="Таблица110.A"/>
        <table:table-column table:style-name="Таблица110.B"/>
        <table:table-column table:style-name="Таблица110.C"/>
        <table:table-column table:style-name="Таблица110.D"/>
        <table:table-column table:style-name="Таблица110.E"/>
        <table:table-row>
          <table:table-cell table:style-name="Таблица110.A1" office:value-type="string">
            <text:p text:style-name="P3">Имя</text:p>
          </table:table-cell>
          <table:table-cell table:style-name="Таблица110.A1" office:value-type="string">
            <text:p text:style-name="P3">Форма</text:p>
          </table:table-cell>
          <table:table-cell table:style-name="Таблица110.A1" office:value-type="string">
            <text:p text:style-name="P3">Обязательный</text:p>
          </table:table-cell>
          <table:table-cell table:style-name="Таблица110.A1" office:value-type="string">
            <text:p text:style-name="P3">Описание</text:p>
          </table:table-cell>
          <table:table-cell table:style-name="Таблица11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securityProfil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COM класса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11" table:style-name="Таблица111">
        <table:table-column table:style-name="Таблица111.A"/>
        <table:table-column table:style-name="Таблица111.B"/>
        <table:table-column table:style-name="Таблица111.C"/>
        <table:table-row>
          <table:table-cell table:style-name="Таблица111.A1" office:value-type="string">
            <text:p text:style-name="P3">Код возврата</text:p>
          </table:table-cell>
          <table:table-cell table:style-name="Таблица111.A1" office:value-type="string">
            <text:p text:style-name="P3">Причина</text:p>
          </table:table-cell>
          <table:table-cell table:style-name="Таблица11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20"/><text:bookmark text:name="IssOgl3_2.1.13.2_Ресурс_security_profiles_com-class_list"/>2.1.13.2. Ресурс: /security/profiles/com-class/list</text:h>
      <text:h text:style-name="Heading_20_5" text:outline-level="5"><text:bookmark text:name="TI000000321"/><text:bookmark text:name="IssOgl4_2.1.13.2.1_GET"/>2.1.13.2.1. GET</text:h>
      <text:p text:style-name="Text_20_body">Получить список COM классов</text:p>
      <text:p text:style-name="Text_20_body">Параметры</text:p>
      <table:table table:name="Таблица112" table:style-name="Таблица112">
        <table:table-column table:style-name="Таблица112.A"/>
        <table:table-column table:style-name="Таблица112.B"/>
        <table:table-column table:style-name="Таблица112.C"/>
        <table:table-column table:style-name="Таблица112.D"/>
        <table:table-column table:style-name="Таблица112.E"/>
        <table:table-row>
          <table:table-cell table:style-name="Таблица112.A1" office:value-type="string">
            <text:p text:style-name="P3">Имя</text:p>
          </table:table-cell>
          <table:table-cell table:style-name="Таблица112.A1" office:value-type="string">
            <text:p text:style-name="P3">Форма</text:p>
          </table:table-cell>
          <table:table-cell table:style-name="Таблица112.A1" office:value-type="string">
            <text:p text:style-name="P3">Обязательный</text:p>
          </table:table-cell>
          <table:table-cell table:style-name="Таблица112.A1" office:value-type="string">
            <text:p text:style-name="P3">Описание</text:p>
          </table:table-cell>
          <table:table-cell table:style-name="Таблица11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13" table:style-name="Таблица113">
        <table:table-column table:style-name="Таблица113.A"/>
        <table:table-column table:style-name="Таблица113.B"/>
        <table:table-column table:style-name="Таблица113.C"/>
        <table:table-row>
          <table:table-cell table:style-name="Таблица113.A1" office:value-type="string">
            <text:p text:style-name="P3">Код возврата</text:p>
          </table:table-cell>
          <table:table-cell table:style-name="Таблица113.A1" office:value-type="string">
            <text:p text:style-name="P3">Причина</text:p>
          </table:table-cell>
          <table:table-cell table:style-name="Таблица11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ComClassTransport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22"/><text:bookmark text:name="IssOgl3_2.1.13.3_Ресурс_security_profiles_com-class_listnames"/>2.1.13.3. Ресурс: /security/profiles/com-class/listnames</text:h>
      <text:h text:style-name="Heading_20_5" text:outline-level="5"><text:bookmark text:name="TI000000323"/><text:bookmark text:name="IssOgl4_2.1.13.3.1_GET"/>2.1.13.3.1. GET</text:h>
      <text:p text:style-name="Text_20_body">Получить список имен COM-классов</text:p>
      <text:p text:style-name="Text_20_body">Параметры</text:p>
      <table:table table:name="Таблица114" table:style-name="Таблица114">
        <table:table-column table:style-name="Таблица114.A"/>
        <table:table-column table:style-name="Таблица114.B"/>
        <table:table-column table:style-name="Таблица114.C"/>
        <table:table-column table:style-name="Таблица114.D"/>
        <table:table-column table:style-name="Таблица114.E"/>
        <table:table-row>
          <table:table-cell table:style-name="Таблица114.A1" office:value-type="string">
            <text:p text:style-name="P3">Имя</text:p>
          </table:table-cell>
          <table:table-cell table:style-name="Таблица114.A1" office:value-type="string">
            <text:p text:style-name="P3">Форма</text:p>
          </table:table-cell>
          <table:table-cell table:style-name="Таблица114.A1" office:value-type="string">
            <text:p text:style-name="P3">Обязательный</text:p>
          </table:table-cell>
          <table:table-cell table:style-name="Таблица114.A1" office:value-type="string">
            <text:p text:style-name="P3">Описание</text:p>
          </table:table-cell>
          <table:table-cell table:style-name="Таблица11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15" table:style-name="Таблица115">
        <table:table-column table:style-name="Таблица115.A"/>
        <table:table-column table:style-name="Таблица115.B"/>
        <table:table-column table:style-name="Таблица115.C"/>
        <table:table-row>
          <table:table-cell table:style-name="Таблица115.A1" office:value-type="string">
            <text:p text:style-name="P3">Код возврата</text:p>
          </table:table-cell>
          <table:table-cell table:style-name="Таблица115.A1" office:value-type="string">
            <text:p text:style-name="P3">Причина</text:p>
          </table:table-cell>
          <table:table-cell table:style-name="Таблица115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text:soft-page-break/>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324"/><text:bookmark text:name="IssOgl2_2.1.14_Настройки_конфигурации_внешних_модулей"/>2.1.14. Настройки конфигурации внешних модулей</text:h>
      <text:h text:style-name="Heading_20_4" text:outline-level="4"><text:bookmark text:name="TI000000325"/><text:bookmark text:name="IssOgl3_2.1.14.1_Ресурс_security_profiles_external-module"/>2.1.14.1. Ресурс: /security/profiles/external-module</text:h>
      <text:h text:style-name="Heading_20_5" text:outline-level="5"><text:bookmark text:name="TI000000326"/><text:bookmark text:name="IssOgl4_2.1.14.1.1_GET"/>2.1.14.1.1. GET</text:h>
      <text:p text:style-name="Text_20_body">Получить конфигурацию внешнего модуля</text:p>
      <text:p text:style-name="Text_20_body">Параметры</text:p>
      <table:table table:name="Таблица116" table:style-name="Таблица116">
        <table:table-column table:style-name="Таблица116.A"/>
        <table:table-column table:style-name="Таблица116.B"/>
        <table:table-column table:style-name="Таблица116.C"/>
        <table:table-column table:style-name="Таблица116.D"/>
        <table:table-column table:style-name="Таблица116.E"/>
        <table:table-row>
          <table:table-cell table:style-name="Таблица116.A1" office:value-type="string">
            <text:p text:style-name="P3">Имя</text:p>
          </table:table-cell>
          <table:table-cell table:style-name="Таблица116.A1" office:value-type="string">
            <text:p text:style-name="P3">Форма</text:p>
          </table:table-cell>
          <table:table-cell table:style-name="Таблица116.A1" office:value-type="string">
            <text:p text:style-name="P3">Обязательный</text:p>
          </table:table-cell>
          <table:table-cell table:style-name="Таблица116.A1" office:value-type="string">
            <text:p text:style-name="P3">Описание</text:p>
          </table:table-cell>
          <table:table-cell table:style-name="Таблица11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securityProfil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внешнего модуля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17" table:style-name="Таблица117">
        <table:table-column table:style-name="Таблица117.A"/>
        <table:table-column table:style-name="Таблица117.B"/>
        <table:table-column table:style-name="Таблица117.C"/>
        <table:table-row>
          <table:table-cell table:style-name="Таблица117.A1" office:value-type="string">
            <text:p text:style-name="P3">Код возврата</text:p>
          </table:table-cell>
          <table:table-cell table:style-name="Таблица117.A1" office:value-type="string">
            <text:p text:style-name="P3">Причина</text:p>
          </table:table-cell>
          <table:table-cell table:style-name="Таблица11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ExternalModul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27"/><text:bookmark text:name="IssOgl4_2.1.14.1.2_PUT"/>2.1.14.1.2. PUT</text:h>
      <text:p text:style-name="Text_20_body">Обновить существующую конфигурацию внешнего модуля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118" table:style-name="Таблица118">
        <table:table-column table:style-name="Таблица118.A"/>
        <table:table-column table:style-name="Таблица118.B"/>
        <table:table-column table:style-name="Таблица118.C"/>
        <table:table-column table:style-name="Таблица118.D"/>
        <table:table-column table:style-name="Таблица118.E"/>
        <table:table-row>
          <table:table-cell table:style-name="Таблица118.A1" office:value-type="string">
            <text:p text:style-name="P3">Имя</text:p>
          </table:table-cell>
          <table:table-cell table:style-name="Таблица118.A1" office:value-type="string">
            <text:p text:style-name="P3">Форма</text:p>
          </table:table-cell>
          <table:table-cell table:style-name="Таблица118.A1" office:value-type="string">
            <text:p text:style-name="P3">Обязательный</text:p>
          </table:table-cell>
          <table:table-cell table:style-name="Таблица118.A1" office:value-type="string">
            <text:p text:style-name="P3">Описание</text:p>
          </table:table-cell>
          <table:table-cell table:style-name="Таблица11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внешнего модуля</text:p>
          </table:table-cell>
          <table:table-cell office:value-type="string">
            <text:p text:style-name="P2">ExternalModule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19" table:style-name="Таблица119">
        <table:table-column table:style-name="Таблица119.A"/>
        <table:table-column table:style-name="Таблица119.B"/>
        <table:table-column table:style-name="Таблица119.C"/>
        <table:table-row>
          <table:table-cell table:style-name="Таблица119.A1" office:value-type="string">
            <text:p text:style-name="P3">Код возврата</text:p>
          </table:table-cell>
          <table:table-cell table:style-name="Таблица119.A1" office:value-type="string">
            <text:p text:style-name="P3">Причина</text:p>
          </table:table-cell>
          <table:table-cell table:style-name="Таблица11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ExternalModul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28"/><text:bookmark text:name="IssOgl4_2.1.14.1.3_POST"/>2.1.14.1.3. POST</text:h>
      <text:p text:style-name="Text_20_body">Создать новую конфигурацию внешнего модуля</text:p>
      <text:p text:style-name="Text_20_body"><text:soft-page-break/>Запрос</text:p>
      <text:p text:style-name="Text_20_body">Content-Type: application/json</text:p>
      <text:p text:style-name="Text_20_body">Параметры</text:p>
      <table:table table:name="Таблица120" table:style-name="Таблица120">
        <table:table-column table:style-name="Таблица120.A"/>
        <table:table-column table:style-name="Таблица120.B"/>
        <table:table-column table:style-name="Таблица120.C"/>
        <table:table-column table:style-name="Таблица120.D"/>
        <table:table-column table:style-name="Таблица120.E"/>
        <table:table-row>
          <table:table-cell table:style-name="Таблица120.A1" office:value-type="string">
            <text:p text:style-name="P3">Имя</text:p>
          </table:table-cell>
          <table:table-cell table:style-name="Таблица120.A1" office:value-type="string">
            <text:p text:style-name="P3">Форма</text:p>
          </table:table-cell>
          <table:table-cell table:style-name="Таблица120.A1" office:value-type="string">
            <text:p text:style-name="P3">Обязательный</text:p>
          </table:table-cell>
          <table:table-cell table:style-name="Таблица120.A1" office:value-type="string">
            <text:p text:style-name="P3">Описание</text:p>
          </table:table-cell>
          <table:table-cell table:style-name="Таблица12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внешнего модуля</text:p>
          </table:table-cell>
          <table:table-cell office:value-type="string">
            <text:p text:style-name="P2">ExternalModule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21" table:style-name="Таблица121">
        <table:table-column table:style-name="Таблица121.A"/>
        <table:table-column table:style-name="Таблица121.B"/>
        <table:table-column table:style-name="Таблица121.C"/>
        <table:table-row>
          <table:table-cell table:style-name="Таблица121.A1" office:value-type="string">
            <text:p text:style-name="P3">Код возврата</text:p>
          </table:table-cell>
          <table:table-cell table:style-name="Таблица121.A1" office:value-type="string">
            <text:p text:style-name="P3">Причина</text:p>
          </table:table-cell>
          <table:table-cell table:style-name="Таблица12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ExternalModul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29"/><text:bookmark text:name="IssOgl4_2.1.14.1.4_DELETE"/>2.1.14.1.4. DELETE</text:h>
      <text:p text:style-name="Text_20_body">Удалить существующую конфигурацию внешнего модуля</text:p>
      <text:p text:style-name="Text_20_body">Параметры</text:p>
      <table:table table:name="Таблица122" table:style-name="Таблица122">
        <table:table-column table:style-name="Таблица122.A"/>
        <table:table-column table:style-name="Таблица122.B"/>
        <table:table-column table:style-name="Таблица122.C"/>
        <table:table-column table:style-name="Таблица122.D"/>
        <table:table-column table:style-name="Таблица122.E"/>
        <table:table-row>
          <table:table-cell table:style-name="Таблица122.A1" office:value-type="string">
            <text:p text:style-name="P3">Имя</text:p>
          </table:table-cell>
          <table:table-cell table:style-name="Таблица122.A1" office:value-type="string">
            <text:p text:style-name="P3">Форма</text:p>
          </table:table-cell>
          <table:table-cell table:style-name="Таблица122.A1" office:value-type="string">
            <text:p text:style-name="P3">Обязательный</text:p>
          </table:table-cell>
          <table:table-cell table:style-name="Таблица122.A1" office:value-type="string">
            <text:p text:style-name="P3">Описание</text:p>
          </table:table-cell>
          <table:table-cell table:style-name="Таблица12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securityProfil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внешнего модуля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23" table:style-name="Таблица123">
        <table:table-column table:style-name="Таблица123.A"/>
        <table:table-column table:style-name="Таблица123.B"/>
        <table:table-column table:style-name="Таблица123.C"/>
        <table:table-row>
          <table:table-cell table:style-name="Таблица123.A1" office:value-type="string">
            <text:p text:style-name="P3">Код возврата</text:p>
          </table:table-cell>
          <table:table-cell table:style-name="Таблица123.A1" office:value-type="string">
            <text:p text:style-name="P3">Причина</text:p>
          </table:table-cell>
          <table:table-cell table:style-name="Таблица12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30"/><text:bookmark text:name="IssOgl3_2.1.14.2_Ресурс_security_profiles_external-module_list"/>2.1.14.2. Ресурс: /security/profiles/external-module/list</text:h>
      <text:h text:style-name="Heading_20_5" text:outline-level="5"><text:bookmark text:name="TI000000331"/><text:bookmark text:name="IssOgl4_2.1.14.2.1_GET"/>2.1.14.2.1. GET</text:h>
      <text:p text:style-name="Text_20_body">Получить список внешних модулей</text:p>
      <text:p text:style-name="Text_20_body">Параметры</text:p>
      <table:table table:name="Таблица124" table:style-name="Таблица124">
        <table:table-column table:style-name="Таблица124.A"/>
        <table:table-column table:style-name="Таблица124.B"/>
        <table:table-column table:style-name="Таблица124.C"/>
        <table:table-column table:style-name="Таблица124.D"/>
        <table:table-column table:style-name="Таблица124.E"/>
        <table:table-row>
          <table:table-cell table:style-name="Таблица124.A1" office:value-type="string">
            <text:p text:style-name="P3">Имя</text:p>
          </table:table-cell>
          <table:table-cell table:style-name="Таблица124.A1" office:value-type="string">
            <text:p text:style-name="P3">Форма</text:p>
          </table:table-cell>
          <table:table-cell table:style-name="Таблица124.A1" office:value-type="string">
            <text:p text:style-name="P3">Обязательный</text:p>
          </table:table-cell>
          <table:table-cell table:style-name="Таблица124.A1" office:value-type="string">
            <text:p text:style-name="P3">Описание</text:p>
          </table:table-cell>
          <table:table-cell table:style-name="Таблица12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25" table:style-name="Таблица125">
        <table:table-column table:style-name="Таблица125.A"/>
        <table:table-column table:style-name="Таблица125.B"/>
        <table:table-column table:style-name="Таблица125.C"/>
        <table:table-row>
          <table:table-cell table:style-name="Таблица125.A1" office:value-type="string">
            <text:p text:style-name="P3">Код возврата</text:p>
          </table:table-cell>
          <table:table-cell table:style-name="Таблица125.A1" office:value-type="string">
            <text:p text:style-name="P3">Причина</text:p>
          </table:table-cell>
          <table:table-cell table:style-name="Таблица125.A1" office:value-type="string">
            <text:p text:style-name="P3">Тип данных<text:soft-page-break/>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ExternalModuleTransport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32"/><text:bookmark text:name="IssOgl3_2.1.14.3_Ресурс_security_profiles_external-module_listnames"/>2.1.14.3. Ресурс: /security/profiles/external-module/listnames</text:h>
      <text:h text:style-name="Heading_20_5" text:outline-level="5"><text:bookmark text:name="TI000000333"/><text:bookmark text:name="IssOgl4_2.1.14.3.1_GET"/>2.1.14.3.1. GET</text:h>
      <text:p text:style-name="Text_20_body">Получить список имен внешних модулей</text:p>
      <text:p text:style-name="Text_20_body">Параметры</text:p>
      <table:table table:name="Таблица126" table:style-name="Таблица126">
        <table:table-column table:style-name="Таблица126.A"/>
        <table:table-column table:style-name="Таблица126.B"/>
        <table:table-column table:style-name="Таблица126.C"/>
        <table:table-column table:style-name="Таблица126.D"/>
        <table:table-column table:style-name="Таблица126.E"/>
        <table:table-row>
          <table:table-cell table:style-name="Таблица126.A1" office:value-type="string">
            <text:p text:style-name="P3">Имя</text:p>
          </table:table-cell>
          <table:table-cell table:style-name="Таблица126.A1" office:value-type="string">
            <text:p text:style-name="P3">Форма</text:p>
          </table:table-cell>
          <table:table-cell table:style-name="Таблица126.A1" office:value-type="string">
            <text:p text:style-name="P3">Обязательный</text:p>
          </table:table-cell>
          <table:table-cell table:style-name="Таблица126.A1" office:value-type="string">
            <text:p text:style-name="P3">Описание</text:p>
          </table:table-cell>
          <table:table-cell table:style-name="Таблица12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27" table:style-name="Таблица127">
        <table:table-column table:style-name="Таблица127.A"/>
        <table:table-column table:style-name="Таблица127.B"/>
        <table:table-column table:style-name="Таблица127.C"/>
        <table:table-row>
          <table:table-cell table:style-name="Таблица127.A1" office:value-type="string">
            <text:p text:style-name="P3">Код возврата</text:p>
          </table:table-cell>
          <table:table-cell table:style-name="Таблица127.A1" office:value-type="string">
            <text:p text:style-name="P3">Причина</text:p>
          </table:table-cell>
          <table:table-cell table:style-name="Таблица12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334"/><text:bookmark text:name="IssOgl2_2.1.15_Настройки_конфигурации_интернет-ресурсов"/>2.1.15. Настройки конфигурации интернет-ресурсов</text:h>
      <text:h text:style-name="Heading_20_4" text:outline-level="4"><text:bookmark text:name="TI000000335"/><text:bookmark text:name="IssOgl3_2.1.15.1_Ресурс_security_profiles_internet-resource"/>2.1.15.1. Ресурс: /security/profiles/internet-resource</text:h>
      <text:h text:style-name="Heading_20_5" text:outline-level="5"><text:bookmark text:name="TI000000336"/><text:bookmark text:name="IssOgl4_2.1.15.1.1_GET"/>2.1.15.1.1. GET</text:h>
      <text:p text:style-name="Text_20_body">Получить конфигурацию интернет-ресурса</text:p>
      <text:p text:style-name="Text_20_body">Параметры</text:p>
      <table:table table:name="Таблица128" table:style-name="Таблица128">
        <table:table-column table:style-name="Таблица128.A"/>
        <table:table-column table:style-name="Таблица128.B"/>
        <table:table-column table:style-name="Таблица128.C"/>
        <table:table-column table:style-name="Таблица128.D"/>
        <table:table-column table:style-name="Таблица128.E"/>
        <table:table-row>
          <table:table-cell table:style-name="Таблица128.A1" office:value-type="string">
            <text:p text:style-name="P3">Имя</text:p>
          </table:table-cell>
          <table:table-cell table:style-name="Таблица128.A1" office:value-type="string">
            <text:p text:style-name="P3">Форма</text:p>
          </table:table-cell>
          <table:table-cell table:style-name="Таблица128.A1" office:value-type="string">
            <text:p text:style-name="P3">Обязательный</text:p>
          </table:table-cell>
          <table:table-cell table:style-name="Таблица128.A1" office:value-type="string">
            <text:p text:style-name="P3">Описание</text:p>
          </table:table-cell>
          <table:table-cell table:style-name="Таблица12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securityProfil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интернет-ресурса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29" table:style-name="Таблица129">
        <table:table-column table:style-name="Таблица129.A"/>
        <table:table-column table:style-name="Таблица129.B"/>
        <table:table-column table:style-name="Таблица129.C"/>
        <table:table-row>
          <table:table-cell table:style-name="Таблица129.A1" office:value-type="string">
            <text:p text:style-name="P3">Код возврата</text:p>
          </table:table-cell>
          <table:table-cell table:style-name="Таблица129.A1" office:value-type="string">
            <text:p text:style-name="P3">Причина</text:p>
          </table:table-cell>
          <table:table-cell table:style-name="Таблица12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InternetResourc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37"/><text:bookmark text:name="IssOgl4_2.1.15.1.2_PUT"/><text:soft-page-break/>2.1.15.1.2. PUT</text:h>
      <text:p text:style-name="Text_20_body">Обновить существующую конфигурацию интернет-ресурса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130" table:style-name="Таблица130">
        <table:table-column table:style-name="Таблица130.A"/>
        <table:table-column table:style-name="Таблица130.B"/>
        <table:table-column table:style-name="Таблица130.C"/>
        <table:table-column table:style-name="Таблица130.D"/>
        <table:table-column table:style-name="Таблица130.E"/>
        <table:table-row>
          <table:table-cell table:style-name="Таблица130.A1" office:value-type="string">
            <text:p text:style-name="P3">Имя</text:p>
          </table:table-cell>
          <table:table-cell table:style-name="Таблица130.A1" office:value-type="string">
            <text:p text:style-name="P3">Форма</text:p>
          </table:table-cell>
          <table:table-cell table:style-name="Таблица130.A1" office:value-type="string">
            <text:p text:style-name="P3">Обязательный</text:p>
          </table:table-cell>
          <table:table-cell table:style-name="Таблица130.A1" office:value-type="string">
            <text:p text:style-name="P3">Описание</text:p>
          </table:table-cell>
          <table:table-cell table:style-name="Таблица13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интернет-ресурса</text:p>
          </table:table-cell>
          <table:table-cell office:value-type="string">
            <text:p text:style-name="P2">InternetResource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31" table:style-name="Таблица131">
        <table:table-column table:style-name="Таблица131.A"/>
        <table:table-column table:style-name="Таблица131.B"/>
        <table:table-column table:style-name="Таблица131.C"/>
        <table:table-row>
          <table:table-cell table:style-name="Таблица131.A1" office:value-type="string">
            <text:p text:style-name="P3">Код возврата</text:p>
          </table:table-cell>
          <table:table-cell table:style-name="Таблица131.A1" office:value-type="string">
            <text:p text:style-name="P3">Причина</text:p>
          </table:table-cell>
          <table:table-cell table:style-name="Таблица13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InternetResourc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38"/><text:bookmark text:name="IssOgl4_2.1.15.1.3_POST"/>2.1.15.1.3. POST</text:h>
      <text:p text:style-name="Text_20_body">Создать новую конфигурацию интернет-ресурса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132" table:style-name="Таблица132">
        <table:table-column table:style-name="Таблица132.A"/>
        <table:table-column table:style-name="Таблица132.B"/>
        <table:table-column table:style-name="Таблица132.C"/>
        <table:table-column table:style-name="Таблица132.D"/>
        <table:table-column table:style-name="Таблица132.E"/>
        <table:table-row>
          <table:table-cell table:style-name="Таблица132.A1" office:value-type="string">
            <text:p text:style-name="P3">Имя</text:p>
          </table:table-cell>
          <table:table-cell table:style-name="Таблица132.A1" office:value-type="string">
            <text:p text:style-name="P3">Форма</text:p>
          </table:table-cell>
          <table:table-cell table:style-name="Таблица132.A1" office:value-type="string">
            <text:p text:style-name="P3">Обязательный</text:p>
          </table:table-cell>
          <table:table-cell table:style-name="Таблица132.A1" office:value-type="string">
            <text:p text:style-name="P3">Описание</text:p>
          </table:table-cell>
          <table:table-cell table:style-name="Таблица13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интернет-ресурса</text:p>
          </table:table-cell>
          <table:table-cell office:value-type="string">
            <text:p text:style-name="P2">InternetResource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33" table:style-name="Таблица133">
        <table:table-column table:style-name="Таблица133.A"/>
        <table:table-column table:style-name="Таблица133.B"/>
        <table:table-column table:style-name="Таблица133.C"/>
        <table:table-row>
          <table:table-cell table:style-name="Таблица133.A1" office:value-type="string">
            <text:p text:style-name="P3">Код возврата</text:p>
          </table:table-cell>
          <table:table-cell table:style-name="Таблица133.A1" office:value-type="string">
            <text:p text:style-name="P3">Причина</text:p>
          </table:table-cell>
          <table:table-cell table:style-name="Таблица13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InternetResource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39"/><text:bookmark text:name="IssOgl4_2.1.15.1.4_DELETE"/>2.1.15.1.4. DELETE</text:h>
      <text:p text:style-name="Text_20_body">Удалить существующую конфигурацию интернет-ресурса</text:p>
      <text:p text:style-name="Text_20_body">Параметры</text:p>
      <table:table table:name="Таблица134" table:style-name="Таблица134">
        <table:table-column table:style-name="Таблица134.A"/>
        <table:table-column table:style-name="Таблица134.B"/>
        <table:table-column table:style-name="Таблица134.C"/>
        <table:table-column table:style-name="Таблица134.D"/>
        <table:table-column table:style-name="Таблица134.E"/>
        <table:table-row>
          <table:table-cell table:style-name="Таблица134.A1" office:value-type="string">
            <text:p text:style-name="P3">Имя</text:p>
          </table:table-cell>
          <table:table-cell table:style-name="Таблица134.A1" office:value-type="string">
            <text:p text:style-name="P3">Форма</text:p>
          </table:table-cell>
          <table:table-cell table:style-name="Таблица134.A1" office:value-type="string">
            <text:p text:style-name="P3">Обязательный</text:p>
          </table:table-cell>
          <table:table-cell table:style-name="Таблица134.A1" office:value-type="string">
            <text:p text:style-name="P3">Описание</text:p>
          </table:table-cell>
          <table:table-cell table:style-name="Таблица13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securityProfil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интернет-ресурса</text:p>
          </table:table-cell>
          <table:table-cell office:value-type="string">
            <text:p text:style-name="P2">string </text:p>
          </table:table-cell>
        </table:table-row>
      </table:table>
      <text:p text:style-name="Text_20_body"><text:soft-page-break/>Ответ</text:p>
      <text:p text:style-name="Text_20_body">Content-Type: application/json;charset=UTF-8</text:p>
      <table:table table:name="Таблица135" table:style-name="Таблица135">
        <table:table-column table:style-name="Таблица135.A"/>
        <table:table-column table:style-name="Таблица135.B"/>
        <table:table-column table:style-name="Таблица135.C"/>
        <table:table-row>
          <table:table-cell table:style-name="Таблица135.A1" office:value-type="string">
            <text:p text:style-name="P3">Код возврата</text:p>
          </table:table-cell>
          <table:table-cell table:style-name="Таблица135.A1" office:value-type="string">
            <text:p text:style-name="P3">Причина</text:p>
          </table:table-cell>
          <table:table-cell table:style-name="Таблица135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40"/><text:bookmark text:name="IssOgl3_2.1.15.2_Ресурс_security_profiles_internet-resource_list"/>2.1.15.2. Ресурс: /security/profiles/internet-resource/list</text:h>
      <text:h text:style-name="Heading_20_5" text:outline-level="5"><text:bookmark text:name="TI000000341"/><text:bookmark text:name="IssOgl4_2.1.15.2.1_GET"/>2.1.15.2.1. GET</text:h>
      <text:p text:style-name="Text_20_body">Получить список интернет-ресурсов</text:p>
      <text:p text:style-name="Text_20_body">Параметры</text:p>
      <table:table table:name="Таблица136" table:style-name="Таблица136">
        <table:table-column table:style-name="Таблица136.A"/>
        <table:table-column table:style-name="Таблица136.B"/>
        <table:table-column table:style-name="Таблица136.C"/>
        <table:table-column table:style-name="Таблица136.D"/>
        <table:table-column table:style-name="Таблица136.E"/>
        <table:table-row>
          <table:table-cell table:style-name="Таблица136.A1" office:value-type="string">
            <text:p text:style-name="P3">Имя</text:p>
          </table:table-cell>
          <table:table-cell table:style-name="Таблица136.A1" office:value-type="string">
            <text:p text:style-name="P3">Форма</text:p>
          </table:table-cell>
          <table:table-cell table:style-name="Таблица136.A1" office:value-type="string">
            <text:p text:style-name="P3">Обязательный</text:p>
          </table:table-cell>
          <table:table-cell table:style-name="Таблица136.A1" office:value-type="string">
            <text:p text:style-name="P3">Описание</text:p>
          </table:table-cell>
          <table:table-cell table:style-name="Таблица13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37" table:style-name="Таблица137">
        <table:table-column table:style-name="Таблица137.A"/>
        <table:table-column table:style-name="Таблица137.B"/>
        <table:table-column table:style-name="Таблица137.C"/>
        <table:table-row>
          <table:table-cell table:style-name="Таблица137.A1" office:value-type="string">
            <text:p text:style-name="P3">Код возврата</text:p>
          </table:table-cell>
          <table:table-cell table:style-name="Таблица137.A1" office:value-type="string">
            <text:p text:style-name="P3">Причина</text:p>
          </table:table-cell>
          <table:table-cell table:style-name="Таблица13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InternetResourceTransport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42"/><text:bookmark text:name="IssOgl3_2.1.15.3_Ресурс_security_profiles_internet-resource_listnames"/>2.1.15.3. Ресурс: /security/profiles/internet-resource/listnames</text:h>
      <text:h text:style-name="Heading_20_5" text:outline-level="5"><text:bookmark text:name="TI000000343"/><text:bookmark text:name="IssOgl4_2.1.15.3.1_GET"/>2.1.15.3.1. GET</text:h>
      <text:p text:style-name="Text_20_body">Получить список имен интернет-ресурсов</text:p>
      <text:p text:style-name="Text_20_body">Параметры</text:p>
      <table:table table:name="Таблица138" table:style-name="Таблица138">
        <table:table-column table:style-name="Таблица138.A"/>
        <table:table-column table:style-name="Таблица138.B"/>
        <table:table-column table:style-name="Таблица138.C"/>
        <table:table-column table:style-name="Таблица138.D"/>
        <table:table-column table:style-name="Таблица138.E"/>
        <table:table-row>
          <table:table-cell table:style-name="Таблица138.A1" office:value-type="string">
            <text:p text:style-name="P3">Имя</text:p>
          </table:table-cell>
          <table:table-cell table:style-name="Таблица138.A1" office:value-type="string">
            <text:p text:style-name="P3">Форма</text:p>
          </table:table-cell>
          <table:table-cell table:style-name="Таблица138.A1" office:value-type="string">
            <text:p text:style-name="P3">Обязательный</text:p>
          </table:table-cell>
          <table:table-cell table:style-name="Таблица138.A1" office:value-type="string">
            <text:p text:style-name="P3">Описание</text:p>
          </table:table-cell>
          <table:table-cell table:style-name="Таблица13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39" table:style-name="Таблица139">
        <table:table-column table:style-name="Таблица139.A"/>
        <table:table-column table:style-name="Таблица139.B"/>
        <table:table-column table:style-name="Таблица139.C"/>
        <table:table-row>
          <table:table-cell table:style-name="Таблица139.A1" office:value-type="string">
            <text:p text:style-name="P3">Код возврата</text:p>
          </table:table-cell>
          <table:table-cell table:style-name="Таблица139.A1" office:value-type="string">
            <text:p text:style-name="P3">Причина</text:p>
          </table:table-cell>
          <table:table-cell table:style-name="Таблица13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344"/><text:bookmark text:name="IssOgl2_2.1.16_Настройки_конфигурации_профилей_безопасности"/><text:soft-page-break/>2.1.16. Настройки конфигурации профилей безопасности</text:h>
      <text:h text:style-name="Heading_20_4" text:outline-level="4"><text:bookmark text:name="TI000000345"/><text:bookmark text:name="IssOgl3_2.1.16.1_Ресурс_security_profiles_list"/>2.1.16.1. Ресурс: /security/profiles/list</text:h>
      <text:h text:style-name="Heading_20_5" text:outline-level="5"><text:bookmark text:name="TI000000346"/><text:bookmark text:name="IssOgl4_2.1.16.1.1_GET"/>2.1.16.1.1. GET</text:h>
      <text:p text:style-name="Text_20_body">Получить список профилей безопасности</text:p>
      <text:p text:style-name="Text_20_body">Ответ</text:p>
      <text:p text:style-name="Text_20_body">Content-Type: application/json;charset=UTF-8</text:p>
      <table:table table:name="Таблица140" table:style-name="Таблица140">
        <table:table-column table:style-name="Таблица140.A"/>
        <table:table-column table:style-name="Таблица140.B"/>
        <table:table-column table:style-name="Таблица140.C"/>
        <table:table-row>
          <table:table-cell table:style-name="Таблица140.A1" office:value-type="string">
            <text:p text:style-name="P3">Код возврата</text:p>
          </table:table-cell>
          <table:table-cell table:style-name="Таблица140.A1" office:value-type="string">
            <text:p text:style-name="P3">Причина</text:p>
          </table:table-cell>
          <table:table-cell table:style-name="Таблица14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ecurityProfileTransport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47"/><text:bookmark text:name="IssOgl3_2.1.16.2_Ресурс_security_profiles_listnames"/>2.1.16.2. Ресурс: /security/profiles/listnames</text:h>
      <text:h text:style-name="Heading_20_5" text:outline-level="5"><text:bookmark text:name="TI000000348"/><text:bookmark text:name="IssOgl4_2.1.16.2.1_GET"/>2.1.16.2.1. GET</text:h>
      <text:p text:style-name="Text_20_body">Получить список имен профилей безопасности</text:p>
      <text:p text:style-name="Text_20_body">Ответ</text:p>
      <text:p text:style-name="Text_20_body">Content-Type: application/json;charset=UTF-8</text:p>
      <table:table table:name="Таблица141" table:style-name="Таблица141">
        <table:table-column table:style-name="Таблица141.A"/>
        <table:table-column table:style-name="Таблица141.B"/>
        <table:table-column table:style-name="Таблица141.C"/>
        <table:table-row>
          <table:table-cell table:style-name="Таблица141.A1" office:value-type="string">
            <text:p text:style-name="P3">Код возврата</text:p>
          </table:table-cell>
          <table:table-cell table:style-name="Таблица141.A1" office:value-type="string">
            <text:p text:style-name="P3">Причина</text:p>
          </table:table-cell>
          <table:table-cell table:style-name="Таблица14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349"/><text:bookmark text:name="IssOgl2_2.1.17_Настройки_конфигурации_виртуальных_каталогов"/>2.1.17. Настройки конфигурации виртуальных каталогов</text:h>
      <text:h text:style-name="Heading_20_4" text:outline-level="4"><text:bookmark text:name="TI000000350"/><text:bookmark text:name="IssOgl3_2.1.17.1_Ресурс_security_profiles_virtual-directory"/>2.1.17.1. Ресурс: /security/profiles/virtual-directory</text:h>
      <text:h text:style-name="Heading_20_5" text:outline-level="5"><text:bookmark text:name="TI000000351"/><text:bookmark text:name="IssOgl4_2.1.17.1.1_GET"/>2.1.17.1.1. GET</text:h>
      <text:p text:style-name="Text_20_body">Получить конфигурацию виртуального каталога</text:p>
      <text:p text:style-name="Text_20_body">Параметры</text:p>
      <table:table table:name="Таблица142" table:style-name="Таблица142">
        <table:table-column table:style-name="Таблица142.A"/>
        <table:table-column table:style-name="Таблица142.B"/>
        <table:table-column table:style-name="Таблица142.C"/>
        <table:table-column table:style-name="Таблица142.D"/>
        <table:table-column table:style-name="Таблица142.E"/>
        <table:table-row>
          <table:table-cell table:style-name="Таблица142.A1" office:value-type="string">
            <text:p text:style-name="P3">Имя</text:p>
          </table:table-cell>
          <table:table-cell table:style-name="Таблица142.A1" office:value-type="string">
            <text:p text:style-name="P3">Форма</text:p>
          </table:table-cell>
          <table:table-cell table:style-name="Таблица142.A1" office:value-type="string">
            <text:p text:style-name="P3">Обязательный</text:p>
          </table:table-cell>
          <table:table-cell table:style-name="Таблица142.A1" office:value-type="string">
            <text:p text:style-name="P3">Описание</text:p>
          </table:table-cell>
          <table:table-cell table:style-name="Таблица14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securityProfil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Алиас виртуального каталога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43" table:style-name="Таблица143">
        <table:table-column table:style-name="Таблица143.A"/>
        <table:table-column table:style-name="Таблица143.B"/>
        <table:table-column table:style-name="Таблица143.C"/>
        <table:table-row>
          <table:table-cell table:style-name="Таблица143.A1" office:value-type="string">
            <text:p text:style-name="P3">Код возврата</text:p>
          </table:table-cell>
          <table:table-cell table:style-name="Таблица143.A1" office:value-type="string">
            <text:p text:style-name="P3">Причина</text:p>
          </table:table-cell>
          <table:table-cell table:style-name="Таблица14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VirtualDirectory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text:soft-page-break/>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52"/><text:bookmark text:name="IssOgl4_2.1.17.1.2_PUT"/>2.1.17.1.2. PUT</text:h>
      <text:p text:style-name="Text_20_body">Обновить существующую конфигурацию виртуального каталога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144" table:style-name="Таблица144">
        <table:table-column table:style-name="Таблица144.A"/>
        <table:table-column table:style-name="Таблица144.B"/>
        <table:table-column table:style-name="Таблица144.C"/>
        <table:table-column table:style-name="Таблица144.D"/>
        <table:table-column table:style-name="Таблица144.E"/>
        <table:table-row>
          <table:table-cell table:style-name="Таблица144.A1" office:value-type="string">
            <text:p text:style-name="P3">Имя</text:p>
          </table:table-cell>
          <table:table-cell table:style-name="Таблица144.A1" office:value-type="string">
            <text:p text:style-name="P3">Форма</text:p>
          </table:table-cell>
          <table:table-cell table:style-name="Таблица144.A1" office:value-type="string">
            <text:p text:style-name="P3">Обязательный</text:p>
          </table:table-cell>
          <table:table-cell table:style-name="Таблица144.A1" office:value-type="string">
            <text:p text:style-name="P3">Описание</text:p>
          </table:table-cell>
          <table:table-cell table:style-name="Таблица14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виртуального каталога</text:p>
          </table:table-cell>
          <table:table-cell office:value-type="string">
            <text:p text:style-name="P2">VirtualDirectory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45" table:style-name="Таблица145">
        <table:table-column table:style-name="Таблица145.A"/>
        <table:table-column table:style-name="Таблица145.B"/>
        <table:table-column table:style-name="Таблица145.C"/>
        <table:table-row>
          <table:table-cell table:style-name="Таблица145.A1" office:value-type="string">
            <text:p text:style-name="P3">Код возврата</text:p>
          </table:table-cell>
          <table:table-cell table:style-name="Таблица145.A1" office:value-type="string">
            <text:p text:style-name="P3">Причина</text:p>
          </table:table-cell>
          <table:table-cell table:style-name="Таблица145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VirtualDirectory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53"/><text:bookmark text:name="IssOgl4_2.1.17.1.3_POST"/>2.1.17.1.3. POST</text:h>
      <text:p text:style-name="Text_20_body">Создать новую конфигурацию виртуального каталога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146" table:style-name="Таблица146">
        <table:table-column table:style-name="Таблица146.A"/>
        <table:table-column table:style-name="Таблица146.B"/>
        <table:table-column table:style-name="Таблица146.C"/>
        <table:table-column table:style-name="Таблица146.D"/>
        <table:table-column table:style-name="Таблица146.E"/>
        <table:table-row>
          <table:table-cell table:style-name="Таблица146.A1" office:value-type="string">
            <text:p text:style-name="P3">Имя</text:p>
          </table:table-cell>
          <table:table-cell table:style-name="Таблица146.A1" office:value-type="string">
            <text:p text:style-name="P3">Форма</text:p>
          </table:table-cell>
          <table:table-cell table:style-name="Таблица146.A1" office:value-type="string">
            <text:p text:style-name="P3">Обязательный</text:p>
          </table:table-cell>
          <table:table-cell table:style-name="Таблица146.A1" office:value-type="string">
            <text:p text:style-name="P3">Описание</text:p>
          </table:table-cell>
          <table:table-cell table:style-name="Таблица14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виртуального каталога</text:p>
          </table:table-cell>
          <table:table-cell office:value-type="string">
            <text:p text:style-name="P2">VirtualDirectory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47" table:style-name="Таблица147">
        <table:table-column table:style-name="Таблица147.A"/>
        <table:table-column table:style-name="Таблица147.B"/>
        <table:table-column table:style-name="Таблица147.C"/>
        <table:table-row>
          <table:table-cell table:style-name="Таблица147.A1" office:value-type="string">
            <text:p text:style-name="P3">Код возврата</text:p>
          </table:table-cell>
          <table:table-cell table:style-name="Таблица147.A1" office:value-type="string">
            <text:p text:style-name="P3">Причина</text:p>
          </table:table-cell>
          <table:table-cell table:style-name="Таблица14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VirtualDirectory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54"/><text:bookmark text:name="IssOgl4_2.1.17.1.4_DELETE"/>2.1.17.1.4. DELETE</text:h>
      <text:p text:style-name="Text_20_body">Удалить существующую конфигурацию виртуального каталога</text:p>
      <text:p text:style-name="Text_20_body">Параметры</text:p>
      <table:table table:name="Таблица148" table:style-name="Таблица148">
        <table:table-column table:style-name="Таблица148.A"/>
        <table:table-column table:style-name="Таблица148.B"/>
        <table:table-column table:style-name="Таблица148.C"/>
        <table:table-column table:style-name="Таблица148.D"/>
        <table:table-column table:style-name="Таблица148.E"/>
        <table:table-row>
          <table:table-cell table:style-name="Таблица148.A1" office:value-type="string">
            <text:p text:style-name="P3">Имя</text:p>
          </table:table-cell>
          <table:table-cell table:style-name="Таблица148.A1" office:value-type="string">
            <text:p text:style-name="P3">Форма</text:p>
          </table:table-cell>
          <table:table-cell table:style-name="Таблица148.A1" office:value-type="string">
            <text:p text:style-name="P3">Обязательный</text:p>
          </table:table-cell>
          <table:table-cell table:style-name="Таблица148.A1" office:value-type="string">
            <text:p text:style-name="P3">Описание</text:p>
          </table:table-cell>
          <table:table-cell table:style-name="Таблица148.A1" office:value-type="string">
            <text:p text:style-name="P3">Тип данных</text:p>
          </table:table-cell>
        </table:table-row>
        <text:soft-page-break/>
        <table:table-row>
          <table:table-cell office:value-type="string">
            <text:p text:style-name="P2">securityProfil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Алиас виртуального каталога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49" table:style-name="Таблица149">
        <table:table-column table:style-name="Таблица149.A"/>
        <table:table-column table:style-name="Таблица149.B"/>
        <table:table-column table:style-name="Таблица149.C"/>
        <table:table-row>
          <table:table-cell table:style-name="Таблица149.A1" office:value-type="string">
            <text:p text:style-name="P3">Код возврата</text:p>
          </table:table-cell>
          <table:table-cell table:style-name="Таблица149.A1" office:value-type="string">
            <text:p text:style-name="P3">Причина</text:p>
          </table:table-cell>
          <table:table-cell table:style-name="Таблица14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55"/><text:bookmark text:name="IssOgl3_2.1.17.2_Ресурс_security_profiles_virtual-directory_list"/>2.1.17.2. Ресурс: /security/profiles/virtual-directory/list</text:h>
      <text:h text:style-name="Heading_20_5" text:outline-level="5"><text:bookmark text:name="TI000000356"/><text:bookmark text:name="IssOgl4_2.1.17.2.1_GET"/>2.1.17.2.1. GET</text:h>
      <text:p text:style-name="Text_20_body">Получить список виртуальных каталогов</text:p>
      <text:p text:style-name="Text_20_body">Параметры</text:p>
      <table:table table:name="Таблица150" table:style-name="Таблица150">
        <table:table-column table:style-name="Таблица150.A"/>
        <table:table-column table:style-name="Таблица150.B"/>
        <table:table-column table:style-name="Таблица150.C"/>
        <table:table-column table:style-name="Таблица150.D"/>
        <table:table-column table:style-name="Таблица150.E"/>
        <table:table-row>
          <table:table-cell table:style-name="Таблица150.A1" office:value-type="string">
            <text:p text:style-name="P3">Имя</text:p>
          </table:table-cell>
          <table:table-cell table:style-name="Таблица150.A1" office:value-type="string">
            <text:p text:style-name="P3">Форма</text:p>
          </table:table-cell>
          <table:table-cell table:style-name="Таблица150.A1" office:value-type="string">
            <text:p text:style-name="P3">Обязательный</text:p>
          </table:table-cell>
          <table:table-cell table:style-name="Таблица150.A1" office:value-type="string">
            <text:p text:style-name="P3">Описание</text:p>
          </table:table-cell>
          <table:table-cell table:style-name="Таблица15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51" table:style-name="Таблица151">
        <table:table-column table:style-name="Таблица151.A"/>
        <table:table-column table:style-name="Таблица151.B"/>
        <table:table-column table:style-name="Таблица151.C"/>
        <table:table-row>
          <table:table-cell table:style-name="Таблица151.A1" office:value-type="string">
            <text:p text:style-name="P3">Код возврата</text:p>
          </table:table-cell>
          <table:table-cell table:style-name="Таблица151.A1" office:value-type="string">
            <text:p text:style-name="P3">Причина</text:p>
          </table:table-cell>
          <table:table-cell table:style-name="Таблица15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AddInTransport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57"/><text:bookmark text:name="IssOgl3_2.1.17.3_Ресурс_security_profiles_virtual-directory_listnames"/>2.1.17.3. Ресурс: /security/profiles/virtual-directory/listnames</text:h>
      <text:h text:style-name="Heading_20_5" text:outline-level="5"><text:bookmark text:name="TI000000358"/><text:bookmark text:name="IssOgl4_2.1.17.3.1_GET"/>2.1.17.3.1. GET</text:h>
      <text:p text:style-name="Text_20_body">Получить список имен виртуальных каталогов</text:p>
      <text:p text:style-name="Text_20_body">Параметры</text:p>
      <table:table table:name="Таблица152" table:style-name="Таблица152">
        <table:table-column table:style-name="Таблица152.A"/>
        <table:table-column table:style-name="Таблица152.B"/>
        <table:table-column table:style-name="Таблица152.C"/>
        <table:table-column table:style-name="Таблица152.D"/>
        <table:table-column table:style-name="Таблица152.E"/>
        <table:table-row>
          <table:table-cell table:style-name="Таблица152.A1" office:value-type="string">
            <text:p text:style-name="P3">Имя</text:p>
          </table:table-cell>
          <table:table-cell table:style-name="Таблица152.A1" office:value-type="string">
            <text:p text:style-name="P3">Форма</text:p>
          </table:table-cell>
          <table:table-cell table:style-name="Таблица152.A1" office:value-type="string">
            <text:p text:style-name="P3">Обязательный</text:p>
          </table:table-cell>
          <table:table-cell table:style-name="Таблица152.A1" office:value-type="string">
            <text:p text:style-name="P3">Описание</text:p>
          </table:table-cell>
          <table:table-cell table:style-name="Таблица15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53" table:style-name="Таблица153">
        <table:table-column table:style-name="Таблица153.A"/>
        <table:table-column table:style-name="Таблица153.B"/>
        <table:table-column table:style-name="Таблица153.C"/>
        <table:table-row>
          <table:table-cell table:style-name="Таблица153.A1" office:value-type="string">
            <text:p text:style-name="P3">Код возврата</text:p>
          </table:table-cell>
          <table:table-cell table:style-name="Таблица153.A1" office:value-type="string">
            <text:p text:style-name="P3">Причина</text:p>
          </table:table-cell>
          <table:table-cell table:style-name="Таблица15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ext:soft-page-break/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359"/><text:bookmark text:name="IssOgl2_2.1.18_Настройки_конфигураций_сервисов_внешнего_управления_сеансами"/>2.1.18. Настройки конфигураций сервисов внешнего управления сеансами</text:h>
      <text:h text:style-name="Heading_20_4" text:outline-level="4"><text:bookmark text:name="TI000000360"/><text:bookmark text:name="IssOgl3_2.1.18.1_Ресурс_services_external-session"/>2.1.18.1. Ресурс: /services/external-session</text:h>
      <text:h text:style-name="Heading_20_5" text:outline-level="5"><text:bookmark text:name="TI000000361"/><text:bookmark text:name="IssOgl4_2.1.18.1.1_GET"/>2.1.18.1.1. GET</text:h>
      <text:p text:style-name="Text_20_body">Получить конфигурацию сервиса внешнего управления сеансами</text:p>
      <text:p text:style-name="Text_20_body">Параметры</text:p>
      <table:table table:name="Таблица154" table:style-name="Таблица154">
        <table:table-column table:style-name="Таблица154.A"/>
        <table:table-column table:style-name="Таблица154.B"/>
        <table:table-column table:style-name="Таблица154.C"/>
        <table:table-column table:style-name="Таблица154.D"/>
        <table:table-column table:style-name="Таблица154.E"/>
        <table:table-row>
          <table:table-cell table:style-name="Таблица154.A1" office:value-type="string">
            <text:p text:style-name="P3">Имя</text:p>
          </table:table-cell>
          <table:table-cell table:style-name="Таблица154.A1" office:value-type="string">
            <text:p text:style-name="P3">Форма</text:p>
          </table:table-cell>
          <table:table-cell table:style-name="Таблица154.A1" office:value-type="string">
            <text:p text:style-name="P3">Обязательный</text:p>
          </table:table-cell>
          <table:table-cell table:style-name="Таблица154.A1" office:value-type="string">
            <text:p text:style-name="P3">Описание</text:p>
          </table:table-cell>
          <table:table-cell table:style-name="Таблица15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сервиса внешнего управления сеансам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55" table:style-name="Таблица155">
        <table:table-column table:style-name="Таблица155.A"/>
        <table:table-column table:style-name="Таблица155.B"/>
        <table:table-column table:style-name="Таблица155.C"/>
        <table:table-row>
          <table:table-cell table:style-name="Таблица155.A1" office:value-type="string">
            <text:p text:style-name="P3">Код возврата</text:p>
          </table:table-cell>
          <table:table-cell table:style-name="Таблица155.A1" office:value-type="string">
            <text:p text:style-name="P3">Причина</text:p>
          </table:table-cell>
          <table:table-cell table:style-name="Таблица155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ExternalSessionManager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62"/><text:bookmark text:name="IssOgl4_2.1.18.1.2_PUT"/>2.1.18.1.2. PUT</text:h>
      <text:p text:style-name="Text_20_body">Обновить существующую конфигурацию сервиса внешнего управления сеансами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156" table:style-name="Таблица156">
        <table:table-column table:style-name="Таблица156.A"/>
        <table:table-column table:style-name="Таблица156.B"/>
        <table:table-column table:style-name="Таблица156.C"/>
        <table:table-column table:style-name="Таблица156.D"/>
        <table:table-column table:style-name="Таблица156.E"/>
        <table:table-row>
          <table:table-cell table:style-name="Таблица156.A1" office:value-type="string">
            <text:p text:style-name="P3">Имя</text:p>
          </table:table-cell>
          <table:table-cell table:style-name="Таблица156.A1" office:value-type="string">
            <text:p text:style-name="P3">Форма</text:p>
          </table:table-cell>
          <table:table-cell table:style-name="Таблица156.A1" office:value-type="string">
            <text:p text:style-name="P3">Обязательный</text:p>
          </table:table-cell>
          <table:table-cell table:style-name="Таблица156.A1" office:value-type="string">
            <text:p text:style-name="P3">Описание</text:p>
          </table:table-cell>
          <table:table-cell table:style-name="Таблица15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сервиса внешнего управления сеансами</text:p>
          </table:table-cell>
          <table:table-cell office:value-type="string">
            <text:p text:style-name="P2">ExternalSessionManager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57" table:style-name="Таблица157">
        <table:table-column table:style-name="Таблица157.A"/>
        <table:table-column table:style-name="Таблица157.B"/>
        <table:table-column table:style-name="Таблица157.C"/>
        <table:table-row>
          <table:table-cell table:style-name="Таблица157.A1" office:value-type="string">
            <text:p text:style-name="P3">Код возврата</text:p>
          </table:table-cell>
          <table:table-cell table:style-name="Таблица157.A1" office:value-type="string">
            <text:p text:style-name="P3">Причина</text:p>
          </table:table-cell>
          <table:table-cell table:style-name="Таблица15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ExternalSessionManager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63"/><text:bookmark text:name="IssOgl4_2.1.18.1.3_POST"/>2.1.18.1.3. POST</text:h>
      <text:p text:style-name="Text_20_body">Создать новую конфигурацию сервиса внешнего управления сеансами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158" table:style-name="Таблица158">
        <table:table-column table:style-name="Таблица158.A"/>
        <table:table-column table:style-name="Таблица158.B"/>
        <table:table-column table:style-name="Таблица158.C"/>
        <table:table-column table:style-name="Таблица158.D"/>
        <table:table-column table:style-name="Таблица158.E"/>
        <text:soft-page-break/>
        <table:table-row>
          <table:table-cell table:style-name="Таблица158.A1" office:value-type="string">
            <text:p text:style-name="P3">Имя</text:p>
          </table:table-cell>
          <table:table-cell table:style-name="Таблица158.A1" office:value-type="string">
            <text:p text:style-name="P3">Форма</text:p>
          </table:table-cell>
          <table:table-cell table:style-name="Таблица158.A1" office:value-type="string">
            <text:p text:style-name="P3">Обязательный</text:p>
          </table:table-cell>
          <table:table-cell table:style-name="Таблица158.A1" office:value-type="string">
            <text:p text:style-name="P3">Описание</text:p>
          </table:table-cell>
          <table:table-cell table:style-name="Таблица15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сервиса внешнего управления сеансами</text:p>
          </table:table-cell>
          <table:table-cell office:value-type="string">
            <text:p text:style-name="P2">ExternalSessionManager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59" table:style-name="Таблица159">
        <table:table-column table:style-name="Таблица159.A"/>
        <table:table-column table:style-name="Таблица159.B"/>
        <table:table-column table:style-name="Таблица159.C"/>
        <table:table-row>
          <table:table-cell table:style-name="Таблица159.A1" office:value-type="string">
            <text:p text:style-name="P3">Код возврата</text:p>
          </table:table-cell>
          <table:table-cell table:style-name="Таблица159.A1" office:value-type="string">
            <text:p text:style-name="P3">Причина</text:p>
          </table:table-cell>
          <table:table-cell table:style-name="Таблица15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ExternalSessionManager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64"/><text:bookmark text:name="IssOgl4_2.1.18.1.4_DELETE"/>2.1.18.1.4. DELETE</text:h>
      <text:p text:style-name="Text_20_body">Удалить существующую конфигурацию сервиса внешнего управления сеансами</text:p>
      <text:p text:style-name="Text_20_body">Параметры</text:p>
      <table:table table:name="Таблица160" table:style-name="Таблица160">
        <table:table-column table:style-name="Таблица160.A"/>
        <table:table-column table:style-name="Таблица160.B"/>
        <table:table-column table:style-name="Таблица160.C"/>
        <table:table-column table:style-name="Таблица160.D"/>
        <table:table-column table:style-name="Таблица160.E"/>
        <table:table-row>
          <table:table-cell table:style-name="Таблица160.A1" office:value-type="string">
            <text:p text:style-name="P3">Имя</text:p>
          </table:table-cell>
          <table:table-cell table:style-name="Таблица160.A1" office:value-type="string">
            <text:p text:style-name="P3">Форма</text:p>
          </table:table-cell>
          <table:table-cell table:style-name="Таблица160.A1" office:value-type="string">
            <text:p text:style-name="P3">Обязательный</text:p>
          </table:table-cell>
          <table:table-cell table:style-name="Таблица160.A1" office:value-type="string">
            <text:p text:style-name="P3">Описание</text:p>
          </table:table-cell>
          <table:table-cell table:style-name="Таблица16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сервиса внешнего управления сеансам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61" table:style-name="Таблица161">
        <table:table-column table:style-name="Таблица161.A"/>
        <table:table-column table:style-name="Таблица161.B"/>
        <table:table-column table:style-name="Таблица161.C"/>
        <table:table-row>
          <table:table-cell table:style-name="Таблица161.A1" office:value-type="string">
            <text:p text:style-name="P3">Код возврата</text:p>
          </table:table-cell>
          <table:table-cell table:style-name="Таблица161.A1" office:value-type="string">
            <text:p text:style-name="P3">Причина</text:p>
          </table:table-cell>
          <table:table-cell table:style-name="Таблица16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65"/><text:bookmark text:name="IssOgl3_2.1.18.2_Ресурс_services_external-session_list"/>2.1.18.2. Ресурс: /services/external-session/list</text:h>
      <text:h text:style-name="Heading_20_5" text:outline-level="5"><text:bookmark text:name="TI000000366"/><text:bookmark text:name="IssOgl4_2.1.18.2.1_GET"/>2.1.18.2.1. GET</text:h>
      <text:p text:style-name="Text_20_body">Получить список сервисов внешнего управления сеансами</text:p>
      <text:p text:style-name="Text_20_body">Ответ</text:p>
      <text:p text:style-name="Text_20_body">Content-Type: application/json;charset=UTF-8</text:p>
      <table:table table:name="Таблица162" table:style-name="Таблица162">
        <table:table-column table:style-name="Таблица162.A"/>
        <table:table-column table:style-name="Таблица162.B"/>
        <table:table-column table:style-name="Таблица162.C"/>
        <table:table-row>
          <table:table-cell table:style-name="Таблица162.A1" office:value-type="string">
            <text:p text:style-name="P3">Код возврата</text:p>
          </table:table-cell>
          <table:table-cell table:style-name="Таблица162.A1" office:value-type="string">
            <text:p text:style-name="P3">Причина</text:p>
          </table:table-cell>
          <table:table-cell table:style-name="Таблица16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ExternalSessionManagerTransport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67"/><text:bookmark text:name="IssOgl3_2.1.18.3_Ресурс_services_external-session_listnames"/>2.1.18.3. Ресурс: /services/external-session/listnames</text:h>
      <text:h text:style-name="Heading_20_5" text:outline-level="5"><text:bookmark text:name="TI000000368"/><text:bookmark text:name="IssOgl4_2.1.18.3.1_GET"/>2.1.18.3.1. GET</text:h>
      <text:p text:style-name="Text_20_body">Получить список имен сервисов внешнего управления сеансами</text:p>
      <text:p text:style-name="Text_20_body"><text:soft-page-break/>Ответ</text:p>
      <text:p text:style-name="Text_20_body">Content-Type: application/json;charset=UTF-8</text:p>
      <table:table table:name="Таблица163" table:style-name="Таблица163">
        <table:table-column table:style-name="Таблица163.A"/>
        <table:table-column table:style-name="Таблица163.B"/>
        <table:table-column table:style-name="Таблица163.C"/>
        <table:table-row>
          <table:table-cell table:style-name="Таблица163.A1" office:value-type="string">
            <text:p text:style-name="P3">Код возврата</text:p>
          </table:table-cell>
          <table:table-cell table:style-name="Таблица163.A1" office:value-type="string">
            <text:p text:style-name="P3">Причина</text:p>
          </table:table-cell>
          <table:table-cell table:style-name="Таблица16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69"/><text:bookmark text:name="IssOgl3_2.1.18.4_Ресурс_services_external-session_listrefs"/>2.1.18.4. Ресурс: /services/external-session/listrefs</text:h>
      <text:h text:style-name="Heading_20_5" text:outline-level="5"><text:bookmark text:name="TI000000370"/><text:bookmark text:name="IssOgl4_2.1.18.4.1_GET"/>2.1.18.4.1. GET</text:h>
      <text:p text:style-name="Text_20_body">Получить список имен информационных баз, в которых используется данный сервис внешнего управления сеансами</text:p>
      <text:p text:style-name="Text_20_body">Параметры</text:p>
      <table:table table:name="Таблица164" table:style-name="Таблица164">
        <table:table-column table:style-name="Таблица164.A"/>
        <table:table-column table:style-name="Таблица164.B"/>
        <table:table-column table:style-name="Таблица164.C"/>
        <table:table-column table:style-name="Таблица164.D"/>
        <table:table-column table:style-name="Таблица164.E"/>
        <table:table-row>
          <table:table-cell table:style-name="Таблица164.A1" office:value-type="string">
            <text:p text:style-name="P3">Имя</text:p>
          </table:table-cell>
          <table:table-cell table:style-name="Таблица164.A1" office:value-type="string">
            <text:p text:style-name="P3">Форма</text:p>
          </table:table-cell>
          <table:table-cell table:style-name="Таблица164.A1" office:value-type="string">
            <text:p text:style-name="P3">Обязательный</text:p>
          </table:table-cell>
          <table:table-cell table:style-name="Таблица164.A1" office:value-type="string">
            <text:p text:style-name="P3">Описание</text:p>
          </table:table-cell>
          <table:table-cell table:style-name="Таблица16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сервиса внешнего управления сеансам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65" table:style-name="Таблица165">
        <table:table-column table:style-name="Таблица165.A"/>
        <table:table-column table:style-name="Таблица165.B"/>
        <table:table-column table:style-name="Таблица165.C"/>
        <table:table-row>
          <table:table-cell table:style-name="Таблица165.A1" office:value-type="string">
            <text:p text:style-name="P3">Код возврата</text:p>
          </table:table-cell>
          <table:table-cell table:style-name="Таблица165.A1" office:value-type="string">
            <text:p text:style-name="P3">Причина</text:p>
          </table:table-cell>
          <table:table-cell table:style-name="Таблица165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371"/><text:bookmark text:name="IssOgl2_2.1.19_Настройки_конфигураций_сервисов_транзакционных_блокировок"/>2.1.19. Настройки конфигураций сервисов транзакционных блокировок</text:h>
      <text:h text:style-name="Heading_20_4" text:outline-level="4"><text:bookmark text:name="TI000000372"/><text:bookmark text:name="IssOgl3_2.1.19.1_Ресурс_services_lock"/>2.1.19.1. Ресурс: /services/lock</text:h>
      <text:h text:style-name="Heading_20_5" text:outline-level="5"><text:bookmark text:name="TI000000373"/><text:bookmark text:name="IssOgl4_2.1.19.1.1_GET"/>2.1.19.1.1. GET</text:h>
      <text:p text:style-name="Text_20_body">Получить конфигурацию сервиса транзакционных блокировок</text:p>
      <text:p text:style-name="Text_20_body">Параметры</text:p>
      <table:table table:name="Таблица166" table:style-name="Таблица166">
        <table:table-column table:style-name="Таблица166.A"/>
        <table:table-column table:style-name="Таблица166.B"/>
        <table:table-column table:style-name="Таблица166.C"/>
        <table:table-column table:style-name="Таблица166.D"/>
        <table:table-column table:style-name="Таблица166.E"/>
        <table:table-row>
          <table:table-cell table:style-name="Таблица166.A1" office:value-type="string">
            <text:p text:style-name="P3">Имя</text:p>
          </table:table-cell>
          <table:table-cell table:style-name="Таблица166.A1" office:value-type="string">
            <text:p text:style-name="P3">Форма</text:p>
          </table:table-cell>
          <table:table-cell table:style-name="Таблица166.A1" office:value-type="string">
            <text:p text:style-name="P3">Обязательный</text:p>
          </table:table-cell>
          <table:table-cell table:style-name="Таблица166.A1" office:value-type="string">
            <text:p text:style-name="P3">Описание</text:p>
          </table:table-cell>
          <table:table-cell table:style-name="Таблица16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сервиса транзакционных блокировок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67" table:style-name="Таблица167">
        <table:table-column table:style-name="Таблица167.A"/>
        <table:table-column table:style-name="Таблица167.B"/>
        <table:table-column table:style-name="Таблица167.C"/>
        <table:table-row>
          <table:table-cell table:style-name="Таблица167.A1" office:value-type="string">
            <text:p text:style-name="P3">Код возврата</text:p>
          </table:table-cell>
          <table:table-cell table:style-name="Таблица167.A1" office:value-type="string">
            <text:p text:style-name="P3">Причина</text:p>
          </table:table-cell>
          <table:table-cell table:style-name="Таблица16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Lock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text:soft-page-break/></text:p>
          </table:table-cell>
        </table:table-row>
      </table:table>
      <text:h text:style-name="Heading_20_5" text:outline-level="5"><text:bookmark text:name="TI000000374"/><text:bookmark text:name="IssOgl4_2.1.19.1.2_PUT"/>2.1.19.1.2. PUT</text:h>
      <text:p text:style-name="Text_20_body">Обновить существующую конфигурацию сервиса транзакционных блокировок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168" table:style-name="Таблица168">
        <table:table-column table:style-name="Таблица168.A"/>
        <table:table-column table:style-name="Таблица168.B"/>
        <table:table-column table:style-name="Таблица168.C"/>
        <table:table-column table:style-name="Таблица168.D"/>
        <table:table-column table:style-name="Таблица168.E"/>
        <table:table-row>
          <table:table-cell table:style-name="Таблица168.A1" office:value-type="string">
            <text:p text:style-name="P3">Имя</text:p>
          </table:table-cell>
          <table:table-cell table:style-name="Таблица168.A1" office:value-type="string">
            <text:p text:style-name="P3">Форма</text:p>
          </table:table-cell>
          <table:table-cell table:style-name="Таблица168.A1" office:value-type="string">
            <text:p text:style-name="P3">Обязательный</text:p>
          </table:table-cell>
          <table:table-cell table:style-name="Таблица168.A1" office:value-type="string">
            <text:p text:style-name="P3">Описание</text:p>
          </table:table-cell>
          <table:table-cell table:style-name="Таблица16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сервиса транзакционных блокировок</text:p>
          </table:table-cell>
          <table:table-cell office:value-type="string">
            <text:p text:style-name="P2">Lock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69" table:style-name="Таблица169">
        <table:table-column table:style-name="Таблица169.A"/>
        <table:table-column table:style-name="Таблица169.B"/>
        <table:table-column table:style-name="Таблица169.C"/>
        <table:table-row>
          <table:table-cell table:style-name="Таблица169.A1" office:value-type="string">
            <text:p text:style-name="P3">Код возврата</text:p>
          </table:table-cell>
          <table:table-cell table:style-name="Таблица169.A1" office:value-type="string">
            <text:p text:style-name="P3">Причина</text:p>
          </table:table-cell>
          <table:table-cell table:style-name="Таблица16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Lock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75"/><text:bookmark text:name="IssOgl4_2.1.19.1.3_POST"/>2.1.19.1.3. POST</text:h>
      <text:p text:style-name="Text_20_body">Создать новую конфигурацию сервиса транзакционных блокировок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170" table:style-name="Таблица170">
        <table:table-column table:style-name="Таблица170.A"/>
        <table:table-column table:style-name="Таблица170.B"/>
        <table:table-column table:style-name="Таблица170.C"/>
        <table:table-column table:style-name="Таблица170.D"/>
        <table:table-column table:style-name="Таблица170.E"/>
        <table:table-row>
          <table:table-cell table:style-name="Таблица170.A1" office:value-type="string">
            <text:p text:style-name="P3">Имя</text:p>
          </table:table-cell>
          <table:table-cell table:style-name="Таблица170.A1" office:value-type="string">
            <text:p text:style-name="P3">Форма</text:p>
          </table:table-cell>
          <table:table-cell table:style-name="Таблица170.A1" office:value-type="string">
            <text:p text:style-name="P3">Обязательный</text:p>
          </table:table-cell>
          <table:table-cell table:style-name="Таблица170.A1" office:value-type="string">
            <text:p text:style-name="P3">Описание</text:p>
          </table:table-cell>
          <table:table-cell table:style-name="Таблица17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сервиса транзакционных блокировок</text:p>
          </table:table-cell>
          <table:table-cell office:value-type="string">
            <text:p text:style-name="P2">Lock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71" table:style-name="Таблица171">
        <table:table-column table:style-name="Таблица171.A"/>
        <table:table-column table:style-name="Таблица171.B"/>
        <table:table-column table:style-name="Таблица171.C"/>
        <table:table-row>
          <table:table-cell table:style-name="Таблица171.A1" office:value-type="string">
            <text:p text:style-name="P3">Код возврата</text:p>
          </table:table-cell>
          <table:table-cell table:style-name="Таблица171.A1" office:value-type="string">
            <text:p text:style-name="P3">Причина</text:p>
          </table:table-cell>
          <table:table-cell table:style-name="Таблица17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Lock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76"/><text:bookmark text:name="IssOgl4_2.1.19.1.4_DELETE"/>2.1.19.1.4. DELETE</text:h>
      <text:p text:style-name="Text_20_body">Удалить существующую конфигурацию сервиса транзакционных блокировок</text:p>
      <text:p text:style-name="Text_20_body">Параметры</text:p>
      <table:table table:name="Таблица172" table:style-name="Таблица172">
        <table:table-column table:style-name="Таблица172.A"/>
        <table:table-column table:style-name="Таблица172.B"/>
        <table:table-column table:style-name="Таблица172.C"/>
        <table:table-column table:style-name="Таблица172.D"/>
        <table:table-column table:style-name="Таблица172.E"/>
        <table:table-row>
          <table:table-cell table:style-name="Таблица172.A1" office:value-type="string">
            <text:p text:style-name="P3">Имя</text:p>
          </table:table-cell>
          <table:table-cell table:style-name="Таблица172.A1" office:value-type="string">
            <text:p text:style-name="P3">Форма</text:p>
          </table:table-cell>
          <table:table-cell table:style-name="Таблица172.A1" office:value-type="string">
            <text:p text:style-name="P3">Обязательный</text:p>
          </table:table-cell>
          <table:table-cell table:style-name="Таблица172.A1" office:value-type="string">
            <text:p text:style-name="P3">Описание</text:p>
          </table:table-cell>
          <table:table-cell table:style-name="Таблица17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сервиса транзакционных блокировок</text:p>
          </table:table-cell>
          <table:table-cell office:value-type="string">
            <text:p text:style-name="P2">string </text:p>
          </table:table-cell>
        </table:table-row>
      </table:table>
      <text:p text:style-name="Text_20_body"><text:soft-page-break/>Ответ</text:p>
      <text:p text:style-name="Text_20_body">Content-Type: application/json;charset=UTF-8</text:p>
      <table:table table:name="Таблица173" table:style-name="Таблица173">
        <table:table-column table:style-name="Таблица173.A"/>
        <table:table-column table:style-name="Таблица173.B"/>
        <table:table-column table:style-name="Таблица173.C"/>
        <table:table-row>
          <table:table-cell table:style-name="Таблица173.A1" office:value-type="string">
            <text:p text:style-name="P3">Код возврата</text:p>
          </table:table-cell>
          <table:table-cell table:style-name="Таблица173.A1" office:value-type="string">
            <text:p text:style-name="P3">Причина</text:p>
          </table:table-cell>
          <table:table-cell table:style-name="Таблица17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77"/><text:bookmark text:name="IssOgl3_2.1.19.2_Ресурс_services_lock_list"/>2.1.19.2. Ресурс: /services/lock/list</text:h>
      <text:h text:style-name="Heading_20_5" text:outline-level="5"><text:bookmark text:name="TI000000378"/><text:bookmark text:name="IssOgl4_2.1.19.2.1_GET"/>2.1.19.2.1. GET</text:h>
      <text:p text:style-name="Text_20_body">Получить список сервисов транзакционных блокировок</text:p>
      <text:p text:style-name="Text_20_body">Ответ</text:p>
      <text:p text:style-name="Text_20_body">Content-Type: application/json;charset=UTF-8</text:p>
      <table:table table:name="Таблица174" table:style-name="Таблица174">
        <table:table-column table:style-name="Таблица174.A"/>
        <table:table-column table:style-name="Таблица174.B"/>
        <table:table-column table:style-name="Таблица174.C"/>
        <table:table-row>
          <table:table-cell table:style-name="Таблица174.A1" office:value-type="string">
            <text:p text:style-name="P3">Код возврата</text:p>
          </table:table-cell>
          <table:table-cell table:style-name="Таблица174.A1" office:value-type="string">
            <text:p text:style-name="P3">Причина</text:p>
          </table:table-cell>
          <table:table-cell table:style-name="Таблица17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LockTransport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79"/><text:bookmark text:name="IssOgl3_2.1.19.3_Ресурс_services_lock_listnames"/>2.1.19.3. Ресурс: /services/lock/listnames</text:h>
      <text:h text:style-name="Heading_20_5" text:outline-level="5"><text:bookmark text:name="TI000000380"/><text:bookmark text:name="IssOgl4_2.1.19.3.1_GET"/>2.1.19.3.1. GET</text:h>
      <text:p text:style-name="Text_20_body">Получить список имен сервисов транзакционных блокировок</text:p>
      <text:p text:style-name="Text_20_body">Ответ</text:p>
      <text:p text:style-name="Text_20_body">Content-Type: application/json;charset=UTF-8</text:p>
      <table:table table:name="Таблица175" table:style-name="Таблица175">
        <table:table-column table:style-name="Таблица175.A"/>
        <table:table-column table:style-name="Таблица175.B"/>
        <table:table-column table:style-name="Таблица175.C"/>
        <table:table-row>
          <table:table-cell table:style-name="Таблица175.A1" office:value-type="string">
            <text:p text:style-name="P3">Код возврата</text:p>
          </table:table-cell>
          <table:table-cell table:style-name="Таблица175.A1" office:value-type="string">
            <text:p text:style-name="P3">Причина</text:p>
          </table:table-cell>
          <table:table-cell table:style-name="Таблица175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81"/><text:bookmark text:name="IssOgl3_2.1.19.4_Ресурс_services_lock_listrefs"/>2.1.19.4. Ресурс: /services/lock/listrefs</text:h>
      <text:h text:style-name="Heading_20_5" text:outline-level="5"><text:bookmark text:name="TI000000382"/><text:bookmark text:name="IssOgl4_2.1.19.4.1_GET"/>2.1.19.4.1. GET</text:h>
      <text:p text:style-name="Text_20_body">Получить список имен информационных баз, в которых используется данный сервис транзакционных блокировок</text:p>
      <text:p text:style-name="Text_20_body">Параметры</text:p>
      <table:table table:name="Таблица176" table:style-name="Таблица176">
        <table:table-column table:style-name="Таблица176.A"/>
        <table:table-column table:style-name="Таблица176.B"/>
        <table:table-column table:style-name="Таблица176.C"/>
        <table:table-column table:style-name="Таблица176.D"/>
        <table:table-column table:style-name="Таблица176.E"/>
        <table:table-row>
          <table:table-cell table:style-name="Таблица176.A1" office:value-type="string">
            <text:p text:style-name="P3">Имя</text:p>
          </table:table-cell>
          <table:table-cell table:style-name="Таблица176.A1" office:value-type="string">
            <text:p text:style-name="P3">Форма</text:p>
          </table:table-cell>
          <table:table-cell table:style-name="Таблица176.A1" office:value-type="string">
            <text:p text:style-name="P3">Обязательный</text:p>
          </table:table-cell>
          <table:table-cell table:style-name="Таблица176.A1" office:value-type="string">
            <text:p text:style-name="P3">Описание</text:p>
          </table:table-cell>
          <table:table-cell table:style-name="Таблица17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сервиса транзакционных блокировок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<text:soft-page-break/>Content-Type: application/json;charset=UTF-8</text:p>
      <table:table table:name="Таблица177" table:style-name="Таблица177">
        <table:table-column table:style-name="Таблица177.A"/>
        <table:table-column table:style-name="Таблица177.B"/>
        <table:table-column table:style-name="Таблица177.C"/>
        <table:table-row>
          <table:table-cell table:style-name="Таблица177.A1" office:value-type="string">
            <text:p text:style-name="P3">Код возврата</text:p>
          </table:table-cell>
          <table:table-cell table:style-name="Таблица177.A1" office:value-type="string">
            <text:p text:style-name="P3">Причина</text:p>
          </table:table-cell>
          <table:table-cell table:style-name="Таблица17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3" text:outline-level="3"><text:bookmark text:name="TI000000383"/><text:bookmark text:name="IssOgl2_2.1.20_Настройки_конфигураций_сервисов_автоматической_нумерации"/>2.1.20. Настройки конфигураций сервисов автоматической нумерации</text:h>
      <text:h text:style-name="Heading_20_4" text:outline-level="4"><text:bookmark text:name="TI000000384"/><text:bookmark text:name="IssOgl3_2.1.20.1_Ресурс_services_numerator"/>2.1.20.1. Ресурс: /services/numerator</text:h>
      <text:h text:style-name="Heading_20_5" text:outline-level="5"><text:bookmark text:name="TI000000385"/><text:bookmark text:name="IssOgl4_2.1.20.1.1_GET"/>2.1.20.1.1. GET</text:h>
      <text:p text:style-name="Text_20_body">Получить конфигурацию сервиса автоматической нумерации</text:p>
      <text:p text:style-name="Text_20_body">Параметры</text:p>
      <table:table table:name="Таблица178" table:style-name="Таблица178">
        <table:table-column table:style-name="Таблица178.A"/>
        <table:table-column table:style-name="Таблица178.B"/>
        <table:table-column table:style-name="Таблица178.C"/>
        <table:table-column table:style-name="Таблица178.D"/>
        <table:table-column table:style-name="Таблица178.E"/>
        <table:table-row>
          <table:table-cell table:style-name="Таблица178.A1" office:value-type="string">
            <text:p text:style-name="P3">Имя</text:p>
          </table:table-cell>
          <table:table-cell table:style-name="Таблица178.A1" office:value-type="string">
            <text:p text:style-name="P3">Форма</text:p>
          </table:table-cell>
          <table:table-cell table:style-name="Таблица178.A1" office:value-type="string">
            <text:p text:style-name="P3">Обязательный</text:p>
          </table:table-cell>
          <table:table-cell table:style-name="Таблица178.A1" office:value-type="string">
            <text:p text:style-name="P3">Описание</text:p>
          </table:table-cell>
          <table:table-cell table:style-name="Таблица17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сервиса автоматической нумераци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79" table:style-name="Таблица179">
        <table:table-column table:style-name="Таблица179.A"/>
        <table:table-column table:style-name="Таблица179.B"/>
        <table:table-column table:style-name="Таблица179.C"/>
        <table:table-row>
          <table:table-cell table:style-name="Таблица179.A1" office:value-type="string">
            <text:p text:style-name="P3">Код возврата</text:p>
          </table:table-cell>
          <table:table-cell table:style-name="Таблица179.A1" office:value-type="string">
            <text:p text:style-name="P3">Причина</text:p>
          </table:table-cell>
          <table:table-cell table:style-name="Таблица17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Numerator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86"/><text:bookmark text:name="IssOgl4_2.1.20.1.2_PUT"/>2.1.20.1.2. PUT</text:h>
      <text:p text:style-name="Text_20_body">Обновить существующую конфигурацию сервиса автоматической нумерации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180" table:style-name="Таблица180">
        <table:table-column table:style-name="Таблица180.A"/>
        <table:table-column table:style-name="Таблица180.B"/>
        <table:table-column table:style-name="Таблица180.C"/>
        <table:table-column table:style-name="Таблица180.D"/>
        <table:table-column table:style-name="Таблица180.E"/>
        <table:table-row>
          <table:table-cell table:style-name="Таблица180.A1" office:value-type="string">
            <text:p text:style-name="P3">Имя</text:p>
          </table:table-cell>
          <table:table-cell table:style-name="Таблица180.A1" office:value-type="string">
            <text:p text:style-name="P3">Форма</text:p>
          </table:table-cell>
          <table:table-cell table:style-name="Таблица180.A1" office:value-type="string">
            <text:p text:style-name="P3">Обязательный</text:p>
          </table:table-cell>
          <table:table-cell table:style-name="Таблица180.A1" office:value-type="string">
            <text:p text:style-name="P3">Описание</text:p>
          </table:table-cell>
          <table:table-cell table:style-name="Таблица180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сервиса автоматической нумерации</text:p>
          </table:table-cell>
          <table:table-cell office:value-type="string">
            <text:p text:style-name="P2">Numerator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81" table:style-name="Таблица181">
        <table:table-column table:style-name="Таблица181.A"/>
        <table:table-column table:style-name="Таблица181.B"/>
        <table:table-column table:style-name="Таблица181.C"/>
        <table:table-row>
          <table:table-cell table:style-name="Таблица181.A1" office:value-type="string">
            <text:p text:style-name="P3">Код возврата</text:p>
          </table:table-cell>
          <table:table-cell table:style-name="Таблица181.A1" office:value-type="string">
            <text:p text:style-name="P3">Причина</text:p>
          </table:table-cell>
          <table:table-cell table:style-name="Таблица181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Numerator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87"/><text:bookmark text:name="IssOgl4_2.1.20.1.3_POST"/><text:soft-page-break/>2.1.20.1.3. POST</text:h>
      <text:p text:style-name="Text_20_body">Создать новую конфигурацию сервиса автоматической нумерации</text:p>
      <text:p text:style-name="Text_20_body">Запрос</text:p>
      <text:p text:style-name="Text_20_body">Content-Type: application/json</text:p>
      <text:p text:style-name="Text_20_body">Параметры</text:p>
      <table:table table:name="Таблица182" table:style-name="Таблица182">
        <table:table-column table:style-name="Таблица182.A"/>
        <table:table-column table:style-name="Таблица182.B"/>
        <table:table-column table:style-name="Таблица182.C"/>
        <table:table-column table:style-name="Таблица182.D"/>
        <table:table-column table:style-name="Таблица182.E"/>
        <table:table-row>
          <table:table-cell table:style-name="Таблица182.A1" office:value-type="string">
            <text:p text:style-name="P3">Имя</text:p>
          </table:table-cell>
          <table:table-cell table:style-name="Таблица182.A1" office:value-type="string">
            <text:p text:style-name="P3">Форма</text:p>
          </table:table-cell>
          <table:table-cell table:style-name="Таблица182.A1" office:value-type="string">
            <text:p text:style-name="P3">Обязательный</text:p>
          </table:table-cell>
          <table:table-cell table:style-name="Таблица182.A1" office:value-type="string">
            <text:p text:style-name="P3">Описание</text:p>
          </table:table-cell>
          <table:table-cell table:style-name="Таблица182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body</text:p>
          </table:table-cell>
          <table:table-cell office:value-type="string">
            <text:p text:style-name="P2">bod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сервиса автоматической нумерации</text:p>
          </table:table-cell>
          <table:table-cell office:value-type="string">
            <text:p text:style-name="P2">NumeratorTransport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83" table:style-name="Таблица183">
        <table:table-column table:style-name="Таблица183.A"/>
        <table:table-column table:style-name="Таблица183.B"/>
        <table:table-column table:style-name="Таблица183.C"/>
        <table:table-row>
          <table:table-cell table:style-name="Таблица183.A1" office:value-type="string">
            <text:p text:style-name="P3">Код возврата</text:p>
          </table:table-cell>
          <table:table-cell table:style-name="Таблица183.A1" office:value-type="string">
            <text:p text:style-name="P3">Причина</text:p>
          </table:table-cell>
          <table:table-cell table:style-name="Таблица183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NumeratorTransport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5" text:outline-level="5"><text:bookmark text:name="TI000000388"/><text:bookmark text:name="IssOgl4_2.1.20.1.4_DELETE"/>2.1.20.1.4. DELETE</text:h>
      <text:p text:style-name="Text_20_body">Удалить существующую конфигурацию сервиса автоматической нумерации</text:p>
      <text:p text:style-name="Text_20_body">Параметры</text:p>
      <table:table table:name="Таблица184" table:style-name="Таблица184">
        <table:table-column table:style-name="Таблица184.A"/>
        <table:table-column table:style-name="Таблица184.B"/>
        <table:table-column table:style-name="Таблица184.C"/>
        <table:table-column table:style-name="Таблица184.D"/>
        <table:table-column table:style-name="Таблица184.E"/>
        <table:table-row>
          <table:table-cell table:style-name="Таблица184.A1" office:value-type="string">
            <text:p text:style-name="P3">Имя</text:p>
          </table:table-cell>
          <table:table-cell table:style-name="Таблица184.A1" office:value-type="string">
            <text:p text:style-name="P3">Форма</text:p>
          </table:table-cell>
          <table:table-cell table:style-name="Таблица184.A1" office:value-type="string">
            <text:p text:style-name="P3">Обязательный</text:p>
          </table:table-cell>
          <table:table-cell table:style-name="Таблица184.A1" office:value-type="string">
            <text:p text:style-name="P3">Описание</text:p>
          </table:table-cell>
          <table:table-cell table:style-name="Таблица184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сервиса автоматической нумераци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85" table:style-name="Таблица185">
        <table:table-column table:style-name="Таблица185.A"/>
        <table:table-column table:style-name="Таблица185.B"/>
        <table:table-column table:style-name="Таблица185.C"/>
        <table:table-row>
          <table:table-cell table:style-name="Таблица185.A1" office:value-type="string">
            <text:p text:style-name="P3">Код возврата</text:p>
          </table:table-cell>
          <table:table-cell table:style-name="Таблица185.A1" office:value-type="string">
            <text:p text:style-name="P3">Причина</text:p>
          </table:table-cell>
          <table:table-cell table:style-name="Таблица185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4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-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89"/><text:bookmark text:name="IssOgl3_2.1.20.2_Ресурс_services_numerator_list"/>2.1.20.2. Ресурс: /services/numerator/list</text:h>
      <text:h text:style-name="Heading_20_5" text:outline-level="5"><text:bookmark text:name="TI000000390"/><text:bookmark text:name="IssOgl4_2.1.20.2.1_GET"/>2.1.20.2.1. GET</text:h>
      <text:p text:style-name="Text_20_body">Получить список сервисов автоматической нумерации</text:p>
      <text:p text:style-name="Text_20_body">Ответ</text:p>
      <text:p text:style-name="Text_20_body">Content-Type: application/json;charset=UTF-8</text:p>
      <table:table table:name="Таблица186" table:style-name="Таблица186">
        <table:table-column table:style-name="Таблица186.A"/>
        <table:table-column table:style-name="Таблица186.B"/>
        <table:table-column table:style-name="Таблица186.C"/>
        <table:table-row>
          <table:table-cell table:style-name="Таблица186.A1" office:value-type="string">
            <text:p text:style-name="P3">Код возврата</text:p>
          </table:table-cell>
          <table:table-cell table:style-name="Таблица186.A1" office:value-type="string">
            <text:p text:style-name="P3">Причина</text:p>
          </table:table-cell>
          <table:table-cell table:style-name="Таблица186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NumeratorTransport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ext:soft-page-break/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91"/><text:bookmark text:name="IssOgl3_2.1.20.3_Ресурс_services_numerator_listnames"/>2.1.20.3. Ресурс: /services/numerator/listnames</text:h>
      <text:h text:style-name="Heading_20_5" text:outline-level="5"><text:bookmark text:name="TI000000392"/><text:bookmark text:name="IssOgl4_2.1.20.3.1_GET"/>2.1.20.3.1. GET</text:h>
      <text:p text:style-name="Text_20_body">Получить список имен сервисов автоматической нумерации</text:p>
      <text:p text:style-name="Text_20_body">Ответ</text:p>
      <text:p text:style-name="Text_20_body">Content-Type: application/json;charset=UTF-8</text:p>
      <table:table table:name="Таблица187" table:style-name="Таблица187">
        <table:table-column table:style-name="Таблица187.A"/>
        <table:table-column table:style-name="Таблица187.B"/>
        <table:table-column table:style-name="Таблица187.C"/>
        <table:table-row>
          <table:table-cell table:style-name="Таблица187.A1" office:value-type="string">
            <text:p text:style-name="P3">Код возврата</text:p>
          </table:table-cell>
          <table:table-cell table:style-name="Таблица187.A1" office:value-type="string">
            <text:p text:style-name="P3">Причина</text:p>
          </table:table-cell>
          <table:table-cell table:style-name="Таблица187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4" text:outline-level="4"><text:bookmark text:name="TI000000393"/><text:bookmark text:name="IssOgl3_2.1.20.4_Ресурс_services_numerator_listrefs"/>2.1.20.4. Ресурс: /services/numerator/listrefs</text:h>
      <text:h text:style-name="Heading_20_5" text:outline-level="5"><text:bookmark text:name="TI000000394"/><text:bookmark text:name="IssOgl4_2.1.20.4.1_GET"/>2.1.20.4.1. GET</text:h>
      <text:p text:style-name="Text_20_body">Получить список имен информационных баз, в которых используется данный сервис автоматической нумерации</text:p>
      <text:p text:style-name="Text_20_body">Параметры</text:p>
      <table:table table:name="Таблица188" table:style-name="Таблица188">
        <table:table-column table:style-name="Таблица188.A"/>
        <table:table-column table:style-name="Таблица188.B"/>
        <table:table-column table:style-name="Таблица188.C"/>
        <table:table-column table:style-name="Таблица188.D"/>
        <table:table-column table:style-name="Таблица188.E"/>
        <table:table-row>
          <table:table-cell table:style-name="Таблица188.A1" office:value-type="string">
            <text:p text:style-name="P3">Имя</text:p>
          </table:table-cell>
          <table:table-cell table:style-name="Таблица188.A1" office:value-type="string">
            <text:p text:style-name="P3">Форма</text:p>
          </table:table-cell>
          <table:table-cell table:style-name="Таблица188.A1" office:value-type="string">
            <text:p text:style-name="P3">Обязательный</text:p>
          </table:table-cell>
          <table:table-cell table:style-name="Таблица188.A1" office:value-type="string">
            <text:p text:style-name="P3">Описание</text:p>
          </table:table-cell>
          <table:table-cell table:style-name="Таблица188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query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сервиса автоматической нумерации</text:p>
          </table:table-cell>
          <table:table-cell office:value-type="string">
            <text:p text:style-name="P2">string </text:p>
          </table:table-cell>
        </table:table-row>
      </table:table>
      <text:p text:style-name="Text_20_body">Ответ</text:p>
      <text:p text:style-name="Text_20_body">Content-Type: application/json;charset=UTF-8</text:p>
      <table:table table:name="Таблица189" table:style-name="Таблица189">
        <table:table-column table:style-name="Таблица189.A"/>
        <table:table-column table:style-name="Таблица189.B"/>
        <table:table-column table:style-name="Таблица189.C"/>
        <table:table-row>
          <table:table-cell table:style-name="Таблица189.A1" office:value-type="string">
            <text:p text:style-name="P3">Код возврата</text:p>
          </table:table-cell>
          <table:table-cell table:style-name="Таблица189.A1" office:value-type="string">
            <text:p text:style-name="P3">Причина</text:p>
          </table:table-cell>
          <table:table-cell table:style-name="Таблица189.A1" office:value-type="string">
            <text:p text:style-name="P3">Тип данных</text:p>
          </table:table-cell>
        </table:table-row>
        <table:table-row>
          <table:table-cell office:value-type="string">
            <text:p text:style-name="P2">200</text:p>
          </table:table-cell>
          <table:table-cell office:value-type="string">
            <text:p text:style-name="P2">Успешное завершение</text:p>
          </table:table-cell>
          <table:table-cell office:value-type="string">
            <text:p text:style-name="P2">array[string]</text:p>
          </table:table-cell>
        </table:table-row>
        <table:table-row>
          <table:table-cell office:value-type="string">
            <text:p text:style-name="P2">400</text:p>
          </table:table-cell>
          <table:table-cell office:value-type="string">
            <text:p text:style-name="P2">Ошибка проверки</text:p>
          </table:table-cell>
          <table:table-cell office:value-type="string">
            <text:p text:style-name="P2">ValidationProblemsTransport</text:p>
          </table:table-cell>
        </table:table-row>
        <table:table-row>
          <table:table-cell office:value-type="string">
            <text:p text:style-name="P2">500</text:p>
          </table:table-cell>
          <table:table-cell office:value-type="string">
            <text:p text:style-name="P2">Внутренняя ошибка сервера</text:p>
          </table:table-cell>
          <table:table-cell office:value-type="string">
            <text:p text:style-name="P2">ConfigExceptionTransport</text:p>
          </table:table-cell>
        </table:table-row>
      </table:table>
      <text:h text:style-name="Heading_20_2" text:outline-level="2"><text:bookmark text:name="TI000000395"/><text:bookmark text:name="IssOgl1_2.2_Типы_данных"/>2.2. Типы данных</text:h>
      <text:h text:style-name="Heading_20_3" text:outline-level="3"><text:bookmark text:name="TI000000396"/><text:bookmark text:name="IssOgl2_2.2.1_AddInTransport"/>2.2.1. AddInTransport</text:h>
      <text:p text:style-name="Text_20_body">Конфигурация внешнего компонента (часть профиля безопасности).</text:p>
      <table:table table:name="Таблица190" table:style-name="Таблица190">
        <table:table-column table:style-name="Таблица190.A"/>
        <table:table-column table:style-name="Таблица190.B"/>
        <table:table-column table:style-name="Таблица190.C"/>
        <table:table-column table:style-name="Таблица190.D"/>
        <table:table-column table:style-name="Таблица190.E"/>
        <table:table-row>
          <table:table-cell table:style-name="Таблица190.A1" office:value-type="string">
            <text:p text:style-name="P3">Имя</text:p>
          </table:table-cell>
          <table:table-cell table:style-name="Таблица190.A1" office:value-type="string">
            <text:p text:style-name="P3">Тип</text:p>
          </table:table-cell>
          <table:table-cell table:style-name="Таблица190.A1" office:value-type="string">
            <text:p text:style-name="P3">Обязательное</text:p>
          </table:table-cell>
          <table:table-cell table:style-name="Таблица190.A1" office:value-type="string">
            <text:p text:style-name="P3">Описание</text:p>
          </table:table-cell>
          <table:table-cell table:style-name="Таблица190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внешнего компонента, используется в качестве ключа. Идентифицирует внешний компонент. Должно быть уникальным в рамках одного профиля безопасности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securityProfile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, которому принадлежит внешняя компонента. Одна внешняя компонента <text:soft-page-break/>может принадлежать одному профилю, профиль может иметь несколько классов. Идентифицирует профиль безопасности, должно быть уникальным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digest</text:p>
          </table:table-cell>
          <table:table-cell office:value-type="string">
            <text:p text:style-name="P2">array[string] </text:p>
          </table:table-cell>
          <table:table-cell office:value-type="string">
            <text:p text:style-name="P2">Да</text:p>
          </table:table-cell>
          <table:table-cell office:value-type="string">
            <text:p text:style-name="P2">Хеш внешнего компонента в двоичном формате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description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Читаемое описание внешнего компонента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397"/><text:bookmark text:name="IssOgl2_2.2.2_ApplicationTransport"/>2.2.2. ApplicationTransport</text:h>
      <text:p text:style-name="Text_20_body">Конфигурация приложения (часть профиля безопасности).</text:p>
      <table:table table:name="Таблица191" table:style-name="Таблица191">
        <table:table-column table:style-name="Таблица191.A"/>
        <table:table-column table:style-name="Таблица191.B"/>
        <table:table-column table:style-name="Таблица191.C"/>
        <table:table-column table:style-name="Таблица191.D"/>
        <table:table-column table:style-name="Таблица191.E"/>
        <table:table-row>
          <table:table-cell table:style-name="Таблица191.A1" office:value-type="string">
            <text:p text:style-name="P3">Имя</text:p>
          </table:table-cell>
          <table:table-cell table:style-name="Таблица191.A1" office:value-type="string">
            <text:p text:style-name="P3">Тип</text:p>
          </table:table-cell>
          <table:table-cell table:style-name="Таблица191.A1" office:value-type="string">
            <text:p text:style-name="P3">Обязательное</text:p>
          </table:table-cell>
          <table:table-cell table:style-name="Таблица191.A1" office:value-type="string">
            <text:p text:style-name="P3">Описание</text:p>
          </table:table-cell>
          <table:table-cell table:style-name="Таблица191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иложения. Идентифицирует приложение, должно быть уникальным в рамках одного профиля безопасности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securityProfile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, которому принадлежит приложение. Одно приложение может принадлежать одному профилю, профиль может иметь несколько приложений. Идентифицирует профиль безопасности, должно быть уникальным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exec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Шаблон строки запуска приложения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description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Читаемое описание приложения.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398"/><text:bookmark text:name="IssOgl2_2.2.3_AssociationRuleTransport"/>2.2.3. AssociationRuleTransport</text:h>
      <text:p text:style-name="Text_20_body">Конфигурация требования назначения</text:p>
      <table:table table:name="Таблица192" table:style-name="Таблица192">
        <table:table-column table:style-name="Таблица192.A"/>
        <table:table-column table:style-name="Таблица192.B"/>
        <table:table-column table:style-name="Таблица192.C"/>
        <table:table-column table:style-name="Таблица192.D"/>
        <table:table-column table:style-name="Таблица192.E"/>
        <table:table-row>
          <table:table-cell table:style-name="Таблица192.A1" office:value-type="string">
            <text:p text:style-name="P3">Имя</text:p>
          </table:table-cell>
          <table:table-cell table:style-name="Таблица192.A1" office:value-type="string">
            <text:p text:style-name="P3">Тип</text:p>
          </table:table-cell>
          <table:table-cell table:style-name="Таблица192.A1" office:value-type="string">
            <text:p text:style-name="P3">Обязательное</text:p>
          </table:table-cell>
          <table:table-cell table:style-name="Таблица192.A1" office:value-type="string">
            <text:p text:style-name="P3">Описание</text:p>
          </table:table-cell>
          <table:table-cell table:style-name="Таблица192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ruleId</text:p>
          </table:table-cell>
          <table:table-cell office:value-type="string">
            <text:p text:style-name="P2">string (uuid)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дентификатор требования назначения. Должно быть уникальным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Человеко-читаемое имя требования, на уникальность не проверяется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server</text:p>
          </table:table-cell>
          <table:table-cell office:value-type="string">
            <text:p text:style-name="P2">Server </text:p>
          </table:table-cell>
          <table:table-cell office:value-type="string">
            <text:p text:style-name="P2">Да</text:p>
          </table:table-cell>
          <table:table-cell office:value-type="string">
            <text:p text:style-name="P2">Сетевой адрес сервера, для которого устанавливается требование назначения. Хост должен быть обязательно ip-адресом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type</text:p>
          </table:table-cell>
          <table:table-cell office:value-type="string">
            <text:p text:style-name="P2">string : ORDINARY , NEVER , ALWAYS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Тип требования назначения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objectFilter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Фильтр по объекту требования назначения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infobaseFilter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Фильтр по информационной базе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arameterFilter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Фильтр по дополнительному параметру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riority</text:p>
          </table:table-cell>
          <table:table-cell office:value-type="string">
            <text:p text:style-name="P2">integer (int32)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Приоритет требования назначения, неотрицательное целое.</text:p>
          </table:table-cell>
          <table:table-cell office:value-type="string">
            <text:p text:style-name="P1"/>
          </table:table-cell>
        </table:table-row>
        <text:soft-page-break/>
        <table:table-row>
          <table:table-cell office:value-type="string">
            <text:p text:style-name="P2">position</text:p>
          </table:table-cell>
          <table:table-cell office:value-type="string">
            <text:p text:style-name="P2">integer (int32)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Позиция требования назначения, неотрицательное целое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399"/><text:bookmark text:name="IssOgl2_2.2.4_EndpointAuthenticationTransport"/>2.2.4. EndpointAuthenticationTransport</text:h>
      <text:p text:style-name="Text_20_body">Конфигурация аутентификации точки подключения</text:p>
      <table:table table:name="Таблица193" table:style-name="Таблица193">
        <table:table-column table:style-name="Таблица193.A"/>
        <table:table-column table:style-name="Таблица193.B"/>
        <table:table-column table:style-name="Таблица193.C"/>
        <table:table-column table:style-name="Таблица193.D"/>
        <table:table-column table:style-name="Таблица193.E"/>
        <table:table-row>
          <table:table-cell table:style-name="Таблица193.A1" office:value-type="string">
            <text:p text:style-name="P3">Имя</text:p>
          </table:table-cell>
          <table:table-cell table:style-name="Таблица193.A1" office:value-type="string">
            <text:p text:style-name="P3">Тип</text:p>
          </table:table-cell>
          <table:table-cell table:style-name="Таблица193.A1" office:value-type="string">
            <text:p text:style-name="P3">Обязательное</text:p>
          </table:table-cell>
          <table:table-cell table:style-name="Таблица193.A1" office:value-type="string">
            <text:p text:style-name="P3">Описание</text:p>
          </table:table-cell>
          <table:table-cell table:style-name="Таблица193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includePatterns</text:p>
          </table:table-cell>
          <table:table-cell office:value-type="string">
            <text:p text:style-name="P2">array[PatternTransport]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Применять настройки аутентификации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excludePatterns</text:p>
          </table:table-cell>
          <table:table-cell office:value-type="string">
            <text:p text:style-name="P2">array[PatternTransport]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Не применять настройки аутентификации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authenticator</text:p>
          </table:table-cell>
          <table:table-cell office:value-type="string">
            <text:p text:style-name="P2">EndpointAuthenticatorTransport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Аутентификатор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00"/><text:bookmark text:name="IssOgl2_2.2.5_EndpointAuthenticatorTransport"/>2.2.5. EndpointAuthenticatorTransport</text:h>
      <text:p text:style-name="Text_20_body">Конфигурация аутентификатора</text:p>
      <table:table table:name="Таблица194" table:style-name="Таблица194">
        <table:table-column table:style-name="Таблица194.A"/>
        <table:table-column table:style-name="Таблица194.B"/>
        <table:table-column table:style-name="Таблица194.C"/>
        <table:table-column table:style-name="Таблица194.D"/>
        <table:table-column table:style-name="Таблица194.E"/>
        <table:table-row>
          <table:table-cell table:style-name="Таблица194.A1" office:value-type="string">
            <text:p text:style-name="P3">Имя</text:p>
          </table:table-cell>
          <table:table-cell table:style-name="Таблица194.A1" office:value-type="string">
            <text:p text:style-name="P3">Тип</text:p>
          </table:table-cell>
          <table:table-cell table:style-name="Таблица194.A1" office:value-type="string">
            <text:p text:style-name="P3">Обязательное</text:p>
          </table:table-cell>
          <table:table-cell table:style-name="Таблица194.A1" office:value-type="string">
            <text:p text:style-name="P3">Описание</text:p>
          </table:table-cell>
          <table:table-cell table:style-name="Таблица194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securityDomain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Домен безопасности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authenticatorType</text:p>
          </table:table-cell>
          <table:table-cell office:value-type="string">
            <text:p text:style-name="P2">string: BASIC , KERBEROS </text:p>
          </table:table-cell>
          <table:table-cell office:value-type="string">
            <text:p text:style-name="P2">Да</text:p>
          </table:table-cell>
          <table:table-cell office:value-type="string">
            <text:p text:style-name="P2">Тип аутентификатор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realm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Область. Обязательное поле для аутентификатора типа BASIC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01"/><text:bookmark text:name="IssOgl2_2.2.6_ClusterTransport"/>2.2.6. ClusterTransport</text:h>
      <text:p text:style-name="Text_20_body">Общая конфигурация кластера</text:p>
      <table:table table:name="Таблица195" table:style-name="Таблица195">
        <table:table-column table:style-name="Таблица195.A"/>
        <table:table-column table:style-name="Таблица195.B"/>
        <table:table-column table:style-name="Таблица195.C"/>
        <table:table-column table:style-name="Таблица195.D"/>
        <table:table-column table:style-name="Таблица195.E"/>
        <table:table-row>
          <table:table-cell table:style-name="Таблица195.A1" office:value-type="string">
            <text:p text:style-name="P3">Имя</text:p>
          </table:table-cell>
          <table:table-cell table:style-name="Таблица195.A1" office:value-type="string">
            <text:p text:style-name="P3">Тип</text:p>
          </table:table-cell>
          <table:table-cell table:style-name="Таблица195.A1" office:value-type="string">
            <text:p text:style-name="P3">Обязательное</text:p>
          </table:table-cell>
          <table:table-cell table:style-name="Таблица195.A1" office:value-type="string">
            <text:p text:style-name="P3">Описание</text:p>
          </table:table-cell>
          <table:table-cell table:style-name="Таблица195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reliabilityLevel</text:p>
          </table:table-cell>
          <table:table-cell office:value-type="string">
            <text:p text:style-name="P2">integer (int32)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Уровень отказаустойчивости кластера. СоОтветствует количеству реплик, которые необходимо поддерживать кластеру.</text:p>
          </table:table-cell>
          <table:table-cell office:value-type="string">
            <text:p text:style-name="P2">0</text:p>
          </table:table-cell>
        </table:table-row>
      </table:table>
      <text:h text:style-name="Heading_20_3" text:outline-level="3"><text:bookmark text:name="TI000000402"/><text:bookmark text:name="IssOgl2_2.2.7_ComClassTransport"/>2.2.7. ComClassTransport</text:h>
      <text:p text:style-name="Text_20_body">Конфигурация COM класса (часть профиля безопасности)</text:p>
      <table:table table:name="Таблица196" table:style-name="Таблица196">
        <table:table-column table:style-name="Таблица196.A"/>
        <table:table-column table:style-name="Таблица196.B"/>
        <table:table-column table:style-name="Таблица196.C"/>
        <table:table-column table:style-name="Таблица196.D"/>
        <table:table-column table:style-name="Таблица196.E"/>
        <table:table-row>
          <table:table-cell table:style-name="Таблица196.A1" office:value-type="string">
            <text:p text:style-name="P3">Имя</text:p>
          </table:table-cell>
          <table:table-cell table:style-name="Таблица196.A1" office:value-type="string">
            <text:p text:style-name="P3">Тип</text:p>
          </table:table-cell>
          <table:table-cell table:style-name="Таблица196.A1" office:value-type="string">
            <text:p text:style-name="P3">Обязательное</text:p>
          </table:table-cell>
          <table:table-cell table:style-name="Таблица196.A1" office:value-type="string">
            <text:p text:style-name="P3">Описание</text:p>
          </table:table-cell>
          <table:table-cell table:style-name="Таблица196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COM-класса. Используется в качестве ключа. Идентифицирует COM-класс, должно быть уникальным в рамках одного профиля безопасности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securityProfile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, которому принадлежит COM-класс. Один COM-класс может принадлежать одному профилю, профиль может иметь несколько классов. Идентифицирует профиль безопасности, <text:soft-page-break/>должно быть уникальным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file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файла (строковое представление моникера)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clsid</text:p>
          </table:table-cell>
          <table:table-cell office:value-type="string">
            <text:p text:style-name="P2">string (uuid)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дентификатор объекта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computer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компьютера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description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Читаемое описание COM класса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03"/><text:bookmark text:name="IssOgl2_2.2.8_ConfigExceptionTransport"/>2.2.8. ConfigExceptionTransport</text:h>
      <text:p text:style-name="Text_20_body">Ошибка, возникающая при управление конфигурации кластера</text:p>
      <table:table table:name="Таблица197" table:style-name="Таблица197">
        <table:table-column table:style-name="Таблица197.A"/>
        <table:table-column table:style-name="Таблица197.B"/>
        <table:table-column table:style-name="Таблица197.C"/>
        <table:table-column table:style-name="Таблица197.D"/>
        <table:table-column table:style-name="Таблица197.E"/>
        <table:table-row>
          <table:table-cell table:style-name="Таблица197.A1" office:value-type="string">
            <text:p text:style-name="P3">Имя</text:p>
          </table:table-cell>
          <table:table-cell table:style-name="Таблица197.A1" office:value-type="string">
            <text:p text:style-name="P3">Тип</text:p>
          </table:table-cell>
          <table:table-cell table:style-name="Таблица197.A1" office:value-type="string">
            <text:p text:style-name="P3">Обязательное</text:p>
          </table:table-cell>
          <table:table-cell table:style-name="Таблица197.A1" office:value-type="string">
            <text:p text:style-name="P3">Описание</text:p>
          </table:table-cell>
          <table:table-cell table:style-name="Таблица197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messag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Сообщение исключения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#typ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Тип исключения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04"/><text:bookmark text:name="IssOgl2_2.2.9_ConnectionPoolTransport"/>2.2.9. ConnectionPoolTransport</text:h>
      <text:p text:style-name="Text_20_body">Настройки пула соединений с базами данных</text:p>
      <table:table table:name="Таблица198" table:style-name="Таблица198">
        <table:table-column table:style-name="Таблица198.A"/>
        <table:table-column table:style-name="Таблица198.B"/>
        <table:table-column table:style-name="Таблица198.C"/>
        <table:table-column table:style-name="Таблица198.D"/>
        <table:table-column table:style-name="Таблица198.E"/>
        <table:table-row>
          <table:table-cell table:style-name="Таблица198.A1" office:value-type="string">
            <text:p text:style-name="P3">Имя</text:p>
          </table:table-cell>
          <table:table-cell table:style-name="Таблица198.A1" office:value-type="string">
            <text:p text:style-name="P3">Тип</text:p>
          </table:table-cell>
          <table:table-cell table:style-name="Таблица198.A1" office:value-type="string">
            <text:p text:style-name="P3">Обязательное</text:p>
          </table:table-cell>
          <table:table-cell table:style-name="Таблица198.A1" office:value-type="string">
            <text:p text:style-name="P3">Описание</text:p>
          </table:table-cell>
          <table:table-cell table:style-name="Таблица198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corePoolSize</text:p>
          </table:table-cell>
          <table:table-cell office:value-type="string">
            <text:p text:style-name="P2">integer (int32)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Начальное количество соединений. Положительное значение. Не может быть больше максимального количества соединений.</text:p>
          </table:table-cell>
          <table:table-cell office:value-type="string">
            <text:p text:style-name="P2">2</text:p>
          </table:table-cell>
        </table:table-row>
        <table:table-row>
          <table:table-cell office:value-type="string">
            <text:p text:style-name="P2">maximumPoolSize</text:p>
          </table:table-cell>
          <table:table-cell office:value-type="string">
            <text:p text:style-name="P2">integer (int32)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Максимальное количество соединений. Положительное значение.</text:p>
          </table:table-cell>
          <table:table-cell office:value-type="string">
            <text:p text:style-name="P2">8</text:p>
          </table:table-cell>
        </table:table-row>
        <table:table-row>
          <table:table-cell office:value-type="string">
            <text:p text:style-name="P2">keepAliveTime</text:p>
          </table:table-cell>
          <table:table-cell office:value-type="string">
            <text:p text:style-name="P2">Duration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Время жизни соединения.</text:p>
          </table:table-cell>
          <table:table-cell office:value-type="string">
            <text:p text:style-name="P2">SECONDS:30</text:p>
          </table:table-cell>
        </table:table-row>
        <table:table-row>
          <table:table-cell office:value-type="string">
            <text:p text:style-name="P2">allocationTimeout</text:p>
          </table:table-cell>
          <table:table-cell office:value-type="string">
            <text:p text:style-name="P2">Duratio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Таймаут создания соединения.</text:p>
          </table:table-cell>
          <table:table-cell office:value-type="string">
            <text:p text:style-name="P2">SECONDS:2</text:p>
          </table:table-cell>
        </table:table-row>
        <table:table-row>
          <table:table-cell office:value-type="string">
            <text:p text:style-name="P2">validationTimeout</text:p>
          </table:table-cell>
          <table:table-cell office:value-type="string">
            <text:p text:style-name="P2">Duratio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Таймаут для проверки соединения пулом.</text:p>
          </table:table-cell>
          <table:table-cell office:value-type="string">
            <text:p text:style-name="P2">SECONDS:2</text:p>
          </table:table-cell>
        </table:table-row>
      </table:table>
      <text:h text:style-name="Heading_20_3" text:outline-level="3"><text:bookmark text:name="TI000000405"/><text:bookmark text:name="IssOgl2_2.2.10_DataSourceAuthenticationTransport"/>2.2.10. DataSourceAuthenticationTransport</text:h>
      <text:p text:style-name="Text_20_body">Настройки аутентификации источника данных</text:p>
      <table:table table:name="Таблица199" table:style-name="Таблица199">
        <table:table-column table:style-name="Таблица199.A"/>
        <table:table-column table:style-name="Таблица199.B"/>
        <table:table-column table:style-name="Таблица199.C"/>
        <table:table-column table:style-name="Таблица199.D"/>
        <table:table-column table:style-name="Таблица199.E"/>
        <table:table-row>
          <table:table-cell table:style-name="Таблица199.A1" office:value-type="string">
            <text:p text:style-name="P3">Имя</text:p>
          </table:table-cell>
          <table:table-cell table:style-name="Таблица199.A1" office:value-type="string">
            <text:p text:style-name="P3">Тип</text:p>
          </table:table-cell>
          <table:table-cell table:style-name="Таблица199.A1" office:value-type="string">
            <text:p text:style-name="P3">Обязательное</text:p>
          </table:table-cell>
          <table:table-cell table:style-name="Таблица199.A1" office:value-type="string">
            <text:p text:style-name="P3">Описание</text:p>
          </table:table-cell>
          <table:table-cell table:style-name="Таблица199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user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Имя пользователя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assword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Пароль.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06"/><text:bookmark text:name="IssOgl2_2.2.11_DataSourceTransport"/>2.2.11. DataSourceTransport</text:h>
      <text:p text:style-name="Text_20_body">Конфигурация источника данных</text:p>
      <table:table table:name="Таблица200" table:style-name="Таблица200">
        <table:table-column table:style-name="Таблица200.A"/>
        <table:table-column table:style-name="Таблица200.B"/>
        <table:table-column table:style-name="Таблица200.C"/>
        <table:table-column table:style-name="Таблица200.D"/>
        <table:table-column table:style-name="Таблица200.E"/>
        <table:table-row>
          <table:table-cell table:style-name="Таблица200.A1" office:value-type="string">
            <text:p text:style-name="P3">Имя</text:p>
          </table:table-cell>
          <table:table-cell table:style-name="Таблица200.A1" office:value-type="string">
            <text:p text:style-name="P3">Тип</text:p>
          </table:table-cell>
          <table:table-cell table:style-name="Таблица200.A1" office:value-type="string">
            <text:p text:style-name="P3">Обязательное</text:p>
          </table:table-cell>
          <table:table-cell table:style-name="Таблица200.A1" office:value-type="string">
            <text:p text:style-name="P3">Описание</text:p>
          </table:table-cell>
          <table:table-cell table:style-name="Таблица200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источника данных. <text:soft-page-break/>Идентифицирует источник данных. Должно быть уникальным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class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Полное имя Java класса, предоставляющего драйвер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driver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JDBC-драйвера. Обязан существовать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schema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Название схемы данных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auth</text:p>
          </table:table-cell>
          <table:table-cell office:value-type="string">
            <text:p text:style-name="P2">DataSourceAuthenticationTransport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Данные для аутентификации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ool</text:p>
          </table:table-cell>
          <table:table-cell office:value-type="string">
            <text:p text:style-name="P2">ConnectionPoolTransport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Настройки пула соединений с базами данных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roperties</text:p>
          </table:table-cell>
          <table:table-cell office:value-type="string">
            <text:p text:style-name="P2">object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Набор свойств источника данных.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07"/><text:bookmark text:name="IssOgl2_2.2.12_DenyScheduledJobsTransport"/>2.2.12. DenyScheduledJobsTransport</text:h>
      <table:table table:name="Таблица201" table:style-name="Таблица201">
        <table:table-column table:style-name="Таблица201.A"/>
        <table:table-column table:style-name="Таблица201.B"/>
        <table:table-column table:style-name="Таблица201.C"/>
        <table:table-column table:style-name="Таблица201.D"/>
        <table:table-column table:style-name="Таблица201.E"/>
        <table:table-row>
          <table:table-cell table:style-name="Таблица201.A1" office:value-type="string">
            <text:p text:style-name="P3">Имя</text:p>
          </table:table-cell>
          <table:table-cell table:style-name="Таблица201.A1" office:value-type="string">
            <text:p text:style-name="P3">Тип</text:p>
          </table:table-cell>
          <table:table-cell table:style-name="Таблица201.A1" office:value-type="string">
            <text:p text:style-name="P3">Обязательное</text:p>
          </table:table-cell>
          <table:table-cell table:style-name="Таблица201.A1" office:value-type="string">
            <text:p text:style-name="P3">Описание</text:p>
          </table:table-cell>
          <table:table-cell table:style-name="Таблица201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ref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-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denyScheduledJobs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-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08"/><text:bookmark text:name="IssOgl2_2.2.13_DispatcherCentralTransport"/>2.2.13. DispatcherCentralTransport</text:h>
      <text:p text:style-name="Text_20_body">Конфигурация централи балансировщика нагрузки</text:p>
      <table:table table:name="Таблица202" table:style-name="Таблица202">
        <table:table-column table:style-name="Таблица202.A"/>
        <table:table-column table:style-name="Таблица202.B"/>
        <table:table-column table:style-name="Таблица202.C"/>
        <table:table-column table:style-name="Таблица202.D"/>
        <table:table-column table:style-name="Таблица202.E"/>
        <table:table-row>
          <table:table-cell table:style-name="Таблица202.A1" office:value-type="string">
            <text:p text:style-name="P3">Имя</text:p>
          </table:table-cell>
          <table:table-cell table:style-name="Таблица202.A1" office:value-type="string">
            <text:p text:style-name="P3">Тип</text:p>
          </table:table-cell>
          <table:table-cell table:style-name="Таблица202.A1" office:value-type="string">
            <text:p text:style-name="P3">Обязательное</text:p>
          </table:table-cell>
          <table:table-cell table:style-name="Таблица202.A1" office:value-type="string">
            <text:p text:style-name="P3">Описание</text:p>
          </table:table-cell>
          <table:table-cell table:style-name="Таблица202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heartBeatInterval</text:p>
          </table:table-cell>
          <table:table-cell office:value-type="string">
            <text:p text:style-name="P2">Duratio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Интервал, с которым централь посылает Запросы heartbeat</text:p>
          </table:table-cell>
          <table:table-cell office:value-type="string">
            <text:p text:style-name="P2">MILLIS:1000</text:p>
          </table:table-cell>
        </table:table-row>
        <table:table-row>
          <table:table-cell office:value-type="string">
            <text:p text:style-name="P2">dispatcherSyncInterval</text:p>
          </table:table-cell>
          <table:table-cell office:value-type="string">
            <text:p text:style-name="P2">Duratio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Интервал, с которым централь рассылает данные об обновлении рабочих процессов</text:p>
          </table:table-cell>
          <table:table-cell office:value-type="string">
            <text:p text:style-name="P2">MILLIS:500</text:p>
          </table:table-cell>
        </table:table-row>
        <table:table-row>
          <table:table-cell office:value-type="string">
            <text:p text:style-name="P2">clientTimeout</text:p>
          </table:table-cell>
          <table:table-cell office:value-type="string">
            <text:p text:style-name="P2">Duratio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Тайм-аут, после которого данные клиента считаются устаревшими</text:p>
          </table:table-cell>
          <table:table-cell office:value-type="string">
            <text:p text:style-name="P2">MILLIS:5000</text:p>
          </table:table-cell>
        </table:table-row>
        <table:table-row>
          <table:table-cell office:value-type="string">
            <text:p text:style-name="P2">trafficTimeout</text:p>
          </table:table-cell>
          <table:table-cell office:value-type="string">
            <text:p text:style-name="P2">Duratio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Тайм-аут, после которого канал связи с клиентом считается пустым</text:p>
          </table:table-cell>
          <table:table-cell office:value-type="string">
            <text:p text:style-name="P2">MILLIS:60</text:p>
          </table:table-cell>
        </table:table-row>
        <table:table-row>
          <table:table-cell office:value-type="string">
            <text:p text:style-name="P2">referenceRequestInterval</text:p>
          </table:table-cell>
          <table:table-cell office:value-type="string">
            <text:p text:style-name="P2">Duratio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Интервал, с которым централь посылает эталонные Запросы</text:p>
          </table:table-cell>
          <table:table-cell office:value-type="string">
            <text:p text:style-name="P2">MILLIS:5000</text:p>
          </table:table-cell>
        </table:table-row>
        <table:table-row>
          <table:table-cell office:value-type="string">
            <text:p text:style-name="P2">featureBalancingInterval</text:p>
          </table:table-cell>
          <table:table-cell office:value-type="string">
            <text:p text:style-name="P2">Duratio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Интервал, с которым централь производит перебалансировку подсистем в кластере</text:p>
          </table:table-cell>
          <table:table-cell office:value-type="string">
            <text:p text:style-name="P2">MILLIS:1000</text:p>
          </table:table-cell>
        </table:table-row>
        <table:table-row>
          <table:table-cell office:value-type="string">
            <text:p text:style-name="P2">featureBalancingRuleInterval</text:p>
          </table:table-cell>
          <table:table-cell office:value-type="string">
            <text:p text:style-name="P2">Duratio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Интервал, определяющий возможность использования правила балансировки подсистем</text:p>
          </table:table-cell>
          <table:table-cell office:value-type="string">
            <text:p text:style-name="P2">MILLIS:1000</text:p>
          </table:table-cell>
        </table:table-row>
      </table:table>
      <text:h text:style-name="Heading_20_3" text:outline-level="3"><text:bookmark text:name="TI000000409"/><text:bookmark text:name="IssOgl2_2.2.14_DispatcherClientTransport"/><text:soft-page-break/>2.2.14. DispatcherClientTransport</text:h>
      <text:p text:style-name="Text_20_body">Конфигурация клиента балансировщика нагрузки</text:p>
      <table:table table:name="Таблица203" table:style-name="Таблица203">
        <table:table-column table:style-name="Таблица203.A"/>
        <table:table-column table:style-name="Таблица203.B"/>
        <table:table-column table:style-name="Таблица203.C"/>
        <table:table-column table:style-name="Таблица203.D"/>
        <table:table-column table:style-name="Таблица203.E"/>
        <table:table-row>
          <table:table-cell table:style-name="Таблица203.A1" office:value-type="string">
            <text:p text:style-name="P3">Имя</text:p>
          </table:table-cell>
          <table:table-cell table:style-name="Таблица203.A1" office:value-type="string">
            <text:p text:style-name="P3">Тип</text:p>
          </table:table-cell>
          <table:table-cell table:style-name="Таблица203.A1" office:value-type="string">
            <text:p text:style-name="P3">Обязательное</text:p>
          </table:table-cell>
          <table:table-cell table:style-name="Таблица203.A1" office:value-type="string">
            <text:p text:style-name="P3">Описание</text:p>
          </table:table-cell>
          <table:table-cell table:style-name="Таблица203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dispatchUnknownTimeout</text:p>
          </table:table-cell>
          <table:table-cell office:value-type="string">
            <text:p text:style-name="P2">Duratio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Интервал времени, в течение которого клиент отсылает неизвестные Запросы централи</text:p>
          </table:table-cell>
          <table:table-cell office:value-type="string">
            <text:p text:style-name="P2">MILLIS:1000</text:p>
          </table:table-cell>
        </table:table-row>
        <table:table-row>
          <table:table-cell office:value-type="string">
            <text:p text:style-name="P2">reconnectTimeout</text:p>
          </table:table-cell>
          <table:table-cell office:value-type="string">
            <text:p text:style-name="P2">Duratio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Тайм-аут, после которого клиент пытается восстановить соединение с централью</text:p>
          </table:table-cell>
          <table:table-cell office:value-type="string">
            <text:p text:style-name="P2">MILLIS:5000</text:p>
          </table:table-cell>
        </table:table-row>
      </table:table>
      <text:h text:style-name="Heading_20_3" text:outline-level="3"><text:bookmark text:name="TI000000410"/><text:bookmark text:name="IssOgl2_2.2.15_DriverTransport"/>2.2.15. DriverTransport</text:h>
      <text:p text:style-name="Text_20_body">Конфигурация JDBC-драйвера</text:p>
      <table:table table:name="Таблица204" table:style-name="Таблица204">
        <table:table-column table:style-name="Таблица204.A"/>
        <table:table-column table:style-name="Таблица204.B"/>
        <table:table-column table:style-name="Таблица204.C"/>
        <table:table-column table:style-name="Таблица204.D"/>
        <table:table-column table:style-name="Таблица204.E"/>
        <table:table-row>
          <table:table-cell table:style-name="Таблица204.A1" office:value-type="string">
            <text:p text:style-name="P3">Имя</text:p>
          </table:table-cell>
          <table:table-cell table:style-name="Таблица204.A1" office:value-type="string">
            <text:p text:style-name="P3">Тип</text:p>
          </table:table-cell>
          <table:table-cell table:style-name="Таблица204.A1" office:value-type="string">
            <text:p text:style-name="P3">Обязательное</text:p>
          </table:table-cell>
          <table:table-cell table:style-name="Таблица204.A1" office:value-type="string">
            <text:p text:style-name="P3">Описание</text:p>
          </table:table-cell>
          <table:table-cell table:style-name="Таблица204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Читаемое наименование. Идентифицирует JDBC-драйвер. Должно быть уникальным. Может быть использовано в различных источниках данных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databaseType</text:p>
          </table:table-cell>
          <table:table-cell office:value-type="string">
            <text:p text:style-name="P2">string : MSSQLServer , PostgreSQL , OracleDatabase </text:p>
          </table:table-cell>
          <table:table-cell office:value-type="string">
            <text:p text:style-name="P2">Да</text:p>
          </table:table-cell>
          <table:table-cell office:value-type="string">
            <text:p text:style-name="P2">Тип базы данных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libraries</text:p>
          </table:table-cell>
          <table:table-cell office:value-type="string">
            <text:p text:style-name="P2">array[string] </text:p>
          </table:table-cell>
          <table:table-cell office:value-type="string">
            <text:p text:style-name="P2">Да</text:p>
          </table:table-cell>
          <table:table-cell office:value-type="string">
            <text:p text:style-name="P2">Список JAR файлов с необходимыми JDBC-драйверу классами. Должна присутствовать хотя бы одна библиотека.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11"/><text:bookmark text:name="IssOgl2_2.2.16_Duration"/>2.2.16. Duration</text:h>
      <table:table table:name="Таблица205" table:style-name="Таблица205">
        <table:table-column table:style-name="Таблица205.A"/>
        <table:table-column table:style-name="Таблица205.B"/>
        <table:table-column table:style-name="Таблица205.C"/>
        <table:table-column table:style-name="Таблица205.D"/>
        <table:table-column table:style-name="Таблица205.E"/>
        <table:table-row>
          <table:table-cell table:style-name="Таблица205.A1" office:value-type="string">
            <text:p text:style-name="P3">Имя</text:p>
          </table:table-cell>
          <table:table-cell table:style-name="Таблица205.A1" office:value-type="string">
            <text:p text:style-name="P3">Тип</text:p>
          </table:table-cell>
          <table:table-cell table:style-name="Таблица205.A1" office:value-type="string">
            <text:p text:style-name="P3">Обязательное</text:p>
          </table:table-cell>
          <table:table-cell table:style-name="Таблица205.A1" office:value-type="string">
            <text:p text:style-name="P3">Описание</text:p>
          </table:table-cell>
          <table:table-cell table:style-name="Таблица205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value</text:p>
          </table:table-cell>
          <table:table-cell office:value-type="string">
            <text:p text:style-name="P2">integer (int64)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-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unit</text:p>
          </table:table-cell>
          <table:table-cell office:value-type="string">
            <text:p text:style-name="P2">string : NANOSECONDS , MICROSECONDS , MILLISECONDS , SECONDS , MINUTES , HOURS , DAYS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-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12"/><text:bookmark text:name="IssOgl2_2.2.17_EndpointSecurityTransport"/>2.2.17. EndpointSecurityTransport</text:h>
      <text:p text:style-name="Text_20_body">Конфигурация безопасности точки подключения</text:p>
      <table:table table:name="Таблица206" table:style-name="Таблица206">
        <table:table-column table:style-name="Таблица206.A"/>
        <table:table-column table:style-name="Таблица206.B"/>
        <table:table-column table:style-name="Таблица206.C"/>
        <table:table-column table:style-name="Таблица206.D"/>
        <table:table-column table:style-name="Таблица206.E"/>
        <table:table-row>
          <table:table-cell table:style-name="Таблица206.A1" office:value-type="string">
            <text:p text:style-name="P3">Имя</text:p>
          </table:table-cell>
          <table:table-cell table:style-name="Таблица206.A1" office:value-type="string">
            <text:p text:style-name="P3">Тип</text:p>
          </table:table-cell>
          <table:table-cell table:style-name="Таблица206.A1" office:value-type="string">
            <text:p text:style-name="P3">Обязательное</text:p>
          </table:table-cell>
          <table:table-cell table:style-name="Таблица206.A1" office:value-type="string">
            <text:p text:style-name="P3">Описание</text:p>
          </table:table-cell>
          <table:table-cell table:style-name="Таблица206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OpenId</text:p>
          </table:table-cell>
          <table:table-cell office:value-type="string">
            <text:p text:style-name="P2">OpenIdTransport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Настройки OpenID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secureTransport</text:p>
          </table:table-cell>
          <table:table-cell office:value-type="string">
            <text:p text:style-name="P2">SecureTransportTransport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Настройки доступ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authentication</text:p>
          </table:table-cell>
          <table:table-cell office:value-type="string">
            <text:p text:style-name="P2">EndpointAuthenticationTransport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Настройки аутентификации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13"/><text:bookmark text:name="IssOgl2_2.2.18_EndpointTransport"/><text:soft-page-break/>2.2.18. EndpointTransport</text:h>
      <text:p text:style-name="Text_20_body">Конфигурация точки подключения информационной базы</text:p>
      <table:table table:name="Таблица207" table:style-name="Таблица207">
        <table:table-column table:style-name="Таблица207.A"/>
        <table:table-column table:style-name="Таблица207.B"/>
        <table:table-column table:style-name="Таблица207.C"/>
        <table:table-column table:style-name="Таблица207.D"/>
        <table:table-column table:style-name="Таблица207.E"/>
        <table:table-row>
          <table:table-cell table:style-name="Таблица207.A1" office:value-type="string">
            <text:p text:style-name="P3">Имя</text:p>
          </table:table-cell>
          <table:table-cell table:style-name="Таблица207.A1" office:value-type="string">
            <text:p text:style-name="P3">Тип</text:p>
          </table:table-cell>
          <table:table-cell table:style-name="Таблица207.A1" office:value-type="string">
            <text:p text:style-name="P3">Обязательное</text:p>
          </table:table-cell>
          <table:table-cell table:style-name="Таблица207.A1" office:value-type="string">
            <text:p text:style-name="P3">Описание</text:p>
          </table:table-cell>
          <table:table-cell table:style-name="Таблица207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ref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информационной базы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ath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Путь точки публикации. Должен быть уникальный для всего кластера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distributionUri</text:p>
          </table:table-cell>
          <table:table-cell office:value-type="string">
            <text:p text:style-name="P2">string (uri)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Адрес точки публикации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ublication</text:p>
          </table:table-cell>
          <table:table-cell office:value-type="string">
            <text:p text:style-name="P2">PublicationTransport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фигурация публикации точки подключения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multitenance</text:p>
          </table:table-cell>
          <table:table-cell office:value-type="string">
            <text:p text:style-name="P2">MultitenanceTransport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Конфигурация мультитеннанси точки подключения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security</text:p>
          </table:table-cell>
          <table:table-cell office:value-type="string">
            <text:p text:style-name="P2">EndpointSecurityTransport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Конфигурация безопасности точки подключения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14"/><text:bookmark text:name="IssOgl2_2.2.19_ExternalModuleTransport"/>2.2.19. ExternalModuleTransport</text:h>
      <text:p text:style-name="Text_20_body">Конфигурация внешнего модуля (часть профиля безопасности)</text:p>
      <table:table table:name="Таблица208" table:style-name="Таблица208">
        <table:table-column table:style-name="Таблица208.A"/>
        <table:table-column table:style-name="Таблица208.B"/>
        <table:table-column table:style-name="Таблица208.C"/>
        <table:table-column table:style-name="Таблица208.D"/>
        <table:table-column table:style-name="Таблица208.E"/>
        <table:table-row>
          <table:table-cell table:style-name="Таблица208.A1" office:value-type="string">
            <text:p text:style-name="P3">Имя</text:p>
          </table:table-cell>
          <table:table-cell table:style-name="Таблица208.A1" office:value-type="string">
            <text:p text:style-name="P3">Тип</text:p>
          </table:table-cell>
          <table:table-cell table:style-name="Таблица208.A1" office:value-type="string">
            <text:p text:style-name="P3">Обязательное</text:p>
          </table:table-cell>
          <table:table-cell table:style-name="Таблица208.A1" office:value-type="string">
            <text:p text:style-name="P3">Описание</text:p>
          </table:table-cell>
          <table:table-cell table:style-name="Таблица208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внешнего модуля, используется в качестве ключа. Идентифицирует внешний модуль, должно быть уникальным в рамках одного профиля безопасности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securityProfile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, которому принадлежит внешний модуль. Один внешний модуль может принадлежать одному профилю, профиль может иметь несколько внешних модулей. Идентифицирует профиль безопасности, должно быть уникальным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digest</text:p>
          </table:table-cell>
          <table:table-cell office:value-type="string">
            <text:p text:style-name="P2">array[string] </text:p>
          </table:table-cell>
          <table:table-cell office:value-type="string">
            <text:p text:style-name="P2">Да</text:p>
          </table:table-cell>
          <table:table-cell office:value-type="string">
            <text:p text:style-name="P2">Хеш внешнего модуля в двоичном формате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description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Читаемое описание разрешенного внешнего модуля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15"/><text:bookmark text:name="IssOgl2_2.2.20_ExternalSessionManagerTransport"/>2.2.20. ExternalSessionManagerTransport</text:h>
      <text:p text:style-name="Text_20_body">Конфигурация сервиса внешнего управления сеансами</text:p>
      <table:table table:name="Таблица209" table:style-name="Таблица209">
        <table:table-column table:style-name="Таблица209.A"/>
        <table:table-column table:style-name="Таблица209.B"/>
        <table:table-column table:style-name="Таблица209.C"/>
        <table:table-column table:style-name="Таблица209.D"/>
        <table:table-column table:style-name="Таблица209.E"/>
        <table:table-row>
          <table:table-cell table:style-name="Таблица209.A1" office:value-type="string">
            <text:p text:style-name="P3">Имя</text:p>
          </table:table-cell>
          <table:table-cell table:style-name="Таблица209.A1" office:value-type="string">
            <text:p text:style-name="P3">Тип</text:p>
          </table:table-cell>
          <table:table-cell table:style-name="Таблица209.A1" office:value-type="string">
            <text:p text:style-name="P3">Обязательное</text:p>
          </table:table-cell>
          <table:table-cell table:style-name="Таблица209.A1" office:value-type="string">
            <text:p text:style-name="P3">Описание</text:p>
          </table:table-cell>
          <table:table-cell table:style-name="Таблица209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одключения. Идентифицирует сервис внешнего управления сеансами. Должно быть уникальным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url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Адрес сервиса внешнего управления сеансами.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16"/><text:bookmark text:name="IssOgl2_2.2.21_HttpServiceListTransport"/><text:soft-page-break/>2.2.21. HttpServiceListTransport</text:h>
      <text:p text:style-name="Text_20_body">Настройки публикации HTTP-сервисов</text:p>
      <table:table table:name="Таблица210" table:style-name="Таблица210">
        <table:table-column table:style-name="Таблица210.A"/>
        <table:table-column table:style-name="Таблица210.B"/>
        <table:table-column table:style-name="Таблица210.C"/>
        <table:table-column table:style-name="Таблица210.D"/>
        <table:table-column table:style-name="Таблица210.E"/>
        <table:table-row>
          <table:table-cell table:style-name="Таблица210.A1" office:value-type="string">
            <text:p text:style-name="P3">Имя</text:p>
          </table:table-cell>
          <table:table-cell table:style-name="Таблица210.A1" office:value-type="string">
            <text:p text:style-name="P3">Тип</text:p>
          </table:table-cell>
          <table:table-cell table:style-name="Таблица210.A1" office:value-type="string">
            <text:p text:style-name="P3">Обязательное</text:p>
          </table:table-cell>
          <table:table-cell table:style-name="Таблица210.A1" office:value-type="string">
            <text:p text:style-name="P3">Описание</text:p>
          </table:table-cell>
          <table:table-cell table:style-name="Таблица210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httpServiceTransports</text:p>
          </table:table-cell>
          <table:table-cell office:value-type="string">
            <text:p text:style-name="P2">array[HttpServiceTransport]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Список HTTP-сервисов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enableByDefault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Значение, использующееся для HTTP-сервисов, у которых не задано явно поле разрешения публикации</text:p>
          </table:table-cell>
          <table:table-cell office:value-type="string">
            <text:p text:style-name="P2">true</text:p>
          </table:table-cell>
        </table:table-row>
      </table:table>
      <text:h text:style-name="Heading_20_3" text:outline-level="3"><text:bookmark text:name="TI000000417"/><text:bookmark text:name="IssOgl2_2.2.22_HttpServiceTransport"/>2.2.22. HttpServiceTransport</text:h>
      <text:p text:style-name="Text_20_body">Настройки публикации HTTP-сервиса</text:p>
      <table:table table:name="Таблица211" table:style-name="Таблица211">
        <table:table-column table:style-name="Таблица211.A"/>
        <table:table-column table:style-name="Таблица211.B"/>
        <table:table-column table:style-name="Таблица211.C"/>
        <table:table-column table:style-name="Таблица211.D"/>
        <table:table-column table:style-name="Таблица211.E"/>
        <table:table-row>
          <table:table-cell table:style-name="Таблица211.A1" office:value-type="string">
            <text:p text:style-name="P3">Имя</text:p>
          </table:table-cell>
          <table:table-cell table:style-name="Таблица211.A1" office:value-type="string">
            <text:p text:style-name="P3">Тип</text:p>
          </table:table-cell>
          <table:table-cell table:style-name="Таблица211.A1" office:value-type="string">
            <text:p text:style-name="P3">Обязательное</text:p>
          </table:table-cell>
          <table:table-cell table:style-name="Таблица211.A1" office:value-type="string">
            <text:p text:style-name="P3">Описание</text:p>
          </table:table-cell>
          <table:table-cell table:style-name="Таблица211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HTTP-сервис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ath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рневой путь HTTP-сервис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enable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Разрешена ли явно публикация данного HTTP-сервиса</text:p>
          </table:table-cell>
          <table:table-cell office:value-type="string">
            <text:p text:style-name="P2">false</text:p>
          </table:table-cell>
        </table:table-row>
      </table:table>
      <text:h text:style-name="Heading_20_3" text:outline-level="3"><text:bookmark text:name="TI000000418"/><text:bookmark text:name="IssOgl2_2.2.23_InfobaseSecurityTransport"/>2.2.23. InfobaseSecurityTransport</text:h>
      <text:p text:style-name="Text_20_body">Конфигурация безопасности информационной базы</text:p>
      <table:table table:name="Таблица212" table:style-name="Таблица212">
        <table:table-column table:style-name="Таблица212.A"/>
        <table:table-column table:style-name="Таблица212.B"/>
        <table:table-column table:style-name="Таблица212.C"/>
        <table:table-column table:style-name="Таблица212.D"/>
        <table:table-column table:style-name="Таблица212.E"/>
        <table:table-row>
          <table:table-cell table:style-name="Таблица212.A1" office:value-type="string">
            <text:p text:style-name="P3">Имя</text:p>
          </table:table-cell>
          <table:table-cell table:style-name="Таблица212.A1" office:value-type="string">
            <text:p text:style-name="P3">Тип</text:p>
          </table:table-cell>
          <table:table-cell table:style-name="Таблица212.A1" office:value-type="string">
            <text:p text:style-name="P3">Обязательное</text:p>
          </table:table-cell>
          <table:table-cell table:style-name="Таблица212.A1" office:value-type="string">
            <text:p text:style-name="P3">Описание</text:p>
          </table:table-cell>
          <table:table-cell table:style-name="Таблица212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ref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информационной базы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rofil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Профиль безопасности информационной базы. Обязан существовать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safeModeProfil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Профиль безопасности информационной базы при работе в защищенном режиме. Обязан существовать.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19"/><text:bookmark text:name="IssOgl2_2.2.24_InfobaseTransport"/>2.2.24. InfobaseTransport</text:h>
      <text:p text:style-name="Text_20_body">Конфигурация информационной базы в кластере</text:p>
      <table:table table:name="Таблица213" table:style-name="Таблица213">
        <table:table-column table:style-name="Таблица213.A"/>
        <table:table-column table:style-name="Таблица213.B"/>
        <table:table-column table:style-name="Таблица213.C"/>
        <table:table-column table:style-name="Таблица213.D"/>
        <table:table-column table:style-name="Таблица213.E"/>
        <table:table-row>
          <table:table-cell table:style-name="Таблица213.A1" office:value-type="string">
            <text:p text:style-name="P3">Имя</text:p>
          </table:table-cell>
          <table:table-cell table:style-name="Таблица213.A1" office:value-type="string">
            <text:p text:style-name="P3">Тип</text:p>
          </table:table-cell>
          <table:table-cell table:style-name="Таблица213.A1" office:value-type="string">
            <text:p text:style-name="P3">Обязательное</text:p>
          </table:table-cell>
          <table:table-cell table:style-name="Таблица213.A1" office:value-type="string">
            <text:p text:style-name="P3">Описание</text:p>
          </table:table-cell>
          <table:table-cell table:style-name="Таблица213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infobaseId</text:p>
          </table:table-cell>
          <table:table-cell office:value-type="string">
            <text:p text:style-name="P2">string (uuid)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ID информационной базы. Идентифицирует инорфмационную базу. Должно быть уникальным. Запрещено задавать при создании информационной базы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ref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Ссылочное имя. Идентифицирует инорфмационную базу. <text:soft-page-break/>Должно быть уникальным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description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Читаемое наименование информационной базы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licenseDistribution</text:p>
          </table:table-cell>
          <table:table-cell office:value-type="string">
            <text:p text:style-name="P2">string : NO , YES , UNKNOW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Разрешать ли выдачу выдачу лицензий сервером 1С:Предприятия.</text:p>
          </table:table-cell>
          <table:table-cell office:value-type="string">
            <text:p text:style-name="P2">YES</text:p>
          </table:table-cell>
        </table:table-row>
        <table:table-row>
          <table:table-cell office:value-type="string">
            <text:p text:style-name="P2">dataSourc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источника данных. Обязан существовать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numerator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сервиса нумерации. Обязан существовать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lock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сервиса блокировок. Обязан существовать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useExternalSessionManager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Использовать сервис внешнего управления сеансами.</text:p>
          </table:table-cell>
          <table:table-cell office:value-type="string">
            <text:p text:style-name="P2">false</text:p>
          </table:table-cell>
        </table:table-row>
        <table:table-row>
          <table:table-cell office:value-type="string">
            <text:p text:style-name="P2">externalSessionManager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Имя сервиса внешнего управления сеансами. Обязательное поле, если необходимо использовать внешний сервис. Обязан существовать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sessionDeny</text:p>
          </table:table-cell>
          <table:table-cell office:value-type="string">
            <text:p text:style-name="P2">SessionDenyTransport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Блокировка начала сеансов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denyScheduledJobs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Блокировка работы регламентных заданий.</text:p>
          </table:table-cell>
          <table:table-cell office:value-type="string">
            <text:p text:style-name="P2">false</text:p>
          </table:table-cell>
        </table:table-row>
        <table:table-row>
          <table:table-cell office:value-type="string">
            <text:p text:style-name="P2">security</text:p>
          </table:table-cell>
          <table:table-cell office:value-type="string">
            <text:p text:style-name="P2">InfobaseSecurityTransport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Настройки безопасности информационной базы.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20"/><text:bookmark text:name="IssOgl2_2.2.25_InternetResourceTransport"/>2.2.25. InternetResourceTransport</text:h>
      <text:p text:style-name="Text_20_body">Конфигурация интернет-ресурса (часть профиля безопасности).</text:p>
      <table:table table:name="Таблица214" table:style-name="Таблица214">
        <table:table-column table:style-name="Таблица214.A"/>
        <table:table-column table:style-name="Таблица214.B"/>
        <table:table-column table:style-name="Таблица214.C"/>
        <table:table-column table:style-name="Таблица214.D"/>
        <table:table-column table:style-name="Таблица214.E"/>
        <table:table-row>
          <table:table-cell table:style-name="Таблица214.A1" office:value-type="string">
            <text:p text:style-name="P3">Имя</text:p>
          </table:table-cell>
          <table:table-cell table:style-name="Таблица214.A1" office:value-type="string">
            <text:p text:style-name="P3">Тип</text:p>
          </table:table-cell>
          <table:table-cell table:style-name="Таблица214.A1" office:value-type="string">
            <text:p text:style-name="P3">Обязательное</text:p>
          </table:table-cell>
          <table:table-cell table:style-name="Таблица214.A1" office:value-type="string">
            <text:p text:style-name="P3">Описание</text:p>
          </table:table-cell>
          <table:table-cell table:style-name="Таблица214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ресурса интернет. Используется в качестве ключа. Идентифицирует интернет-ресурс, должно быть уникальным в рамках одного профиля безопасности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securityProfile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, которому принадлежит интернет-ресурс. Один интернет-ресурс может принадлежать одному профилю, профиль может иметь несколько ресурсов интернет. Идентифицирует профиль безопасности, должно быть уникальным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address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Адрес ресурса интернет без указания протокола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ort</text:p>
          </table:table-cell>
          <table:table-cell office:value-type="string">
            <text:p text:style-name="P2">integer <text:soft-page-break/>(int32)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Порт ресурса интернет</text:p>
          </table:table-cell>
          <table:table-cell office:value-type="string">
            <text:p text:style-name="P2">80<text:soft-page-break/></text:p>
          </table:table-cell>
        </table:table-row>
        <table:table-row>
          <table:table-cell office:value-type="string">
            <text:p text:style-name="P2">protocol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Протокол доступа к ресурсу интернет</text:p>
          </table:table-cell>
          <table:table-cell office:value-type="string">
            <text:p text:style-name="P2">http</text:p>
          </table:table-cell>
        </table:table-row>
        <table:table-row>
          <table:table-cell office:value-type="string">
            <text:p text:style-name="P2">description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Читаемое описание ресурса интернет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21"/><text:bookmark text:name="IssOgl2_2.2.26_LockAuthenticationTransport"/>2.2.26. LockAuthenticationTransport</text:h>
      <text:p text:style-name="Text_20_body">Конфигурация аутентификации подключения к сервису блокировок.</text:p>
      <table:table table:name="Таблица215" table:style-name="Таблица215">
        <table:table-column table:style-name="Таблица215.A"/>
        <table:table-column table:style-name="Таблица215.B"/>
        <table:table-column table:style-name="Таблица215.C"/>
        <table:table-column table:style-name="Таблица215.D"/>
        <table:table-column table:style-name="Таблица215.E"/>
        <table:table-row>
          <table:table-cell table:style-name="Таблица215.A1" office:value-type="string">
            <text:p text:style-name="P3">Имя</text:p>
          </table:table-cell>
          <table:table-cell table:style-name="Таблица215.A1" office:value-type="string">
            <text:p text:style-name="P3">Тип</text:p>
          </table:table-cell>
          <table:table-cell table:style-name="Таблица215.A1" office:value-type="string">
            <text:p text:style-name="P3">Обязательное</text:p>
          </table:table-cell>
          <table:table-cell table:style-name="Таблица215.A1" office:value-type="string">
            <text:p text:style-name="P3">Описание</text:p>
          </table:table-cell>
          <table:table-cell table:style-name="Таблица215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Имя пользователя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assword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Пароль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service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Имя сервис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type</text:p>
          </table:table-cell>
          <table:table-cell office:value-type="string">
            <text:p text:style-name="P2">string : NAME_PASSWORD , KERBEROS , ANONYMOUS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Тип конфигурации аутентификации</text:p>
          </table:table-cell>
          <table:table-cell office:value-type="string">
            <text:p text:style-name="P2">ANONYMOUS</text:p>
          </table:table-cell>
        </table:table-row>
        <table:table-row>
          <table:table-cell office:value-type="string">
            <text:p text:style-name="P2">mechanism</text:p>
          </table:table-cell>
          <table:table-cell office:value-type="string">
            <text:p text:style-name="P2">string : KERBEROS , SPNEGO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Тип GSS механизма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22"/><text:bookmark text:name="IssOgl2_2.2.27_LockTransport"/>2.2.27. LockTransport</text:h>
      <text:p text:style-name="Text_20_body">Конфигурация сервиса блокировок</text:p>
      <table:table table:name="Таблица216" table:style-name="Таблица216">
        <table:table-column table:style-name="Таблица216.A"/>
        <table:table-column table:style-name="Таблица216.B"/>
        <table:table-column table:style-name="Таблица216.C"/>
        <table:table-column table:style-name="Таблица216.D"/>
        <table:table-column table:style-name="Таблица216.E"/>
        <table:table-row>
          <table:table-cell table:style-name="Таблица216.A1" office:value-type="string">
            <text:p text:style-name="P3">Имя</text:p>
          </table:table-cell>
          <table:table-cell table:style-name="Таблица216.A1" office:value-type="string">
            <text:p text:style-name="P3">Тип</text:p>
          </table:table-cell>
          <table:table-cell table:style-name="Таблица216.A1" office:value-type="string">
            <text:p text:style-name="P3">Обязательное</text:p>
          </table:table-cell>
          <table:table-cell table:style-name="Таблица216.A1" office:value-type="string">
            <text:p text:style-name="P3">Описание</text:p>
          </table:table-cell>
          <table:table-cell table:style-name="Таблица216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одключения. Идентифицирует сервис блокировок. Должно быть уникальным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host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хоста подключения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ort</text:p>
          </table:table-cell>
          <table:table-cell office:value-type="string">
            <text:p text:style-name="P2">integer (int32)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Порт подключения</text:p>
          </table:table-cell>
          <table:table-cell office:value-type="string">
            <text:p text:style-name="P2">1100</text:p>
          </table:table-cell>
        </table:table-row>
        <table:table-row>
          <table:table-cell office:value-type="string">
            <text:p text:style-name="P2">limit</text:p>
          </table:table-cell>
          <table:table-cell office:value-type="string">
            <text:p text:style-name="P2">integer (int32)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Максимальный размер сообщения в байтах. Строго больше нуля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timeout</text:p>
          </table:table-cell>
          <table:table-cell office:value-type="string">
            <text:p text:style-name="P2">integer (int64) </text:p>
          </table:table-cell>
          <table:table-cell office:value-type="string">
            <text:p text:style-name="P2">Да</text:p>
          </table:table-cell>
          <table:table-cell office:value-type="string">
            <text:p text:style-name="P2">Таймаут выполнения операции. В секундах.</text:p>
          </table:table-cell>
          <table:table-cell office:value-type="string">
            <text:p text:style-name="P2">60</text:p>
          </table:table-cell>
        </table:table-row>
        <table:table-row>
          <table:table-cell office:value-type="string">
            <text:p text:style-name="P2">auth</text:p>
          </table:table-cell>
          <table:table-cell office:value-type="string">
            <text:p text:style-name="P2">LockAuthenticationTransport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Параметры аутентификации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ssl</text:p>
          </table:table-cell>
          <table:table-cell office:value-type="string">
            <text:p text:style-name="P2">SslTransport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Конфигурация Ssl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23"/><text:bookmark text:name="IssOgl2_2.2.28_MultitenanceTransport"/>2.2.28. MultitenanceTransport</text:h>
      <text:p text:style-name="Text_20_body">Конфигурацяи мультитеннатности точки публикации</text:p>
      <table:table table:name="Таблица217" table:style-name="Таблица217">
        <table:table-column table:style-name="Таблица217.A"/>
        <table:table-column table:style-name="Таблица217.B"/>
        <table:table-column table:style-name="Таблица217.C"/>
        <table:table-column table:style-name="Таблица217.D"/>
        <table:table-column table:style-name="Таблица217.E"/>
        <table:table-row>
          <table:table-cell table:style-name="Таблица217.A1" office:value-type="string">
            <text:p text:style-name="P3">Имя</text:p>
          </table:table-cell>
          <table:table-cell table:style-name="Таблица217.A1" office:value-type="string">
            <text:p text:style-name="P3">Тип</text:p>
          </table:table-cell>
          <table:table-cell table:style-name="Таблица217.A1" office:value-type="string">
            <text:p text:style-name="P3">Обязательное</text:p>
          </table:table-cell>
          <table:table-cell table:style-name="Таблица217.A1" office:value-type="string">
            <text:p text:style-name="P3">Описание</text:p>
          </table:table-cell>
          <table:table-cell table:style-name="Таблица217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zoneList</text:p>
          </table:table-cell>
          <table:table-cell office:value-type="string">
            <text:p text:style-name="P2">array[ZoneTransport]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Список разделителей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24"/><text:bookmark text:name="IssOgl2_2.2.29_NumeratorTransport"/><text:soft-page-break/>2.2.29. NumeratorTransport</text:h>
      <text:p text:style-name="Text_20_body">Конфигурация сервиса нумерации</text:p>
      <table:table table:name="Таблица218" table:style-name="Таблица218">
        <table:table-column table:style-name="Таблица218.A"/>
        <table:table-column table:style-name="Таблица218.B"/>
        <table:table-column table:style-name="Таблица218.C"/>
        <table:table-column table:style-name="Таблица218.D"/>
        <table:table-column table:style-name="Таблица218.E"/>
        <table:table-row>
          <table:table-cell table:style-name="Таблица218.A1" office:value-type="string">
            <text:p text:style-name="P3">Имя</text:p>
          </table:table-cell>
          <table:table-cell table:style-name="Таблица218.A1" office:value-type="string">
            <text:p text:style-name="P3">Тип</text:p>
          </table:table-cell>
          <table:table-cell table:style-name="Таблица218.A1" office:value-type="string">
            <text:p text:style-name="P3">Обязательное</text:p>
          </table:table-cell>
          <table:table-cell table:style-name="Таблица218.A1" office:value-type="string">
            <text:p text:style-name="P3">Описание</text:p>
          </table:table-cell>
          <table:table-cell table:style-name="Таблица218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одключения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host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хоста подключения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ort</text:p>
          </table:table-cell>
          <table:table-cell office:value-type="string">
            <text:p text:style-name="P2">integer (int32)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Порт подключения</text:p>
          </table:table-cell>
          <table:table-cell office:value-type="string">
            <text:p text:style-name="P2">1234</text:p>
          </table:table-cell>
        </table:table-row>
        <table:table-row>
          <table:table-cell office:value-type="string">
            <text:p text:style-name="P2">connectThreads</text:p>
          </table:table-cell>
          <table:table-cell office:value-type="string">
            <text:p text:style-name="P2">integer (int32)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Число потоков, взаимодействующих с сетью. Не меньше нуля. При значении 0 количество определяется системой автоматически.</text:p>
          </table:table-cell>
          <table:table-cell office:value-type="string">
            <text:p text:style-name="P2">0</text:p>
          </table:table-cell>
        </table:table-row>
        <table:table-row>
          <table:table-cell office:value-type="string">
            <text:p text:style-name="P2">connectionTimeout</text:p>
          </table:table-cell>
          <table:table-cell office:value-type="string">
            <text:p text:style-name="P2">integer (int64)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Таймаут установки соединения с сервером или получения соединения из пула. В секундах.</text:p>
          </table:table-cell>
          <table:table-cell office:value-type="string">
            <text:p text:style-name="P2">5</text:p>
          </table:table-cell>
        </table:table-row>
        <table:table-row>
          <table:table-cell office:value-type="string">
            <text:p text:style-name="P2">operationTimeout</text:p>
          </table:table-cell>
          <table:table-cell office:value-type="string">
            <text:p text:style-name="P2">integer (int64)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Таймаут выполнения одного Запроса к серверу. В секундах.</text:p>
          </table:table-cell>
          <table:table-cell office:value-type="string">
            <text:p text:style-name="P2">5</text:p>
          </table:table-cell>
        </table:table-row>
        <table:table-row>
          <table:table-cell office:value-type="string">
            <text:p text:style-name="P2">poolEnabled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Включен ли пул соединений</text:p>
          </table:table-cell>
          <table:table-cell office:value-type="string">
            <text:p text:style-name="P2">true</text:p>
          </table:table-cell>
        </table:table-row>
        <table:table-row>
          <table:table-cell office:value-type="string">
            <text:p text:style-name="P2">initialConnections</text:p>
          </table:table-cell>
          <table:table-cell office:value-type="string">
            <text:p text:style-name="P2">integer (int32)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Начальное количество соединений в пуле. Не меньше нуля. Поле обязательно, если включен пул соединений. Не может быть больше чем максимальное количество соединений.</text:p>
          </table:table-cell>
          <table:table-cell office:value-type="string">
            <text:p text:style-name="P2">2</text:p>
          </table:table-cell>
        </table:table-row>
        <table:table-row>
          <table:table-cell office:value-type="string">
            <text:p text:style-name="P2">maxConnections</text:p>
          </table:table-cell>
          <table:table-cell office:value-type="string">
            <text:p text:style-name="P2">integer (int32)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Максимальное количество соединений в пуле. Строго больше нуля. Поле обязательно, если включен пул соединений.</text:p>
          </table:table-cell>
          <table:table-cell office:value-type="string">
            <text:p text:style-name="P2">8</text:p>
          </table:table-cell>
        </table:table-row>
        <table:table-row>
          <table:table-cell office:value-type="string">
            <text:p text:style-name="P2">poolResize</text:p>
          </table:table-cell>
          <table:table-cell office:value-type="string">
            <text:p text:style-name="P2">integer (int32)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Количество соединений, которые будут открыты, если все остальные соединения в пуле уже заняты и пул не достиг максимального размера. Строго больше нуля. Поле обязательно, если включен пул соединений. Не может быть больше чем разница между максимальным и текущем колличествами соединений.</text:p>
          </table:table-cell>
          <table:table-cell office:value-type="string">
            <text:p text:style-name="P2">2</text:p>
          </table:table-cell>
        </table:table-row>
        <table:table-row>
          <table:table-cell office:value-type="string">
            <text:p text:style-name="P2">maxIdleTime</text:p>
          </table:table-cell>
          <table:table-cell office:value-type="string">
            <text:p text:style-name="P2">integer (int64)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Время, по истечении которого бездействующие соединения в пуле будут закрыты. В секундах. Поле обязательно, если включен пул соединений.</text:p>
          </table:table-cell>
          <table:table-cell office:value-type="string">
            <text:p text:style-name="P2">180</text:p>
          </table:table-cell>
        </table:table-row>
      </table:table>
      <text:h text:style-name="Heading_20_3" text:outline-level="3"><text:bookmark text:name="TI000000425"/><text:bookmark text:name="IssOgl2_2.2.30_OpenIdTransport"/>2.2.30. OpenIdTransport</text:h>
      <text:p text:style-name="Text_20_body">Конфигурация OpenID</text:p>
      <table:table table:name="Таблица219" table:style-name="Таблица219">
        <table:table-column table:style-name="Таблица219.A"/>
        <table:table-column table:style-name="Таблица219.B"/>
        <table:table-column table:style-name="Таблица219.C"/>
        <table:table-column table:style-name="Таблица219.D"/>
        <table:table-column table:style-name="Таблица219.E"/>
        <table:table-row>
          <table:table-cell table:style-name="Таблица219.A1" office:value-type="string">
            <text:p text:style-name="P3">Имя</text:p>
          </table:table-cell>
          <table:table-cell table:style-name="Таблица219.A1" office:value-type="string">
            <text:p text:style-name="P3">Тип</text:p>
          </table:table-cell>
          <table:table-cell table:style-name="Таблица219.A1" office:value-type="string">
            <text:p text:style-name="P3">Обязательное</text:p>
          </table:table-cell>
          <table:table-cell table:style-name="Таблица219.A1" office:value-type="string">
            <text:p text:style-name="P3">Описание</text:p>
          </table:table-cell>
          <table:table-cell table:style-name="Таблица219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openIdType</text:p>
          </table:table-cell>
          <table:table-cell office:value-type="string">
            <text:p text:style-name="P2">string : PROVIDER , RELYING_PARTY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Тип OpenID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uri</text:p>
          </table:table-cell>
          <table:table-cell office:value-type="string">
            <text:p text:style-name="P2">string (uri)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Адрес OpenID-провайдер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lifetime</text:p>
          </table:table-cell>
          <table:table-cell office:value-type="string">
            <text:p text:style-name="P2">Duratio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Время жизни признака <text:soft-page-break/>аутенцифицированности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26"/><text:bookmark text:name="IssOgl2_2.2.31_PatternTransport"/>2.2.31. PatternTransport</text:h>
      <text:p text:style-name="Text_20_body">Выражение</text:p>
      <table:table table:name="Таблица220" table:style-name="Таблица220">
        <table:table-column table:style-name="Таблица220.A"/>
        <table:table-column table:style-name="Таблица220.B"/>
        <table:table-column table:style-name="Таблица220.C"/>
        <table:table-column table:style-name="Таблица220.D"/>
        <table:table-column table:style-name="Таблица220.E"/>
        <table:table-row>
          <table:table-cell table:style-name="Таблица220.A1" office:value-type="string">
            <text:p text:style-name="P3">Имя</text:p>
          </table:table-cell>
          <table:table-cell table:style-name="Таблица220.A1" office:value-type="string">
            <text:p text:style-name="P3">Тип</text:p>
          </table:table-cell>
          <table:table-cell table:style-name="Таблица220.A1" office:value-type="string">
            <text:p text:style-name="P3">Обязательное</text:p>
          </table:table-cell>
          <table:table-cell table:style-name="Таблица220.A1" office:value-type="string">
            <text:p text:style-name="P3">Описание</text:p>
          </table:table-cell>
          <table:table-cell table:style-name="Таблица220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expression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Маска пути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27"/><text:bookmark text:name="IssOgl2_2.2.32_PublicationTransport"/>2.2.32. PublicationTransport</text:h>
      <text:p text:style-name="Text_20_body">Конфигурация публикации точки подключения</text:p>
      <table:table table:name="Таблица221" table:style-name="Таблица221">
        <table:table-column table:style-name="Таблица221.A"/>
        <table:table-column table:style-name="Таблица221.B"/>
        <table:table-column table:style-name="Таблица221.C"/>
        <table:table-column table:style-name="Таблица221.D"/>
        <table:table-column table:style-name="Таблица221.E"/>
        <table:table-row>
          <table:table-cell table:style-name="Таблица221.A1" office:value-type="string">
            <text:p text:style-name="P3">Имя</text:p>
          </table:table-cell>
          <table:table-cell table:style-name="Таблица221.A1" office:value-type="string">
            <text:p text:style-name="P3">Тип</text:p>
          </table:table-cell>
          <table:table-cell table:style-name="Таблица221.A1" office:value-type="string">
            <text:p text:style-name="P3">Обязательное</text:p>
          </table:table-cell>
          <table:table-cell table:style-name="Таблица221.A1" office:value-type="string">
            <text:p text:style-name="P3">Описание</text:p>
          </table:table-cell>
          <table:table-cell table:style-name="Таблица221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webServiceListTransport</text:p>
          </table:table-cell>
          <table:table-cell office:value-type="string">
            <text:p text:style-name="P2">WebServiceListTransport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Настройки публикации Web-сервисов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httpServiceListTransport</text:p>
          </table:table-cell>
          <table:table-cell office:value-type="string">
            <text:p text:style-name="P2">HttpServiceListTransport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Настройки публикации HTTP-сервисов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enableClients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Признак могут ли работать с публикацией клиентские приложения (тонкий и веб-клиенты).</text:p>
          </table:table-cell>
          <table:table-cell office:value-type="string">
            <text:p text:style-name="P2">true</text:p>
          </table:table-cell>
        </table:table-row>
        <table:table-row>
          <table:table-cell office:value-type="string">
            <text:p text:style-name="P2">enableStandardOData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Признак опубликованности стандартного OData API.</text:p>
          </table:table-cell>
          <table:table-cell office:value-type="string">
            <text:p text:style-name="P2">true</text:p>
          </table:table-cell>
        </table:table-row>
      </table:table>
      <text:h text:style-name="Heading_20_3" text:outline-level="3"><text:bookmark text:name="TI000000428"/><text:bookmark text:name="IssOgl2_2.2.33_SecureTransportTransport"/>2.2.33. SecureTransportTransport</text:h>
      <text:p text:style-name="Text_20_body">Конфигурация доступа точек подключения</text:p>
      <table:table table:name="Таблица222" table:style-name="Таблица222">
        <table:table-column table:style-name="Таблица222.A"/>
        <table:table-column table:style-name="Таблица222.B"/>
        <table:table-column table:style-name="Таблица222.C"/>
        <table:table-column table:style-name="Таблица222.D"/>
        <table:table-column table:style-name="Таблица222.E"/>
        <table:table-row>
          <table:table-cell table:style-name="Таблица222.A1" office:value-type="string">
            <text:p text:style-name="P3">Имя</text:p>
          </table:table-cell>
          <table:table-cell table:style-name="Таблица222.A1" office:value-type="string">
            <text:p text:style-name="P3">Тип</text:p>
          </table:table-cell>
          <table:table-cell table:style-name="Таблица222.A1" office:value-type="string">
            <text:p text:style-name="P3">Обязательное</text:p>
          </table:table-cell>
          <table:table-cell table:style-name="Таблица222.A1" office:value-type="string">
            <text:p text:style-name="P3">Описание</text:p>
          </table:table-cell>
          <table:table-cell table:style-name="Таблица222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includePatterns</text:p>
          </table:table-cell>
          <table:table-cell office:value-type="string">
            <text:p text:style-name="P2">array[PatternTransport] </text:p>
          </table:table-cell>
          <table:table-cell office:value-type="string">
            <text:p text:style-name="P2">Да</text:p>
          </table:table-cell>
          <table:table-cell office:value-type="string">
            <text:p text:style-name="P2">Разрешить доступ по пути, должен быть указан хотя бы один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excludePatterns</text:p>
          </table:table-cell>
          <table:table-cell office:value-type="string">
            <text:p text:style-name="P2">array[PatternTransport]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Запретить доступ по пути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29"/><text:bookmark text:name="IssOgl2_2.2.34_SecurityProfileTransport"/>2.2.34. SecurityProfileTransport</text:h>
      <text:p text:style-name="Text_20_body">Конфигурация профиля безопасности</text:p>
      <table:table table:name="Таблица223" table:style-name="Таблица223">
        <table:table-column table:style-name="Таблица223.A"/>
        <table:table-column table:style-name="Таблица223.B"/>
        <table:table-column table:style-name="Таблица223.C"/>
        <table:table-column table:style-name="Таблица223.D"/>
        <table:table-column table:style-name="Таблица223.E"/>
        <table:table-row>
          <table:table-cell table:style-name="Таблица223.A1" office:value-type="string">
            <text:p text:style-name="P3">Имя</text:p>
          </table:table-cell>
          <table:table-cell table:style-name="Таблица223.A1" office:value-type="string">
            <text:p text:style-name="P3">Тип</text:p>
          </table:table-cell>
          <table:table-cell table:style-name="Таблица223.A1" office:value-type="string">
            <text:p text:style-name="P3">Обязательное</text:p>
          </table:table-cell>
          <table:table-cell table:style-name="Таблица223.A1" office:value-type="string">
            <text:p text:style-name="P3">Описание</text:p>
          </table:table-cell>
          <table:table-cell table:style-name="Таблица223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Название профиля безопасности. Идентифицирует профиль безопасности, должно быть уникальным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description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Описание профиля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anyAddIn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Разрешено использование произвольных <text:soft-page-break/>внешних компонентов</text:p>
          </table:table-cell>
          <table:table-cell office:value-type="string">
            <text:p text:style-name="P2">false</text:p>
          </table:table-cell>
        </table:table-row>
        <table:table-row>
          <table:table-cell office:value-type="string">
            <text:p text:style-name="P2">anyApp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Разрешен запуск произвольных приложений</text:p>
          </table:table-cell>
          <table:table-cell office:value-type="string">
            <text:p text:style-name="P2">false</text:p>
          </table:table-cell>
        </table:table-row>
        <table:table-row>
          <table:table-cell office:value-type="string">
            <text:p text:style-name="P2">anyCom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Разрешено использование произвольных COM-объектов</text:p>
          </table:table-cell>
          <table:table-cell office:value-type="string">
            <text:p text:style-name="P2">false</text:p>
          </table:table-cell>
        </table:table-row>
        <table:table-row>
          <table:table-cell office:value-type="string">
            <text:p text:style-name="P2">anyExternalModule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Разрешен запуск внешнего кода</text:p>
          </table:table-cell>
          <table:table-cell office:value-type="string">
            <text:p text:style-name="P2">false</text:p>
          </table:table-cell>
        </table:table-row>
        <table:table-row>
          <table:table-cell office:value-type="string">
            <text:p text:style-name="P2">anyFileSystem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Разрешен полный доступ к файловой системе сервера</text:p>
          </table:table-cell>
          <table:table-cell office:value-type="string">
            <text:p text:style-name="P2">false</text:p>
          </table:table-cell>
        </table:table-row>
        <table:table-row>
          <table:table-cell office:value-type="string">
            <text:p text:style-name="P2">anyInternetResource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Использование интернет не ограничено</text:p>
          </table:table-cell>
          <table:table-cell office:value-type="string">
            <text:p text:style-name="P2">false</text:p>
          </table:table-cell>
        </table:table-row>
        <table:table-row>
          <table:table-cell office:value-type="string">
            <text:p text:style-name="P2">privilegedModeAllowed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Разрешена установка привилегированного режима в безопасном режиме</text:p>
          </table:table-cell>
          <table:table-cell office:value-type="string">
            <text:p text:style-name="P2">false</text:p>
          </table:table-cell>
        </table:table-row>
        <table:table-row>
          <table:table-cell office:value-type="string">
            <text:p text:style-name="P2">safeModeAllowed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Профиль может использоваться из кода конфигурации</text:p>
          </table:table-cell>
          <table:table-cell office:value-type="string">
            <text:p text:style-name="P2">false</text:p>
          </table:table-cell>
        </table:table-row>
      </table:table>
      <text:h text:style-name="Heading_20_3" text:outline-level="3"><text:bookmark text:name="TI000000430"/><text:bookmark text:name="IssOgl2_2.2.35_Server"/>2.2.35. Server</text:h>
      <table:table table:name="Таблица224" table:style-name="Таблица224">
        <table:table-column table:style-name="Таблица224.A"/>
        <table:table-column table:style-name="Таблица224.B"/>
        <table:table-column table:style-name="Таблица224.C"/>
        <table:table-column table:style-name="Таблица224.D"/>
        <table:table-column table:style-name="Таблица224.E"/>
        <table:table-row>
          <table:table-cell table:style-name="Таблица224.A1" office:value-type="string">
            <text:p text:style-name="P3">Имя</text:p>
          </table:table-cell>
          <table:table-cell table:style-name="Таблица224.A1" office:value-type="string">
            <text:p text:style-name="P3">Тип</text:p>
          </table:table-cell>
          <table:table-cell table:style-name="Таблица224.A1" office:value-type="string">
            <text:p text:style-name="P3">Обязательное</text:p>
          </table:table-cell>
          <table:table-cell table:style-name="Таблица224.A1" office:value-type="string">
            <text:p text:style-name="P3">Описание</text:p>
          </table:table-cell>
          <table:table-cell table:style-name="Таблица224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host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-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ort</text:p>
          </table:table-cell>
          <table:table-cell office:value-type="string">
            <text:p text:style-name="P2">integer (int32)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-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31"/><text:bookmark text:name="IssOgl2_2.2.36_SessionDenyTransport"/>2.2.36. SessionDenyTransport</text:h>
      <text:p text:style-name="Text_20_body">Конфигурация блокировки начала сеансов</text:p>
      <table:table table:name="Таблица225" table:style-name="Таблица225">
        <table:table-column table:style-name="Таблица225.A"/>
        <table:table-column table:style-name="Таблица225.B"/>
        <table:table-column table:style-name="Таблица225.C"/>
        <table:table-column table:style-name="Таблица225.D"/>
        <table:table-column table:style-name="Таблица225.E"/>
        <table:table-row>
          <table:table-cell table:style-name="Таблица225.A1" office:value-type="string">
            <text:p text:style-name="P3">Имя</text:p>
          </table:table-cell>
          <table:table-cell table:style-name="Таблица225.A1" office:value-type="string">
            <text:p text:style-name="P3">Тип</text:p>
          </table:table-cell>
          <table:table-cell table:style-name="Таблица225.A1" office:value-type="string">
            <text:p text:style-name="P3">Обязательное</text:p>
          </table:table-cell>
          <table:table-cell table:style-name="Таблица225.A1" office:value-type="string">
            <text:p text:style-name="P3">Описание</text:p>
          </table:table-cell>
          <table:table-cell table:style-name="Таблица225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ref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информационной базы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active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Активна ли данная блокировка</text:p>
          </table:table-cell>
          <table:table-cell office:value-type="string">
            <text:p text:style-name="P2">false</text:p>
          </table:table-cell>
        </table:table-row>
        <table:table-row>
          <table:table-cell office:value-type="string">
            <text:p text:style-name="P2">begin</text:p>
          </table:table-cell>
          <table:table-cell office:value-type="string">
            <text:p text:style-name="P2">string (date-time)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Начало действия блокировки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end</text:p>
          </table:table-cell>
          <table:table-cell office:value-type="string">
            <text:p text:style-name="P2">string (date-time)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Конец действия блокировки. Дата конца блокировки должна быть не раньше даты начала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messag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Сообщение, выдаваемое при попытке нарушения блокировки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arameter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Параметр блокировки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allowingCod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Код разрешения на установку соединения вопреки блокировке.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32"/><text:bookmark text:name="IssOgl2_2.2.37_SslTransport"/>2.2.37. SslTransport</text:h>
      <text:p text:style-name="Text_20_body">Конфигурация ssl</text:p>
      <table:table table:name="Таблица226" table:style-name="Таблица226">
        <table:table-column table:style-name="Таблица226.A"/>
        <table:table-column table:style-name="Таблица226.B"/>
        <table:table-column table:style-name="Таблица226.C"/>
        <table:table-column table:style-name="Таблица226.D"/>
        <table:table-column table:style-name="Таблица226.E"/>
        <table:table-row>
          <table:table-cell table:style-name="Таблица226.A1" office:value-type="string">
            <text:p text:style-name="P3">Имя</text:p>
          </table:table-cell>
          <table:table-cell table:style-name="Таблица226.A1" office:value-type="string">
            <text:p text:style-name="P3">Тип</text:p>
          </table:table-cell>
          <table:table-cell table:style-name="Таблица226.A1" office:value-type="string">
            <text:p text:style-name="P3">Обязательное</text:p>
          </table:table-cell>
          <table:table-cell table:style-name="Таблица226.A1" office:value-type="string">
            <text:p text:style-name="P3">Описание</text:p>
          </table:table-cell>
          <table:table-cell table:style-name="Таблица226.A1" office:value-type="string">
            <text:p text:style-name="P3">Значение по <text:soft-page-break/>умолчанию</text:p>
          </table:table-cell>
        </table:table-row>
        <table:table-row>
          <table:table-cell office:value-type="string">
            <text:p text:style-name="P2">context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контекста ssl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enabledProtocols</text:p>
          </table:table-cell>
          <table:table-cell office:value-type="string">
            <text:p text:style-name="P2">array[string]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Список разрешенных протоколов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disabledProtocols</text:p>
          </table:table-cell>
          <table:table-cell office:value-type="string">
            <text:p text:style-name="P2">array[string]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Список запрещенных протоколов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enabledCipherSuites</text:p>
          </table:table-cell>
          <table:table-cell office:value-type="string">
            <text:p text:style-name="P2">array[string]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Список разрешенных методов шифрования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disabledCipherSuites</text:p>
          </table:table-cell>
          <table:table-cell office:value-type="string">
            <text:p text:style-name="P2">array[string]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Список запрещенных методов шифрования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needClientAuth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Необходимость аутентификации клиен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wantClientAuth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Допустимость аутентификации клиента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33"/><text:bookmark text:name="IssOgl2_2.2.38_ValidationProblemsTransport"/>2.2.38. ValidationProblemsTransport</text:h>
      <text:p text:style-name="Text_20_body">Транспортное представление сообщение об ошибках проверки</text:p>
      <table:table table:name="Таблица227" table:style-name="Таблица227">
        <table:table-column table:style-name="Таблица227.A"/>
        <table:table-column table:style-name="Таблица227.B"/>
        <table:table-column table:style-name="Таблица227.C"/>
        <table:table-column table:style-name="Таблица227.D"/>
        <table:table-column table:style-name="Таблица227.E"/>
        <table:table-row>
          <table:table-cell table:style-name="Таблица227.A1" office:value-type="string">
            <text:p text:style-name="P3">Имя</text:p>
          </table:table-cell>
          <table:table-cell table:style-name="Таблица227.A1" office:value-type="string">
            <text:p text:style-name="P3">Тип</text:p>
          </table:table-cell>
          <table:table-cell table:style-name="Таблица227.A1" office:value-type="string">
            <text:p text:style-name="P3">Обязательное</text:p>
          </table:table-cell>
          <table:table-cell table:style-name="Таблица227.A1" office:value-type="string">
            <text:p text:style-name="P3">Описание</text:p>
          </table:table-cell>
          <table:table-cell table:style-name="Таблица227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messag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Сообщение исключения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roblemsList</text:p>
          </table:table-cell>
          <table:table-cell office:value-type="string">
            <text:p text:style-name="P2">array[ConfigExceptionTransport]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Список ошибок проверки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#typ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Тип исключения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34"/><text:bookmark text:name="IssOgl2_2.2.39_VirtualDirectoryTransport"/>2.2.39. VirtualDirectoryTransport</text:h>
      <text:p text:style-name="Text_20_body">Конфигурация виртуального каталога (часть профиля безопасности).</text:p>
      <table:table table:name="Таблица228" table:style-name="Таблица228">
        <table:table-column table:style-name="Таблица228.A"/>
        <table:table-column table:style-name="Таблица228.B"/>
        <table:table-column table:style-name="Таблица228.C"/>
        <table:table-column table:style-name="Таблица228.D"/>
        <table:table-column table:style-name="Таблица228.E"/>
        <table:table-row>
          <table:table-cell table:style-name="Таблица228.A1" office:value-type="string">
            <text:p text:style-name="P3">Имя</text:p>
          </table:table-cell>
          <table:table-cell table:style-name="Таблица228.A1" office:value-type="string">
            <text:p text:style-name="P3">Тип</text:p>
          </table:table-cell>
          <table:table-cell table:style-name="Таблица228.A1" office:value-type="string">
            <text:p text:style-name="P3">Обязательное</text:p>
          </table:table-cell>
          <table:table-cell table:style-name="Таблица228.A1" office:value-type="string">
            <text:p text:style-name="P3">Описание</text:p>
          </table:table-cell>
          <table:table-cell table:style-name="Таблица228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alias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Логический URL виртуального каталога. Идентифицирует виртуальный каталог, должно быть уникальным в рамках одного профиля безопасности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securityProfile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профиля безопасности, которому принадлежит виртуальный каталог. Один виртуальный каталог может принадлежать одному профилю, профиль может иметь несколько каталогов. Идентифицирует профиль безопасности, должно быть уникальным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path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Физический URL виртуального каталога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readAllowed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Чтение разрешено</text:p>
          </table:table-cell>
          <table:table-cell office:value-type="string">
            <text:p text:style-name="P2">false</text:p>
          </table:table-cell>
        </table:table-row>
        <table:table-row>
          <table:table-cell office:value-type="string">
            <text:p text:style-name="P2">writeAllowed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Запись разрешена</text:p>
          </table:table-cell>
          <table:table-cell office:value-type="string">
            <text:p text:style-name="P2">false</text:p>
          </table:table-cell>
        </table:table-row>
        <table:table-row>
          <table:table-cell office:value-type="string">
            <text:p text:style-name="P2">description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Читаемое описание виртуального каталога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0435"/><text:bookmark text:name="IssOgl2_2.2.40_WebServiceListTransport"/><text:soft-page-break/>2.2.40. WebServiceListTransport</text:h>
      <text:p text:style-name="Text_20_body">Настройки публикации Web-сервисов</text:p>
      <table:table table:name="Таблица229" table:style-name="Таблица229">
        <table:table-column table:style-name="Таблица229.A"/>
        <table:table-column table:style-name="Таблица229.B"/>
        <table:table-column table:style-name="Таблица229.C"/>
        <table:table-column table:style-name="Таблица229.D"/>
        <table:table-column table:style-name="Таблица229.E"/>
        <table:table-row>
          <table:table-cell table:style-name="Таблица229.A1" office:value-type="string">
            <text:p text:style-name="P3">Имя</text:p>
          </table:table-cell>
          <table:table-cell table:style-name="Таблица229.A1" office:value-type="string">
            <text:p text:style-name="P3">Тип</text:p>
          </table:table-cell>
          <table:table-cell table:style-name="Таблица229.A1" office:value-type="string">
            <text:p text:style-name="P3">Обязательное</text:p>
          </table:table-cell>
          <table:table-cell table:style-name="Таблица229.A1" office:value-type="string">
            <text:p text:style-name="P3">Описание</text:p>
          </table:table-cell>
          <table:table-cell table:style-name="Таблица229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webServiceTransports</text:p>
          </table:table-cell>
          <table:table-cell office:value-type="string">
            <text:p text:style-name="P2">array[WebServiceTransport]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Список настроек Web-сервисов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enable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Разрешена ли публикация Web-сервисов в целом.</text:p>
          </table:table-cell>
          <table:table-cell office:value-type="string">
            <text:p text:style-name="P2">true</text:p>
          </table:table-cell>
        </table:table-row>
        <table:table-row>
          <table:table-cell office:value-type="string">
            <text:p text:style-name="P2">enableByDefault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Значение, использующееся для Web-сервисов, у которых не задано явно поле разрешения публикации</text:p>
          </table:table-cell>
          <table:table-cell office:value-type="string">
            <text:p text:style-name="P2">true</text:p>
          </table:table-cell>
        </table:table-row>
      </table:table>
      <text:h text:style-name="Heading_20_3" text:outline-level="3"><text:bookmark text:name="TI000000436"/><text:bookmark text:name="IssOgl2_2.2.41_WebServiceTransport"/>2.2.41. WebServiceTransport</text:h>
      <text:p text:style-name="Text_20_body">Настройки публикации Web-сервиса</text:p>
      <table:table table:name="Таблица230" table:style-name="Таблица230">
        <table:table-column table:style-name="Таблица230.A"/>
        <table:table-column table:style-name="Таблица230.B"/>
        <table:table-column table:style-name="Таблица230.C"/>
        <table:table-column table:style-name="Таблица230.D"/>
        <table:table-column table:style-name="Таблица230.E"/>
        <table:table-row>
          <table:table-cell table:style-name="Таблица230.A1" office:value-type="string">
            <text:p text:style-name="P3">Имя</text:p>
          </table:table-cell>
          <table:table-cell table:style-name="Таблица230.A1" office:value-type="string">
            <text:p text:style-name="P3">Тип</text:p>
          </table:table-cell>
          <table:table-cell table:style-name="Таблица230.A1" office:value-type="string">
            <text:p text:style-name="P3">Обязательное</text:p>
          </table:table-cell>
          <table:table-cell table:style-name="Таблица230.A1" office:value-type="string">
            <text:p text:style-name="P3">Описание</text:p>
          </table:table-cell>
          <table:table-cell table:style-name="Таблица230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nam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Имя Web-сервис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alias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Алиас Web-сервиса.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enable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Разрешена ли явно публикация данного Web-сервиса</text:p>
          </table:table-cell>
          <table:table-cell office:value-type="string">
            <text:p text:style-name="P2">false</text:p>
          </table:table-cell>
        </table:table-row>
      </table:table>
      <text:h text:style-name="Heading_20_3" text:outline-level="3"><text:bookmark text:name="TI000000437"/><text:bookmark text:name="IssOgl2_2.2.42_ZoneTransport"/>2.2.42. ZoneTransport</text:h>
      <text:p text:style-name="Text_20_body">Конфигурация разделителей</text:p>
      <table:table table:name="Таблица231" table:style-name="Таблица231">
        <table:table-column table:style-name="Таблица231.A"/>
        <table:table-column table:style-name="Таблица231.B"/>
        <table:table-column table:style-name="Таблица231.C"/>
        <table:table-column table:style-name="Таблица231.D"/>
        <table:table-column table:style-name="Таблица231.E"/>
        <table:table-row>
          <table:table-cell table:style-name="Таблица231.A1" office:value-type="string">
            <text:p text:style-name="P3">Имя</text:p>
          </table:table-cell>
          <table:table-cell table:style-name="Таблица231.A1" office:value-type="string">
            <text:p text:style-name="P3">Тип</text:p>
          </table:table-cell>
          <table:table-cell table:style-name="Таблица231.A1" office:value-type="string">
            <text:p text:style-name="P3">Обязательное</text:p>
          </table:table-cell>
          <table:table-cell table:style-name="Таблица231.A1" office:value-type="string">
            <text:p text:style-name="P3">Описание</text:p>
          </table:table-cell>
          <table:table-cell table:style-name="Таблица231.A1" office:value-type="string">
            <text:p text:style-name="P3">Значение по умолчанию</text:p>
          </table:table-cell>
        </table:table-row>
        <table:table-row>
          <table:table-cell office:value-type="string">
            <text:p text:style-name="P2">explicit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Да</text:p>
          </table:table-cell>
          <table:table-cell office:value-type="string">
            <text:p text:style-name="P2">Означает что значение разделителя должно быть указано в адресной строке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safe</text:p>
          </table:table-cell>
          <table:table-cell office:value-type="string">
            <text:p text:style-name="P2">boolean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Можно ли задавать разделитель программно</text:p>
          </table:table-cell>
          <table:table-cell office:value-type="string">
            <text:p text:style-name="P2">false</text:p>
          </table:table-cell>
        </table:table-row>
        <table:table-row>
          <table:table-cell office:value-type="string">
            <text:p text:style-name="P2">value</text:p>
          </table:table-cell>
          <table:table-cell office:value-type="string">
            <text:p text:style-name="P2">string </text:p>
          </table:table-cell>
          <table:table-cell office:value-type="string">
            <text:p text:style-name="P2">Нет</text:p>
          </table:table-cell>
          <table:table-cell office:value-type="string">
            <text:p text:style-name="P2">Значение разделителя</text:p>
          </table:table-cell>
          <table:table-cell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7:33:57.287365757</dc:date>
    <meta:editing-duration>PT16M15S</meta:editing-duration>
    <meta:editing-cycles>8</meta:editing-cycles>
    <meta:generator>LibreOffice/5.1.6.2$Linux_X86_64 LibreOffice_project/10m0$Build-2</meta:generator>
    <meta:document-statistic meta:table-count="231" meta:image-count="0" meta:object-count="0" meta:page-count="55" meta:paragraph-count="3909" meta:word-count="7117" meta:character-count="63832" meta:non-whitespace-character-count="60346"/>
  </office:meta>
</office:document-meta>
</file>